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Cambria" svg:font-family="Cambria" style:font-family-generic="roman" style:font-pitch="variable"/>
    <style:font-face style:name="Liberation Sans" svg:font-family="'Liberation Sans'" style:font-family-generic="swiss" style:font-pitch="variable"/>
    <style:font-face style:name="MS Gothic" svg:font-family="'MS Gothic'" style:font-family-generic="system" style:font-pitch="variable"/>
    <style:font-face style:name="Nachlieli CLM" svg:font-family="'Nachlieli CLM'" style:font-family-generic="system" style:font-pitch="variable"/>
    <style:font-face style:name="Times New Roman" svg:font-family="'Times New Roman'" style:font-family-generic="roman" style:font-pitch="variable"/>
    <style:font-face style:name="Vusillus" svg:font-family="Vusillus" style:font-family-generic="roman" style:font-pitch="variable"/>
    <style:font-face style:name="Vusillus Old Face" svg:font-family="'Vusillus Old Face'" style:font-family-generic="roman" style:font-pitch="variable"/>
  </office:font-face-decls>
  <office:automatic-styles>
    <style:style style:name="P1" style:family="paragraph" style:parent-style-name="Normal" style:master-page-name="MP0">
      <style:paragraph-properties fo:margin-top="0.212cm" fo:margin-bottom="0.353cm" style:contextual-spacing="false" fo:text-align="center" style:justify-single-word="false" style:page-number="auto" fo:keep-with-next="always"/>
      <style:text-properties style:font-name="Vusillus" fo:font-size="16pt" fo:language="la" fo:country="VA" fo:font-style="italic" style:text-underline-style="solid" style:text-underline-width="auto" style:text-underline-color="#0000ff" fo:font-weight="bold" style:text-underline-mode="continuous" style:text-overline-mode="continuous" style:text-line-through-mode="continuous" style:font-size-asian="16pt" style:font-style-asian="italic" style:font-weight-asian="bold" style:font-name-complex="Vusillus" style:font-size-complex="16pt" style:font-style-complex="italic" style:font-weight-complex="bold"/>
    </style:style>
    <style:style style:name="P2" style:family="paragraph" style:parent-style-name="Normal">
      <style:paragraph-properties fo:margin-top="0.212cm" fo:margin-bottom="0.353cm" style:contextual-spacing="false" fo:text-align="center" style:justify-single-word="false" fo:keep-with-next="always"/>
      <style:text-properties style:font-name="Vusillus" fo:font-size="16pt" fo:language="la" fo:country="VA" fo:font-style="italic" style:text-underline-style="solid" style:text-underline-width="auto" style:text-underline-color="#0000ff" fo:font-weight="bold" style:text-underline-mode="continuous" style:text-overline-mode="continuous" style:text-line-through-mode="continuous" style:font-size-asian="16pt" style:font-style-asian="italic" style:font-weight-asian="bold" style:font-name-complex="Vusillus" style:font-size-complex="16pt" style:font-style-complex="italic" style:font-weight-complex="bold"/>
    </style:style>
    <style:style style:name="P3" style:family="paragraph" style:parent-style-name="Normal">
      <style:paragraph-properties fo:margin-top="0.212cm" fo:margin-bottom="0.353cm" style:contextual-spacing="false" fo:text-align="justify" style:justify-single-word="false" fo:orphans="2" fo:widows="2"/>
    </style:style>
    <style:style style:name="P4" style:family="paragraph" style:parent-style-name="Normal">
      <style:paragraph-properties fo:margin-top="0.212cm" fo:margin-bottom="0.353cm" style:contextual-spacing="false" fo:text-align="justify" style:justify-single-word="false" fo:orphans="2" fo:widows="2" fo:keep-with-next="always"/>
    </style:style>
    <style:style style:name="P5" style:family="paragraph" style:parent-style-name="Normal">
      <style:paragraph-properties fo:margin-left="3.2cm" fo:margin-right="2cm" fo:margin-top="0.212cm" fo:margin-bottom="0.353cm" style:contextual-spacing="false" fo:orphans="2" fo:widows="2" fo:text-indent="-1.199cm" style:auto-text-indent="false" fo:keep-with-next="always">
        <style:tab-stops/>
      </style:paragraph-properties>
      <style:text-properties fo:color="#1f497d" loext:opacity="100%" style:font-name="Vusillus" fo:font-size="14pt" fo:language="la" fo:country="VA" fo:font-style="italic" style:font-size-asian="14pt" style:font-style-asian="italic" style:font-name-complex="Vusillus" style:font-size-complex="14pt" style:font-style-complex="italic"/>
    </style:style>
    <style:style style:name="P6" style:family="paragraph" style:parent-style-name="Normal">
      <style:paragraph-properties fo:margin-left="3.2cm" fo:margin-right="2cm" fo:margin-top="0.212cm" fo:margin-bottom="0.353cm" style:contextual-spacing="false" fo:orphans="2" fo:widows="2" fo:text-indent="-1.199cm" style:auto-text-indent="false">
        <style:tab-stops/>
      </style:paragraph-properties>
    </style:style>
    <style:style style:name="P7" style:family="paragraph" style:parent-style-name="Normal">
      <style:paragraph-properties fo:margin-left="3.2cm" fo:margin-right="2cm" fo:orphans="2" fo:widows="2" fo:text-indent="-1.199cm" style:auto-text-indent="false">
        <style:tab-stops/>
      </style:paragraph-properties>
    </style:style>
    <style:style style:name="P8" style:family="paragraph" style:parent-style-name="Normal">
      <style:paragraph-properties fo:margin-left="3.2cm" fo:margin-right="2cm" fo:margin-top="0.212cm" fo:margin-bottom="0.353cm" style:contextual-spacing="false" fo:orphans="2" fo:widows="2" fo:text-indent="-1.199cm" style:auto-text-indent="false">
        <style:tab-stops/>
      </style:paragraph-properties>
      <style:text-properties fo:color="#1f497d" loext:opacity="100%" style:font-name="Vusillus" fo:font-size="14pt" fo:language="la" fo:country="VA" fo:font-style="italic" style:font-size-asian="14pt" style:font-style-asian="italic" style:font-name-complex="Vusillus" style:font-size-complex="14pt" style:font-style-complex="italic"/>
    </style:style>
    <style:style style:name="T1" style:family="text">
      <style:text-properties fo:color="#ff0000" loext:opacity="100%" style:text-position="super 61%" style:font-name="Vusillus" fo:font-size="14pt" fo:language="la" fo:country="VA" fo:font-weight="bold" style:font-size-asian="14pt" style:font-weight-asian="bold" style:font-name-complex="Vusillus" style:font-size-complex="14pt" style:font-weight-complex="bold"/>
    </style:style>
    <style:style style:name="T2" style:family="text">
      <style:text-properties fo:color="#1f497d" loext:opacity="100%" style:font-name="Vusillus" fo:font-size="14pt" fo:language="la" fo:country="VA" fo:font-style="italic" style:font-size-asian="14pt" style:font-style-asian="italic" style:font-name-complex="Vusillus" style:font-size-complex="14pt" style:font-style-complex="italic"/>
    </style:style>
    <style:style style:name="T3" style:family="text">
      <style:text-properties fo:color="#000000" loext:opacity="100%" style:font-name="Vusillus" fo:font-size="14pt" fo:language="la" fo:country="VA" style:font-size-asian="14pt" style:font-name-complex="Vusillus" style:font-size-complex="14pt"/>
    </style:style>
    <style:style style:name="Sect1" style:family="section">
      <style:section-properties style:writing-mode="lr-tb"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section text:style-name="Sect1" text:name="Sect1">
        <text:p text:style-name="P2">Exodus I</text:p>
        <text:p text:style-name="P3"><text:span text:style-name="Default_20_Paragraph_20_Font"><text:span text:style-name="T1">1</text:span></text:span><text:span text:style-name="Default_20_Paragraph_20_Font"><text:span text:style-name="T2"> Hæc sunt nomina filiorum Israël qui ingressi sunt in Ægyptum cum Jacob: singuli cum domibus suis introierunt: </text:span></text:span><text:span text:style-name="Default_20_Paragraph_20_Font"><text:span text:style-name="T1">2</text:span></text:span><text:span text:style-name="Default_20_Paragraph_20_Font"><text:span text:style-name="T2"> Ruben, Simeon, Levi, Judas, </text:span></text:span><text:span text:style-name="Default_20_Paragraph_20_Font"><text:span text:style-name="T1">3</text:span></text:span><text:span text:style-name="Default_20_Paragraph_20_Font"><text:span text:style-name="T2"> Issachar, Zabulon et Benjamin, </text:span></text:span><text:span text:style-name="Default_20_Paragraph_20_Font"><text:span text:style-name="T1">4</text:span></text:span><text:span text:style-name="Default_20_Paragraph_20_Font"><text:span text:style-name="T2"> Dan et Nephthali, Gad et Aser. </text:span></text:span><text:span text:style-name="Default_20_Paragraph_20_Font"><text:span text:style-name="T1">5</text:span></text:span><text:span text:style-name="Default_20_Paragraph_20_Font"><text:span text:style-name="T2"> Erant igitur omnes animæ eorum qui egressi sunt de femore Jacob, septuaginta: Joseph autem in Ægypto erat. </text:span></text:span><text:span text:style-name="Default_20_Paragraph_20_Font"><text:span text:style-name="T1">6</text:span></text:span><text:span text:style-name="Default_20_Paragraph_20_Font"><text:span text:style-name="T2"> Quo mortuo, et universis fratribus ejus, omnique cognatione illa, </text:span></text:span><text:span text:style-name="Default_20_Paragraph_20_Font"><text:span text:style-name="T1">7</text:span></text:span><text:span text:style-name="Default_20_Paragraph_20_Font"><text:span text:style-name="T2"> filii Israël creverunt, et quasi germinantes multiplicati sunt: ac roborati nimis, impleverunt terram.</text:span></text:span></text:p>
        <text:p text:style-name="P3"><text:span text:style-name="Default_20_Paragraph_20_Font"><text:span text:style-name="T1">8</text:span></text:span><text:span text:style-name="Default_20_Paragraph_20_Font"><text:span text:style-name="T2"> Surrexit interea rex novus super Ægyptum, qui ignorabat Joseph. </text:span></text:span><text:span text:style-name="Default_20_Paragraph_20_Font"><text:span text:style-name="T1">9</text:span></text:span><text:span text:style-name="Default_20_Paragraph_20_Font"><text:span text:style-name="T2"> Et ait ad populum suum: Ecce, populus filiorum Israël multus, et fortior nobis est. </text:span></text:span><text:span text:style-name="Default_20_Paragraph_20_Font"><text:span text:style-name="T1">10</text:span></text:span><text:span text:style-name="Default_20_Paragraph_20_Font"><text:span text:style-name="T2"> Venite, sapienter opprimamus eum, ne forte multiplicetur: et si ingruerit contra nos bellum, addatur inimicis nostris, expugnatisque nobis egrediatur de terra. </text:span></text:span><text:span text:style-name="Default_20_Paragraph_20_Font"><text:span text:style-name="T1">11</text:span></text:span><text:span text:style-name="Default_20_Paragraph_20_Font"><text:span text:style-name="T2"> Præposuit itaque eis magistros operum, ut affligerent eos oneribus: ædificaveruntque urbes tabernaculorum Pharaoni, Phithom et Ramesses. </text:span></text:span><text:span text:style-name="Default_20_Paragraph_20_Font"><text:span text:style-name="T1">12</text:span></text:span><text:span text:style-name="Default_20_Paragraph_20_Font"><text:span text:style-name="T2"> Quantoque opprimebant eos, tanto magis multiplicabantur, et crescebant: </text:span></text:span><text:span text:style-name="Default_20_Paragraph_20_Font"><text:span text:style-name="T1">13</text:span></text:span><text:span text:style-name="Default_20_Paragraph_20_Font"><text:span text:style-name="T2"> oderantque filios Israël Ægyptii, et affligebant illudentes eis, </text:span></text:span><text:span text:style-name="Default_20_Paragraph_20_Font"><text:span text:style-name="T1">14</text:span></text:span><text:span text:style-name="Default_20_Paragraph_20_Font"><text:span text:style-name="T2"> atque ad amaritudinem perducebant vitam eorum operibus duris luti et lateris, omnique famulatu, quo in terræ operibus premebantur. </text:span></text:span><text:span text:style-name="Default_20_Paragraph_20_Font"><text:span text:style-name="T1">15</text:span></text:span><text:span text:style-name="Default_20_Paragraph_20_Font"><text:span text:style-name="T2"> Dixit autem rex Ægypti obstetricibus Hebræorum, quarum una vocabatur Sephora, altera Phua, </text:span></text:span><text:span text:style-name="Default_20_Paragraph_20_Font"><text:span text:style-name="T1">16</text:span></text:span><text:span text:style-name="Default_20_Paragraph_20_Font"><text:span text:style-name="T2"> præcipiens eis: Quando obstetricabitis Hebræas, et partus tempus advenerit: si masculus fuerit, interficite eum: si femina, reservate. </text:span></text:span><text:span text:style-name="Default_20_Paragraph_20_Font"><text:span text:style-name="T1">17</text:span></text:span><text:span text:style-name="Default_20_Paragraph_20_Font"><text:span text:style-name="T2"> Timuerunt autem obstetrices Deum, et non fecerunt juxta præceptum regis Ægypti, sed conservabant mares. </text:span></text:span><text:span text:style-name="Default_20_Paragraph_20_Font"><text:span text:style-name="T1">18</text:span></text:span><text:span text:style-name="Default_20_Paragraph_20_Font"><text:span text:style-name="T2"> Quibus ad se accersitis, rex ait: Quidnam est hoc quod facere voluistis, ut pueros servaretis? </text:span></text:span><text:span text:style-name="Default_20_Paragraph_20_Font"><text:span text:style-name="T1">19</text:span></text:span><text:span text:style-name="Default_20_Paragraph_20_Font"><text:span text:style-name="T2"> Quæ responderunt: Non sunt Hebreæ sicut ægyptiæ mulieres: ipsæ enim obstetricandi habent scientiam, et priusquam veniamus ad eas, pariunt. </text:span></text:span><text:span text:style-name="Default_20_Paragraph_20_Font"><text:span text:style-name="T1">20</text:span></text:span><text:span text:style-name="Default_20_Paragraph_20_Font"><text:span text:style-name="T2"> Bene ergo fecit Deus obstetricibus: et crevit populus, confortatusque est nimis. </text:span></text:span><text:span text:style-name="Default_20_Paragraph_20_Font"><text:span text:style-name="T1">21</text:span></text:span><text:span text:style-name="Default_20_Paragraph_20_Font"><text:span text:style-name="T2"> Et quia timuerunt obstetrices Deum, ædificavit eis domos. </text:span></text:span><text:span text:style-name="Default_20_Paragraph_20_Font"><text:span text:style-name="T1">22</text:span></text:span><text:span text:style-name="Default_20_Paragraph_20_Font"><text:span text:style-name="T2"> Præcepit ergo Pharao omni populo suo, dicens: Quidquid masculini sexus natum fuerit, in flumen projicite: quidquid feminini, reservate. </text:span></text:span></text:p>
      </text:section>
      <text:section text:style-name="Sect1" text:name="Sect2">
        <text:p text:style-name="P2">Exodus II</text:p>
        <text:p text:style-name="P3"><text:span text:style-name="Default_20_Paragraph_20_Font"><text:span text:style-name="T1">1</text:span></text:span><text:span text:style-name="Default_20_Paragraph_20_Font"><text:span text:style-name="T2"> Egressus est post hæc vir de domo Levi: et accepit uxorem stirpis suæ. </text:span></text:span><text:span text:style-name="Default_20_Paragraph_20_Font"><text:span text:style-name="T1">2</text:span></text:span><text:span text:style-name="Default_20_Paragraph_20_Font"><text:span text:style-name="T2"> Quæ concepit, et peperit filium: et videns eum elegantem, abscondit tribus mensibus. </text:span></text:span><text:span text:style-name="Default_20_Paragraph_20_Font"><text:span text:style-name="T1">3</text:span></text:span><text:span text:style-name="Default_20_Paragraph_20_Font"><text:span text:style-name="T2"> Cumque jam celare non posset, sumpsit fiscellam scirpeam, et linivit eam bitumine ac pice: posuitque intus infantulum, et exposuit eum in carecto ripæ fluminis, </text:span></text:span><text:span text:style-name="Default_20_Paragraph_20_Font"><text:span text:style-name="T1">4</text:span></text:span><text:span text:style-name="Default_20_Paragraph_20_Font"><text:span text:style-name="T2"> stante procul sorore ejus, et considerante eventum rei. </text:span></text:span><text:span text:style-name="Default_20_Paragraph_20_Font"><text:span text:style-name="T1">5</text:span></text:span><text:span text:style-name="Default_20_Paragraph_20_Font"><text:span text:style-name="T2"> Ecce autem descendebat filia Pharaonis ut lavaretur in flumine: et puellæ ejus gradiebantur per crepidinem alvei. Quæ cum </text:span></text:span><text:soft-page-break/><text:span text:style-name="Default_20_Paragraph_20_Font"><text:span text:style-name="T2">vidisset fiscellam in papyrione, misit unam e famulabus suis: et allatam </text:span></text:span><text:span text:style-name="Default_20_Paragraph_20_Font"><text:span text:style-name="T1">6</text:span></text:span><text:span text:style-name="Default_20_Paragraph_20_Font"><text:span text:style-name="T2"> aperiens, cernensque in ea parvulum vagientem, miserta ejus, ait: De infantibus Hebræorum est hic. </text:span></text:span><text:span text:style-name="Default_20_Paragraph_20_Font"><text:span text:style-name="T1">7</text:span></text:span><text:span text:style-name="Default_20_Paragraph_20_Font"><text:span text:style-name="T2"> Cui soror pueri: Vis, inquit, ut vadam, et vocem tibi mulierem hebræam, quæ nutrire posset infantulum? </text:span></text:span><text:span text:style-name="Default_20_Paragraph_20_Font"><text:span text:style-name="T1">8</text:span></text:span><text:span text:style-name="Default_20_Paragraph_20_Font"><text:span text:style-name="T2"> Respondit: Vade. Perrexit puella et vocavit matrem suam. </text:span></text:span><text:span text:style-name="Default_20_Paragraph_20_Font"><text:span text:style-name="T1">9</text:span></text:span><text:span text:style-name="Default_20_Paragraph_20_Font"><text:span text:style-name="T2"> Ad quam locuta filia Pharaonis: Accipe, ait, puerum istum, et nutri mihi: ego dabo tibi mercedem tuam. Suscepit mulier, et nutrivit puerum: adultumque tradidit filiæ Pharaonis. </text:span></text:span><text:span text:style-name="Default_20_Paragraph_20_Font"><text:span text:style-name="T1">10</text:span></text:span><text:span text:style-name="Default_20_Paragraph_20_Font"><text:span text:style-name="T2"> Quem illa adoptavit in locum filii, vocavitque nomen ejus Moyses, dicens: Quia de aqua tuli eum.</text:span></text:span></text:p>
        <text:p text:style-name="P3"><text:span text:style-name="Default_20_Paragraph_20_Font"><text:span text:style-name="T1">11</text:span></text:span><text:span text:style-name="Default_20_Paragraph_20_Font"><text:span text:style-name="T2"> In diebus illis postquam creverat Moyses, egressus est ad fratres suos: viditque afflictionem eorum, et virum ægyptium percutientem quemdam de Hebræis fratribus suis. </text:span></text:span><text:span text:style-name="Default_20_Paragraph_20_Font"><text:span text:style-name="T1">12</text:span></text:span><text:span text:style-name="Default_20_Paragraph_20_Font"><text:span text:style-name="T2"> Cumque circumspexisset huc atque illuc, et nullum adesse vidisset, percussum Ægyptium abscondit sabulo. </text:span></text:span><text:span text:style-name="Default_20_Paragraph_20_Font"><text:span text:style-name="T1">13</text:span></text:span><text:span text:style-name="Default_20_Paragraph_20_Font"><text:span text:style-name="T2"> Et egressus die altero conspexit duos Hebræos rixantes: dixitque ei qui faciebat injuriam: Quare percutis proximum tuum? </text:span></text:span><text:span text:style-name="Default_20_Paragraph_20_Font"><text:span text:style-name="T1">14</text:span></text:span><text:span text:style-name="Default_20_Paragraph_20_Font"><text:span text:style-name="T2"> Qui respondit: Quis te constituit principem et judicem super nos? num occidere me tu vis, sicut heri occidisti Ægyptium? Timuit Moyses, et ait: Quomodo palam factum est verbum istud?</text:span></text:span></text:p>
        <text:p text:style-name="P3"><text:span text:style-name="Default_20_Paragraph_20_Font"><text:span text:style-name="T1">15</text:span></text:span><text:span text:style-name="Default_20_Paragraph_20_Font"><text:span text:style-name="T2"> Audivitque Pharao sermonem hunc, et quærebat occidere Moysen: qui fugiens de conspectu ejus, moratus est in terra Madian, et sedit juxta puteum. </text:span></text:span><text:span text:style-name="Default_20_Paragraph_20_Font"><text:span text:style-name="T1">16</text:span></text:span><text:span text:style-name="Default_20_Paragraph_20_Font"><text:span text:style-name="T2"> Erant autem sacerdoti Madian septem filiæ, quæ venerunt ad hauriendam aquam: et impletis canalibus adaquare cupiebant greges patris sui. </text:span></text:span><text:span text:style-name="Default_20_Paragraph_20_Font"><text:span text:style-name="T1">17</text:span></text:span><text:span text:style-name="Default_20_Paragraph_20_Font"><text:span text:style-name="T2"> Supervenere pastores, et ejecerunt eas: surrexitque Moyses, et defensis puellis, adaquavit oves earum. </text:span></text:span><text:span text:style-name="Default_20_Paragraph_20_Font"><text:span text:style-name="T1">18</text:span></text:span><text:span text:style-name="Default_20_Paragraph_20_Font"><text:span text:style-name="T2"> Quæ cum revertissent ad Raguel patrem suum, dixit ad eas: Cur velocius venistis solito? </text:span></text:span><text:span text:style-name="Default_20_Paragraph_20_Font"><text:span text:style-name="T1">19</text:span></text:span><text:span text:style-name="Default_20_Paragraph_20_Font"><text:span text:style-name="T2"> Responderunt: Vir ægyptius liberavit nos de manu pastorum: insuper et hausit aquam nobiscum, potumque dedit ovibus. </text:span></text:span><text:span text:style-name="Default_20_Paragraph_20_Font"><text:span text:style-name="T1">20</text:span></text:span><text:span text:style-name="Default_20_Paragraph_20_Font"><text:span text:style-name="T2"> At ille: Ubi est? inquit: quare dimisistis hominem? vocate eum ut comedat panem. </text:span></text:span><text:span text:style-name="Default_20_Paragraph_20_Font"><text:span text:style-name="T1">21</text:span></text:span><text:span text:style-name="Default_20_Paragraph_20_Font"><text:span text:style-name="T2"> Juravit ergo Moyses quod habitaret cum eo. Accepitque Sephoram filiam ejus uxorem: </text:span></text:span><text:span text:style-name="Default_20_Paragraph_20_Font"><text:span text:style-name="T1">22</text:span></text:span><text:span text:style-name="Default_20_Paragraph_20_Font"><text:span text:style-name="T2"> quæ peperit ei filium, quem vocavit Gersam, dicens: Advena fui in terra aliena. Alterum vero peperit, quem vocavit Eliezer, dicens: Deus enim patris mei adjutor meus eripuit me de manu Pharaonis.</text:span></text:span></text:p>
        <text:p text:style-name="P3"><text:span text:style-name="Default_20_Paragraph_20_Font"><text:span text:style-name="T1">23</text:span></text:span><text:span text:style-name="Default_20_Paragraph_20_Font"><text:span text:style-name="T2"> Post multum vero tempore mortuus est rex Ægypti: et ingemiscentes filii Israël, propter opera vociferati sunt: ascenditque clamor eorum ad Deum ab operibus. </text:span></text:span><text:span text:style-name="Default_20_Paragraph_20_Font"><text:span text:style-name="T1">24</text:span></text:span><text:span text:style-name="Default_20_Paragraph_20_Font"><text:span text:style-name="T2"> Et audivit gemitum eorum, ac recordatus est fœderis quod pepigit cum Abraham, Isaac et Jacob. </text:span></text:span><text:span text:style-name="Default_20_Paragraph_20_Font"><text:span text:style-name="T1">25</text:span></text:span><text:span text:style-name="Default_20_Paragraph_20_Font"><text:span text:style-name="T2"> Et respexit Dominus filios Israël et cognovit eos. </text:span></text:span></text:p>
      </text:section>
      <text:section text:style-name="Sect1" text:name="Sect3">
        <text:p text:style-name="P2">Exodus III</text:p>
        <text:p text:style-name="P3"><text:span text:style-name="Default_20_Paragraph_20_Font"><text:span text:style-name="T1">1</text:span></text:span><text:span text:style-name="Default_20_Paragraph_20_Font"><text:span text:style-name="T2"> Moyses autem pascebat oves Jethro soceri sui sacerdotis Madian: cumque minasset gregem ad interiora deserti, venit ad montem Dei Horeb. </text:span></text:span><text:span text:style-name="Default_20_Paragraph_20_Font"><text:span text:style-name="T1">2</text:span></text:span><text:span text:style-name="Default_20_Paragraph_20_Font"><text:span text:style-name="T2"> Apparuitque ei Dominus in flamma ignis de medio rubi: et videbat quod rubus arderet, et non combureretur. </text:span></text:span><text:soft-page-break/><text:span text:style-name="Default_20_Paragraph_20_Font"><text:span text:style-name="T1">3</text:span></text:span><text:span text:style-name="Default_20_Paragraph_20_Font"><text:span text:style-name="T2"> Dixit ergo Moyses: Vadam, et videbo visionem hanc magnam, quare non comburatur rubus. </text:span></text:span><text:span text:style-name="Default_20_Paragraph_20_Font"><text:span text:style-name="T1">4</text:span></text:span><text:span text:style-name="Default_20_Paragraph_20_Font"><text:span text:style-name="T2"> Cernens autem Dominus quod pergeret ad videndum, vocavit eum de medio rubi, et ait: Moyses, Moyses. Qui respondit: Adsum. </text:span></text:span><text:span text:style-name="Default_20_Paragraph_20_Font"><text:span text:style-name="T1">5</text:span></text:span><text:span text:style-name="Default_20_Paragraph_20_Font"><text:span text:style-name="T2"> At ille: Ne appropies, inquit, huc: solve calceamentum de pedibus tuis: locus enim, in quo stas, terra sancta est. </text:span></text:span><text:span text:style-name="Default_20_Paragraph_20_Font"><text:span text:style-name="T1">6</text:span></text:span><text:span text:style-name="Default_20_Paragraph_20_Font"><text:span text:style-name="T2"> Et ait: Ego sum Deus patris tui, Deus Abraham, Deus Isaac et Deus Jacob. Abscondit Moyses faciem suam: non enim audebat aspicere contra Deum. </text:span></text:span><text:span text:style-name="Default_20_Paragraph_20_Font"><text:span text:style-name="T1">7</text:span></text:span><text:span text:style-name="Default_20_Paragraph_20_Font"><text:span text:style-name="T2"> Cui ait Dominus: Vidi afflictionem populi mei in Ægypto, et clamorem ejus audivi propter duritiam eorum qui præsunt operibus: </text:span></text:span><text:span text:style-name="Default_20_Paragraph_20_Font"><text:span text:style-name="T1">8</text:span></text:span><text:span text:style-name="Default_20_Paragraph_20_Font"><text:span text:style-name="T2"> et sciens dolorem ejus, descendi ut liberem eum de manibus Ægyptiorum, et educam de terra illa in terram bonam, et spatiosam, in terram quæ fluit lacte et melle, ad loca Chananæi et Hethæi, et Amorrhæi, et Pherezæi, et Hevæi, et Jebusæi. </text:span></text:span><text:span text:style-name="Default_20_Paragraph_20_Font"><text:span text:style-name="T1">9</text:span></text:span><text:span text:style-name="Default_20_Paragraph_20_Font"><text:span text:style-name="T2"> Clamor ergo filiorum Israël venit ad me: vidique afflictionem eorum, qua ab Ægyptiis opprimuntur. </text:span></text:span><text:span text:style-name="Default_20_Paragraph_20_Font"><text:span text:style-name="T1">10</text:span></text:span><text:span text:style-name="Default_20_Paragraph_20_Font"><text:span text:style-name="T2"> Sed veni, et mittam te ad Pharaonem, ut educas populum meum, filios Israël, de Ægypto.</text:span></text:span></text:p>
        <text:p text:style-name="P3"><text:span text:style-name="Default_20_Paragraph_20_Font"><text:span text:style-name="T1">11</text:span></text:span><text:span text:style-name="Default_20_Paragraph_20_Font"><text:span text:style-name="T2"> Dixitque Moyses ad Deum: Quis sum ego ut vadam ad Pharaonem, et educam filios Israël de Ægypto? </text:span></text:span><text:span text:style-name="Default_20_Paragraph_20_Font"><text:span text:style-name="T1">12</text:span></text:span><text:span text:style-name="Default_20_Paragraph_20_Font"><text:span text:style-name="T2"> Qui dixit ei: Ego ero tecum: et hoc habebis signum, quod miserim te: cum eduxeris populum meum de Ægypto, immolabis Deo super montem istum. </text:span></text:span><text:span text:style-name="Default_20_Paragraph_20_Font"><text:span text:style-name="T1">13</text:span></text:span><text:span text:style-name="Default_20_Paragraph_20_Font"><text:span text:style-name="T2"> Ait Moyses ad Deum: Ecce ego vadam ad filios Israël, et dicam eis: Deus patrum vestrorum misit me ad vos. Si dixerint mihi: Quod est nomen ejus? quid dicam eis? </text:span></text:span><text:span text:style-name="Default_20_Paragraph_20_Font"><text:span text:style-name="T1">14</text:span></text:span><text:span text:style-name="Default_20_Paragraph_20_Font"><text:span text:style-name="T2"> Dixit Deus ad Moysen: Ego sum qui sum. Ait: Sic dices filiis Israël: Qui est, misit me ad vos. </text:span></text:span><text:span text:style-name="Default_20_Paragraph_20_Font"><text:span text:style-name="T1">15</text:span></text:span><text:span text:style-name="Default_20_Paragraph_20_Font"><text:span text:style-name="T2"> Dixitque iterum Deus ad Moysen: Hæc dices filiis Israël: Dominus Deus patrum vestrorum, Deus Abraham, Deus Isaac et Deus Jacob, misit me ad vos: hoc nomen mihi est in æternum, et hoc memoriale meum in generationem et generationem. </text:span></text:span><text:span text:style-name="Default_20_Paragraph_20_Font"><text:span text:style-name="T1">16</text:span></text:span><text:span text:style-name="Default_20_Paragraph_20_Font"><text:span text:style-name="T2"> Vade, et congrega seniores Israël, et dices ad eos: Dominus Deus patrum vestrorum apparuit mihi, Deus Abraham, Deus Isaac et Deus Jacob, dicens: Visitans visitavi vos: et vidi omnia quæ acciderunt vobis in Ægypto. </text:span></text:span><text:span text:style-name="Default_20_Paragraph_20_Font"><text:span text:style-name="T1">17</text:span></text:span><text:span text:style-name="Default_20_Paragraph_20_Font"><text:span text:style-name="T2"> Et dixi ut educam vos de afflictione Ægypti in terram Chananæi, et Hethæi, et Amorrhæi, et Pherezæi, et Hevæi, et Jebusæi, ad terram fluentem lacte et melle. </text:span></text:span><text:span text:style-name="Default_20_Paragraph_20_Font"><text:span text:style-name="T1">18</text:span></text:span><text:span text:style-name="Default_20_Paragraph_20_Font"><text:span text:style-name="T2"> Et audient vocem tuam: ingredierisque tu, et seniores Israël, ad regem Ægypti, et dices ad eum: Dominus Deus Hebræorum vocavit nos: ibimus viam trium dierum in solitudinem, ut immolemus Domino Deo nostro. </text:span></text:span><text:span text:style-name="Default_20_Paragraph_20_Font"><text:span text:style-name="T1">19</text:span></text:span><text:span text:style-name="Default_20_Paragraph_20_Font"><text:span text:style-name="T2"> Sed ego scio quod non dimittet vos rex Ægypti ut eatis nisi per manum validam. </text:span></text:span><text:span text:style-name="Default_20_Paragraph_20_Font"><text:span text:style-name="T1">20</text:span></text:span><text:span text:style-name="Default_20_Paragraph_20_Font"><text:span text:style-name="T2"> Extendam enim manum meam, et percutiam Ægyptum in cunctis mirabilibus meis, quæ facturus sum in medio eorum: post hæc dimittet vos. </text:span></text:span><text:span text:style-name="Default_20_Paragraph_20_Font"><text:span text:style-name="T1">21</text:span></text:span><text:span text:style-name="Default_20_Paragraph_20_Font"><text:span text:style-name="T2"> Daboque gratiam populo huic coram Ægyptiis: et cum egrediemini, non exibitis vacui: </text:span></text:span><text:span text:style-name="Default_20_Paragraph_20_Font"><text:span text:style-name="T1">22</text:span></text:span><text:span text:style-name="Default_20_Paragraph_20_Font"><text:span text:style-name="T2"> sed postulabit mulier a vicina sua et ab hospita sua, vasa argentea et aurea, ac vestes: ponetisque eas super filios et filias vestras, et spoliabitis Ægyptum. </text:span></text:span></text:p>
      </text:section>
      <text:section text:style-name="Sect1" text:name="Sect4">
        <text:p text:style-name="P2"><text:soft-page-break/>Exodus IV</text:p>
        <text:p text:style-name="P3"><text:span text:style-name="Default_20_Paragraph_20_Font"><text:span text:style-name="T1">1</text:span></text:span><text:span text:style-name="Default_20_Paragraph_20_Font"><text:span text:style-name="T2"> Respondens Moyses ait: Non credent mihi, neque audient vocem meam, sed dicent: Non apparuit tibi Dominus. </text:span></text:span><text:span text:style-name="Default_20_Paragraph_20_Font"><text:span text:style-name="T1">2</text:span></text:span><text:span text:style-name="Default_20_Paragraph_20_Font"><text:span text:style-name="T2"> Dixit ergo ad eum: Quid est quod tenes in manu tua? Respondit: Virga. </text:span></text:span><text:span text:style-name="Default_20_Paragraph_20_Font"><text:span text:style-name="T1">3</text:span></text:span><text:span text:style-name="Default_20_Paragraph_20_Font"><text:span text:style-name="T2"> Dixitque Dominus: Projice eam in terram. Projecit, et versa est in colubrum, ita ut fugeret Moyses. </text:span></text:span><text:span text:style-name="Default_20_Paragraph_20_Font"><text:span text:style-name="T1">4</text:span></text:span><text:span text:style-name="Default_20_Paragraph_20_Font"><text:span text:style-name="T2"> Dixitque Dominus: Extende manum tuam, et apprehende caudam ejus. Extendit, et tenuit, versaque est in virgam. </text:span></text:span><text:span text:style-name="Default_20_Paragraph_20_Font"><text:span text:style-name="T1">5</text:span></text:span><text:span text:style-name="Default_20_Paragraph_20_Font"><text:span text:style-name="T2"> Ut credant, inquit, quod apparuerit tibi Dominus Deus patrum suorum, Deus Abraham, Deus Isaac et Deus Jacob. </text:span></text:span><text:span text:style-name="Default_20_Paragraph_20_Font"><text:span text:style-name="T1">6</text:span></text:span><text:span text:style-name="Default_20_Paragraph_20_Font"><text:span text:style-name="T2"> Dixitque Dominus rursum: Mitte manum tuam in sinum tuum. Quam cum misisset in sinum, protulit leprosam instar nivis. </text:span></text:span><text:span text:style-name="Default_20_Paragraph_20_Font"><text:span text:style-name="T1">7</text:span></text:span><text:span text:style-name="Default_20_Paragraph_20_Font"><text:span text:style-name="T2"> Retrahe, ait, manum tuam in sinum tuum. Retraxit, et protulit iterum, et erat similis carni reliquæ. </text:span></text:span><text:span text:style-name="Default_20_Paragraph_20_Font"><text:span text:style-name="T1">8</text:span></text:span><text:span text:style-name="Default_20_Paragraph_20_Font"><text:span text:style-name="T2"> Si non crediderint, inquit, tibi, neque audierint sermonem signi prioris, credent verbo signi sequentis. </text:span></text:span><text:span text:style-name="Default_20_Paragraph_20_Font"><text:span text:style-name="T1">9</text:span></text:span><text:span text:style-name="Default_20_Paragraph_20_Font"><text:span text:style-name="T2"> Quod si nec duobus quidem his signis crediderint, neque audierint vocem tuam: sume aquam fluminis, et effunde eam super aridam, et quidquid hauseris de fluvio, vertetur in sanguinem.</text:span></text:span></text:p>
        <text:p text:style-name="P3"><text:span text:style-name="Default_20_Paragraph_20_Font"><text:span text:style-name="T1">10</text:span></text:span><text:span text:style-name="Default_20_Paragraph_20_Font"><text:span text:style-name="T2"> Ait Moyses: Obsecro, Domine, non sum eloquens ab heri et nudiustertius: et ex quo locutus es ad servum tuum, impeditioris et tardioris linguæ sum. </text:span></text:span><text:span text:style-name="Default_20_Paragraph_20_Font"><text:span text:style-name="T1">11</text:span></text:span><text:span text:style-name="Default_20_Paragraph_20_Font"><text:span text:style-name="T2"> Dixit Dominus ad eum: Quis fecit os hominis? aut quis fabricatus est mutum et surdum, videntem et cæcum? nonne ego? </text:span></text:span><text:span text:style-name="Default_20_Paragraph_20_Font"><text:span text:style-name="T1">12</text:span></text:span><text:span text:style-name="Default_20_Paragraph_20_Font"><text:span text:style-name="T2"> Perge, igitur, et ego ero in ore tuo: doceboque te quid loquaris. </text:span></text:span><text:span text:style-name="Default_20_Paragraph_20_Font"><text:span text:style-name="T1">13</text:span></text:span><text:span text:style-name="Default_20_Paragraph_20_Font"><text:span text:style-name="T2"> At ille: Obsecro, inquit, Domine, mitte quem missurus es. </text:span></text:span><text:span text:style-name="Default_20_Paragraph_20_Font"><text:span text:style-name="T1">14</text:span></text:span><text:span text:style-name="Default_20_Paragraph_20_Font"><text:span text:style-name="T2"> Iratus Dominus in Moysen, ait: Aaron frater tuus Levites, scio quod eloquens sit: ecce ipse egreditur in occursum tuum, vidensque te lætabitur corde. </text:span></text:span><text:span text:style-name="Default_20_Paragraph_20_Font"><text:span text:style-name="T1">15</text:span></text:span><text:span text:style-name="Default_20_Paragraph_20_Font"><text:span text:style-name="T2"> Loquere ad eum, et pone verba mea in ore ejus: et ego ero in ore tuo, et in ore illius, et ostendam vobis quid agere debeatis. </text:span></text:span><text:span text:style-name="Default_20_Paragraph_20_Font"><text:span text:style-name="T1">16</text:span></text:span><text:span text:style-name="Default_20_Paragraph_20_Font"><text:span text:style-name="T2"> Ipse loquetur pro te ad populum, et erit os tuum: tu autem eris ei in his quæ ad Deum pertinent. </text:span></text:span><text:span text:style-name="Default_20_Paragraph_20_Font"><text:span text:style-name="T1">17</text:span></text:span><text:span text:style-name="Default_20_Paragraph_20_Font"><text:span text:style-name="T2"> Virgam quoque hanc sume in manu tua, in qua facturus es signa. </text:span></text:span><text:span text:style-name="Default_20_Paragraph_20_Font"><text:span text:style-name="T1">18</text:span></text:span><text:span text:style-name="Default_20_Paragraph_20_Font"><text:span text:style-name="T2"> Abiit Moyses, et reversus est ad Jethro socerum suum, dixitque ei: Vadam et revertar ad fratres meos in Ægyptum, ut videam si adhuc vivant. Cui ait Jethro: Vade in pace.</text:span></text:span></text:p>
        <text:p text:style-name="P3"><text:span text:style-name="Default_20_Paragraph_20_Font"><text:span text:style-name="T1">19</text:span></text:span><text:span text:style-name="Default_20_Paragraph_20_Font"><text:span text:style-name="T2"> Dixit ergo Dominus ad Moysen in Madian: Vade, et revertere in Ægyptum, mortui sunt enim omnes qui quærebant animam tuam. </text:span></text:span><text:span text:style-name="Default_20_Paragraph_20_Font"><text:span text:style-name="T1">20</text:span></text:span><text:span text:style-name="Default_20_Paragraph_20_Font"><text:span text:style-name="T2"> Tulit ergo Moyses uxorem suam, et filios suos, et imposuit eos super asinum: reversusque est in Ægyptum, portans virgam Dei in manu sua. </text:span></text:span><text:span text:style-name="Default_20_Paragraph_20_Font"><text:span text:style-name="T1">21</text:span></text:span><text:span text:style-name="Default_20_Paragraph_20_Font"><text:span text:style-name="T2"> Dixitque ei Dominus revertenti in Ægyptum: Vide ut omnia ostenta quæ posui in manu tua, facias coram Pharaone: ego indurabo cor ejus, et non dimittet populum. </text:span></text:span><text:span text:style-name="Default_20_Paragraph_20_Font"><text:span text:style-name="T1">22</text:span></text:span><text:span text:style-name="Default_20_Paragraph_20_Font"><text:span text:style-name="T2"> Dicesque ad eum: Hæc dicit Dominus: Filius meus primogenitus Israël. </text:span></text:span><text:span text:style-name="Default_20_Paragraph_20_Font"><text:span text:style-name="T1">23</text:span></text:span><text:span text:style-name="Default_20_Paragraph_20_Font"><text:span text:style-name="T2"> Dixi tibi: Dimitte filium meum ut serviat mihi; et noluisti dimittere eum: ecce ego interficiam filium tuum primogenitum. </text:span></text:span><text:span text:style-name="Default_20_Paragraph_20_Font"><text:span text:style-name="T1">24</text:span></text:span><text:span text:style-name="Default_20_Paragraph_20_Font"><text:span text:style-name="T2"> Cumque esset in itinere, in diversorio occurrit ei Dominus, et volebat occidere eum. </text:span></text:span><text:span text:style-name="Default_20_Paragraph_20_Font"><text:span text:style-name="T1">25</text:span></text:span><text:span text:style-name="Default_20_Paragraph_20_Font"><text:span text:style-name="T2"> Tulit idcirco Sephora acutissimam petram, et circumcidit præputium filii sui, tetigitque pedes ejus, et ait: Sponsus sanguinum tu mihi es. </text:span></text:span><text:span text:style-name="Default_20_Paragraph_20_Font"><text:span text:style-name="T1">26</text:span></text:span><text:span text:style-name="Default_20_Paragraph_20_Font"><text:span text:style-name="T2"> Et dimisit </text:span></text:span><text:soft-page-break/><text:span text:style-name="Default_20_Paragraph_20_Font"><text:span text:style-name="T2">eum postquam dixerat: Sponsus sanguinum ob circumcisionem. </text:span></text:span><text:span text:style-name="Default_20_Paragraph_20_Font"><text:span text:style-name="T1">27</text:span></text:span><text:span text:style-name="Default_20_Paragraph_20_Font"><text:span text:style-name="T2"> Dixit autem Dominus ad Aaron: Vade in occursum Moysi in desertum. Qui perrexit obviam ei in montem Dei, et osculatus est eum. </text:span></text:span><text:span text:style-name="Default_20_Paragraph_20_Font"><text:span text:style-name="T1">28</text:span></text:span><text:span text:style-name="Default_20_Paragraph_20_Font"><text:span text:style-name="T2"> Narravitque Moyses Aaron omnia verba Domini quibus miserat eum, et signa quæ mandaverat. </text:span></text:span><text:span text:style-name="Default_20_Paragraph_20_Font"><text:span text:style-name="T1">29</text:span></text:span><text:span text:style-name="Default_20_Paragraph_20_Font"><text:span text:style-name="T2"> Veneruntque simul, et congregaverunt cunctos seniores filiorum Israël. </text:span></text:span><text:span text:style-name="Default_20_Paragraph_20_Font"><text:span text:style-name="T1">30</text:span></text:span><text:span text:style-name="Default_20_Paragraph_20_Font"><text:span text:style-name="T2"> Locutusque est Aaron omnia verba quæ dixerat Dominus ad Moysen: et fecit signa coram populo, </text:span></text:span><text:span text:style-name="Default_20_Paragraph_20_Font"><text:span text:style-name="T1">31</text:span></text:span><text:span text:style-name="Default_20_Paragraph_20_Font"><text:span text:style-name="T2"> et credidit populus. Audieruntque quod visitasset Dominus filios Israël, et respexisset afflictionem illorum: et proni adoraverunt. </text:span></text:span></text:p>
      </text:section>
      <text:section text:style-name="Sect1" text:name="Sect5">
        <text:p text:style-name="P2">Exodus V</text:p>
        <text:p text:style-name="P3"><text:span text:style-name="Default_20_Paragraph_20_Font"><text:span text:style-name="T1">1</text:span></text:span><text:span text:style-name="Default_20_Paragraph_20_Font"><text:span text:style-name="T2"> Post hæc ingressi sunt Moyses et Aaron, et dixerunt Pharaoni: Hæc dicit Dominus Deus Israël: Dimitte populum meum ut sacrificet mihi in deserto. </text:span></text:span><text:span text:style-name="Default_20_Paragraph_20_Font"><text:span text:style-name="T1">2</text:span></text:span><text:span text:style-name="Default_20_Paragraph_20_Font"><text:span text:style-name="T2"> At ille respondit: Quis est Dominus, ut audiam vocem ejus, et dimittam Israël? nescio Dominum, et Israël non dimittam. </text:span></text:span><text:span text:style-name="Default_20_Paragraph_20_Font"><text:span text:style-name="T1">3</text:span></text:span><text:span text:style-name="Default_20_Paragraph_20_Font"><text:span text:style-name="T2"> Dixeruntque: Deus Hebræorum vocavit nos, ut eamus viam trium dierum in solitudinem, et sacrificemus Domino Deo nostro: ne forte accidat nobis pestis aut gladius. </text:span></text:span><text:span text:style-name="Default_20_Paragraph_20_Font"><text:span text:style-name="T1">4</text:span></text:span><text:span text:style-name="Default_20_Paragraph_20_Font"><text:span text:style-name="T2"> Ait ad eos rex Ægypti: Quare Moyses et Aaron sollicitatis populum ab operibus suis? ite ad onera vestra.</text:span></text:span></text:p>
        <text:p text:style-name="P3"><text:span text:style-name="Default_20_Paragraph_20_Font"><text:span text:style-name="T1">5</text:span></text:span><text:span text:style-name="Default_20_Paragraph_20_Font"><text:span text:style-name="T2"> Dixitque Pharao: Multus est populus terræ: videtis quod turba succreverit: quanto magis si dederitis eis requiem ab operibus? </text:span></text:span><text:span text:style-name="Default_20_Paragraph_20_Font"><text:span text:style-name="T1">6</text:span></text:span><text:span text:style-name="Default_20_Paragraph_20_Font"><text:span text:style-name="T2"> Præcepit ergo in die illo præfectis operum et exactoribus populi, dicens: </text:span></text:span><text:span text:style-name="Default_20_Paragraph_20_Font"><text:span text:style-name="T1">7</text:span></text:span><text:span text:style-name="Default_20_Paragraph_20_Font"><text:span text:style-name="T2"> Nequaquam ultra dabitis paleas populo ad conficiendos lateres, sicut prius: sed ipsi vadant, et colligant stipulas. </text:span></text:span><text:span text:style-name="Default_20_Paragraph_20_Font"><text:span text:style-name="T1">8</text:span></text:span><text:span text:style-name="Default_20_Paragraph_20_Font"><text:span text:style-name="T2"> Et mensuram laterum, quam prius faciebant, imponetis super eos, nec minuetis quidquam: vacant enim, et idcirco vociferantur, dicentes: Eamus, et sacrificemus Deo nostro. </text:span></text:span><text:span text:style-name="Default_20_Paragraph_20_Font"><text:span text:style-name="T1">9</text:span></text:span><text:span text:style-name="Default_20_Paragraph_20_Font"><text:span text:style-name="T2"> Opprimantur operibus, et expleant ea: ut non acquiescant verbis mendacibus. </text:span></text:span><text:span text:style-name="Default_20_Paragraph_20_Font"><text:span text:style-name="T1">10</text:span></text:span><text:span text:style-name="Default_20_Paragraph_20_Font"><text:span text:style-name="T2"> Igitur egressi præfecti operum et exactores ad populum, dixerunt: Sic dicit Pharao: Non do vobis paleas: </text:span></text:span><text:span text:style-name="Default_20_Paragraph_20_Font"><text:span text:style-name="T1">11</text:span></text:span><text:span text:style-name="Default_20_Paragraph_20_Font"><text:span text:style-name="T2"> ite, et colligite sicubi invenire poteritis, nec minuetur quidquam de opere vestro. </text:span></text:span><text:span text:style-name="Default_20_Paragraph_20_Font"><text:span text:style-name="T1">12</text:span></text:span><text:span text:style-name="Default_20_Paragraph_20_Font"><text:span text:style-name="T2"> Dispersusque est populus per omnem terram Ægypti ad colligendas paleas. </text:span></text:span><text:span text:style-name="Default_20_Paragraph_20_Font"><text:span text:style-name="T1">13</text:span></text:span><text:span text:style-name="Default_20_Paragraph_20_Font"><text:span text:style-name="T2"> Præfecti quoque operum instabant, dicentes: Complete opus vestrum quotidie, ut prius facere solebatis quando dabantur vobis paleæ. </text:span></text:span><text:span text:style-name="Default_20_Paragraph_20_Font"><text:span text:style-name="T1">14</text:span></text:span><text:span text:style-name="Default_20_Paragraph_20_Font"><text:span text:style-name="T2"> Flagellatique sunt qui præerant operibus filiorum Israël, ab exactoribus Pharaonis, dicentibus: Quare non impletis mensuram laterum sicut prius, nec heri, nec hodie? </text:span></text:span><text:span text:style-name="Default_20_Paragraph_20_Font"><text:span text:style-name="T1">15</text:span></text:span><text:span text:style-name="Default_20_Paragraph_20_Font"><text:span text:style-name="T2"> Veneruntque præpositi filiorum Israël, et vociferati sunt ad Pharaonem dicentes: Cur ita agis contra servos tuos? </text:span></text:span><text:span text:style-name="Default_20_Paragraph_20_Font"><text:span text:style-name="T1">16</text:span></text:span><text:span text:style-name="Default_20_Paragraph_20_Font"><text:span text:style-name="T2"> paleæ non dantur nobis, et lateres similiter imperantur: en famuli tui flagellis cædimur, et injuste agitur contra populum tuum. </text:span></text:span><text:span text:style-name="Default_20_Paragraph_20_Font"><text:span text:style-name="T1">17</text:span></text:span><text:span text:style-name="Default_20_Paragraph_20_Font"><text:span text:style-name="T2"> Qui ait: Vacatis otio, et idcirco dicitis: Eamus, et sacrificemus Domino. </text:span></text:span><text:span text:style-name="Default_20_Paragraph_20_Font"><text:span text:style-name="T1">18</text:span></text:span><text:span text:style-name="Default_20_Paragraph_20_Font"><text:span text:style-name="T2"> Ite ergo, et operamini: paleæ non dabuntur vobis, et reddetis consuetum numerum laterum. </text:span></text:span><text:span text:style-name="Default_20_Paragraph_20_Font"><text:span text:style-name="T1">19</text:span></text:span><text:span text:style-name="Default_20_Paragraph_20_Font"><text:span text:style-name="T2"> Videbantque se præpositi filiorum Israël in malo, eo quod diceretur eis: Non minuetur quidquam de lateribus per singulos dies. </text:span></text:span><text:span text:style-name="Default_20_Paragraph_20_Font"><text:span text:style-name="T1">20</text:span></text:span><text:span text:style-name="Default_20_Paragraph_20_Font"><text:span text:style-name="T2"> Occurreruntque Moysi et Aaron, qui stabant ex adverso, egredientibus a Pharaone: </text:span></text:span><text:span text:style-name="Default_20_Paragraph_20_Font"><text:span text:style-name="T1">21</text:span></text:span><text:span text:style-name="Default_20_Paragraph_20_Font"><text:span text:style-name="T2"> et dixerunt ad eos: Videat Dominus et judicet, quoniam fœtere fecistis odorem nostrum coram Pharaone et servis ejus, et præbuistis ei gladium, ut </text:span></text:span><text:soft-page-break/><text:span text:style-name="Default_20_Paragraph_20_Font"><text:span text:style-name="T2">occideret nos. </text:span></text:span><text:span text:style-name="Default_20_Paragraph_20_Font"><text:span text:style-name="T1">22</text:span></text:span><text:span text:style-name="Default_20_Paragraph_20_Font"><text:span text:style-name="T2"> Reversusque est Moyses ad Dominum, et ait: Domine, cur afflixisti populum istum? quare misisti me? </text:span></text:span><text:span text:style-name="Default_20_Paragraph_20_Font"><text:span text:style-name="T1">23</text:span></text:span><text:span text:style-name="Default_20_Paragraph_20_Font"><text:span text:style-name="T2"> ex eo enim quo ingressus sum ad Pharaonem ut loquerer in nomine tuo, afflixit populum tuum: et non liberasti eos. </text:span></text:span></text:p>
      </text:section>
      <text:section text:style-name="Sect1" text:name="Sect6">
        <text:p text:style-name="P2">Exodus VI</text:p>
        <text:p text:style-name="P3"><text:span text:style-name="Default_20_Paragraph_20_Font"><text:span text:style-name="T1">1</text:span></text:span><text:span text:style-name="Default_20_Paragraph_20_Font"><text:span text:style-name="T2"> Dixitque Dominus ad Moysen: Nunc videbis quæ facturus sim Pharaoni: per manum enim fortem dimittet eos, et in manu robusta ejiciet illos de terra sua. </text:span></text:span><text:span text:style-name="Default_20_Paragraph_20_Font"><text:span text:style-name="T1">2</text:span></text:span><text:span text:style-name="Default_20_Paragraph_20_Font"><text:span text:style-name="T2"> Locutusque est Dominus ad Moysen dicens: Ego Dominus </text:span></text:span><text:span text:style-name="Default_20_Paragraph_20_Font"><text:span text:style-name="T1">3</text:span></text:span><text:span text:style-name="Default_20_Paragraph_20_Font"><text:span text:style-name="T2"> qui apparui Abraham, Isaac et Jacob in Deo omnipotente: et nomen meum Adonai non indicavi eis. </text:span></text:span><text:span text:style-name="Default_20_Paragraph_20_Font"><text:span text:style-name="T1">4</text:span></text:span><text:span text:style-name="Default_20_Paragraph_20_Font"><text:span text:style-name="T2"> Pepigique fœdus cum eis, ut darem eis terram Chanaan, terram peregrinationis eorum, in qua fuerunt advenæ. </text:span></text:span><text:span text:style-name="Default_20_Paragraph_20_Font"><text:span text:style-name="T1">5</text:span></text:span><text:span text:style-name="Default_20_Paragraph_20_Font"><text:span text:style-name="T2"> Ego audivi gemitum filiorum Israël, quo Ægyptii oppresserunt eos: et recordatus sum pacti mei. </text:span></text:span><text:span text:style-name="Default_20_Paragraph_20_Font"><text:span text:style-name="T1">6</text:span></text:span><text:span text:style-name="Default_20_Paragraph_20_Font"><text:span text:style-name="T2"> Ideo dic filiis Israël: Ego Dominus qui educam vos de ergastulo Ægyptiorum, et eruam de servitute, ac redimam in brachio excelso et judiciis magnis. </text:span></text:span><text:span text:style-name="Default_20_Paragraph_20_Font"><text:span text:style-name="T1">7</text:span></text:span><text:span text:style-name="Default_20_Paragraph_20_Font"><text:span text:style-name="T2"> Et assumam vos mihi in populum, et ero vester Deus: et scietis quod ego sum Dominus Deus vester qui eduxerim vos de ergastulo Ægyptiorum, </text:span></text:span><text:span text:style-name="Default_20_Paragraph_20_Font"><text:span text:style-name="T1">8</text:span></text:span><text:span text:style-name="Default_20_Paragraph_20_Font"><text:span text:style-name="T2"> et induxerim in terram, super quam levavi manum meam ut darem eam Abraham, Isaac et Jacob: daboque illam vobis possidendam. Ego Dominus.</text:span></text:span></text:p>
        <text:p text:style-name="P3"><text:span text:style-name="Default_20_Paragraph_20_Font"><text:span text:style-name="T1">9</text:span></text:span><text:span text:style-name="Default_20_Paragraph_20_Font"><text:span text:style-name="T2"> Narravit ergo Moyses omnia filiis Israël: qui non acquieverunt ei propter angustiam spiritus, et opus durissimum. </text:span></text:span><text:span text:style-name="Default_20_Paragraph_20_Font"><text:span text:style-name="T1">10</text:span></text:span><text:span text:style-name="Default_20_Paragraph_20_Font"><text:span text:style-name="T2"> Locutusque est Dominus ad Moysen, dicens: </text:span></text:span><text:span text:style-name="Default_20_Paragraph_20_Font"><text:span text:style-name="T1">11</text:span></text:span><text:span text:style-name="Default_20_Paragraph_20_Font"><text:span text:style-name="T2"> Ingredere, et loquere ad Pharaonem regem Ægypti, ut dimittat filios Israël de terra sua. </text:span></text:span><text:span text:style-name="Default_20_Paragraph_20_Font"><text:span text:style-name="T1">12</text:span></text:span><text:span text:style-name="Default_20_Paragraph_20_Font"><text:span text:style-name="T2"> Respondit Moyses coram Domino: Ecce filii Israël non audiunt me: et quomodo audiet Pharao, præsertim cum incircumcisus sim labiis? </text:span></text:span><text:span text:style-name="Default_20_Paragraph_20_Font"><text:span text:style-name="T1">13</text:span></text:span><text:span text:style-name="Default_20_Paragraph_20_Font"><text:span text:style-name="T2"> Locutusque est Dominus ad Moysen et Aaron, et dedit mandatum ad filios Israël, et ad Pharaonem regem Ægypti ut educerent filios Israël de terra Ægypti.</text:span></text:span></text:p>
        <text:p text:style-name="P3"><text:span text:style-name="Default_20_Paragraph_20_Font"><text:span text:style-name="T1">14</text:span></text:span><text:span text:style-name="Default_20_Paragraph_20_Font"><text:span text:style-name="T2"> Isti sunt principes domorum per familias suas. Filii Ruben primogeniti Israëlis: Henoch et Phallu, Hesron et Charmi: </text:span></text:span><text:span text:style-name="Default_20_Paragraph_20_Font"><text:span text:style-name="T1">15</text:span></text:span><text:span text:style-name="Default_20_Paragraph_20_Font"><text:span text:style-name="T2"> hæ cognationes Ruben. Filii Simeon: Jamuel, et Jamin, et Ahod, et Jachin, et Soar, et Saul filius Chananitidis: hæ progenies Simeon. </text:span></text:span><text:span text:style-name="Default_20_Paragraph_20_Font"><text:span text:style-name="T1">16</text:span></text:span><text:span text:style-name="Default_20_Paragraph_20_Font"><text:span text:style-name="T2"> Et hæc nomina filiorum Levi per cognationes suas: Gerson, et Caath, et Merari. Anni autem vitæ Levi fuerunt centum triginta septem. </text:span></text:span><text:span text:style-name="Default_20_Paragraph_20_Font"><text:span text:style-name="T1">17</text:span></text:span><text:span text:style-name="Default_20_Paragraph_20_Font"><text:span text:style-name="T2"> Filii Gerson: Lobni et Semei, per cognationes suas. </text:span></text:span><text:span text:style-name="Default_20_Paragraph_20_Font"><text:span text:style-name="T1">18</text:span></text:span><text:span text:style-name="Default_20_Paragraph_20_Font"><text:span text:style-name="T2"> Filii Caath: Amram, et Isaar, et Hebron, et Oziel; anni quoque vitæ Caath, centum triginta tres. </text:span></text:span><text:span text:style-name="Default_20_Paragraph_20_Font"><text:span text:style-name="T1">19</text:span></text:span><text:span text:style-name="Default_20_Paragraph_20_Font"><text:span text:style-name="T2"> Filii Merari: Moholi et Musi: hæ cognationes Levi per familias suas. </text:span></text:span><text:span text:style-name="Default_20_Paragraph_20_Font"><text:span text:style-name="T1">20</text:span></text:span><text:span text:style-name="Default_20_Paragraph_20_Font"><text:span text:style-name="T2"> Accepit autem Amram uxorem Jochabed patruelem suam: quæ peperit ei Aaron et Moysen. Fueruntque anni vitæ Amram, centum triginta septem. </text:span></text:span><text:span text:style-name="Default_20_Paragraph_20_Font"><text:span text:style-name="T1">21</text:span></text:span><text:span text:style-name="Default_20_Paragraph_20_Font"><text:span text:style-name="T2"> Filii quoque Isaar: Core, et Nepheg, et Zechri. </text:span></text:span><text:span text:style-name="Default_20_Paragraph_20_Font"><text:span text:style-name="T1">22</text:span></text:span><text:span text:style-name="Default_20_Paragraph_20_Font"><text:span text:style-name="T2"> Filii quoque Oziel: Misaël, et Elisaphan, et Sethri. </text:span></text:span><text:span text:style-name="Default_20_Paragraph_20_Font"><text:span text:style-name="T1">23</text:span></text:span><text:span text:style-name="Default_20_Paragraph_20_Font"><text:span text:style-name="T2"> Accepit autem Aaron uxorem Elisabeth filiam Aminadab, sororem Nahason, quæ peperit ei Nadab, et Abiu, et Eleazar, et Ithamar. </text:span></text:span><text:span text:style-name="Default_20_Paragraph_20_Font"><text:span text:style-name="T1">24</text:span></text:span><text:span text:style-name="Default_20_Paragraph_20_Font"><text:span text:style-name="T2"> Filii quoque Core: Aser, et Elcana, et Abiasaph: hæ sunt cognationes Coritarum. </text:span></text:span><text:span text:style-name="Default_20_Paragraph_20_Font"><text:span text:style-name="T1">25</text:span></text:span><text:span text:style-name="Default_20_Paragraph_20_Font"><text:span text:style-name="T2"> At vero Eleazar filius Aaron accepit uxorem de </text:span></text:span><text:soft-page-break/><text:span text:style-name="Default_20_Paragraph_20_Font"><text:span text:style-name="T2">filiabus Phutiel: quæ peperit ei Phinees. Hi sunt principes familiarum Leviticarum per cognationes suas. </text:span></text:span><text:span text:style-name="Default_20_Paragraph_20_Font"><text:span text:style-name="T1">26</text:span></text:span><text:span text:style-name="Default_20_Paragraph_20_Font"><text:span text:style-name="T2"> Iste est Aaron et Moyses, quibus præcepit Dominus ut educerent filios Israël de terra Ægypti per turmas suas. </text:span></text:span><text:span text:style-name="Default_20_Paragraph_20_Font"><text:span text:style-name="T1">27</text:span></text:span><text:span text:style-name="Default_20_Paragraph_20_Font"><text:span text:style-name="T2"> Hi sunt, qui loquuntur ad Pharaonem regem Ægypti, ut educant filios Israël de Ægypto: iste est Moyses et Aaron, </text:span></text:span><text:span text:style-name="Default_20_Paragraph_20_Font"><text:span text:style-name="T1">28</text:span></text:span><text:span text:style-name="Default_20_Paragraph_20_Font"><text:span text:style-name="T2"> in die qua locutus est Dominus ad Moysen, in terra Ægypti.</text:span></text:span></text:p>
        <text:p text:style-name="P3"><text:span text:style-name="Default_20_Paragraph_20_Font"><text:span text:style-name="T1">29</text:span></text:span><text:span text:style-name="Default_20_Paragraph_20_Font"><text:span text:style-name="T2"> Et locutus est Dominus ad Moysen, dicens: Ego Dominus: loquere ad Pharaonem regem Ægypti, omnia quæ ego loquor tibi. </text:span></text:span><text:span text:style-name="Default_20_Paragraph_20_Font"><text:span text:style-name="T1">30</text:span></text:span><text:span text:style-name="Default_20_Paragraph_20_Font"><text:span text:style-name="T2"> Et ait Moyses coram Domino: En incircumcisus labiis sum, quomodo audiet me Pharao? </text:span></text:span></text:p>
      </text:section>
      <text:section text:style-name="Sect1" text:name="Sect7">
        <text:p text:style-name="P2">Exodus VII</text:p>
        <text:p text:style-name="P3"><text:span text:style-name="Default_20_Paragraph_20_Font"><text:span text:style-name="T1">1</text:span></text:span><text:span text:style-name="Default_20_Paragraph_20_Font"><text:span text:style-name="T2"> Dixitque Dominus ad Moysen: Ecce constitui te Deum Pharaonis: et Aaron frater tuus erit propheta tuus. </text:span></text:span><text:span text:style-name="Default_20_Paragraph_20_Font"><text:span text:style-name="T1">2</text:span></text:span><text:span text:style-name="Default_20_Paragraph_20_Font"><text:span text:style-name="T2"> Tu loqueris ei omnia quæ mando tibi: et ille loquetur ad Pharaonem, ut dimittat filios Israël de terra sua. </text:span></text:span><text:span text:style-name="Default_20_Paragraph_20_Font"><text:span text:style-name="T1">3</text:span></text:span><text:span text:style-name="Default_20_Paragraph_20_Font"><text:span text:style-name="T2"> Sed ego indurabo cor ejus, et multiplicabo signa et ostenta mea in terra Ægypti, </text:span></text:span><text:span text:style-name="Default_20_Paragraph_20_Font"><text:span text:style-name="T1">4</text:span></text:span><text:span text:style-name="Default_20_Paragraph_20_Font"><text:span text:style-name="T2"> et non audiet vos: immittamque manum meam super Ægyptum, et educam exercitum et populum meum filios Israël de terra Ægypti per judicia maxima. </text:span></text:span><text:span text:style-name="Default_20_Paragraph_20_Font"><text:span text:style-name="T1">5</text:span></text:span><text:span text:style-name="Default_20_Paragraph_20_Font"><text:span text:style-name="T2"> Et scient Ægyptii quia ego sum Dominus qui extenderim manum meam super Ægyptum, et eduxerim filios Israël de medio eorum. </text:span></text:span><text:span text:style-name="Default_20_Paragraph_20_Font"><text:span text:style-name="T1">6</text:span></text:span><text:span text:style-name="Default_20_Paragraph_20_Font"><text:span text:style-name="T2"> Fecit itaque Moyses et Aaron sicut præceperat Dominus: ita egerunt. </text:span></text:span><text:span text:style-name="Default_20_Paragraph_20_Font"><text:span text:style-name="T1">7</text:span></text:span><text:span text:style-name="Default_20_Paragraph_20_Font"><text:span text:style-name="T2"> Erat autem Moyses octoginta annorum, et Aaron octoginta trium, quando locuti sunt ad Pharaonem.</text:span></text:span></text:p>
        <text:p text:style-name="P3"><text:span text:style-name="Default_20_Paragraph_20_Font"><text:span text:style-name="T1">8</text:span></text:span><text:span text:style-name="Default_20_Paragraph_20_Font"><text:span text:style-name="T2"> Dixitque Dominus ad Moysen et Aaron: </text:span></text:span><text:span text:style-name="Default_20_Paragraph_20_Font"><text:span text:style-name="T1">9</text:span></text:span><text:span text:style-name="Default_20_Paragraph_20_Font"><text:span text:style-name="T2"> Cum dixerit vobis Pharao, Ostendite signa: dices ad Aaron: Tolle virgam tuam, et projice eam coram Pharaone, ac vertetur in colubrum. </text:span></text:span><text:span text:style-name="Default_20_Paragraph_20_Font"><text:span text:style-name="T1">10</text:span></text:span><text:span text:style-name="Default_20_Paragraph_20_Font"><text:span text:style-name="T2"> Ingressi itaque Moyses et Aaron ad Pharaonem, fecerunt sicut præceperat Dominus: tulitque Aaron virgam coram Pharaone et servis ejus, quæ versa est in colubrum. </text:span></text:span><text:span text:style-name="Default_20_Paragraph_20_Font"><text:span text:style-name="T1">11</text:span></text:span><text:span text:style-name="Default_20_Paragraph_20_Font"><text:span text:style-name="T2"> Vocavit autem Pharao sapientes et maleficos: et fecerunt etiam ipsi per incantationes ægyptiacas et arcana quædam similiter. </text:span></text:span><text:span text:style-name="Default_20_Paragraph_20_Font"><text:span text:style-name="T1">12</text:span></text:span><text:span text:style-name="Default_20_Paragraph_20_Font"><text:span text:style-name="T2"> Projeceruntque singuli virgas suas, quæ versæ sunt in dracones: sed devoravit virga Aaron virgas eorum. </text:span></text:span><text:span text:style-name="Default_20_Paragraph_20_Font"><text:span text:style-name="T1">13</text:span></text:span><text:span text:style-name="Default_20_Paragraph_20_Font"><text:span text:style-name="T2"> Induratumque est cor Pharaonis, et non audivit eos, sicut præceperat Dominus.</text:span></text:span></text:p>
        <text:p text:style-name="P3"><text:span text:style-name="Default_20_Paragraph_20_Font"><text:span text:style-name="T1">14</text:span></text:span><text:span text:style-name="Default_20_Paragraph_20_Font"><text:span text:style-name="T2"> Dixit autem Dominus ad Moysen: Ingravatum est cor Pharaonis: non vult dimittere populum. </text:span></text:span><text:span text:style-name="Default_20_Paragraph_20_Font"><text:span text:style-name="T1">15</text:span></text:span><text:span text:style-name="Default_20_Paragraph_20_Font"><text:span text:style-name="T2"> Vade ad eum mane, ecce egredietur ad aquas: et stabis in occursum ejus super ripam fluminis: et virgam quæ conversa est in draconem, tolles in manu tua. </text:span></text:span><text:span text:style-name="Default_20_Paragraph_20_Font"><text:span text:style-name="T1">16</text:span></text:span><text:span text:style-name="Default_20_Paragraph_20_Font"><text:span text:style-name="T2"> Dicesque ad eum: Dominus Deus Hebræorum misit me ad te, dicens: Dimitte populum meum ut sacrificet mihi in deserto: et usque ad præsens audire noluisti. </text:span></text:span><text:span text:style-name="Default_20_Paragraph_20_Font"><text:span text:style-name="T1">17</text:span></text:span><text:span text:style-name="Default_20_Paragraph_20_Font"><text:span text:style-name="T2"> Hæc igitur dicit Dominus: In hoc scies quod sim Dominus: ecce percutiam virga, quæ in </text:span></text:span><text:soft-page-break/><text:span text:style-name="Default_20_Paragraph_20_Font"><text:span text:style-name="T2">manu mea est, aquam fluminis, et vertetur in sanguinem. </text:span></text:span><text:span text:style-name="Default_20_Paragraph_20_Font"><text:span text:style-name="T1">18</text:span></text:span><text:span text:style-name="Default_20_Paragraph_20_Font"><text:span text:style-name="T2"> Pisces quoque, qui sunt in fluvio, morientur, et computrescent aquæ, et affligentur Ægyptii bibentes aquam fluminis. </text:span></text:span><text:span text:style-name="Default_20_Paragraph_20_Font"><text:span text:style-name="T1">19</text:span></text:span><text:span text:style-name="Default_20_Paragraph_20_Font"><text:span text:style-name="T2"> Dixit quoque Dominus ad Moysen: Dic ad Aaron: Tolle virgam tuam, et extende manum tuam super aquas Ægypti, et super fluvios eorum, et rivos ac paludes, et omnes lacus aquarum, ut vertantur in sanguinem: et sit cruor in omni terra Ægypti, tam in ligneis vasis quam in saxeis. </text:span></text:span><text:span text:style-name="Default_20_Paragraph_20_Font"><text:span text:style-name="T1">20</text:span></text:span><text:span text:style-name="Default_20_Paragraph_20_Font"><text:span text:style-name="T2"> Feceruntque Moyses et Aaron sicut præceperat Dominus: et elevans virgam percussit aquam fluminis coram Pharaone et servis ejus: quæ versa est in sanguinem. </text:span></text:span><text:span text:style-name="Default_20_Paragraph_20_Font"><text:span text:style-name="T1">21</text:span></text:span><text:span text:style-name="Default_20_Paragraph_20_Font"><text:span text:style-name="T2"> Et pisces, qui erant in flumine, mortui sunt: computruitque fluvius, et non poterant Ægyptii bibere aquam fluminis, et fuit sanguis in tota terra Ægypti. </text:span></text:span><text:span text:style-name="Default_20_Paragraph_20_Font"><text:span text:style-name="T1">22</text:span></text:span><text:span text:style-name="Default_20_Paragraph_20_Font"><text:span text:style-name="T2"> Feceruntque similiter malefici Ægyptiorum incantationibus suis: et induratum est cor Pharaonis, nec audivit eos, sicut præceperat Dominus. </text:span></text:span><text:span text:style-name="Default_20_Paragraph_20_Font"><text:span text:style-name="T1">23</text:span></text:span><text:span text:style-name="Default_20_Paragraph_20_Font"><text:span text:style-name="T2"> Avertitque se, et ingressus est domum suam, nec apposuit cor etiam hac vice. </text:span></text:span><text:span text:style-name="Default_20_Paragraph_20_Font"><text:span text:style-name="T1">24</text:span></text:span><text:span text:style-name="Default_20_Paragraph_20_Font"><text:span text:style-name="T2"> Foderunt autem omnes Ægyptii per circuitum fluminis aquam ut biberent: non enim poterant bibere de aqua fluminis. </text:span></text:span><text:span text:style-name="Default_20_Paragraph_20_Font"><text:span text:style-name="T1">25</text:span></text:span><text:span text:style-name="Default_20_Paragraph_20_Font"><text:span text:style-name="T2"> Impletique sunt septem dies, postquam percussit Dominus fluvium. </text:span></text:span></text:p>
      </text:section>
      <text:section text:style-name="Sect1" text:name="Sect8">
        <text:p text:style-name="P2">Exodus VIII</text:p>
        <text:p text:style-name="P3"><text:span text:style-name="Default_20_Paragraph_20_Font"><text:span text:style-name="T1">1</text:span></text:span><text:span text:style-name="Default_20_Paragraph_20_Font"><text:span text:style-name="T2"> Dixit quoque Dominus ad Moysen: Ingredere ad Pharaonem, et dices ad eum: Hæc dicit Dominus: Dimitte populum meum, ut sacrificet mihi: </text:span></text:span><text:span text:style-name="Default_20_Paragraph_20_Font"><text:span text:style-name="T1">2</text:span></text:span><text:span text:style-name="Default_20_Paragraph_20_Font"><text:span text:style-name="T2"> sin autem nolueris dimittere, ecce ego percutiam omnes terminos tuos ranis, </text:span></text:span><text:span text:style-name="Default_20_Paragraph_20_Font"><text:span text:style-name="T1">3</text:span></text:span><text:span text:style-name="Default_20_Paragraph_20_Font"><text:span text:style-name="T2"> et ebulliet fluvius ranis: quæ ascendent, et ingredientur domum tuam, et cubiculum lectuli tui, et super stratum tuum, et in domos servorum tuorum, et in populum tuum, et in furnos tuos, et in reliquias ciborum tuorum: </text:span></text:span><text:span text:style-name="Default_20_Paragraph_20_Font"><text:span text:style-name="T1">4</text:span></text:span><text:span text:style-name="Default_20_Paragraph_20_Font"><text:span text:style-name="T2"> et ad te, et ad populum tuum, et ad omnes servos tuos intrabunt ranæ. </text:span></text:span><text:span text:style-name="Default_20_Paragraph_20_Font"><text:span text:style-name="T1">5</text:span></text:span><text:span text:style-name="Default_20_Paragraph_20_Font"><text:span text:style-name="T2"> Dixitque Dominus ad Moysen: Dic ad Aaron: Extende manum tuam super fluvios ac super rivos et paludes, et educ ranas super terram Ægypti. </text:span></text:span><text:span text:style-name="Default_20_Paragraph_20_Font"><text:span text:style-name="T1">6</text:span></text:span><text:span text:style-name="Default_20_Paragraph_20_Font"><text:span text:style-name="T2"> Et extendit Aaron manum super aquas Ægypti, et ascenderunt ranæ, operueruntque terram Ægypti. </text:span></text:span><text:span text:style-name="Default_20_Paragraph_20_Font"><text:span text:style-name="T1">7</text:span></text:span><text:span text:style-name="Default_20_Paragraph_20_Font"><text:span text:style-name="T2"> Fecerunt autem et malefici per incantationes suas similiter, eduxeruntque ranas super terram Ægypti. </text:span></text:span><text:span text:style-name="Default_20_Paragraph_20_Font"><text:span text:style-name="T1">8</text:span></text:span><text:span text:style-name="Default_20_Paragraph_20_Font"><text:span text:style-name="T2"> Vocavit autem Pharao Moysen et Aaron, et dixit eis: Orate Dominum ut auferat ranas a me et a populo meo, et dimittam populum ut sacrificet Domino. </text:span></text:span><text:span text:style-name="Default_20_Paragraph_20_Font"><text:span text:style-name="T1">9</text:span></text:span><text:span text:style-name="Default_20_Paragraph_20_Font"><text:span text:style-name="T2"> Dixitque Moyses ad Pharaonem: Constitue mihi quando deprecer pro te, et pro servis tuis, et pro populo tuo, ut abigantur ranæ a te, et a domo tua, et a servis tuis, et a populo tuo: et tantum in flumine remaneant. </text:span></text:span><text:span text:style-name="Default_20_Paragraph_20_Font"><text:span text:style-name="T1">10</text:span></text:span><text:span text:style-name="Default_20_Paragraph_20_Font"><text:span text:style-name="T2"> Qui respondit: Cras. At ille: Juxta, inquit, verbum tuum faciam: ut scias quoniam non est sicut Dominus Deus noster. </text:span></text:span><text:span text:style-name="Default_20_Paragraph_20_Font"><text:span text:style-name="T1">11</text:span></text:span><text:span text:style-name="Default_20_Paragraph_20_Font"><text:span text:style-name="T2"> Et recedent ranæ a te, et a domo tua, et a servis tuis, et a populo tuo: et tantum in flumine remanebunt. </text:span></text:span><text:span text:style-name="Default_20_Paragraph_20_Font"><text:span text:style-name="T1">12</text:span></text:span><text:span text:style-name="Default_20_Paragraph_20_Font"><text:span text:style-name="T2"> Egressique sunt Moyses et Aaron a Pharaone: et clamavit Moyses ad Dominum pro sponsione ranarum quam condixerat Pharaoni. </text:span></text:span><text:span text:style-name="Default_20_Paragraph_20_Font"><text:span text:style-name="T1">13</text:span></text:span><text:span text:style-name="Default_20_Paragraph_20_Font"><text:span text:style-name="T2"> Fecitque Dominus juxta verbum Moysi: et mortuæ sunt ranæ de domibus, et de villis, et de agris. </text:span></text:span><text:span text:style-name="Default_20_Paragraph_20_Font"><text:span text:style-name="T1">14</text:span></text:span><text:span text:style-name="Default_20_Paragraph_20_Font"><text:span text:style-name="T2"> Congregaveruntque eas in immensos aggeres, et computruit terra. </text:span></text:span><text:span text:style-name="Default_20_Paragraph_20_Font"><text:span text:style-name="T1">15</text:span></text:span><text:span text:style-name="Default_20_Paragraph_20_Font"><text:span text:style-name="T2"> Videns autem Pharao quod data esset requies, ingravavit cor suum, et non audivit eos, sicut præceperat Dominus.</text:span></text:span></text:p>
        <text:p text:style-name="P3"><text:soft-page-break/><text:span text:style-name="Default_20_Paragraph_20_Font"><text:span text:style-name="T1">16</text:span></text:span><text:span text:style-name="Default_20_Paragraph_20_Font"><text:span text:style-name="T2"> Dixitque Dominus ad Moysen: Loquere ad Aaron: Extende virgam tuam, et percute pulverem terræ: et sint sciniphes in universa terra Ægypti. </text:span></text:span><text:span text:style-name="Default_20_Paragraph_20_Font"><text:span text:style-name="T1">17</text:span></text:span><text:span text:style-name="Default_20_Paragraph_20_Font"><text:span text:style-name="T2"> Feceruntque ita. Et extendit Aaron manum, virgam tenens: percussitque pulverem terræ, et facti sunt sciniphes in hominibus, et in jumentis: omnis pulvis terræ versus est in sciniphes per totam terram Ægypti. </text:span></text:span><text:span text:style-name="Default_20_Paragraph_20_Font"><text:span text:style-name="T1">18</text:span></text:span><text:span text:style-name="Default_20_Paragraph_20_Font"><text:span text:style-name="T2"> Feceruntque similiter malefici incantationibus suis, ut educerent sciniphes, et non potuerunt: erantque sciniphes tam in hominibus quam in jumentis. </text:span></text:span><text:span text:style-name="Default_20_Paragraph_20_Font"><text:span text:style-name="T1">19</text:span></text:span><text:span text:style-name="Default_20_Paragraph_20_Font"><text:span text:style-name="T2"> Et dixerunt malefici ad Pharaonem: Digitus Dei est hic; induratumque est cor Pharaonis, et non audivit eos sicut præceperat Dominus.</text:span></text:span></text:p>
        <text:p text:style-name="P3"><text:span text:style-name="Default_20_Paragraph_20_Font"><text:span text:style-name="T1">20</text:span></text:span><text:span text:style-name="Default_20_Paragraph_20_Font"><text:span text:style-name="T2"> Dixit quoque Dominus ad Moysen: Consurge diluculo, et sta coram Pharaone: egredietur enim ad aquas: et dices ad eum: Hæc dicit Dominus: Dimitte populum meum ut sacrificet mihi. </text:span></text:span><text:span text:style-name="Default_20_Paragraph_20_Font"><text:span text:style-name="T1">21</text:span></text:span><text:span text:style-name="Default_20_Paragraph_20_Font"><text:span text:style-name="T2"> Quod si non dimiseris eum, ecce ego immittam in te, et in servos tuos, et in populum tuum, et in domos tuas, omne genus muscarum: et implebuntur domus Ægyptiorum muscis diversi generis, et universa terra in qua fuerint. </text:span></text:span><text:span text:style-name="Default_20_Paragraph_20_Font"><text:span text:style-name="T1">22</text:span></text:span><text:span text:style-name="Default_20_Paragraph_20_Font"><text:span text:style-name="T2"> Faciamque mirabilem in die illa terram Gessen, in qua populus meus est, ut non sint ibi muscæ: et scias quoniam ego Dominus in medio terræ. </text:span></text:span><text:span text:style-name="Default_20_Paragraph_20_Font"><text:span text:style-name="T1">23</text:span></text:span><text:span text:style-name="Default_20_Paragraph_20_Font"><text:span text:style-name="T2"> Ponamque divisionem inter populum meum et populum tuum: cras erit signum istud. </text:span></text:span><text:span text:style-name="Default_20_Paragraph_20_Font"><text:span text:style-name="T1">24</text:span></text:span><text:span text:style-name="Default_20_Paragraph_20_Font"><text:span text:style-name="T2"> Fecitque Dominus ita. Et venit musca gravissima in domos Pharaonis et servorum ejus, et in omnem terram Ægypti: corruptaque est terra ab hujuscemodi muscis. </text:span></text:span><text:span text:style-name="Default_20_Paragraph_20_Font"><text:span text:style-name="T1">25</text:span></text:span><text:span text:style-name="Default_20_Paragraph_20_Font"><text:span text:style-name="T2"> Vocavitque Pharao Moysen et Aaron, et ait eis: Ite et sacrificate Deo vestro in terra hac. </text:span></text:span><text:span text:style-name="Default_20_Paragraph_20_Font"><text:span text:style-name="T1">26</text:span></text:span><text:span text:style-name="Default_20_Paragraph_20_Font"><text:span text:style-name="T2"> Et ait Moyses: Non potest ita fieri: abominationes enim Ægyptiorum immolabimus Domino Deo nostro: quod si mactaverimus ea quæ colunt Ægyptii coram eis, lapidibus nos obruent. </text:span></text:span><text:span text:style-name="Default_20_Paragraph_20_Font"><text:span text:style-name="T1">27</text:span></text:span><text:span text:style-name="Default_20_Paragraph_20_Font"><text:span text:style-name="T2"> Viam trium dierum pergemus in solitudinem: et sacrificabimus Domino Deo nostro, sicut præcepit nobis. </text:span></text:span><text:span text:style-name="Default_20_Paragraph_20_Font"><text:span text:style-name="T1">28</text:span></text:span><text:span text:style-name="Default_20_Paragraph_20_Font"><text:span text:style-name="T2"> Dixitque Pharao: Ego dimittam vos ut sacrificetis Domino Deo vestro in deserto: verumtamen longius ne abeatis, rogate pro me. </text:span></text:span><text:span text:style-name="Default_20_Paragraph_20_Font"><text:span text:style-name="T1">29</text:span></text:span><text:span text:style-name="Default_20_Paragraph_20_Font"><text:span text:style-name="T2"> At ait Moyses: Egressus a te, orabo Dominum: et recedet musca a Pharaone, et a servis suis, et a populo ejus cras: verumtamen noli ultra fallere, ut non dimittas populum sacrificare Domino. </text:span></text:span><text:span text:style-name="Default_20_Paragraph_20_Font"><text:span text:style-name="T1">30</text:span></text:span><text:span text:style-name="Default_20_Paragraph_20_Font"><text:span text:style-name="T2"> Egressusque Moyses a Pharaone, oravit Dominum. </text:span></text:span><text:span text:style-name="Default_20_Paragraph_20_Font"><text:span text:style-name="T1">31</text:span></text:span><text:span text:style-name="Default_20_Paragraph_20_Font"><text:span text:style-name="T2"> Qui fecit juxta verbum illius, et abstulit muscas a Pharaone, et a servis suis, et a populo ejus: non superfuit ne una quidem. </text:span></text:span><text:span text:style-name="Default_20_Paragraph_20_Font"><text:span text:style-name="T1">32</text:span></text:span><text:span text:style-name="Default_20_Paragraph_20_Font"><text:span text:style-name="T2"> Et ingravatum est cor Pharaonis, ita ut nec hac quidem vice dimitteret populum. </text:span></text:span></text:p>
      </text:section>
      <text:section text:style-name="Sect1" text:name="Sect9">
        <text:p text:style-name="P2">Exodus IX</text:p>
        <text:p text:style-name="P3"><text:span text:style-name="Default_20_Paragraph_20_Font"><text:span text:style-name="T1">1</text:span></text:span><text:span text:style-name="Default_20_Paragraph_20_Font"><text:span text:style-name="T2"> Dixit autem Dominus ad Moysen: Ingredere ad Pharaonem, et loquere ad eum: Hæc dicit Dominus Deus Hebræorum: Dimitte populum meum ut sacrificet mihi. </text:span></text:span><text:span text:style-name="Default_20_Paragraph_20_Font"><text:span text:style-name="T1">2</text:span></text:span><text:span text:style-name="Default_20_Paragraph_20_Font"><text:span text:style-name="T2"> Quod si adhuc renuis, et retines eos, </text:span></text:span><text:span text:style-name="Default_20_Paragraph_20_Font"><text:span text:style-name="T1">3</text:span></text:span><text:span text:style-name="Default_20_Paragraph_20_Font"><text:span text:style-name="T2"> ecce manus mea erit super agros tuos, et super equos, et asinos, et camelos, et boves, et oves, pestis valde gravis. </text:span></text:span><text:span text:style-name="Default_20_Paragraph_20_Font"><text:span text:style-name="T1">4</text:span></text:span><text:span text:style-name="Default_20_Paragraph_20_Font"><text:span text:style-name="T2"> Et faciet Dominus mirabile inter possessiones Israël et possessiones Ægyptiorum, ut nihil omnino pereat ex eis quæ pertinent ad filios Israël. </text:span></text:span><text:span text:style-name="Default_20_Paragraph_20_Font"><text:span text:style-name="T1">5</text:span></text:span><text:span text:style-name="Default_20_Paragraph_20_Font"><text:span text:style-name="T2"> Constituitque Dominus tempus, dicens: Cras faciet </text:span></text:span><text:soft-page-break/><text:span text:style-name="Default_20_Paragraph_20_Font"><text:span text:style-name="T2">Dominus verbum istud in terra. </text:span></text:span><text:span text:style-name="Default_20_Paragraph_20_Font"><text:span text:style-name="T1">6</text:span></text:span><text:span text:style-name="Default_20_Paragraph_20_Font"><text:span text:style-name="T2"> Fecit ergo Dominus verbum hoc altera die: mortuaque sunt omnia animantia Ægyptiorum; de animalibus vero filiorum Israël, nihil omnino periit. </text:span></text:span><text:span text:style-name="Default_20_Paragraph_20_Font"><text:span text:style-name="T1">7</text:span></text:span><text:span text:style-name="Default_20_Paragraph_20_Font"><text:span text:style-name="T2"> Et misit Pharao ad videndum: nec erat quidquam mortuum de his quæ possidebat Israël. Ingravatumque est cor Pharaonis, et non dimisit populum.</text:span></text:span></text:p>
        <text:p text:style-name="P3"><text:span text:style-name="Default_20_Paragraph_20_Font"><text:span text:style-name="T1">8</text:span></text:span><text:span text:style-name="Default_20_Paragraph_20_Font"><text:span text:style-name="T2"> Et dixit Dominus ad Moysen et Aaron: Tollite plenas manus cineris de camino, et spargat illum Moyses in cælum coram Pharaone. </text:span></text:span><text:span text:style-name="Default_20_Paragraph_20_Font"><text:span text:style-name="T1">9</text:span></text:span><text:span text:style-name="Default_20_Paragraph_20_Font"><text:span text:style-name="T2"> Sitque pulvis super omnem terram Ægypti: erunt enim in hominibus et jumentis ulcera, et vesicæ turgentes in universa terra Ægypti. </text:span></text:span><text:span text:style-name="Default_20_Paragraph_20_Font"><text:span text:style-name="T1">10</text:span></text:span><text:span text:style-name="Default_20_Paragraph_20_Font"><text:span text:style-name="T2"> Tuleruntque cinerem de camino, et steterunt coram Pharaone, et sparsit illum Moyses in cælum: factaque sunt ulcera vesicarum turgentium in hominibus et jumentis: </text:span></text:span><text:span text:style-name="Default_20_Paragraph_20_Font"><text:span text:style-name="T1">11</text:span></text:span><text:span text:style-name="Default_20_Paragraph_20_Font"><text:span text:style-name="T2"> nec poterant malefici stare coram Moyse propter ulcera quæ in illis erant, et in omni terra Ægypti. </text:span></text:span><text:span text:style-name="Default_20_Paragraph_20_Font"><text:span text:style-name="T1">12</text:span></text:span><text:span text:style-name="Default_20_Paragraph_20_Font"><text:span text:style-name="T2"> Induravitque Dominus cor Pharaonis, et non audivit eos, sicut locutus est Dominus ad Moysen.</text:span></text:span></text:p>
        <text:p text:style-name="P3"><text:span text:style-name="Default_20_Paragraph_20_Font"><text:span text:style-name="T1">13</text:span></text:span><text:span text:style-name="Default_20_Paragraph_20_Font"><text:span text:style-name="T2"> Dixitque Dominus ad Moysen: Mane consurge, et sta coram Pharaone, et dices ad eum: Hæc dicit Dominus Deus Hebræorum: Dimitte populum meum ut sacrificet mihi. </text:span></text:span><text:span text:style-name="Default_20_Paragraph_20_Font"><text:span text:style-name="T1">14</text:span></text:span><text:span text:style-name="Default_20_Paragraph_20_Font"><text:span text:style-name="T2"> Quia in hac vice mittam omnes plagas meas super cor tuum, et super servos tuos, et super populum tuum: ut scias quod non sit similis mei in omni terra. </text:span></text:span><text:span text:style-name="Default_20_Paragraph_20_Font"><text:span text:style-name="T1">15</text:span></text:span><text:span text:style-name="Default_20_Paragraph_20_Font"><text:span text:style-name="T2"> Nunc enim extendens manum percutiam te, et populum tuum peste, peribisque de terra. </text:span></text:span><text:span text:style-name="Default_20_Paragraph_20_Font"><text:span text:style-name="T1">16</text:span></text:span><text:span text:style-name="Default_20_Paragraph_20_Font"><text:span text:style-name="T2"> Idcirco autem posui te, ut ostendam in te fortitudinem meam, et narretur nomen meum in omni terra. </text:span></text:span><text:span text:style-name="Default_20_Paragraph_20_Font"><text:span text:style-name="T1">17</text:span></text:span><text:span text:style-name="Default_20_Paragraph_20_Font"><text:span text:style-name="T2"> Adhuc retines populum meum, et non vis dimittere eum? </text:span></text:span><text:span text:style-name="Default_20_Paragraph_20_Font"><text:span text:style-name="T1">18</text:span></text:span><text:span text:style-name="Default_20_Paragraph_20_Font"><text:span text:style-name="T2"> En pluam cras hac ipsa hora grandinem multam nimis, qualis non fuit in Ægypto a die qua fundata est, usque in præsens tempus. </text:span></text:span><text:span text:style-name="Default_20_Paragraph_20_Font"><text:span text:style-name="T1">19</text:span></text:span><text:span text:style-name="Default_20_Paragraph_20_Font"><text:span text:style-name="T2"> Mitte ergo jam nunc, et congrega jumenta tua, et omnia quæ habes in agro: homines enim, et jumenta, et universa quæ inventa fuerint foris, nec congregata de agris, cecideritque super ea grando, morientur. </text:span></text:span><text:span text:style-name="Default_20_Paragraph_20_Font"><text:span text:style-name="T1">20</text:span></text:span><text:span text:style-name="Default_20_Paragraph_20_Font"><text:span text:style-name="T2"> Qui timuit verbum Domini de servis Pharaonis, facit confugere servos suos et jumenta in domos: </text:span></text:span><text:span text:style-name="Default_20_Paragraph_20_Font"><text:span text:style-name="T1">21</text:span></text:span><text:span text:style-name="Default_20_Paragraph_20_Font"><text:span text:style-name="T2"> qui autem neglexit sermonem Domini, dimisit servos suos et jumenta in agris. </text:span></text:span><text:span text:style-name="Default_20_Paragraph_20_Font"><text:span text:style-name="T1">22</text:span></text:span><text:span text:style-name="Default_20_Paragraph_20_Font"><text:span text:style-name="T2"> Et dixit Dominus ad Moysen: Extende manum tuam in cælum, ut fiat grando in universa terra Ægypti super homines, et super jumenta, et super omnem herbam agri in terra Ægypti. </text:span></text:span><text:span text:style-name="Default_20_Paragraph_20_Font"><text:span text:style-name="T1">23</text:span></text:span><text:span text:style-name="Default_20_Paragraph_20_Font"><text:span text:style-name="T2"> Extenditque Moyses virgam in cælum, et Dominus dedit tonitrua, et grandinem, ac discurrentia fulgura super terram: pluitque Dominus grandinem super terram Ægypti. </text:span></text:span><text:span text:style-name="Default_20_Paragraph_20_Font"><text:span text:style-name="T1">24</text:span></text:span><text:span text:style-name="Default_20_Paragraph_20_Font"><text:span text:style-name="T2"> Et grando et ignis mista pariter ferebantur: tantæque fuit magnitudinis, quanta ante numquam apparuit in universa terra Ægypti ex quo gens illa condita est. </text:span></text:span><text:span text:style-name="Default_20_Paragraph_20_Font"><text:span text:style-name="T1">25</text:span></text:span><text:span text:style-name="Default_20_Paragraph_20_Font"><text:span text:style-name="T2"> Et percussit grando in omni terra Ægypti cuncta quæ fuerunt in agris, ab homine usque ad jumentum: cunctamque herbam agri percussit grando, et omne lignum regionis confregit. </text:span></text:span><text:span text:style-name="Default_20_Paragraph_20_Font"><text:span text:style-name="T1">26</text:span></text:span><text:span text:style-name="Default_20_Paragraph_20_Font"><text:span text:style-name="T2"> Tantum in terra Gessen, ubi erant filii Israël, grando non cecidit. </text:span></text:span><text:span text:style-name="Default_20_Paragraph_20_Font"><text:span text:style-name="T1">27</text:span></text:span><text:span text:style-name="Default_20_Paragraph_20_Font"><text:span text:style-name="T2"> Misitque Pharao, et vocavit Moysen et Aaron, dicens ad eos: Peccavi etiam nunc: Dominus justus; ego et populus meus, impii. </text:span></text:span><text:span text:style-name="Default_20_Paragraph_20_Font"><text:span text:style-name="T1">28</text:span></text:span><text:span text:style-name="Default_20_Paragraph_20_Font"><text:span text:style-name="T2"> Orate Dominum ut desinant tonitrua Dei, et grando: ut dimittam vos, et nequaquam hic ultra maneatis. </text:span></text:span><text:span text:style-name="Default_20_Paragraph_20_Font"><text:span text:style-name="T1">29</text:span></text:span><text:span text:style-name="Default_20_Paragraph_20_Font"><text:span text:style-name="T2"> Ait Moyses: Cum egressus fuero de urbe, extendam palmas meas ad Dominum, et cessabunt tonitrua, et grando non erit, ut scias quia Domini est terra: </text:span></text:span><text:span text:style-name="Default_20_Paragraph_20_Font"><text:span text:style-name="T1">30</text:span></text:span><text:span text:style-name="Default_20_Paragraph_20_Font"><text:span text:style-name="T2"> novi autem quod et tu et servi tui necdum timeatis Dominum Deum. </text:span></text:span><text:span text:style-name="Default_20_Paragraph_20_Font"><text:span text:style-name="T1">31</text:span></text:span><text:span text:style-name="Default_20_Paragraph_20_Font"><text:span text:style-name="T2"> Linum ergo et hordeum læsum est, eo quod hordeum esset virens, et linum jam folliculos germinaret: </text:span></text:span><text:soft-page-break/><text:span text:style-name="Default_20_Paragraph_20_Font"><text:span text:style-name="T1">32</text:span></text:span><text:span text:style-name="Default_20_Paragraph_20_Font"><text:span text:style-name="T2"> triticum autem et far non sunt læsa, quia serotina erant. </text:span></text:span><text:span text:style-name="Default_20_Paragraph_20_Font"><text:span text:style-name="T1">33</text:span></text:span><text:span text:style-name="Default_20_Paragraph_20_Font"><text:span text:style-name="T2"> Egressusque Moyses a Pharaone ex urbe, tetendit manus ad Dominum: et cessaverunt tonitrua et grando, nec ultra stillavit pluvia super terram. </text:span></text:span><text:span text:style-name="Default_20_Paragraph_20_Font"><text:span text:style-name="T1">34</text:span></text:span><text:span text:style-name="Default_20_Paragraph_20_Font"><text:span text:style-name="T2"> Videns autem Pharao quod cessasset pluvia, et grando, et tonitrua, auxit peccatum: </text:span></text:span><text:span text:style-name="Default_20_Paragraph_20_Font"><text:span text:style-name="T1">35</text:span></text:span><text:span text:style-name="Default_20_Paragraph_20_Font"><text:span text:style-name="T2"> et ingravatum est cor ejus, et servorum illius, et induratum nimis: nec dimisit filios Israël, sicut præceperat Dominus per manum Moysi. </text:span></text:span></text:p>
      </text:section>
      <text:section text:style-name="Sect1" text:name="Sect10">
        <text:p text:style-name="P2">Exodus X</text:p>
        <text:p text:style-name="P3"><text:span text:style-name="Default_20_Paragraph_20_Font"><text:span text:style-name="T1">1</text:span></text:span><text:span text:style-name="Default_20_Paragraph_20_Font"><text:span text:style-name="T2"> Et dixit Dominus ad Moysen: Egredere ad Pharaonem: ego enim induravi cor ejus, et servorum illius, ut faciam signa mea hæc in eo: </text:span></text:span><text:span text:style-name="Default_20_Paragraph_20_Font"><text:span text:style-name="T1">2</text:span></text:span><text:span text:style-name="Default_20_Paragraph_20_Font"><text:span text:style-name="T2"> et narres in auribus filii tui, et nepotum tuorum, quoties contriverim Ægyptios, et signa mea fecerim in eis: et sciatis quia ego Dominus. </text:span></text:span><text:span text:style-name="Default_20_Paragraph_20_Font"><text:span text:style-name="T1">3</text:span></text:span><text:span text:style-name="Default_20_Paragraph_20_Font"><text:span text:style-name="T2"> Introierunt ergo Moyses et Aaron ad Pharaonem, et dixerunt ei: Hæc dicit Dominus Deus Hebræorum: Usquequo non vis subjici mihi? dimitte populum meum, ut sacrificet mihi. </text:span></text:span><text:span text:style-name="Default_20_Paragraph_20_Font"><text:span text:style-name="T1">4</text:span></text:span><text:span text:style-name="Default_20_Paragraph_20_Font"><text:span text:style-name="T2"> Sin autem resistis, et non vis dimittere eum: ecce ego inducam cras locustam in fines tuos: </text:span></text:span><text:span text:style-name="Default_20_Paragraph_20_Font"><text:span text:style-name="T1">5</text:span></text:span><text:span text:style-name="Default_20_Paragraph_20_Font"><text:span text:style-name="T2"> quæ operiat superficiem terræ, ne quidquam ejus appareat, sed comedatur quod residuum fuerit grandini: corrodet enim omnia ligna quæ germinant in agris. </text:span></text:span><text:span text:style-name="Default_20_Paragraph_20_Font"><text:span text:style-name="T1">6</text:span></text:span><text:span text:style-name="Default_20_Paragraph_20_Font"><text:span text:style-name="T2"> Et implebunt domos tuas, et servorum tuorum, et omnium Ægyptiorum, quantam non viderunt patres tui, et avi, ex quo orti sunt super terram, usque in præsentem diem. Avertitque se, et egressus est a Pharaone. </text:span></text:span><text:span text:style-name="Default_20_Paragraph_20_Font"><text:span text:style-name="T1">7</text:span></text:span><text:span text:style-name="Default_20_Paragraph_20_Font"><text:span text:style-name="T2"> Dixerunt autem servi Pharaonis ad eum: Usquequo patiemur hoc scandalum? dimitte homines, ut sacrificent Domino Deo suo; nonne vides quod perierit Ægyptus? </text:span></text:span><text:span text:style-name="Default_20_Paragraph_20_Font"><text:span text:style-name="T1">8</text:span></text:span><text:span text:style-name="Default_20_Paragraph_20_Font"><text:span text:style-name="T2"> Revocaveruntque Moysen et Aaron ad Pharaonem: qui dixit eis: Ite, sacrificate Domino Deo vestro: quinam sunt qui ituri sunt? </text:span></text:span><text:span text:style-name="Default_20_Paragraph_20_Font"><text:span text:style-name="T1">9</text:span></text:span><text:span text:style-name="Default_20_Paragraph_20_Font"><text:span text:style-name="T2"> Ait Moyses: Cum parvulis nostris, et senioribus pergemus, cum filiis et filiabus, cum ovibus et armentis: est enim solemnitas Domini Dei nostri. </text:span></text:span><text:span text:style-name="Default_20_Paragraph_20_Font"><text:span text:style-name="T1">10</text:span></text:span><text:span text:style-name="Default_20_Paragraph_20_Font"><text:span text:style-name="T2"> Et respondit Pharao: Sic Dominus sit vobiscum, quomodo ego dimittam vos, et parvulos vestros, cui dubium est quod pessime cogitetis? </text:span></text:span><text:span text:style-name="Default_20_Paragraph_20_Font"><text:span text:style-name="T1">11</text:span></text:span><text:span text:style-name="Default_20_Paragraph_20_Font"><text:span text:style-name="T2"> non fiet ita, sed ite tantum viri, et sacrificate Domino: hoc enim et ipsi petistis. Statimque ejecti sunt de conspectu Pharaonis. </text:span></text:span><text:span text:style-name="Default_20_Paragraph_20_Font"><text:span text:style-name="T1">12</text:span></text:span><text:span text:style-name="Default_20_Paragraph_20_Font"><text:span text:style-name="T2"> Dixit autem Dominus ad Moysen: Extende manum tuam super terram Ægypti ad locustam, ut ascendat super eam, et devoret omnem herbam quæ residua fuerit grandini. </text:span></text:span><text:span text:style-name="Default_20_Paragraph_20_Font"><text:span text:style-name="T1">13</text:span></text:span><text:span text:style-name="Default_20_Paragraph_20_Font"><text:span text:style-name="T2"> Et extendit Moyses virgam super terram Ægypti: et Dominus induxit ventum urentem tota die illa et nocte: et mane facto, ventus urens levavit locustas. </text:span></text:span><text:span text:style-name="Default_20_Paragraph_20_Font"><text:span text:style-name="T1">14</text:span></text:span><text:span text:style-name="Default_20_Paragraph_20_Font"><text:span text:style-name="T2"> Quæ ascenderunt super universam terram Ægypti: et sederunt in cunctis finibus Ægyptiorum innumerabiles, quales ante illud tempus non fuerant, nec postea futuræ sunt. </text:span></text:span><text:span text:style-name="Default_20_Paragraph_20_Font"><text:span text:style-name="T1">15</text:span></text:span><text:span text:style-name="Default_20_Paragraph_20_Font"><text:span text:style-name="T2"> Operueruntque universam superficiem terræ, vastantes omnia. Devorata est igitur herba terræ, et quidquid pomorum in arboribus fuit, quæ grando dimiserat: nihilque omnino virens relictum est in lignis et in herbis terræ, in cuncta Ægypto. </text:span></text:span><text:span text:style-name="Default_20_Paragraph_20_Font"><text:span text:style-name="T1">16</text:span></text:span><text:span text:style-name="Default_20_Paragraph_20_Font"><text:span text:style-name="T2"> Quam ob rem festinus Pharao vocavit Moysen et Aaron, et dixit eis: Peccavi in Dominum Deum vestrum, et in vos. </text:span></text:span><text:span text:style-name="Default_20_Paragraph_20_Font"><text:span text:style-name="T1">17</text:span></text:span><text:span text:style-name="Default_20_Paragraph_20_Font"><text:span text:style-name="T2"> Sed nunc dimittite peccatum mihi etiam hac vice, et rogate Dominum Deum vestrum, ut auferat a me mortem istam. </text:span></text:span><text:span text:style-name="Default_20_Paragraph_20_Font"><text:span text:style-name="T1">18</text:span></text:span><text:span text:style-name="Default_20_Paragraph_20_Font"><text:span text:style-name="T2"> Egressusque Moyses de conspectu Pharaonis, oravit Dominum. </text:span></text:span><text:span text:style-name="Default_20_Paragraph_20_Font"><text:span text:style-name="T1">19</text:span></text:span><text:span text:style-name="Default_20_Paragraph_20_Font"><text:span text:style-name="T2"> Qui flare fecit ventum ab occidente vehementissimum, et arreptam locustam projecit in mare Rubrum: non remansit ne una quidem in cunctis finibus Ægypti. </text:span></text:span><text:span text:style-name="Default_20_Paragraph_20_Font"><text:span text:style-name="T1">20</text:span></text:span><text:span text:style-name="Default_20_Paragraph_20_Font"><text:span text:style-name="T2"> Et induravit Dominus cor Pharaonis, nec dimisit filios Israël.</text:span></text:span></text:p>
        <text:p text:style-name="P3"><text:soft-page-break/><text:span text:style-name="Default_20_Paragraph_20_Font"><text:span text:style-name="T1">21</text:span></text:span><text:span text:style-name="Default_20_Paragraph_20_Font"><text:span text:style-name="T2"> Dixit autem Dominus ad Moysen: Extende manum tuam in cælum: et sint tenebræ super terram Ægypti tam densæ, ut palpari queant. </text:span></text:span><text:span text:style-name="Default_20_Paragraph_20_Font"><text:span text:style-name="T1">22</text:span></text:span><text:span text:style-name="Default_20_Paragraph_20_Font"><text:span text:style-name="T2"> Extenditque Moyses manum in cælum: et factæ sunt tenebræ horribiles in universa terra Ægypti tribus diebus. </text:span></text:span><text:span text:style-name="Default_20_Paragraph_20_Font"><text:span text:style-name="T1">23</text:span></text:span><text:span text:style-name="Default_20_Paragraph_20_Font"><text:span text:style-name="T2"> Nemo vidit fratrem suum, nec movit se de loco in quo erat: ubicumque autem habitabant filii Israël, lux erat. </text:span></text:span><text:span text:style-name="Default_20_Paragraph_20_Font"><text:span text:style-name="T1">24</text:span></text:span><text:span text:style-name="Default_20_Paragraph_20_Font"><text:span text:style-name="T2"> Vocavitque Pharao Moysen et Aaron, et dixit eis: Ite, sacrificate Domino: oves tantum vestræ et armenta remaneant, parvuli vestri eant vobiscum. </text:span></text:span><text:span text:style-name="Default_20_Paragraph_20_Font"><text:span text:style-name="T1">25</text:span></text:span><text:span text:style-name="Default_20_Paragraph_20_Font"><text:span text:style-name="T2"> Ait Moyses: Hostias quoque et holocausta dabis nobis, quæ offeramus Domino Deo nostro. </text:span></text:span><text:span text:style-name="Default_20_Paragraph_20_Font"><text:span text:style-name="T1">26</text:span></text:span><text:span text:style-name="Default_20_Paragraph_20_Font"><text:span text:style-name="T2"> Cuncti greges pergent nobiscum; non remanebit ex eis ungula: quæ necessaria sunt in cultum Domini Dei nostri: præsertim cum ignoremus quid debeat immolari, donec ad ipsum locum perveniamus. </text:span></text:span><text:span text:style-name="Default_20_Paragraph_20_Font"><text:span text:style-name="T1">27</text:span></text:span><text:span text:style-name="Default_20_Paragraph_20_Font"><text:span text:style-name="T2"> Induravit autem Dominus cor Pharaonis, et noluit dimittere eos. </text:span></text:span><text:span text:style-name="Default_20_Paragraph_20_Font"><text:span text:style-name="T1">28</text:span></text:span><text:span text:style-name="Default_20_Paragraph_20_Font"><text:span text:style-name="T2"> Dixitque Pharao ad Moysen: Recede a me, et cave ne ultra videas faciem meam: quocumque die apparueris mihi, morieris. </text:span></text:span><text:span text:style-name="Default_20_Paragraph_20_Font"><text:span text:style-name="T1">29</text:span></text:span><text:span text:style-name="Default_20_Paragraph_20_Font"><text:span text:style-name="T2"> Respondit Moyses: Ita fiet ut locutus es: non videbo ultra faciem tuam. </text:span></text:span></text:p>
      </text:section>
      <text:section text:style-name="Sect1" text:name="Sect11">
        <text:p text:style-name="P2">Exodus XI</text:p>
        <text:p text:style-name="P3"><text:span text:style-name="Default_20_Paragraph_20_Font"><text:span text:style-name="T1">1</text:span></text:span><text:span text:style-name="Default_20_Paragraph_20_Font"><text:span text:style-name="T2"> Et dixit Dominus ad Moysen: Adhuc una plaga tangam Pharaonem et Ægyptum, et post hæc dimittet vos, et exire compellet. </text:span></text:span><text:span text:style-name="Default_20_Paragraph_20_Font"><text:span text:style-name="T1">2</text:span></text:span><text:span text:style-name="Default_20_Paragraph_20_Font"><text:span text:style-name="T2"> Dices ergo omni plebi ut postulet vir ab amico suo, et mulier a vicina sua, vasa argentea et aurea. </text:span></text:span><text:span text:style-name="Default_20_Paragraph_20_Font"><text:span text:style-name="T1">3</text:span></text:span><text:span text:style-name="Default_20_Paragraph_20_Font"><text:span text:style-name="T2"> Dabit autem Dominus gratiam populo suo coram Ægyptiis. Fuitque Moyses vir magnus valde in terra Ægypti coram servis Pharaonis et omni populo. </text:span></text:span><text:span text:style-name="Default_20_Paragraph_20_Font"><text:span text:style-name="T1">4</text:span></text:span><text:span text:style-name="Default_20_Paragraph_20_Font"><text:span text:style-name="T2"> Et ait: Hæc dicit Dominus: Media nocte egrediar in Ægyptum: </text:span></text:span><text:span text:style-name="Default_20_Paragraph_20_Font"><text:span text:style-name="T1">5</text:span></text:span><text:span text:style-name="Default_20_Paragraph_20_Font"><text:span text:style-name="T2"> et morietur omne primogenitum in terra Ægyptiorum, a primogenito Pharaonis, qui sedet in solio ejus, usque ad primogenitum ancillæ quæ est ad molam, et omnia primogenita jumentorum. </text:span></text:span><text:span text:style-name="Default_20_Paragraph_20_Font"><text:span text:style-name="T1">6</text:span></text:span><text:span text:style-name="Default_20_Paragraph_20_Font"><text:span text:style-name="T2"> Eritque clamor magnus in universa terra Ægypti, qualis nec ante fuit, nec postea futurus est. </text:span></text:span><text:span text:style-name="Default_20_Paragraph_20_Font"><text:span text:style-name="T1">7</text:span></text:span><text:span text:style-name="Default_20_Paragraph_20_Font"><text:span text:style-name="T2"> Apud omnes autem filios Israël non mutiet canis ab homine usque ad pecus: ut sciatis quanto miraculo dividat Dominus Ægyptios et Israël. </text:span></text:span><text:span text:style-name="Default_20_Paragraph_20_Font"><text:span text:style-name="T1">8</text:span></text:span><text:span text:style-name="Default_20_Paragraph_20_Font"><text:span text:style-name="T2"> Descendentque omnes servi tui isti ad me, et adorabunt me, dicentes: Egredere tu, et omnis populus qui subjectus est tibi: post hæc egrediemur. </text:span></text:span><text:span text:style-name="Default_20_Paragraph_20_Font"><text:span text:style-name="T1">9</text:span></text:span><text:span text:style-name="Default_20_Paragraph_20_Font"><text:span text:style-name="T2"> Et exivit a Pharaone iratus nimis. Dixit autem Dominus ad Moysen: Non audiet vos Pharao ut multa signa fiant in terra Ægypti. </text:span></text:span><text:span text:style-name="Default_20_Paragraph_20_Font"><text:span text:style-name="T1">10</text:span></text:span><text:span text:style-name="Default_20_Paragraph_20_Font"><text:span text:style-name="T2"> Moyses autem et Aaron fecerunt omnia ostenta, quæ scripta sunt, coram Pharaone. Et induravit Dominus cor Pharaonis, nec dimisit filios Israël de terra sua. </text:span></text:span></text:p>
      </text:section>
      <text:section text:style-name="Sect1" text:name="Sect12">
        <text:p text:style-name="P2">Exodus XII</text:p>
        <text:p text:style-name="P3"><text:span text:style-name="Default_20_Paragraph_20_Font"><text:span text:style-name="T1">1</text:span></text:span><text:span text:style-name="Default_20_Paragraph_20_Font"><text:span text:style-name="T2"> Dixit quoque Dominus ad Moysen et Aaron in terra Ægypti: </text:span></text:span><text:span text:style-name="Default_20_Paragraph_20_Font"><text:span text:style-name="T1">2</text:span></text:span><text:span text:style-name="Default_20_Paragraph_20_Font"><text:span text:style-name="T2"> Mensis iste, vobis principium mensium: primus erit in mensibus anni. </text:span></text:span><text:span text:style-name="Default_20_Paragraph_20_Font"><text:span text:style-name="T1">3</text:span></text:span><text:span text:style-name="Default_20_Paragraph_20_Font"><text:span text:style-name="T2"> Loquimini ad universum cœtum filiorum Israël, et dicite eis: Decima die mensis hujus tollat unusquisque agnum per familias et domos suas. </text:span></text:span><text:span text:style-name="Default_20_Paragraph_20_Font"><text:span text:style-name="T1">4</text:span></text:span><text:span text:style-name="Default_20_Paragraph_20_Font"><text:span text:style-name="T2"> Sin autem minor est numerus ut sufficere possit ad vescendum agnum, assumet vicinum suum qui </text:span></text:span><text:soft-page-break/><text:span text:style-name="Default_20_Paragraph_20_Font"><text:span text:style-name="T2">junctus est domui suæ, juxta numerum animarum quæ sufficere possunt ad esum agni. </text:span></text:span><text:span text:style-name="Default_20_Paragraph_20_Font"><text:span text:style-name="T1">5</text:span></text:span><text:span text:style-name="Default_20_Paragraph_20_Font"><text:span text:style-name="T2"> Erit autem agnus absque macula, masculus, anniculus: juxta quem ritum tolletis et hædum. </text:span></text:span><text:span text:style-name="Default_20_Paragraph_20_Font"><text:span text:style-name="T1">6</text:span></text:span><text:span text:style-name="Default_20_Paragraph_20_Font"><text:span text:style-name="T2"> Et servabitis eum usque ad quartamdecimam diem mensis hujus: immolabitque eum universa multitudo filiorum Israël ad vesperam. </text:span></text:span><text:span text:style-name="Default_20_Paragraph_20_Font"><text:span text:style-name="T1">7</text:span></text:span><text:span text:style-name="Default_20_Paragraph_20_Font"><text:span text:style-name="T2"> Et sument de sanguine ejus, ac ponent super utrumque postem, et in superliminaribus domorum, in quibus comedent illum. </text:span></text:span><text:span text:style-name="Default_20_Paragraph_20_Font"><text:span text:style-name="T1">8</text:span></text:span><text:span text:style-name="Default_20_Paragraph_20_Font"><text:span text:style-name="T2"> Et edent carnes nocte illa assas igni, et azymos panes cum lactucis agrestibus. </text:span></text:span><text:span text:style-name="Default_20_Paragraph_20_Font"><text:span text:style-name="T1">9</text:span></text:span><text:span text:style-name="Default_20_Paragraph_20_Font"><text:span text:style-name="T2"> Non comedetis ex eo crudum quid, nec coctum aqua, sed tantum assum igni: caput cum pedibus ejus et intestinis vorabitis. </text:span></text:span><text:span text:style-name="Default_20_Paragraph_20_Font"><text:span text:style-name="T1">10</text:span></text:span><text:span text:style-name="Default_20_Paragraph_20_Font"><text:span text:style-name="T2"> Nec remanebit quidquam ex eo usque mane; si quid residuum fuerit, igne comburetis. </text:span></text:span><text:span text:style-name="Default_20_Paragraph_20_Font"><text:span text:style-name="T1">11</text:span></text:span><text:span text:style-name="Default_20_Paragraph_20_Font"><text:span text:style-name="T2"> Sic autem comedetis illum: renes vestros accingetis, et calceamenta habebitis in pedibus, tenentes baculos in manibus, et comedetis festinanter: est enim Phase (id est, transitus) Domini.</text:span></text:span></text:p>
        <text:p text:style-name="P3"><text:span text:style-name="Default_20_Paragraph_20_Font"><text:span text:style-name="T1">12</text:span></text:span><text:span text:style-name="Default_20_Paragraph_20_Font"><text:span text:style-name="T2"> Et transibo per terram Ægypti nocte illa, percutiamque omne primogenitum in terra Ægypti ab homine usque ad pecus: et in cunctis diis Ægypti faciam judicia. Ego Dominus. </text:span></text:span><text:span text:style-name="Default_20_Paragraph_20_Font"><text:span text:style-name="T1">13</text:span></text:span><text:span text:style-name="Default_20_Paragraph_20_Font"><text:span text:style-name="T2"> Erit autem sanguis vobis in signum in ædibus in quibus eritis: et videbo sanguinem, et transibo vos: nec erit in vobis plaga disperdens quando percussero terram Ægypti. </text:span></text:span><text:span text:style-name="Default_20_Paragraph_20_Font"><text:span text:style-name="T1">14</text:span></text:span><text:span text:style-name="Default_20_Paragraph_20_Font"><text:span text:style-name="T2"> Habebitis autem hunc diem in monimentum: et celebrabitis eam solemnem Domino in generationibus vestris cultu sempiterno. </text:span></text:span><text:span text:style-name="Default_20_Paragraph_20_Font"><text:span text:style-name="T1">15</text:span></text:span><text:span text:style-name="Default_20_Paragraph_20_Font"><text:span text:style-name="T2"> Septem diebus azyma comedetis: in die primo non erit fermentum in domibus vestris: quicumque comederit fermentatum, peribit anima illa de Israël, a primo die usque ad diem septimum. </text:span></text:span><text:span text:style-name="Default_20_Paragraph_20_Font"><text:span text:style-name="T1">16</text:span></text:span><text:span text:style-name="Default_20_Paragraph_20_Font"><text:span text:style-name="T2"> Dies prima erit sancta atque solemnis, et dies septima eadem festivitate venerabilis: nihil operis facietis in eis, exceptis his, quæ ad vescendum pertinent. </text:span></text:span><text:span text:style-name="Default_20_Paragraph_20_Font"><text:span text:style-name="T1">17</text:span></text:span><text:span text:style-name="Default_20_Paragraph_20_Font"><text:span text:style-name="T2"> Et observabitis azyma: in eadem enim ipsa die educam exercitum vestrum de terra Ægypti, et custodietis diem istum in generationes vestras ritu perpetuo. </text:span></text:span><text:span text:style-name="Default_20_Paragraph_20_Font"><text:span text:style-name="T1">18</text:span></text:span><text:span text:style-name="Default_20_Paragraph_20_Font"><text:span text:style-name="T2"> Primo mense, quartadecima die mensis ad vesperam, comedetis azyma usque ad diem vigesimam primam ejusdem mensis ad vesperam. </text:span></text:span><text:span text:style-name="Default_20_Paragraph_20_Font"><text:span text:style-name="T1">19</text:span></text:span><text:span text:style-name="Default_20_Paragraph_20_Font"><text:span text:style-name="T2"> Septem diebus fermentum non invenietur in domibus vestris: qui comederit fermentatum, peribit anima ejus de cœtu Israël, tam de advenis quam de indigenis terræ. </text:span></text:span><text:span text:style-name="Default_20_Paragraph_20_Font"><text:span text:style-name="T1">20</text:span></text:span><text:span text:style-name="Default_20_Paragraph_20_Font"><text:span text:style-name="T2"> Omne fermentatum non comedetis: in cunctis habitaculis vestris edetis azyma. </text:span></text:span><text:span text:style-name="Default_20_Paragraph_20_Font"><text:span text:style-name="T1">21</text:span></text:span><text:span text:style-name="Default_20_Paragraph_20_Font"><text:span text:style-name="T2"> Vocavit autem Moyses omnes seniores filiorum Israël, et dixit ad eos: Ite tollentes animal per familias vestras, et immolate Phase. </text:span></text:span><text:span text:style-name="Default_20_Paragraph_20_Font"><text:span text:style-name="T1">22</text:span></text:span><text:span text:style-name="Default_20_Paragraph_20_Font"><text:span text:style-name="T2"> Fasciculumque hyssopi tingite in sanguine qui est in limine, et aspergite ex eo superliminare, et utrumque postem: nullus vestrum egrediatur ostium domus suæ usque mane. </text:span></text:span><text:span text:style-name="Default_20_Paragraph_20_Font"><text:span text:style-name="T1">23</text:span></text:span><text:span text:style-name="Default_20_Paragraph_20_Font"><text:span text:style-name="T2"> Transibit enim Dominus percutiens Ægyptios: cumque viderit sanguinem in superliminari, et in utroque poste, transcendet ostium domus, et non sinet percussorem ingredi domos vestras et lædere. </text:span></text:span><text:span text:style-name="Default_20_Paragraph_20_Font"><text:span text:style-name="T1">24</text:span></text:span><text:span text:style-name="Default_20_Paragraph_20_Font"><text:span text:style-name="T2"> Custodi verbum istud legitimum tibi et filiis tuis usque in æternum. </text:span></text:span><text:span text:style-name="Default_20_Paragraph_20_Font"><text:span text:style-name="T1">25</text:span></text:span><text:span text:style-name="Default_20_Paragraph_20_Font"><text:span text:style-name="T2"> Cumque introieritis terram, quam Dominus daturus est vobis ut pollicitus est, observabitis cæremonias istas. </text:span></text:span><text:span text:style-name="Default_20_Paragraph_20_Font"><text:span text:style-name="T1">26</text:span></text:span><text:span text:style-name="Default_20_Paragraph_20_Font"><text:span text:style-name="T2"> Et cum dixerint vobis filii vestri: Quæ est ista religio? </text:span></text:span><text:span text:style-name="Default_20_Paragraph_20_Font"><text:span text:style-name="T1">27</text:span></text:span><text:span text:style-name="Default_20_Paragraph_20_Font"><text:span text:style-name="T2"> victima transitus Domini est, quando transivit super domos filiorum Israël in Ægypto, percutiens Ægyptios, et domos nostras liberans. Incurvatusque populus adoravit. </text:span></text:span><text:span text:style-name="Default_20_Paragraph_20_Font"><text:span text:style-name="T1">28</text:span></text:span><text:span text:style-name="Default_20_Paragraph_20_Font"><text:span text:style-name="T2"> Et egressi filii Israël fecerunt sicut præceperat Dominus Moysi et Aaron.</text:span></text:span></text:p>
        <text:p text:style-name="P3"><text:soft-page-break/><text:span text:style-name="Default_20_Paragraph_20_Font"><text:span text:style-name="T1">29</text:span></text:span><text:span text:style-name="Default_20_Paragraph_20_Font"><text:span text:style-name="T2"> Factum est autem in noctis medio, percussit Dominus omne primogenitum in terra Ægypti, a primogenito Pharaonis, qui in solio ejus sedebat, usque ad primogenitum captivæ quæ erat in carcere, et omne primogenitum jumentorum. </text:span></text:span><text:span text:style-name="Default_20_Paragraph_20_Font"><text:span text:style-name="T1">30</text:span></text:span><text:span text:style-name="Default_20_Paragraph_20_Font"><text:span text:style-name="T2"> Surrexitque Pharao nocte, et omnes servi ejus, cunctaque Ægyptus: et ortus est clamor magnus in Ægypto: neque enim erat domus in qua non jaceret mortuus.</text:span></text:span></text:p>
        <text:p text:style-name="P3"><text:span text:style-name="Default_20_Paragraph_20_Font"><text:span text:style-name="T1">31</text:span></text:span><text:span text:style-name="Default_20_Paragraph_20_Font"><text:span text:style-name="T2"> Vocatisque Pharao Moyse et Aaron nocte, ait: Surgite et egredimini a populo meo, vos et filii Israël: ite, immolate Domino sicut dicitis. </text:span></text:span><text:span text:style-name="Default_20_Paragraph_20_Font"><text:span text:style-name="T1">32</text:span></text:span><text:span text:style-name="Default_20_Paragraph_20_Font"><text:span text:style-name="T2"> Oves vestras et armenta assumite ut petieratis, et abeuntes benedicite mihi. </text:span></text:span><text:span text:style-name="Default_20_Paragraph_20_Font"><text:span text:style-name="T1">33</text:span></text:span><text:span text:style-name="Default_20_Paragraph_20_Font"><text:span text:style-name="T2"> Urgebantque Ægyptii populum de terra exire velociter, dicentes: Omnes moriemur. </text:span></text:span><text:span text:style-name="Default_20_Paragraph_20_Font"><text:span text:style-name="T1">34</text:span></text:span><text:span text:style-name="Default_20_Paragraph_20_Font"><text:span text:style-name="T2"> Tulit igitur populus conspersam farinam antequam fermentaretur: et ligans in palliis, posuit super humeros suos. </text:span></text:span><text:span text:style-name="Default_20_Paragraph_20_Font"><text:span text:style-name="T1">35</text:span></text:span><text:span text:style-name="Default_20_Paragraph_20_Font"><text:span text:style-name="T2"> Feceruntque filii Israël sicut præceperat Moyses: et petierunt ab Ægyptiis vasa argentea et aurea, vestemque plurimam. </text:span></text:span><text:span text:style-name="Default_20_Paragraph_20_Font"><text:span text:style-name="T1">36</text:span></text:span><text:span text:style-name="Default_20_Paragraph_20_Font"><text:span text:style-name="T2"> Dominus autem dedit gratiam populo coram Ægyptiis ut commodarent eis: et spoliaverunt Ægyptios.</text:span></text:span></text:p>
        <text:p text:style-name="P3"><text:span text:style-name="Default_20_Paragraph_20_Font"><text:span text:style-name="T1">37</text:span></text:span><text:span text:style-name="Default_20_Paragraph_20_Font"><text:span text:style-name="T2"> Profectique sunt filii Israël de Ramesse in Socoth, sexcenta fere millia peditum virorum, absque parvulis. </text:span></text:span><text:span text:style-name="Default_20_Paragraph_20_Font"><text:span text:style-name="T1">38</text:span></text:span><text:span text:style-name="Default_20_Paragraph_20_Font"><text:span text:style-name="T2"> Sed et vulgus promiscuum innumerabile ascendit cum eis, oves et armenta et animantia diversi generis multa nimis. </text:span></text:span><text:span text:style-name="Default_20_Paragraph_20_Font"><text:span text:style-name="T1">39</text:span></text:span><text:span text:style-name="Default_20_Paragraph_20_Font"><text:span text:style-name="T2"> Coxeruntque farinam, quam dudum de Ægypto conspersam tulerant: et fecerunt subcinericios panes azymos: neque enim poterant fermentari, cogentibus exire Ægyptiis, et nullam facere sinentibus moram: nec pulmenti quidquam occurrerat præparare. </text:span></text:span><text:span text:style-name="Default_20_Paragraph_20_Font"><text:span text:style-name="T1">40</text:span></text:span><text:span text:style-name="Default_20_Paragraph_20_Font"><text:span text:style-name="T2"> Habitatio autem filiorum Israël qua manserunt in Ægypto, fuit quadringentorum triginta annorum. </text:span></text:span><text:span text:style-name="Default_20_Paragraph_20_Font"><text:span text:style-name="T1">41</text:span></text:span><text:span text:style-name="Default_20_Paragraph_20_Font"><text:span text:style-name="T2"> Quibus expletis, eadem die egressus est omnis exercitus Domini de terra Ægypti. </text:span></text:span><text:span text:style-name="Default_20_Paragraph_20_Font"><text:span text:style-name="T1">42</text:span></text:span><text:span text:style-name="Default_20_Paragraph_20_Font"><text:span text:style-name="T2"> Nox ista est observabilis Domino, quando eduxit eos de terra Ægypti: hanc observare debent omnes filii Israël in generationibus suis.</text:span></text:span></text:p>
        <text:p text:style-name="P3"><text:span text:style-name="Default_20_Paragraph_20_Font"><text:span text:style-name="T1">43</text:span></text:span><text:span text:style-name="Default_20_Paragraph_20_Font"><text:span text:style-name="T2"> Dixitque Dominus ad Moysen et Aaron: Hæc est religio Phase: omnis alienigena non comedet ex eo. </text:span></text:span><text:span text:style-name="Default_20_Paragraph_20_Font"><text:span text:style-name="T1">44</text:span></text:span><text:span text:style-name="Default_20_Paragraph_20_Font"><text:span text:style-name="T2"> Omnis autem servus emptitius circumcidetur, et sic comedet. </text:span></text:span><text:span text:style-name="Default_20_Paragraph_20_Font"><text:span text:style-name="T1">45</text:span></text:span><text:span text:style-name="Default_20_Paragraph_20_Font"><text:span text:style-name="T2"> Advena et mercenarius non edent ex eo. </text:span></text:span><text:span text:style-name="Default_20_Paragraph_20_Font"><text:span text:style-name="T1">46</text:span></text:span><text:span text:style-name="Default_20_Paragraph_20_Font"><text:span text:style-name="T2"> In una domo comedetur, nec efferetis de carnibus ejus foras, nec os illius confringetis. </text:span></text:span><text:span text:style-name="Default_20_Paragraph_20_Font"><text:span text:style-name="T1">47</text:span></text:span><text:span text:style-name="Default_20_Paragraph_20_Font"><text:span text:style-name="T2"> Omnis cœtus filiorum Israël faciet illud. </text:span></text:span><text:span text:style-name="Default_20_Paragraph_20_Font"><text:span text:style-name="T1">48</text:span></text:span><text:span text:style-name="Default_20_Paragraph_20_Font"><text:span text:style-name="T2"> Quod si quis peregrinorum in vestram voluerit transire coloniam, et facere Phase Domini, circumcidetur prius omne masculinum ejus, et tunc rite celebrabit: eritque sicut indigena terræ: si quis autem circumcisus non fuerit, non vescetur ex eo. </text:span></text:span><text:span text:style-name="Default_20_Paragraph_20_Font"><text:span text:style-name="T1">49</text:span></text:span><text:span text:style-name="Default_20_Paragraph_20_Font"><text:span text:style-name="T2"> Eadem lex erit indigenæ et colono qui peregrinatur apud vos. </text:span></text:span><text:span text:style-name="Default_20_Paragraph_20_Font"><text:span text:style-name="T1">50</text:span></text:span><text:span text:style-name="Default_20_Paragraph_20_Font"><text:span text:style-name="T2"> Feceruntque omnes filii Israël sicut præceperat Dominus Moysi et Aaron. </text:span></text:span><text:span text:style-name="Default_20_Paragraph_20_Font"><text:span text:style-name="T1">51</text:span></text:span><text:span text:style-name="Default_20_Paragraph_20_Font"><text:span text:style-name="T2"> Et eadem die eduxit Dominus filios Israël de terra Ægypti per turmas suas. </text:span></text:span></text:p>
      </text:section>
      <text:section text:style-name="Sect1" text:name="Sect13">
        <text:p text:style-name="P2"><text:soft-page-break/>Exodus XIII</text:p>
        <text:p text:style-name="P3"><text:span text:style-name="Default_20_Paragraph_20_Font"><text:span text:style-name="T1">1</text:span></text:span><text:span text:style-name="Default_20_Paragraph_20_Font"><text:span text:style-name="T2"> Locutusque est Dominus ad Moysen, dicens: </text:span></text:span><text:span text:style-name="Default_20_Paragraph_20_Font"><text:span text:style-name="T1">2</text:span></text:span><text:span text:style-name="Default_20_Paragraph_20_Font"><text:span text:style-name="T2"> Sanctifica mihi omne primogenitum quod aperit vulvam in filiis Israël, tam de hominibus quam de jumentis: mea sunt enim omnia. </text:span></text:span><text:span text:style-name="Default_20_Paragraph_20_Font"><text:span text:style-name="T1">3</text:span></text:span><text:span text:style-name="Default_20_Paragraph_20_Font"><text:span text:style-name="T2"> Et ait Moyses ad populum: Mementote diei hujus in qua egressi estis de Ægypto et de domo servitutis, quoniam in manu forti eduxit vos Dominus de loco isto: ut non comedatis fermentatum panem. </text:span></text:span><text:span text:style-name="Default_20_Paragraph_20_Font"><text:span text:style-name="T1">4</text:span></text:span><text:span text:style-name="Default_20_Paragraph_20_Font"><text:span text:style-name="T2"> Hodie egredimini mense novarum frugum. </text:span></text:span><text:span text:style-name="Default_20_Paragraph_20_Font"><text:span text:style-name="T1">5</text:span></text:span><text:span text:style-name="Default_20_Paragraph_20_Font"><text:span text:style-name="T2"> Cumque introduxerit te Dominus in terram Chananæi, et Hethæi, et Amorrhæi, et Hevæi, et Jebusæi, quam juravit patribus tuis ut daret tibi, terram fluentem lacte et melle, celebrabis hunc morem sacrorum mense isto. </text:span></text:span><text:span text:style-name="Default_20_Paragraph_20_Font"><text:span text:style-name="T1">6</text:span></text:span><text:span text:style-name="Default_20_Paragraph_20_Font"><text:span text:style-name="T2"> Septem diebus vesceris azymis: et in die septimo erit solemnitas Domini. </text:span></text:span><text:span text:style-name="Default_20_Paragraph_20_Font"><text:span text:style-name="T1">7</text:span></text:span><text:span text:style-name="Default_20_Paragraph_20_Font"><text:span text:style-name="T2"> Azyma comedetis septem diebus: non apparebit apud te aliquid fermentatum, nec in cunctis finibus tuis. </text:span></text:span><text:span text:style-name="Default_20_Paragraph_20_Font"><text:span text:style-name="T1">8</text:span></text:span><text:span text:style-name="Default_20_Paragraph_20_Font"><text:span text:style-name="T2"> Narrabisque filio tuo in die illo, dicens: Hoc est quod fecit mihi Dominus quando egressus sum de Ægypto. </text:span></text:span><text:span text:style-name="Default_20_Paragraph_20_Font"><text:span text:style-name="T1">9</text:span></text:span><text:span text:style-name="Default_20_Paragraph_20_Font"><text:span text:style-name="T2"> Et erit quasi signum in manu tua, et quasi monimentum ante oculos tuos: et ut lex Domini semper sit in ore tuo, in manu enim forti eduxit te Dominus de Ægypto. </text:span></text:span><text:span text:style-name="Default_20_Paragraph_20_Font"><text:span text:style-name="T1">10</text:span></text:span><text:span text:style-name="Default_20_Paragraph_20_Font"><text:span text:style-name="T2"> Custodies hujuscemodi cultum statuto tempore a diebus in dies. </text:span></text:span><text:span text:style-name="Default_20_Paragraph_20_Font"><text:span text:style-name="T1">11</text:span></text:span><text:span text:style-name="Default_20_Paragraph_20_Font"><text:span text:style-name="T2"> Cumque introduxerit te Dominus in terram Chananæi, sicut juravit tibi et patribus tuis, et dederit tibi eam: </text:span></text:span><text:span text:style-name="Default_20_Paragraph_20_Font"><text:span text:style-name="T1">12</text:span></text:span><text:span text:style-name="Default_20_Paragraph_20_Font"><text:span text:style-name="T2"> separabis omne quod aperit vulvam Domino, et quod primitivum est in pecoribus tuis: quidquid habueris masculini sexus, consecrabis Domino. </text:span></text:span><text:span text:style-name="Default_20_Paragraph_20_Font"><text:span text:style-name="T1">13</text:span></text:span><text:span text:style-name="Default_20_Paragraph_20_Font"><text:span text:style-name="T2"> Primogenitum asini mutabis ove: quod si non redemeris, interficies. Omne autem primogenitum hominis de filiis tuis, pretio redimes. </text:span></text:span><text:span text:style-name="Default_20_Paragraph_20_Font"><text:span text:style-name="T1">14</text:span></text:span><text:span text:style-name="Default_20_Paragraph_20_Font"><text:span text:style-name="T2"> Cumque interrogaverit te filius tuus cras, dicens: Quid est hoc? respondebis ei: In manu forti eduxit nos Dominus de terra Ægypti, de domo servitutis. </text:span></text:span><text:span text:style-name="Default_20_Paragraph_20_Font"><text:span text:style-name="T1">15</text:span></text:span><text:span text:style-name="Default_20_Paragraph_20_Font"><text:span text:style-name="T2"> Nam cum induratus esset Pharao, et nollet nos dimittere, occidit Dominus omne primogenitum in terra Ægypti, a primogenito hominis usque ad primogenitum jumentorum: idcirco immolo Domino omne quod aperit vulvam masculini sexus, et omnia primogenita filiorum meorum redimo. </text:span></text:span><text:span text:style-name="Default_20_Paragraph_20_Font"><text:span text:style-name="T1">16</text:span></text:span><text:span text:style-name="Default_20_Paragraph_20_Font"><text:span text:style-name="T2"> Erit igitur quasi signum in manu tua, et quasi appensum quid, ob recordationem, inter oculos tuos: eo quod in manu forti eduxit nos Dominus de Ægypto.</text:span></text:span></text:p>
        <text:p text:style-name="P3"><text:span text:style-name="Default_20_Paragraph_20_Font"><text:span text:style-name="T1">17</text:span></text:span><text:span text:style-name="Default_20_Paragraph_20_Font"><text:span text:style-name="T2"> Igitur cum emisisset Pharao populum, non eos duxit Deus per viam terræ Philisthiim quæ vicina est: reputans ne forte pœniteret eum, si vidisset adversum se bella consurgere, et reverteretur in Ægyptum. </text:span></text:span><text:span text:style-name="Default_20_Paragraph_20_Font"><text:span text:style-name="T1">18</text:span></text:span><text:span text:style-name="Default_20_Paragraph_20_Font"><text:span text:style-name="T2"> Sed circumduxit per viam deserti, quæ est juxta mare Rubrum: et armati ascenderunt filii Israël de terra Ægypti. </text:span></text:span><text:span text:style-name="Default_20_Paragraph_20_Font"><text:span text:style-name="T1">19</text:span></text:span><text:span text:style-name="Default_20_Paragraph_20_Font"><text:span text:style-name="T2"> Tulit quoque Moyses ossa Joseph secum: eo quod adjurasset filios Israël, dicens: Visitabit vos Deus; efferte ossa mea hinc vobiscum. </text:span></text:span><text:span text:style-name="Default_20_Paragraph_20_Font"><text:span text:style-name="T1">20</text:span></text:span><text:span text:style-name="Default_20_Paragraph_20_Font"><text:span text:style-name="T2"> Profectique de Socoth castrametati sunt in Etham, in extremis finibus solitudinis. </text:span></text:span><text:span text:style-name="Default_20_Paragraph_20_Font"><text:span text:style-name="T1">21</text:span></text:span><text:span text:style-name="Default_20_Paragraph_20_Font"><text:span text:style-name="T2"> Dominus autem præcedebat eos ad ostendendam viam per diem in columna nubis, et per noctem in columna ignis: ut dux esset itineris utroque tempore. </text:span></text:span><text:span text:style-name="Default_20_Paragraph_20_Font"><text:span text:style-name="T1">22</text:span></text:span><text:span text:style-name="Default_20_Paragraph_20_Font"><text:span text:style-name="T2"> Numquam defuit columna nubis per diem, nec columna ignis per noctem, coram populo. </text:span></text:span></text:p>
      </text:section>
      <text:section text:style-name="Sect1" text:name="Sect14">
        <text:p text:style-name="P2"><text:soft-page-break/>Exodus XIV</text:p>
        <text:p text:style-name="P3"><text:span text:style-name="Default_20_Paragraph_20_Font"><text:span text:style-name="T1">1</text:span></text:span><text:span text:style-name="Default_20_Paragraph_20_Font"><text:span text:style-name="T2"> Locutusque est autem Dominus ad Moysen, dicens: </text:span></text:span><text:span text:style-name="Default_20_Paragraph_20_Font"><text:span text:style-name="T1">2</text:span></text:span><text:span text:style-name="Default_20_Paragraph_20_Font"><text:span text:style-name="T2"> Loquere filiis Israël: Reversi castrametentur e regione Phihahiroth, quæ est inter Magdalum et mare contra Beelsephon: in conspectu ejus castra ponetis super mare. </text:span></text:span><text:span text:style-name="Default_20_Paragraph_20_Font"><text:span text:style-name="T1">3</text:span></text:span><text:span text:style-name="Default_20_Paragraph_20_Font"><text:span text:style-name="T2"> Dicturusque est Pharao super filiis Israël: Coarctati sunt in terra; conclusit eos desertum. </text:span></text:span><text:span text:style-name="Default_20_Paragraph_20_Font"><text:span text:style-name="T1">4</text:span></text:span><text:span text:style-name="Default_20_Paragraph_20_Font"><text:span text:style-name="T2"> Et indurabo cor ejus, ac persequetur vos: et glorificabor in Pharaone, et in omni exercitu ejus; scientque Ægyptii quia ego sum Dominus. Feceruntque ita.</text:span></text:span></text:p>
        <text:p text:style-name="P3"><text:span text:style-name="Default_20_Paragraph_20_Font"><text:span text:style-name="T1">5</text:span></text:span><text:span text:style-name="Default_20_Paragraph_20_Font"><text:span text:style-name="T2"> Et nuntiatum est regi Ægyptiorum quod fugisset populus: immutatumque est cor Pharaonis et servorum ejus super populo, et dixerunt: Quid voluimus facere ut dimitteremus Israël, ne serviret nobis? </text:span></text:span><text:span text:style-name="Default_20_Paragraph_20_Font"><text:span text:style-name="T1">6</text:span></text:span><text:span text:style-name="Default_20_Paragraph_20_Font"><text:span text:style-name="T2"> Junxit ergo currum, et omnem populum suum assumpsit secum. </text:span></text:span><text:span text:style-name="Default_20_Paragraph_20_Font"><text:span text:style-name="T1">7</text:span></text:span><text:span text:style-name="Default_20_Paragraph_20_Font"><text:span text:style-name="T2"> Tulitque sexcentos currus electos, et quidquid in Ægypto curruum fuit: et duces totius exercitus. </text:span></text:span><text:span text:style-name="Default_20_Paragraph_20_Font"><text:span text:style-name="T1">8</text:span></text:span><text:span text:style-name="Default_20_Paragraph_20_Font"><text:span text:style-name="T2"> Induravitque Dominus cor Pharaonis regis Ægypti, et persecutus est filios Israël: at illi egressi sunt in manu excelsa. </text:span></text:span><text:span text:style-name="Default_20_Paragraph_20_Font"><text:span text:style-name="T1">9</text:span></text:span><text:span text:style-name="Default_20_Paragraph_20_Font"><text:span text:style-name="T2"> Cumque persequerentur Ægyptii vestigia præcedentium, repererunt eos in castris super mare: omnis equitatus et currus Pharaonis, et universus exercitus, erant in Phihahiroth contra Beelsephon. </text:span></text:span><text:span text:style-name="Default_20_Paragraph_20_Font"><text:span text:style-name="T1">10</text:span></text:span><text:span text:style-name="Default_20_Paragraph_20_Font"><text:span text:style-name="T2"> Cumque appropinquasset Pharao, levantes filii Israël oculos, viderunt Ægyptios post se, et timuerunt valde: clamaveruntque ad Dominum, </text:span></text:span><text:span text:style-name="Default_20_Paragraph_20_Font"><text:span text:style-name="T1">11</text:span></text:span><text:span text:style-name="Default_20_Paragraph_20_Font"><text:span text:style-name="T2"> et dixerunt ad Moysen: Forsitan non erant sepulchra in Ægypto, ideo tulisti nos ut moreremur in solitudine: quid hoc facere voluisti, ut educeres nos ex Ægypto? </text:span></text:span><text:span text:style-name="Default_20_Paragraph_20_Font"><text:span text:style-name="T1">12</text:span></text:span><text:span text:style-name="Default_20_Paragraph_20_Font"><text:span text:style-name="T2"> nonne iste est sermo, quem loquebamur ad te in Ægypto, dicentes: Recede a nobis, ut serviamus Ægyptiis? multo enim melius erat servire eis, quam mori in solitudine. </text:span></text:span><text:span text:style-name="Default_20_Paragraph_20_Font"><text:span text:style-name="T1">13</text:span></text:span><text:span text:style-name="Default_20_Paragraph_20_Font"><text:span text:style-name="T2"> Et ait Moyses ad populum: Nolite timere: state, et videte magnalia Domini quæ facturus est hodie: Ægyptios enim, quos nunc videtis, nequaquam ultra videbitis usque in sempiternum. </text:span></text:span><text:span text:style-name="Default_20_Paragraph_20_Font"><text:span text:style-name="T1">14</text:span></text:span><text:span text:style-name="Default_20_Paragraph_20_Font"><text:span text:style-name="T2"> Dominus pugnabit pro vobis, et vos tacebitis. </text:span></text:span><text:span text:style-name="Default_20_Paragraph_20_Font"><text:span text:style-name="T1">15</text:span></text:span><text:span text:style-name="Default_20_Paragraph_20_Font"><text:span text:style-name="T2"> Dixitque Dominus ad Moysen: Quid clamas ad me? loquere filiis Israël ut proficiscantur. </text:span></text:span><text:span text:style-name="Default_20_Paragraph_20_Font"><text:span text:style-name="T1">16</text:span></text:span><text:span text:style-name="Default_20_Paragraph_20_Font"><text:span text:style-name="T2"> Tu autem eleva virgam tuam, et extende manum tuam super mare, et divide illud: ut gradiantur filii Israël in medio mari per siccum. </text:span></text:span><text:span text:style-name="Default_20_Paragraph_20_Font"><text:span text:style-name="T1">17</text:span></text:span><text:span text:style-name="Default_20_Paragraph_20_Font"><text:span text:style-name="T2"> Ego autem indurabo cor Ægyptiorum ut persequantur vos: et glorificabor in Pharaone, et in omni exercitu ejus, et in curribus et in equitibus illius. </text:span></text:span><text:span text:style-name="Default_20_Paragraph_20_Font"><text:span text:style-name="T1">18</text:span></text:span><text:span text:style-name="Default_20_Paragraph_20_Font"><text:span text:style-name="T2"> Et scient Ægyptii quia ego sum Dominus cum glorificatus fuero in Pharaone, et in curribus atque in equitibus ejus. </text:span></text:span><text:span text:style-name="Default_20_Paragraph_20_Font"><text:span text:style-name="T1">19</text:span></text:span><text:span text:style-name="Default_20_Paragraph_20_Font"><text:span text:style-name="T2"> Tollensque se angelus Dei, qui præcedebat castra Israël, abiit post eos: et cum eo pariter columna nubis, priora dimittens, post tergum </text:span></text:span><text:span text:style-name="Default_20_Paragraph_20_Font"><text:span text:style-name="T1">20</text:span></text:span><text:span text:style-name="Default_20_Paragraph_20_Font"><text:span text:style-name="T2"> stetit, inter castra Ægyptiorum et castra Israël: et erat nubes tenebrosa, et illuminans noctem, ita ut ad se invicem toto noctis tempore accedere non valerent. </text:span></text:span><text:span text:style-name="Default_20_Paragraph_20_Font"><text:span text:style-name="T1">21</text:span></text:span><text:span text:style-name="Default_20_Paragraph_20_Font"><text:span text:style-name="T2"> Cumque extendisset Moyses manum super mare, abstulit illud Dominus flante vento vehementi et urente tota nocte, et vertit in siccum: divisaque est aqua. </text:span></text:span><text:span text:style-name="Default_20_Paragraph_20_Font"><text:span text:style-name="T1">22</text:span></text:span><text:span text:style-name="Default_20_Paragraph_20_Font"><text:span text:style-name="T2"> Et ingressi sunt filii Israël per medium sicci maris: erat enim aqua quasi murus a dextra eorum et læva. </text:span></text:span><text:span text:style-name="Default_20_Paragraph_20_Font"><text:span text:style-name="T1">23</text:span></text:span><text:span text:style-name="Default_20_Paragraph_20_Font"><text:span text:style-name="T2"> Persequentesque Ægyptii ingressi sunt post eos, et omnis equitatus Pharaonis, currus ejus et equites per medium maris. </text:span></text:span><text:span text:style-name="Default_20_Paragraph_20_Font"><text:span text:style-name="T1">24</text:span></text:span><text:span text:style-name="Default_20_Paragraph_20_Font"><text:span text:style-name="T2"> Jamque advenerat vigilia matutina, et ecce respiciens Dominus super castra Ægyptiorum per columnam ignis et nubis, interfecit exercitum eorum, </text:span></text:span><text:span text:style-name="Default_20_Paragraph_20_Font"><text:span text:style-name="T1">25</text:span></text:span><text:span text:style-name="Default_20_Paragraph_20_Font"><text:span text:style-name="T2"> et subvertit rotas curruum, ferebanturque in profundum. Dixerunt ergo Ægyptii: Fugiamus Israëlem: Dominus enim pugnat pro eis contra nos. </text:span></text:span><text:span text:style-name="Default_20_Paragraph_20_Font"><text:span text:style-name="T1">26</text:span></text:span><text:span text:style-name="Default_20_Paragraph_20_Font"><text:span text:style-name="T2"> Et ait Dominus ad Moysen: Extende manum tuam super mare, ut </text:span></text:span><text:soft-page-break/><text:span text:style-name="Default_20_Paragraph_20_Font"><text:span text:style-name="T2">revertantur aquæ ad Ægyptios super currus et equites eorum. </text:span></text:span><text:span text:style-name="Default_20_Paragraph_20_Font"><text:span text:style-name="T1">27</text:span></text:span><text:span text:style-name="Default_20_Paragraph_20_Font"><text:span text:style-name="T2"> Cumque extendisset Moyses manum contra mare, reversum est primo diluculo ad priorem locum: fugientibusque Ægyptiis occurrerunt aquæ, et involvit eos Dominus in mediis fluctibus. </text:span></text:span><text:span text:style-name="Default_20_Paragraph_20_Font"><text:span text:style-name="T1">28</text:span></text:span><text:span text:style-name="Default_20_Paragraph_20_Font"><text:span text:style-name="T2"> Reversæque sunt aquæ, et operuerunt currus et equites cuncti exercitus Pharaonis, qui sequentes ingressi fuerant mare: nec unus quidem superfuit ex eis. </text:span></text:span><text:span text:style-name="Default_20_Paragraph_20_Font"><text:span text:style-name="T1">29</text:span></text:span><text:span text:style-name="Default_20_Paragraph_20_Font"><text:span text:style-name="T2"> Filii autem Israël perrexerunt per medium sicci maris, et aquæ eis erant quasi pro muro a dextris et a sinistris: </text:span></text:span><text:span text:style-name="Default_20_Paragraph_20_Font"><text:span text:style-name="T1">30</text:span></text:span><text:span text:style-name="Default_20_Paragraph_20_Font"><text:span text:style-name="T2"> liberavitque Dominus in die illa Israël de manu Ægyptiorum. </text:span></text:span><text:span text:style-name="Default_20_Paragraph_20_Font"><text:span text:style-name="T1">31</text:span></text:span><text:span text:style-name="Default_20_Paragraph_20_Font"><text:span text:style-name="T2"> Et viderunt Ægyptios mortuos super littus maris, et manum magnam quam exercuerat Dominus contra eos: timuitque populus Dominum, et crediderunt Domino, et Moysi servo ejus. </text:span></text:span></text:p>
      </text:section>
      <text:section text:style-name="Sect1" text:name="Sect15">
        <text:p text:style-name="P2">Exodus XV</text:p>
        <text:p text:style-name="P4"><text:span text:style-name="Default_20_Paragraph_20_Font"><text:span text:style-name="T1">1</text:span></text:span><text:span text:style-name="Default_20_Paragraph_20_Font"><text:span text:style-name="T2"> Tunc cecinit Moyses et filii Israël carmen hoc Domino, et dixerunt:</text:span></text:span></text:p>
        <text:p text:style-name="P5">Cantemus Domino:</text:p>
        <text:p text:style-name="P6"><text:span text:style-name="Default_20_Paragraph_20_Font"><text:span text:style-name="T3"><text:s/><text:tab/></text:span></text:span><text:span text:style-name="Default_20_Paragraph_20_Font"><text:span text:style-name="T2">gloriose enim magnificatus est,<text:line-break/>equum et ascensorem dejecit in mare.</text:span></text:span></text:p>
        <text:p text:style-name="P7"><text:span text:style-name="Default_20_Paragraph_20_Font"><text:span text:style-name="T1">2</text:span></text:span><text:span text:style-name="Default_20_Paragraph_20_Font"><text:span text:style-name="T2"> <text:tab/>Fortitudo mea, et laus mea Dominus,<text:line-break/>et factus est mihi in salutem:<text:line-break/>iste Deus meus, et glorificabo eum:<text:line-break/>Deus patris mei, et exaltabo eum.</text:span></text:span></text:p>
        <text:p text:style-name="P7"><text:span text:style-name="Default_20_Paragraph_20_Font"><text:span text:style-name="T1">3</text:span></text:span><text:span text:style-name="Default_20_Paragraph_20_Font"><text:span text:style-name="T2"> <text:tab/>Dominus quasi vir pugnator,<text:line-break/>Omnipotens nomen ejus,</text:span></text:span></text:p>
        <text:p text:style-name="P7"><text:span text:style-name="Default_20_Paragraph_20_Font"><text:span text:style-name="T1">4</text:span></text:span><text:span text:style-name="Default_20_Paragraph_20_Font"><text:span text:style-name="T2"> <text:tab/>currus Pharaonis et exercitum ejus projecit in mare:<text:line-break/>electi principes ejus submersi sunt in mari Rubro.</text:span></text:span></text:p>
        <text:p text:style-name="P7"><text:span text:style-name="Default_20_Paragraph_20_Font"><text:span text:style-name="T1">5</text:span></text:span><text:span text:style-name="Default_20_Paragraph_20_Font"><text:span text:style-name="T2"> <text:tab/>Abyssi operuerunt eos;<text:line-break/>descenderunt in profundum quasi lapis.</text:span></text:span></text:p>
        <text:p text:style-name="P7"><text:span text:style-name="Default_20_Paragraph_20_Font"><text:span text:style-name="T1">6</text:span></text:span><text:span text:style-name="Default_20_Paragraph_20_Font"><text:span text:style-name="T2"> <text:tab/>Dextera tua, Domine, magnificata est in fortitudine:<text:line-break/>dextera tua, Domine, percussit inimicum.</text:span></text:span></text:p>
        <text:p text:style-name="P7"><text:span text:style-name="Default_20_Paragraph_20_Font"><text:span text:style-name="T1">7</text:span></text:span><text:span text:style-name="Default_20_Paragraph_20_Font"><text:span text:style-name="T2"> <text:tab/>Et in multitudine gloriæ tuæ deposuisti adversarios tuos:<text:line-break/>misisti iram tuam, quæ devoravit eos sicut stipulam.</text:span></text:span></text:p>
        <text:p text:style-name="P7"><text:soft-page-break/><text:span text:style-name="Default_20_Paragraph_20_Font"><text:span text:style-name="T1">8</text:span></text:span><text:span text:style-name="Default_20_Paragraph_20_Font"><text:span text:style-name="T2"> <text:tab/>Et in spiritu furoris tui congregatæ sunt aquæ:<text:line-break/>stetit unda fluens, congregata sunt abyssi in medio mari.</text:span></text:span></text:p>
        <text:p text:style-name="P7"><text:span text:style-name="Default_20_Paragraph_20_Font"><text:span text:style-name="T1">9</text:span></text:span><text:span text:style-name="Default_20_Paragraph_20_Font"><text:span text:style-name="T2"> <text:tab/>Dixit inimicus: Persequar et comprehendam,<text:line-break/>dividam spolia, implebitur anima mea:<text:line-break/>evaginabo gladium meum, interficiet eos manus mea.</text:span></text:span></text:p>
        <text:p text:style-name="P7"><text:span text:style-name="Default_20_Paragraph_20_Font"><text:span text:style-name="T1">10</text:span></text:span><text:span text:style-name="Default_20_Paragraph_20_Font"><text:span text:style-name="T2"> <text:tab/>Flavit spiritus tuus, et operuit eos mare:<text:line-break/>submersi sunt quasi plumbum in aquis vehementibus.</text:span></text:span></text:p>
        <text:p text:style-name="P7"><text:span text:style-name="Default_20_Paragraph_20_Font"><text:span text:style-name="T1">11</text:span></text:span><text:span text:style-name="Default_20_Paragraph_20_Font"><text:span text:style-name="T2"> <text:tab/>Quis similis tui in fortibus, Domine?<text:line-break/>quis similis tui, magnificus in sanctitate,<text:line-break/>terribilis atque laudabilis, faciens mirabilia?</text:span></text:span></text:p>
        <text:p text:style-name="P7"><text:span text:style-name="Default_20_Paragraph_20_Font"><text:span text:style-name="T1">12</text:span></text:span><text:span text:style-name="Default_20_Paragraph_20_Font"><text:span text:style-name="T2"> <text:tab/>Extendisti manum tuam, et devoravit eos terra.</text:span></text:span></text:p>
        <text:p text:style-name="P7"><text:span text:style-name="Default_20_Paragraph_20_Font"><text:span text:style-name="T1">13</text:span></text:span><text:span text:style-name="Default_20_Paragraph_20_Font"><text:span text:style-name="T2"> <text:tab/>Dux fuisti in misericordia tua populo quem redemisti:<text:line-break/>et portasti eum in fortitudine tua, ad habitaculum sanctum tuum.</text:span></text:span></text:p>
        <text:p text:style-name="P7"><text:span text:style-name="Default_20_Paragraph_20_Font"><text:span text:style-name="T1">14</text:span></text:span><text:span text:style-name="Default_20_Paragraph_20_Font"><text:span text:style-name="T2"> <text:tab/>Ascenderunt populi, et irati sunt:<text:line-break/>dolores obtinuerunt habitatores Philisthiim.</text:span></text:span></text:p>
        <text:p text:style-name="P7"><text:span text:style-name="Default_20_Paragraph_20_Font"><text:span text:style-name="T1">15</text:span></text:span><text:span text:style-name="Default_20_Paragraph_20_Font"><text:span text:style-name="T2"> <text:tab/>Tunc conturbati sunt principes Edom,<text:line-break/>robustos Moab obtinuit tremor:<text:line-break/>obriguerunt omnes habitatores Chanaan.</text:span></text:span></text:p>
        <text:p text:style-name="P7"><text:span text:style-name="Default_20_Paragraph_20_Font"><text:span text:style-name="T1">16</text:span></text:span><text:span text:style-name="Default_20_Paragraph_20_Font"><text:span text:style-name="T2"> <text:tab/>Irruat super eos formido et pavor, in magnitudine brachii tui:<text:line-break/>fiant immobiles quasi lapis,<text:line-break/>donec pertranseat populus tuus, Domine,<text:line-break/>donec pertranseat populus tuus iste, quem possedisti.</text:span></text:span></text:p>
        <text:p text:style-name="P7"><text:span text:style-name="Default_20_Paragraph_20_Font"><text:span text:style-name="T1">17</text:span></text:span><text:span text:style-name="Default_20_Paragraph_20_Font"><text:span text:style-name="T2"> <text:tab/>Introduces eos, et plantabis in monte hæreditatis tuæ,<text:line-break/>firmissimo habitaculo tuo quod operatus es, Domine:<text:line-break/>sanctuarium tuum, Domine, quod firmaverunt manus tuæ.</text:span></text:span></text:p>
        <text:p text:style-name="P7"><text:span text:style-name="Default_20_Paragraph_20_Font"><text:span text:style-name="T1">18</text:span></text:span><text:span text:style-name="Default_20_Paragraph_20_Font"><text:span text:style-name="T2"> <text:tab/>Dominus regnabit in æternum et ultra.</text:span></text:span></text:p>
        <text:p text:style-name="P7"><text:span text:style-name="Default_20_Paragraph_20_Font"><text:span text:style-name="T1">19</text:span></text:span><text:span text:style-name="Default_20_Paragraph_20_Font"><text:span text:style-name="T2"> <text:tab/>Ingressus est enim eques Pharao<text:line-break/>cum curribus et equitibus ejus in mare:<text:line-break/>et reduxit super eos Dominus<text:line-break/></text:span></text:span><text:soft-page-break/><text:span text:style-name="Default_20_Paragraph_20_Font"><text:span text:style-name="T2">aquas maris:<text:line-break/>filii autem Israël ambulaverunt per siccum in medio ejus.</text:span></text:span></text:p>
        <text:p text:style-name="P3"><text:span text:style-name="Default_20_Paragraph_20_Font"><text:span text:style-name="T1">20</text:span></text:span><text:span text:style-name="Default_20_Paragraph_20_Font"><text:span text:style-name="T2"> Sumpsit ergo Maria prophetissa, soror Aaron, tympanum in manu sua: egressæque sunt omnes mulieres post eam cum tympanis et choris, </text:span></text:span><text:span text:style-name="Default_20_Paragraph_20_Font"><text:span text:style-name="T1">21</text:span></text:span><text:span text:style-name="Default_20_Paragraph_20_Font"><text:span text:style-name="T2"> quibus præcinebat, dicens:</text:span></text:span></text:p>
        <text:p text:style-name="P8"><text:s text:c="2"/>Cantemus Domino, </text:p>
        <text:p text:style-name="P8"><text:s/><text:tab/>gloriose enim magnificatus est: <text:line-break/>equum et ascensorem ejus dejecit in mare.</text:p>
        <text:p text:style-name="P3"><text:span text:style-name="Default_20_Paragraph_20_Font"><text:span text:style-name="T1">22</text:span></text:span><text:span text:style-name="Default_20_Paragraph_20_Font"><text:span text:style-name="T2"> Tulit autem Moyses Israël de mari Rubro, et egressi sunt in desertum Sur: ambulaveruntque tribus diebus per solitudinem, et non inveniebant aquam. </text:span></text:span><text:span text:style-name="Default_20_Paragraph_20_Font"><text:span text:style-name="T1">23</text:span></text:span><text:span text:style-name="Default_20_Paragraph_20_Font"><text:span text:style-name="T2"> Et venerunt in Mara, nec poterant bibere aquas de Mara, eo quod essent amaræ: unde et congruum loco nomen imposuit, vocans illum Mara, id est, amaritudinem. </text:span></text:span><text:span text:style-name="Default_20_Paragraph_20_Font"><text:span text:style-name="T1">24</text:span></text:span><text:span text:style-name="Default_20_Paragraph_20_Font"><text:span text:style-name="T2"> Et murmuravit populus contra Moysen, dicens: Quid bibemus? </text:span></text:span><text:span text:style-name="Default_20_Paragraph_20_Font"><text:span text:style-name="T1">25</text:span></text:span><text:span text:style-name="Default_20_Paragraph_20_Font"><text:span text:style-name="T2"> At ille clamavit ad Dominum, qui ostendit ei lignum: quod cum misisset in aquas, in dulcedinem versæ sunt: ibi constituit ei præcepta, atque judicia, et ibi tentavit eum, </text:span></text:span><text:span text:style-name="Default_20_Paragraph_20_Font"><text:span text:style-name="T1">26</text:span></text:span><text:span text:style-name="Default_20_Paragraph_20_Font"><text:span text:style-name="T2"> dicens: Si audieris vocem Domini Dei tui, et quod rectum est coram eo feceris, et obedieris mandatis ejus, custodierisque omnia præcepta illius, cunctum languorem, quem posui in Ægypto, non inducam super te: ego enim Dominus sanator tuus. </text:span></text:span><text:span text:style-name="Default_20_Paragraph_20_Font"><text:span text:style-name="T1">27</text:span></text:span><text:span text:style-name="Default_20_Paragraph_20_Font"><text:span text:style-name="T2"> Venerunt autem in Elim filii Israël, ubi erant duodecim fontes aquarum, et septuaginta palmæ: et castrametati sunt juxta aquas. </text:span></text:span></text:p>
      </text:section>
      <text:section text:style-name="Sect1" text:name="Sect16">
        <text:p text:style-name="P2">Exodus XVI</text:p>
        <text:p text:style-name="P3"><text:span text:style-name="Default_20_Paragraph_20_Font"><text:span text:style-name="T1">1</text:span></text:span><text:span text:style-name="Default_20_Paragraph_20_Font"><text:span text:style-name="T2"> Profectique sunt de Elim, et venit omnis multitudo filiorum Israël in desertum Sin, quod est inter Elim et Sinai, quintodecimo die mensis secundi, postquam egressi sunt de terra Ægypti. </text:span></text:span><text:span text:style-name="Default_20_Paragraph_20_Font"><text:span text:style-name="T1">2</text:span></text:span><text:span text:style-name="Default_20_Paragraph_20_Font"><text:span text:style-name="T2"> Et murmuravit omnis congregatio filiorum Israël contra Moysen et Aaron in solitudine. </text:span></text:span><text:span text:style-name="Default_20_Paragraph_20_Font"><text:span text:style-name="T1">3</text:span></text:span><text:span text:style-name="Default_20_Paragraph_20_Font"><text:span text:style-name="T2"> Dixeruntque filii Israël ad eos: Utinam mortui essemus per manum Domini in terra Ægypti, quando sedebamus super ollas carnium, et comedebamus panem in saturitate: cur eduxistis nos in desertum istud, ut occideretis omnem multitudinem fame? </text:span></text:span><text:span text:style-name="Default_20_Paragraph_20_Font"><text:span text:style-name="T1">4</text:span></text:span><text:span text:style-name="Default_20_Paragraph_20_Font"><text:span text:style-name="T2"> Dixit autem Dominus ad Moysen: Ecce ego pluam vobis panes de cælo: egrediatur populus, et colligat quæ sufficiunt per singulos dies: ut tentem eum utrum ambulet in lege mea, an non. </text:span></text:span><text:span text:style-name="Default_20_Paragraph_20_Font"><text:span text:style-name="T1">5</text:span></text:span><text:span text:style-name="Default_20_Paragraph_20_Font"><text:span text:style-name="T2"> Die autem sexto parent quod inferant: et sit duplum quam colligere solebant per singulos dies. </text:span></text:span><text:span text:style-name="Default_20_Paragraph_20_Font"><text:span text:style-name="T1">6</text:span></text:span><text:span text:style-name="Default_20_Paragraph_20_Font"><text:span text:style-name="T2"> Dixeruntque Moyses et Aaron ad omnes filios Israël: Vespere scietis quod Dominus eduxerit vos de terra Ægypti, </text:span></text:span><text:span text:style-name="Default_20_Paragraph_20_Font"><text:span text:style-name="T1">7</text:span></text:span><text:span text:style-name="Default_20_Paragraph_20_Font"><text:span text:style-name="T2"> et mane videbitis gloriam Domini: audivit enim murmur vestrum contra Dominum: nos </text:span></text:span><text:soft-page-break/><text:span text:style-name="Default_20_Paragraph_20_Font"><text:span text:style-name="T2">vero quid sumus, quia mussitastis contra nos? </text:span></text:span><text:span text:style-name="Default_20_Paragraph_20_Font"><text:span text:style-name="T1">8</text:span></text:span><text:span text:style-name="Default_20_Paragraph_20_Font"><text:span text:style-name="T2"> Et ait Moyses: Dabit vobis Dominus vespere carnes edere, et mane panes in saturitate: eo quod audierit murmurationes vestras quibus murmurati estis contra eum: nos enim quid sumus? nec contra nos est murmur vestrum, sed contra Dominum. </text:span></text:span><text:span text:style-name="Default_20_Paragraph_20_Font"><text:span text:style-name="T1">9</text:span></text:span><text:span text:style-name="Default_20_Paragraph_20_Font"><text:span text:style-name="T2"> Dixit quoque Moyses ad Aaron: Dic universæ congregationi filiorum Israël: Accedite coram Domino: audivit enim murmur vestrum. </text:span></text:span><text:span text:style-name="Default_20_Paragraph_20_Font"><text:span text:style-name="T1">10</text:span></text:span><text:span text:style-name="Default_20_Paragraph_20_Font"><text:span text:style-name="T2"> Cumque loqueretur Aaron ad omnem cœtum filiorum Israël, respexerunt ad solitudinem: et ecce gloria Domini apparuit in nube. </text:span></text:span><text:span text:style-name="Default_20_Paragraph_20_Font"><text:span text:style-name="T1">11</text:span></text:span><text:span text:style-name="Default_20_Paragraph_20_Font"><text:span text:style-name="T2"> Locutus est autem Dominus ad Moysen, dicens: </text:span></text:span><text:span text:style-name="Default_20_Paragraph_20_Font"><text:span text:style-name="T1">12</text:span></text:span><text:span text:style-name="Default_20_Paragraph_20_Font"><text:span text:style-name="T2"> Audivi murmurationes filiorum Israël. Loquere ad eos: Vespere comedetis carnes, et mane saturabimini panibus: scietisque quod ego sum Dominus Deus vester. </text:span></text:span><text:span text:style-name="Default_20_Paragraph_20_Font"><text:span text:style-name="T1">13</text:span></text:span><text:span text:style-name="Default_20_Paragraph_20_Font"><text:span text:style-name="T2"> Factum est ergo vespere, et ascendens coturnix, cooperuit castra: mane quoque ros jacuit per circuitum castrorum. </text:span></text:span><text:span text:style-name="Default_20_Paragraph_20_Font"><text:span text:style-name="T1">14</text:span></text:span><text:span text:style-name="Default_20_Paragraph_20_Font"><text:span text:style-name="T2"> Cumque operuisset superficiem terræ, apparuit in solitudine minutum, et quasi pilo tusum in similitudinem pruinæ super terram. </text:span></text:span><text:span text:style-name="Default_20_Paragraph_20_Font"><text:span text:style-name="T1">15</text:span></text:span><text:span text:style-name="Default_20_Paragraph_20_Font"><text:span text:style-name="T2"> Quod cum vidissent filii Israël, dixerunt ad invicem: Manhu? quod significat: Quid est hoc? ignorabant enim quid esset. Quibus ait Moyses: Iste est panis quem Dominus dedit vobis ad vescendum. </text:span></text:span><text:span text:style-name="Default_20_Paragraph_20_Font"><text:span text:style-name="T1">16</text:span></text:span><text:span text:style-name="Default_20_Paragraph_20_Font"><text:span text:style-name="T2"> Hic est sermo, quem præcepit Dominus: Colligat unusquisque ex eo quantum sufficit ad vescendum: gomor per singula capita, juxta numerum animarum vestrarum quæ habitant in tabernaculo sic tolletis. </text:span></text:span><text:span text:style-name="Default_20_Paragraph_20_Font"><text:span text:style-name="T1">17</text:span></text:span><text:span text:style-name="Default_20_Paragraph_20_Font"><text:span text:style-name="T2"> Feceruntque ita filii Israël: et collegerunt, alius plus, alius minus. </text:span></text:span><text:span text:style-name="Default_20_Paragraph_20_Font"><text:span text:style-name="T1">18</text:span></text:span><text:span text:style-name="Default_20_Paragraph_20_Font"><text:span text:style-name="T2"> Et mensi sunt ad mensuram gomor: nec qui plus collegerat, habuit amplius: nec qui minus paraverat, reperit minus: sed singuli juxta id quod edere poterant, congregaverunt. </text:span></text:span><text:span text:style-name="Default_20_Paragraph_20_Font"><text:span text:style-name="T1">19</text:span></text:span><text:span text:style-name="Default_20_Paragraph_20_Font"><text:span text:style-name="T2"> Dixitque Moyses ad eos: Nullus relinquat ex eo in mane. </text:span></text:span><text:span text:style-name="Default_20_Paragraph_20_Font"><text:span text:style-name="T1">20</text:span></text:span><text:span text:style-name="Default_20_Paragraph_20_Font"><text:span text:style-name="T2"> Qui non audierunt eum, sed dimiserunt quidam ex eis usque mane, et scatere cœpit vermibus, atque computruit: et iratus est contra eos Moyses.</text:span></text:span></text:p>
        <text:p text:style-name="P3"><text:span text:style-name="Default_20_Paragraph_20_Font"><text:span text:style-name="T1">21</text:span></text:span><text:span text:style-name="Default_20_Paragraph_20_Font"><text:span text:style-name="T2"> Colligebant autem mane singuli, quantum sufficere poterat ad vescendum: cumque incaluisset sol, liquefiebat. </text:span></text:span><text:span text:style-name="Default_20_Paragraph_20_Font"><text:span text:style-name="T1">22</text:span></text:span><text:span text:style-name="Default_20_Paragraph_20_Font"><text:span text:style-name="T2"> In die autem sexta collegerunt cibos duplices, id est, duo gomor per singulos homines: venerunt autem omnes principes multitudinis, et narraverunt Moysi. </text:span></text:span><text:span text:style-name="Default_20_Paragraph_20_Font"><text:span text:style-name="T1">23</text:span></text:span><text:span text:style-name="Default_20_Paragraph_20_Font"><text:span text:style-name="T2"> Qui ait eis: Hoc est quod locutus est Dominus: Requies sabbati sanctificata est Domino cras: quodcumque operandum est, facite, et quæ coquenda sunt coquite: quidquid autem reliquum fuerit, reponite usque in mane. </text:span></text:span><text:span text:style-name="Default_20_Paragraph_20_Font"><text:span text:style-name="T1">24</text:span></text:span><text:span text:style-name="Default_20_Paragraph_20_Font"><text:span text:style-name="T2"> Feceruntque ita ut præceperat Moyses, et non computruit, neque vermis inventus est in eo. </text:span></text:span><text:span text:style-name="Default_20_Paragraph_20_Font"><text:span text:style-name="T1">25</text:span></text:span><text:span text:style-name="Default_20_Paragraph_20_Font"><text:span text:style-name="T2"> Dixitque Moyses: Comedite illud hodie, quia sabbatum est Domini: non invenietur hodie in agro. </text:span></text:span><text:span text:style-name="Default_20_Paragraph_20_Font"><text:span text:style-name="T1">26</text:span></text:span><text:span text:style-name="Default_20_Paragraph_20_Font"><text:span text:style-name="T2"> Sex diebus colligite: in die autem septimo sabbatum est Domini, idcirco non invenietur. </text:span></text:span><text:span text:style-name="Default_20_Paragraph_20_Font"><text:span text:style-name="T1">27</text:span></text:span><text:span text:style-name="Default_20_Paragraph_20_Font"><text:span text:style-name="T2"> Venitque septima dies: et egressi de populo ut colligerent, non invenerunt. </text:span></text:span><text:span text:style-name="Default_20_Paragraph_20_Font"><text:span text:style-name="T1">28</text:span></text:span><text:span text:style-name="Default_20_Paragraph_20_Font"><text:span text:style-name="T2"> Dixit autem Dominus ad Moysen: Usquequo non vultis custodire mandata mea et legem meam? </text:span></text:span><text:span text:style-name="Default_20_Paragraph_20_Font"><text:span text:style-name="T1">29</text:span></text:span><text:span text:style-name="Default_20_Paragraph_20_Font"><text:span text:style-name="T2"> videte quod Dominus dederit vobis sabbatum, et propter hoc die sexta tribuit vobis cibos duplices: maneat unusquisque apud semetipsum; nullus egrediatur de loco suo die septimo. </text:span></text:span><text:span text:style-name="Default_20_Paragraph_20_Font"><text:span text:style-name="T1">30</text:span></text:span><text:span text:style-name="Default_20_Paragraph_20_Font"><text:span text:style-name="T2"> Et sabbatizavit populus die septimo. </text:span></text:span><text:span text:style-name="Default_20_Paragraph_20_Font"><text:span text:style-name="T1">31</text:span></text:span><text:span text:style-name="Default_20_Paragraph_20_Font"><text:span text:style-name="T2"> Appellavitque domus Israël nomen ejus Man: quod erat quasi semen coriandri album, gustusque ejus quasi similæ cum melle. </text:span></text:span><text:span text:style-name="Default_20_Paragraph_20_Font"><text:span text:style-name="T1">32</text:span></text:span><text:span text:style-name="Default_20_Paragraph_20_Font"><text:span text:style-name="T2"> Dixit autem Moyses: Iste est sermo, quem præcepit Dominus: Imple gomor ex eo, et custodiatur in futuras retro generationes: ut noverint panem, quo alui vos in solitudine, quando educti estis de terra Ægypti. </text:span></text:span><text:span text:style-name="Default_20_Paragraph_20_Font"><text:span text:style-name="T1">33</text:span></text:span><text:span text:style-name="Default_20_Paragraph_20_Font"><text:span text:style-name="T2"> Dixitque Moyses ad Aaron: Sume vas unum, et mitte ibi man, quantum potest capere gomor, et repone coram Domino ad servandum in generationes vestras, </text:span></text:span><text:span text:style-name="Default_20_Paragraph_20_Font"><text:span text:style-name="T1">34</text:span></text:span><text:span text:style-name="Default_20_Paragraph_20_Font"><text:span text:style-name="T2"> sicut præcepit Dominus Moysi. Posuitque illud Aaron in tabernaculo reservandum. </text:span></text:span><text:span text:style-name="Default_20_Paragraph_20_Font"><text:span text:style-name="T1">35</text:span></text:span><text:span text:style-name="Default_20_Paragraph_20_Font"><text:span text:style-name="T2"> Filii </text:span></text:span><text:soft-page-break/><text:span text:style-name="Default_20_Paragraph_20_Font"><text:span text:style-name="T2">autem Israël comederunt man quadraginta annis, donec venirent in terram habitabilem: hoc cibo aliti sunt, usquequo tangerent fines terræ Chanaan. </text:span></text:span><text:span text:style-name="Default_20_Paragraph_20_Font"><text:span text:style-name="T1">36</text:span></text:span><text:span text:style-name="Default_20_Paragraph_20_Font"><text:span text:style-name="T2"> Gomor autem decima pars est ephi. </text:span></text:span></text:p>
      </text:section>
      <text:section text:style-name="Sect1" text:name="Sect17">
        <text:p text:style-name="P2">Exodus XVII</text:p>
        <text:p text:style-name="P3"><text:span text:style-name="Default_20_Paragraph_20_Font"><text:span text:style-name="T1">1</text:span></text:span><text:span text:style-name="Default_20_Paragraph_20_Font"><text:span text:style-name="T2"> Igitur profecta omnis multitudo filiorum Israël de deserto Sin per mansiones suas, juxta sermonem Domini, castrametati sunt in Raphidim, ubi non erat aqua ad bibendum populo. </text:span></text:span><text:span text:style-name="Default_20_Paragraph_20_Font"><text:span text:style-name="T1">2</text:span></text:span><text:span text:style-name="Default_20_Paragraph_20_Font"><text:span text:style-name="T2"> Qui jurgatus contra Moysen, ait: Da nobis aquam, ut bibamus. Quibus respondit Moyses: Quid jurgamini contra me? cur tentatis Dominum? </text:span></text:span><text:span text:style-name="Default_20_Paragraph_20_Font"><text:span text:style-name="T1">3</text:span></text:span><text:span text:style-name="Default_20_Paragraph_20_Font"><text:span text:style-name="T2"> Sitivit ergo ibi populus præ aquæ penuria, et murmuravit contra Moysen, dicens: Cur fecisti nos exire de Ægypto, ut occideres nos, et liberos nostros, ac jumenta siti? </text:span></text:span><text:span text:style-name="Default_20_Paragraph_20_Font"><text:span text:style-name="T1">4</text:span></text:span><text:span text:style-name="Default_20_Paragraph_20_Font"><text:span text:style-name="T2"> Clamavit autem Moyses ad Dominum, dicens: Quid faciam populo huic? adhuc paululum, et lapidabit me. </text:span></text:span><text:span text:style-name="Default_20_Paragraph_20_Font"><text:span text:style-name="T1">5</text:span></text:span><text:span text:style-name="Default_20_Paragraph_20_Font"><text:span text:style-name="T2"> Et ait Dominus ad Moysen: Antecede populum, et sume tecum de senioribus Israël: et virgam qua percussisti fluvium, tolle in manu tua, et vade. </text:span></text:span><text:span text:style-name="Default_20_Paragraph_20_Font"><text:span text:style-name="T1">6</text:span></text:span><text:span text:style-name="Default_20_Paragraph_20_Font"><text:span text:style-name="T2"> En ego stabo ibi coram te, supra petram Horeb: percutiesque petram, et exibit ex ea aqua, ut bibat populus. Fecit Moyses ita coram senioribus Israël: </text:span></text:span><text:span text:style-name="Default_20_Paragraph_20_Font"><text:span text:style-name="T1">7</text:span></text:span><text:span text:style-name="Default_20_Paragraph_20_Font"><text:span text:style-name="T2"> et vocavit nomen loci illius, Tentatio, propter jurgium filiorum Israël, et quia tentaverunt Dominum, dicentes: Estne Dominus in nobis, an non?</text:span></text:span></text:p>
        <text:p text:style-name="P3"><text:span text:style-name="Default_20_Paragraph_20_Font"><text:span text:style-name="T1">8</text:span></text:span><text:span text:style-name="Default_20_Paragraph_20_Font"><text:span text:style-name="T2"> Venit autem Amalec, et pugnabat contra Israël in Raphidim. </text:span></text:span><text:span text:style-name="Default_20_Paragraph_20_Font"><text:span text:style-name="T1">9</text:span></text:span><text:span text:style-name="Default_20_Paragraph_20_Font"><text:span text:style-name="T2"> Dixitque Moyses ad Josue: Elige viros: et egressus, pugna contra Amalec: cras ego stabo in vertice collis, habens virgam Dei in manu mea. </text:span></text:span><text:span text:style-name="Default_20_Paragraph_20_Font"><text:span text:style-name="T1">10</text:span></text:span><text:span text:style-name="Default_20_Paragraph_20_Font"><text:span text:style-name="T2"> Fecit Josue ut locutus erat Moyses, et pugnavit contra Amalec: Moyses autem et Aaron et Hur ascenderunt super verticem collis. </text:span></text:span><text:span text:style-name="Default_20_Paragraph_20_Font"><text:span text:style-name="T1">11</text:span></text:span><text:span text:style-name="Default_20_Paragraph_20_Font"><text:span text:style-name="T2"> Cumque levaret Moyses manus, vincebat Israël: sin autem paululum remisisset, superabat Amalec. </text:span></text:span><text:span text:style-name="Default_20_Paragraph_20_Font"><text:span text:style-name="T1">12</text:span></text:span><text:span text:style-name="Default_20_Paragraph_20_Font"><text:span text:style-name="T2"> Manus autem Moysi erant graves: sumentes igitur lapidem, posuerunt subter eum, in quo sedit: Aaron autem et Hur sustentabant manus ejus ex utraque parte. Et factum est ut manus illius non lassarentur usque ad occasum solis. </text:span></text:span><text:span text:style-name="Default_20_Paragraph_20_Font"><text:span text:style-name="T1">13</text:span></text:span><text:span text:style-name="Default_20_Paragraph_20_Font"><text:span text:style-name="T2"> Fugavitque Josue Amalec, et populum ejus in ore gladii. </text:span></text:span><text:span text:style-name="Default_20_Paragraph_20_Font"><text:span text:style-name="T1">14</text:span></text:span><text:span text:style-name="Default_20_Paragraph_20_Font"><text:span text:style-name="T2"> Dixit autem Dominus ad Moysen: Scribe hoc ob monimentum in libro, et trade auribus Josue: delebo enim memoriam Amalec sub cælo. </text:span></text:span><text:span text:style-name="Default_20_Paragraph_20_Font"><text:span text:style-name="T1">15</text:span></text:span><text:span text:style-name="Default_20_Paragraph_20_Font"><text:span text:style-name="T2"> Ædificavitque Moyses altare: et vocavit nomen ejus, Dominus exaltatio mea, dicens: </text:span></text:span><text:span text:style-name="Default_20_Paragraph_20_Font"><text:span text:style-name="T1">16</text:span></text:span><text:span text:style-name="Default_20_Paragraph_20_Font"><text:span text:style-name="T2"> Quia manus solii Domini, et bellum Domini erit contra Amalec, a generatione in generationem. </text:span></text:span></text:p>
      </text:section>
      <text:section text:style-name="Sect1" text:name="Sect18">
        <text:p text:style-name="P2">Exodus XVIII</text:p>
        <text:p text:style-name="P3"><text:span text:style-name="Default_20_Paragraph_20_Font"><text:span text:style-name="T1">1</text:span></text:span><text:span text:style-name="Default_20_Paragraph_20_Font"><text:span text:style-name="T2"> Cumque audisset Jethro, sacerdos Madian, cognatus Moysi, omnia quæ fecerat Deus Moysi, et Israëli populo suo, et quod eduxisset Dominus Israël de Ægypto, </text:span></text:span><text:span text:style-name="Default_20_Paragraph_20_Font"><text:span text:style-name="T1">2</text:span></text:span><text:span text:style-name="Default_20_Paragraph_20_Font"><text:span text:style-name="T2"> tulit Sephoram uxorem Moysi quam remiserat, </text:span></text:span><text:span text:style-name="Default_20_Paragraph_20_Font"><text:span text:style-name="T1">3</text:span></text:span><text:span text:style-name="Default_20_Paragraph_20_Font"><text:span text:style-name="T2"> et duos filios ejus: quorum unus </text:span></text:span><text:soft-page-break/><text:span text:style-name="Default_20_Paragraph_20_Font"><text:span text:style-name="T2">vocabatur Gersam, dicente patre: Advena fui in terra aliena; </text:span></text:span><text:span text:style-name="Default_20_Paragraph_20_Font"><text:span text:style-name="T1">4</text:span></text:span><text:span text:style-name="Default_20_Paragraph_20_Font"><text:span text:style-name="T2"> alter vero Eliezer: Deus enim, ait, patris mei adjutor meus, et eruit me de gladio Pharaonis. </text:span></text:span><text:span text:style-name="Default_20_Paragraph_20_Font"><text:span text:style-name="T1">5</text:span></text:span><text:span text:style-name="Default_20_Paragraph_20_Font"><text:span text:style-name="T2"> Venit ergo Jethro cognatus Moysi, et filii ejus, et uxor ejus ad Moysen in desertum, ubi erat castrametatus juxta montem Dei. </text:span></text:span><text:span text:style-name="Default_20_Paragraph_20_Font"><text:span text:style-name="T1">6</text:span></text:span><text:span text:style-name="Default_20_Paragraph_20_Font"><text:span text:style-name="T2"> Et mandavit Moysi, dicens: Ego Jethro cognatus tuus venio ad te, et uxor tua, et duo filii cum ea. </text:span></text:span><text:span text:style-name="Default_20_Paragraph_20_Font"><text:span text:style-name="T1">7</text:span></text:span><text:span text:style-name="Default_20_Paragraph_20_Font"><text:span text:style-name="T2"> Qui egressus in occursum cognati sui, adoravit, et osculatus est eum: salutaveruntque se mutuo verbis pacificis. Cumque intrasset tabernaculum, </text:span></text:span><text:span text:style-name="Default_20_Paragraph_20_Font"><text:span text:style-name="T1">8</text:span></text:span><text:span text:style-name="Default_20_Paragraph_20_Font"><text:span text:style-name="T2"> narravit Moyses cognato suo cuncta quæ fecerat Dominus Pharaoni et Ægyptiis propter Israël: universumque laborem, qui accidisset eis in itinere, et quod liberaverat eos Dominus. </text:span></text:span><text:span text:style-name="Default_20_Paragraph_20_Font"><text:span text:style-name="T1">9</text:span></text:span><text:span text:style-name="Default_20_Paragraph_20_Font"><text:span text:style-name="T2"> Lætatusque est Jethro super omnibus bonis, quæ fecerat Dominus Israëli, eo quod eruisset eum de manu Ægyptiorum. </text:span></text:span><text:span text:style-name="Default_20_Paragraph_20_Font"><text:span text:style-name="T1">10</text:span></text:span><text:span text:style-name="Default_20_Paragraph_20_Font"><text:span text:style-name="T2"> Et ait: Benedictus Dominus, qui liberavit vos de manu Ægyptiorum, et de manu Pharaonis; qui eruit populum suum de manu Ægypti. </text:span></text:span><text:span text:style-name="Default_20_Paragraph_20_Font"><text:span text:style-name="T1">11</text:span></text:span><text:span text:style-name="Default_20_Paragraph_20_Font"><text:span text:style-name="T2"> Nunc cognovi, quia magnus Dominus super omnes deos: eo quod superbe egerint contra illos. </text:span></text:span><text:span text:style-name="Default_20_Paragraph_20_Font"><text:span text:style-name="T1">12</text:span></text:span><text:span text:style-name="Default_20_Paragraph_20_Font"><text:span text:style-name="T2"> Obtulit ergo Jethro cognatus Moysi holocausta et hostias Deo: veneruntque Aaron et omnes seniores Israël, ut comederent panem cum eo coram Deo.</text:span></text:span></text:p>
        <text:p text:style-name="P3"><text:span text:style-name="Default_20_Paragraph_20_Font"><text:span text:style-name="T1">13</text:span></text:span><text:span text:style-name="Default_20_Paragraph_20_Font"><text:span text:style-name="T2"> Altera autem die sedit Moyses ut judicaret populum, qui assistebat Moysi a mane usque ad vesperam. </text:span></text:span><text:span text:style-name="Default_20_Paragraph_20_Font"><text:span text:style-name="T1">14</text:span></text:span><text:span text:style-name="Default_20_Paragraph_20_Font"><text:span text:style-name="T2"> Quod cum vidisset cognatus ejus, omnia scilicet quæ agebat in populo, ait: Quid est hoc quod facis in plebe? cur solus sedes, et omnis populus præstolatur de mane usque ad vesperam? </text:span></text:span><text:span text:style-name="Default_20_Paragraph_20_Font"><text:span text:style-name="T1">15</text:span></text:span><text:span text:style-name="Default_20_Paragraph_20_Font"><text:span text:style-name="T2"> Cui respondit Moyses: Venit ad me populus quærens sententiam Dei: </text:span></text:span><text:span text:style-name="Default_20_Paragraph_20_Font"><text:span text:style-name="T1">16</text:span></text:span><text:span text:style-name="Default_20_Paragraph_20_Font"><text:span text:style-name="T2"> cumque acciderit eis aliqua disceptatio, veniunt ad me ut judicem inter eos, et ostendam præcepta Dei, et leges ejus. </text:span></text:span><text:span text:style-name="Default_20_Paragraph_20_Font"><text:span text:style-name="T1">17</text:span></text:span><text:span text:style-name="Default_20_Paragraph_20_Font"><text:span text:style-name="T2"> At ille: Non bonam, inquit, rem facis. </text:span></text:span><text:span text:style-name="Default_20_Paragraph_20_Font"><text:span text:style-name="T1">18</text:span></text:span><text:span text:style-name="Default_20_Paragraph_20_Font"><text:span text:style-name="T2"> Stulto labore consumeris et tu, et populus iste qui tecum est: ultra vires tuas est negotium; solus illud non poteris sustinere. </text:span></text:span><text:span text:style-name="Default_20_Paragraph_20_Font"><text:span text:style-name="T1">19</text:span></text:span><text:span text:style-name="Default_20_Paragraph_20_Font"><text:span text:style-name="T2"> Sed audi verba mea atque consilia, et erit Deus tecum. Esto tu populo in his quæ ad Deum pertinent, ut referas quæ dicuntur ad eum: </text:span></text:span><text:span text:style-name="Default_20_Paragraph_20_Font"><text:span text:style-name="T1">20</text:span></text:span><text:span text:style-name="Default_20_Paragraph_20_Font"><text:span text:style-name="T2"> ostendasque populo cæremonias et ritum colendi, viamque per quam ingredi debeant, et opus quod facere debeant. </text:span></text:span><text:span text:style-name="Default_20_Paragraph_20_Font"><text:span text:style-name="T1">21</text:span></text:span><text:span text:style-name="Default_20_Paragraph_20_Font"><text:span text:style-name="T2"> Provide autem de omni plebe viros potentes, et timentes Deum, in quibus sit veritas, et qui oderint avaritiam, et constitue ex eis tribunos, et centuriones, et quinquagenarios, et decanos, </text:span></text:span><text:span text:style-name="Default_20_Paragraph_20_Font"><text:span text:style-name="T1">22</text:span></text:span><text:span text:style-name="Default_20_Paragraph_20_Font"><text:span text:style-name="T2"> qui judicent populum omni tempore: quidquid autem majus fuerit, referant ad te, et ipsi minora tantummodo judicent: leviusque sit tibi, partito in alios onere. </text:span></text:span><text:span text:style-name="Default_20_Paragraph_20_Font"><text:span text:style-name="T1">23</text:span></text:span><text:span text:style-name="Default_20_Paragraph_20_Font"><text:span text:style-name="T2"> Si hoc feceris, implebis imperium Dei, et præcepta ejus poteris sustentare: et omnis hic populus revertetur ad loca sua cum pace. </text:span></text:span><text:span text:style-name="Default_20_Paragraph_20_Font"><text:span text:style-name="T1">24</text:span></text:span><text:span text:style-name="Default_20_Paragraph_20_Font"><text:span text:style-name="T2"> Quibus auditis, Moyses fecit omnia quæ ille suggesserat. </text:span></text:span><text:span text:style-name="Default_20_Paragraph_20_Font"><text:span text:style-name="T1">25</text:span></text:span><text:span text:style-name="Default_20_Paragraph_20_Font"><text:span text:style-name="T2"> Et electis viris strenuis de cuncto Israël, constituit eos principes populi, tribunos, et centuriones, et quinquagenarios, et decanos. </text:span></text:span><text:span text:style-name="Default_20_Paragraph_20_Font"><text:span text:style-name="T1">26</text:span></text:span><text:span text:style-name="Default_20_Paragraph_20_Font"><text:span text:style-name="T2"> Qui judicabant plebem omni tempore: quidquid autem gravius erat, referebant ad eum, faciliora tantummodo judicantes. </text:span></text:span><text:span text:style-name="Default_20_Paragraph_20_Font"><text:span text:style-name="T1">27</text:span></text:span><text:span text:style-name="Default_20_Paragraph_20_Font"><text:span text:style-name="T2"> Dimisitque cognatum suum: qui reversus abiit in terram suam. </text:span></text:span></text:p>
      </text:section>
      <text:section text:style-name="Sect1" text:name="Sect19">
        <text:p text:style-name="P2"><text:soft-page-break/>Exodus XIX</text:p>
        <text:p text:style-name="P3"><text:span text:style-name="Default_20_Paragraph_20_Font"><text:span text:style-name="T1">1</text:span></text:span><text:span text:style-name="Default_20_Paragraph_20_Font"><text:span text:style-name="T2"> Mense tertio egressionis Israël de terra Ægypti, in die hac venerunt in solitudinem Sinai. </text:span></text:span><text:span text:style-name="Default_20_Paragraph_20_Font"><text:span text:style-name="T1">2</text:span></text:span><text:span text:style-name="Default_20_Paragraph_20_Font"><text:span text:style-name="T2"> Nam profecti de Raphidim, et pervenientes usque in desertum Sinai, castrametati sunt in eodem loco, ibique Israël fixit tentoria e regione montis.</text:span></text:span></text:p>
        <text:p text:style-name="P3"><text:span text:style-name="Default_20_Paragraph_20_Font"><text:span text:style-name="T1">3</text:span></text:span><text:span text:style-name="Default_20_Paragraph_20_Font"><text:span text:style-name="T2"> Moyses autem ascendit ad Deum: vocavitque eum Dominus de monte, et ait: Hæc dices domui Jacob, et annuntiabis filiis Israël: </text:span></text:span><text:span text:style-name="Default_20_Paragraph_20_Font"><text:span text:style-name="T1">4</text:span></text:span><text:span text:style-name="Default_20_Paragraph_20_Font"><text:span text:style-name="T2"> Vos ipsi vidistis quæ fecerim Ægyptiis, quomodo portaverim vos super alas aquilarum, et assumpserim mihi. </text:span></text:span><text:span text:style-name="Default_20_Paragraph_20_Font"><text:span text:style-name="T1">5</text:span></text:span><text:span text:style-name="Default_20_Paragraph_20_Font"><text:span text:style-name="T2"> Si ergo audieritis vocem meam, et custodieritis pactum meum, eritis mihi in peculium de cunctis populis: mea est enim omnis terra: </text:span></text:span><text:span text:style-name="Default_20_Paragraph_20_Font"><text:span text:style-name="T1">6</text:span></text:span><text:span text:style-name="Default_20_Paragraph_20_Font"><text:span text:style-name="T2"> et vos eritis mihi in regnum sacerdotale, et gens sancta. Hæc sunt verba quæ loqueris ad filios Israël. </text:span></text:span><text:span text:style-name="Default_20_Paragraph_20_Font"><text:span text:style-name="T1">7</text:span></text:span><text:span text:style-name="Default_20_Paragraph_20_Font"><text:span text:style-name="T2"> Venit Moyses: et convocatis majoribus natu populi, exposuit omnes sermones quos mandaverat Dominus. </text:span></text:span><text:span text:style-name="Default_20_Paragraph_20_Font"><text:span text:style-name="T1">8</text:span></text:span><text:span text:style-name="Default_20_Paragraph_20_Font"><text:span text:style-name="T2"> Responditque omnis populus simul: Cuncta quæ locutus est Dominus, faciemus. Cumque retulisset Moyses verba populi ad Dominum, </text:span></text:span><text:span text:style-name="Default_20_Paragraph_20_Font"><text:span text:style-name="T1">9</text:span></text:span><text:span text:style-name="Default_20_Paragraph_20_Font"><text:span text:style-name="T2"> ait ei Dominus: Jam nunc veniam ad te in caligine nubis, ut audiat me populus loquentem ad te, et credat tibi in perpetuum. Nuntiavit ergo Moyses verba populi ad Dominum.</text:span></text:span></text:p>
        <text:p text:style-name="P3"><text:span text:style-name="Default_20_Paragraph_20_Font"><text:span text:style-name="T1">10</text:span></text:span><text:span text:style-name="Default_20_Paragraph_20_Font"><text:span text:style-name="T2"> Qui dixit ei: Vade ad populum, et sanctifica illos hodie, et cras, laventque vestimenta sua. </text:span></text:span><text:span text:style-name="Default_20_Paragraph_20_Font"><text:span text:style-name="T1">11</text:span></text:span><text:span text:style-name="Default_20_Paragraph_20_Font"><text:span text:style-name="T2"> Et sint parati in diem tertium: in die enim tertia descendet Dominus coram omni plebe super montem Sinai. </text:span></text:span><text:span text:style-name="Default_20_Paragraph_20_Font"><text:span text:style-name="T1">12</text:span></text:span><text:span text:style-name="Default_20_Paragraph_20_Font"><text:span text:style-name="T2"> Constituesque terminos populo per circuitum, et dices ad eos: Cavete ne ascendatis in montem, nec tangatis fines illius: omnis qui tetigerit montem, morte morietur. </text:span></text:span><text:span text:style-name="Default_20_Paragraph_20_Font"><text:span text:style-name="T1">13</text:span></text:span><text:span text:style-name="Default_20_Paragraph_20_Font"><text:span text:style-name="T2"> Manus non tanget eum, sed lapidibus opprimetur, aut confodietur jaculis: sive jumentum fuerit, sive homo, non vivet: cum cœperit clangere buccina, tunc ascendant in montem. </text:span></text:span><text:span text:style-name="Default_20_Paragraph_20_Font"><text:span text:style-name="T1">14</text:span></text:span><text:span text:style-name="Default_20_Paragraph_20_Font"><text:span text:style-name="T2"> Descenditque Moyses de monte ad populum, et sanctificavit eum. Cumque lavissent vestimenta sua, </text:span></text:span><text:span text:style-name="Default_20_Paragraph_20_Font"><text:span text:style-name="T1">15</text:span></text:span><text:span text:style-name="Default_20_Paragraph_20_Font"><text:span text:style-name="T2"> ait ad eos: Estote parati in diem tertium, et ne appropinquetis uxoribus vestris.</text:span></text:span></text:p>
        <text:p text:style-name="P3"><text:span text:style-name="Default_20_Paragraph_20_Font"><text:span text:style-name="T1">16</text:span></text:span><text:span text:style-name="Default_20_Paragraph_20_Font"><text:span text:style-name="T2"> Jamque advenerat tertius dies, et mane inclaruerat: et ecce cœperunt audiri tonitrua, ac micare fulgura, et nubes densissima operire montem, clangorque buccinæ vehementius perstrepebat: et timuit populus qui erat in castris. </text:span></text:span><text:span text:style-name="Default_20_Paragraph_20_Font"><text:span text:style-name="T1">17</text:span></text:span><text:span text:style-name="Default_20_Paragraph_20_Font"><text:span text:style-name="T2"> Cumque eduxisset eos Moyses in occursum Dei de loco castrorum, steterunt ad radices montis. </text:span></text:span><text:span text:style-name="Default_20_Paragraph_20_Font"><text:span text:style-name="T1">18</text:span></text:span><text:span text:style-name="Default_20_Paragraph_20_Font"><text:span text:style-name="T2"> Totus autem mons Sinai fumabat, eo quod descendisset Dominus super eum in igne: et ascenderet fumus ex eo quasi de fornace, eratque omnis mons terribilis. </text:span></text:span><text:span text:style-name="Default_20_Paragraph_20_Font"><text:span text:style-name="T1">19</text:span></text:span><text:span text:style-name="Default_20_Paragraph_20_Font"><text:span text:style-name="T2"> Et sonitus buccinæ paulatim crescebat in majus, et prolixius tendebatur: Moyses loquebatur, et Deus respondebat ei. </text:span></text:span><text:span text:style-name="Default_20_Paragraph_20_Font"><text:span text:style-name="T1">20</text:span></text:span><text:span text:style-name="Default_20_Paragraph_20_Font"><text:span text:style-name="T2"> Descenditque Dominus super montem Sinai in ipso montis vertice, et vocavit Moysen in cacumen ejus. Quo cum ascendisset, </text:span></text:span><text:span text:style-name="Default_20_Paragraph_20_Font"><text:span text:style-name="T1">21</text:span></text:span><text:span text:style-name="Default_20_Paragraph_20_Font"><text:span text:style-name="T2"> dixit ad eum: Descende, et contestare populum: ne forte velit transcendere terminos ad videndum Dominum, et pereat ex eis plurima multitudo. </text:span></text:span><text:span text:style-name="Default_20_Paragraph_20_Font"><text:span text:style-name="T1">22</text:span></text:span><text:span text:style-name="Default_20_Paragraph_20_Font"><text:span text:style-name="T2"> Sacerdotes quoque qui accedunt ad Dominum, sanctificentur, ne percutiat eos. </text:span></text:span><text:span text:style-name="Default_20_Paragraph_20_Font"><text:span text:style-name="T1">23</text:span></text:span><text:span text:style-name="Default_20_Paragraph_20_Font"><text:span text:style-name="T2"> Dixitque Moyses ad Dominum: Non poterit vulgus ascendere in montem Sinai: tu enim testificatus es, et jussisti, dicens: Pone terminos circa montem, et sanctifica illum. </text:span></text:span><text:span text:style-name="Default_20_Paragraph_20_Font"><text:span text:style-name="T1">24</text:span></text:span><text:span text:style-name="Default_20_Paragraph_20_Font"><text:span text:style-name="T2"> Cui ait Dominus: </text:span></text:span><text:soft-page-break/><text:span text:style-name="Default_20_Paragraph_20_Font"><text:span text:style-name="T2">Vade, descende: ascendesque tu, et Aaron tecum: sacerdotes autem et populus ne transeant terminos, nec ascendant ad Dominum, ne forte interficiat illos. </text:span></text:span><text:span text:style-name="Default_20_Paragraph_20_Font"><text:span text:style-name="T1">25</text:span></text:span><text:span text:style-name="Default_20_Paragraph_20_Font"><text:span text:style-name="T2"> Descenditque Moyses ad populum, et omnia narravit eis. </text:span></text:span></text:p>
      </text:section>
      <text:section text:style-name="Sect1" text:name="Sect20">
        <text:p text:style-name="P2">Exodus XX</text:p>
        <text:p text:style-name="P3"><text:span text:style-name="Default_20_Paragraph_20_Font"><text:span text:style-name="T1">1</text:span></text:span><text:span text:style-name="Default_20_Paragraph_20_Font"><text:span text:style-name="T2"> Locutusque est Dominus cunctos sermones hos: </text:span></text:span><text:span text:style-name="Default_20_Paragraph_20_Font"><text:span text:style-name="T1">2</text:span></text:span><text:span text:style-name="Default_20_Paragraph_20_Font"><text:span text:style-name="T2"> Ego sum Dominus Deus tuus, qui eduxi te de terra Ægypti, de domo servitutis. </text:span></text:span><text:span text:style-name="Default_20_Paragraph_20_Font"><text:span text:style-name="T1">3</text:span></text:span><text:span text:style-name="Default_20_Paragraph_20_Font"><text:span text:style-name="T2"> Non habebis deos alienos coram me. </text:span></text:span><text:span text:style-name="Default_20_Paragraph_20_Font"><text:span text:style-name="T1">4</text:span></text:span><text:span text:style-name="Default_20_Paragraph_20_Font"><text:span text:style-name="T2"> Non facies tibi sculptile, neque omnem similitudinem quæ est in cælo desuper, et quæ in terra deorsum, nec eorum quæ sunt in aquis sub terra. </text:span></text:span><text:span text:style-name="Default_20_Paragraph_20_Font"><text:span text:style-name="T1">5</text:span></text:span><text:span text:style-name="Default_20_Paragraph_20_Font"><text:span text:style-name="T2"> Non adorabis ea, neque coles: ego sum Dominus Deus tuus fortis, zelotes, visitans iniquitatem patrum in filios, in tertiam et quartam generationem eorum qui oderunt me: </text:span></text:span><text:span text:style-name="Default_20_Paragraph_20_Font"><text:span text:style-name="T1">6</text:span></text:span><text:span text:style-name="Default_20_Paragraph_20_Font"><text:span text:style-name="T2"> et faciens misericordiam in millia his qui diligunt me, et custodiunt præcepta mea. </text:span></text:span><text:span text:style-name="Default_20_Paragraph_20_Font"><text:span text:style-name="T1">7</text:span></text:span><text:span text:style-name="Default_20_Paragraph_20_Font"><text:span text:style-name="T2"> Non assumes nomen Domini Dei tui in vanum: nec enim habebit insontem Dominus eum qui assumpserit nomen Domini Dei sui frustra. </text:span></text:span><text:span text:style-name="Default_20_Paragraph_20_Font"><text:span text:style-name="T1">8</text:span></text:span><text:span text:style-name="Default_20_Paragraph_20_Font"><text:span text:style-name="T2"> Memento ut diem sabbati sanctifices. </text:span></text:span><text:span text:style-name="Default_20_Paragraph_20_Font"><text:span text:style-name="T1">9</text:span></text:span><text:span text:style-name="Default_20_Paragraph_20_Font"><text:span text:style-name="T2"> Sex diebus operaberis, et facies omnia opera tua. </text:span></text:span><text:span text:style-name="Default_20_Paragraph_20_Font"><text:span text:style-name="T1">10</text:span></text:span><text:span text:style-name="Default_20_Paragraph_20_Font"><text:span text:style-name="T2"> Septimo autem die sabbatum Domini Dei tui est: non facies omne opus in eo, tu, et filius tuus et filia tua, servus tuus et ancilla tua, jumentum tuum, et advena qui est intra portas tuas. </text:span></text:span><text:span text:style-name="Default_20_Paragraph_20_Font"><text:span text:style-name="T1">11</text:span></text:span><text:span text:style-name="Default_20_Paragraph_20_Font"><text:span text:style-name="T2"> Sex enim diebus fecit Dominus cælum et terram, et mare, et omnia quæ in eis sunt, et requievit in die septimo: idcirco benedixit Dominus diei sabbati, et sanctificavit eum. </text:span></text:span><text:span text:style-name="Default_20_Paragraph_20_Font"><text:span text:style-name="T1">12</text:span></text:span><text:span text:style-name="Default_20_Paragraph_20_Font"><text:span text:style-name="T2"> Honora patrem tuum et matrem tuam, ut sis longævus super terram, quam Dominus Deus tuus dabit tibi. </text:span></text:span><text:span text:style-name="Default_20_Paragraph_20_Font"><text:span text:style-name="T1">13</text:span></text:span><text:span text:style-name="Default_20_Paragraph_20_Font"><text:span text:style-name="T2"> Non occides. </text:span></text:span><text:span text:style-name="Default_20_Paragraph_20_Font"><text:span text:style-name="T1">14</text:span></text:span><text:span text:style-name="Default_20_Paragraph_20_Font"><text:span text:style-name="T2"> Non mœchaberis. </text:span></text:span><text:span text:style-name="Default_20_Paragraph_20_Font"><text:span text:style-name="T1">15</text:span></text:span><text:span text:style-name="Default_20_Paragraph_20_Font"><text:span text:style-name="T2"> Non furtum facies. </text:span></text:span><text:span text:style-name="Default_20_Paragraph_20_Font"><text:span text:style-name="T1">16</text:span></text:span><text:span text:style-name="Default_20_Paragraph_20_Font"><text:span text:style-name="T2"> Non loqueris contra proximum tuum falsum testimonium. </text:span></text:span><text:span text:style-name="Default_20_Paragraph_20_Font"><text:span text:style-name="T1">17</text:span></text:span><text:span text:style-name="Default_20_Paragraph_20_Font"><text:span text:style-name="T2"> Non concupisces domum proximi tui, nec desiderabis uxorem ejus, non servum, non ancillam, non bovem, non asinum, nec omnia quæ illius sunt.</text:span></text:span></text:p>
        <text:p text:style-name="P3"><text:span text:style-name="Default_20_Paragraph_20_Font"><text:span text:style-name="T1">18</text:span></text:span><text:span text:style-name="Default_20_Paragraph_20_Font"><text:span text:style-name="T2"> Cunctus autem populus videbat voces et lampades, et sonitum buccinæ, montemque fumantem: et perterriti ac pavore concussi, steterunt procul, </text:span></text:span><text:span text:style-name="Default_20_Paragraph_20_Font"><text:span text:style-name="T1">19</text:span></text:span><text:span text:style-name="Default_20_Paragraph_20_Font"><text:span text:style-name="T2"> dicentes Moysi: Loquere tu nobis, et audiemus: non loquatur nobis Dominus, ne forte moriamur. </text:span></text:span><text:span text:style-name="Default_20_Paragraph_20_Font"><text:span text:style-name="T1">20</text:span></text:span><text:span text:style-name="Default_20_Paragraph_20_Font"><text:span text:style-name="T2"> Et ait Moyses ad populum: Nolite timere: ut enim probaret vos venit Deus, et ut terror illius esset in vobis, et non peccaretis. </text:span></text:span><text:span text:style-name="Default_20_Paragraph_20_Font"><text:span text:style-name="T1">21</text:span></text:span><text:span text:style-name="Default_20_Paragraph_20_Font"><text:span text:style-name="T2"> Stetitque populus de longe. Moyses autem accessit ad caliginem in qua erat Deus.</text:span></text:span></text:p>
        <text:p text:style-name="P3"><text:span text:style-name="Default_20_Paragraph_20_Font"><text:span text:style-name="T1">22</text:span></text:span><text:span text:style-name="Default_20_Paragraph_20_Font"><text:span text:style-name="T2"> Dixit præterea Dominus ad Moysen: Hæc dices filiis Israël: Vos vidistis quod de cælo locutus sim vobis. </text:span></text:span><text:span text:style-name="Default_20_Paragraph_20_Font"><text:span text:style-name="T1">23</text:span></text:span><text:span text:style-name="Default_20_Paragraph_20_Font"><text:span text:style-name="T2"> Non facietis deos argenteos, nec deos aureos facietis vobis. </text:span></text:span><text:span text:style-name="Default_20_Paragraph_20_Font"><text:span text:style-name="T1">24</text:span></text:span><text:span text:style-name="Default_20_Paragraph_20_Font"><text:span text:style-name="T2"> Altare de terra facietis mihi, et offeretis super eo holocausta et pacifica vestra, oves vestras et boves in omni loco in quo memoria fuerit nominis mei: veniam ad te, et benedicam tibi. </text:span></text:span><text:span text:style-name="Default_20_Paragraph_20_Font"><text:span text:style-name="T1">25</text:span></text:span><text:span text:style-name="Default_20_Paragraph_20_Font"><text:span text:style-name="T2"> Quod si altare lapideum feceris mihi, non ædificabis illud de sectis lapidibus: si enim levaveris cultrum super eo, polluetur. </text:span></text:span><text:span text:style-name="Default_20_Paragraph_20_Font"><text:span text:style-name="T1">26</text:span></text:span><text:span text:style-name="Default_20_Paragraph_20_Font"><text:span text:style-name="T2"> Non ascendes per gradus ad altare meum, ne reveletur turpitudo tua. </text:span></text:span></text:p>
      </text:section>
      <text:section text:style-name="Sect1" text:name="Sect21">
        <text:p text:style-name="P2"><text:soft-page-break/>Exodus XXI</text:p>
        <text:p text:style-name="P3"><text:span text:style-name="Default_20_Paragraph_20_Font"><text:span text:style-name="T1">1</text:span></text:span><text:span text:style-name="Default_20_Paragraph_20_Font"><text:span text:style-name="T2"> Hæc sunt judicia quæ propones eis. </text:span></text:span><text:span text:style-name="Default_20_Paragraph_20_Font"><text:span text:style-name="T1">2</text:span></text:span><text:span text:style-name="Default_20_Paragraph_20_Font"><text:span text:style-name="T2"> Si emeris servum hebræum, sex annis serviet tibi: in septimo egredietur liber gratis. </text:span></text:span><text:span text:style-name="Default_20_Paragraph_20_Font"><text:span text:style-name="T1">3</text:span></text:span><text:span text:style-name="Default_20_Paragraph_20_Font"><text:span text:style-name="T2"> Cum quali veste intraverit, cum tali exeat: si habens uxorem, et uxor egredietur simul. </text:span></text:span><text:span text:style-name="Default_20_Paragraph_20_Font"><text:span text:style-name="T1">4</text:span></text:span><text:span text:style-name="Default_20_Paragraph_20_Font"><text:span text:style-name="T2"> Sin autem dominus dederit illi uxorem, et pepererit filios et filias: mulier et liberi ejus erunt domini sui, ipse vero exibit cum vestitu suo. </text:span></text:span><text:span text:style-name="Default_20_Paragraph_20_Font"><text:span text:style-name="T1">5</text:span></text:span><text:span text:style-name="Default_20_Paragraph_20_Font"><text:span text:style-name="T2"> Quod si dixerit servus: Diligo dominum meum et uxorem ac liberos; non egrediar liber: </text:span></text:span><text:span text:style-name="Default_20_Paragraph_20_Font"><text:span text:style-name="T1">6</text:span></text:span><text:span text:style-name="Default_20_Paragraph_20_Font"><text:span text:style-name="T2"> offeret eum dominus diis, et applicabitur ad ostium et postes, perforabitque aurem ejus subula: et erit ei servus in sæculum. </text:span></text:span><text:span text:style-name="Default_20_Paragraph_20_Font"><text:span text:style-name="T1">7</text:span></text:span><text:span text:style-name="Default_20_Paragraph_20_Font"><text:span text:style-name="T2"> Si quis vendiderit filiam suam in famulam, non egredietur sicut ancillæ exire consueverunt. </text:span></text:span><text:span text:style-name="Default_20_Paragraph_20_Font"><text:span text:style-name="T1">8</text:span></text:span><text:span text:style-name="Default_20_Paragraph_20_Font"><text:span text:style-name="T2"> Si displicuerit oculis domini sui cui tradita fuerat, dimittet eam: populo autem alieno vendendi non habebit potestatem, si spreverit eam. </text:span></text:span><text:span text:style-name="Default_20_Paragraph_20_Font"><text:span text:style-name="T1">9</text:span></text:span><text:span text:style-name="Default_20_Paragraph_20_Font"><text:span text:style-name="T2"> Sin autem filio suo desponderit eam, juxta morem filiarum faciet illi. </text:span></text:span><text:span text:style-name="Default_20_Paragraph_20_Font"><text:span text:style-name="T1">10</text:span></text:span><text:span text:style-name="Default_20_Paragraph_20_Font"><text:span text:style-name="T2"> Quod si alteram ei acceperit, providebit puellæ nuptias, et vestimenta, et pretium pudicitiæ non negabit. </text:span></text:span><text:span text:style-name="Default_20_Paragraph_20_Font"><text:span text:style-name="T1">11</text:span></text:span><text:span text:style-name="Default_20_Paragraph_20_Font"><text:span text:style-name="T2"> Si tria ista non fecerit, egredietur gratis absque pecunia.</text:span></text:span></text:p>
        <text:p text:style-name="P3"><text:span text:style-name="Default_20_Paragraph_20_Font"><text:span text:style-name="T1">12</text:span></text:span><text:span text:style-name="Default_20_Paragraph_20_Font"><text:span text:style-name="T2"> Qui percusserit hominem volens occidere, morte moriatur. </text:span></text:span><text:span text:style-name="Default_20_Paragraph_20_Font"><text:span text:style-name="T1">13</text:span></text:span><text:span text:style-name="Default_20_Paragraph_20_Font"><text:span text:style-name="T2"> Qui autem non est insidiatus, sed Deus illum tradidit in manus ejus, constituam tibi locum in quem fugere debeat. </text:span></text:span><text:span text:style-name="Default_20_Paragraph_20_Font"><text:span text:style-name="T1">14</text:span></text:span><text:span text:style-name="Default_20_Paragraph_20_Font"><text:span text:style-name="T2"> Si quis per industriam occiderit proximum suum, et per insidias: ab altari meo evelles eum, ut moriatur. </text:span></text:span><text:span text:style-name="Default_20_Paragraph_20_Font"><text:span text:style-name="T1">15</text:span></text:span><text:span text:style-name="Default_20_Paragraph_20_Font"><text:span text:style-name="T2"> Qui percusserit patrem suum aut matrem, morte moriatur. </text:span></text:span><text:span text:style-name="Default_20_Paragraph_20_Font"><text:span text:style-name="T1">16</text:span></text:span><text:span text:style-name="Default_20_Paragraph_20_Font"><text:span text:style-name="T2"> Qui furatus fuerit hominem, et vendiderit eum, convictus noxæ, morte moriatur. </text:span></text:span><text:span text:style-name="Default_20_Paragraph_20_Font"><text:span text:style-name="T1">17</text:span></text:span><text:span text:style-name="Default_20_Paragraph_20_Font"><text:span text:style-name="T2"> Qui maledixerit patri suo, vel matri, morte moriatur.</text:span></text:span></text:p>
        <text:p text:style-name="P3"><text:span text:style-name="Default_20_Paragraph_20_Font"><text:span text:style-name="T1">18</text:span></text:span><text:span text:style-name="Default_20_Paragraph_20_Font"><text:span text:style-name="T2"> Si rixati fuerint viri, et percusserit alter proximum suum lapide vel pugno, et ille mortuus non fuerit, sed jacuerit in lectulo: </text:span></text:span><text:span text:style-name="Default_20_Paragraph_20_Font"><text:span text:style-name="T1">19</text:span></text:span><text:span text:style-name="Default_20_Paragraph_20_Font"><text:span text:style-name="T2"> si surrexerit, et ambulaverit foris super baculum suum, innocens erit qui percusserit, ita tamen ut operas ejus et impensas in medicos restituat. </text:span></text:span><text:span text:style-name="Default_20_Paragraph_20_Font"><text:span text:style-name="T1">20</text:span></text:span><text:span text:style-name="Default_20_Paragraph_20_Font"><text:span text:style-name="T2"> Qui percusserit servum suum, vel ancillam virga, et mortui fuerint in manibus ejus, criminis reus erit. </text:span></text:span><text:span text:style-name="Default_20_Paragraph_20_Font"><text:span text:style-name="T1">21</text:span></text:span><text:span text:style-name="Default_20_Paragraph_20_Font"><text:span text:style-name="T2"> Sin autem uno die vel duobus supervixerit, non subjacebit pœnæ, quia pecunia illius est. </text:span></text:span><text:span text:style-name="Default_20_Paragraph_20_Font"><text:span text:style-name="T1">22</text:span></text:span><text:span text:style-name="Default_20_Paragraph_20_Font"><text:span text:style-name="T2"> Si rixati fuerint viri, et percusserit quis mulierem prægnantem, et abortivum quidem fecerit, sed ipsa vixerit: subjacebit damno quantum maritus mulieris expetierit, et arbitri judicaverint. </text:span></text:span><text:span text:style-name="Default_20_Paragraph_20_Font"><text:span text:style-name="T1">23</text:span></text:span><text:span text:style-name="Default_20_Paragraph_20_Font"><text:span text:style-name="T2"> Sin autem mors ejus fuerit subsecuta, reddet animam pro anima, </text:span></text:span><text:span text:style-name="Default_20_Paragraph_20_Font"><text:span text:style-name="T1">24</text:span></text:span><text:span text:style-name="Default_20_Paragraph_20_Font"><text:span text:style-name="T2"> oculum pro oculo, dentem pro dente, manum pro manu, pedem pro pede, </text:span></text:span><text:span text:style-name="Default_20_Paragraph_20_Font"><text:span text:style-name="T1">25</text:span></text:span><text:span text:style-name="Default_20_Paragraph_20_Font"><text:span text:style-name="T2"> adustionem pro adustione, vulnus pro vulnere, livorem pro livore. </text:span></text:span><text:span text:style-name="Default_20_Paragraph_20_Font"><text:span text:style-name="T1">26</text:span></text:span><text:span text:style-name="Default_20_Paragraph_20_Font"><text:span text:style-name="T2"> Si percusserit quispiam oculum servi sui aut ancillæ, et luscos eos fecerit, dimittet eos liberos pro oculo quem eruit. </text:span></text:span><text:span text:style-name="Default_20_Paragraph_20_Font"><text:span text:style-name="T1">27</text:span></text:span><text:span text:style-name="Default_20_Paragraph_20_Font"><text:span text:style-name="T2"> Dentem quoque si excusserit servo vel ancillæ suæ, similiter dimittet eos liberos.</text:span></text:span></text:p>
        <text:p text:style-name="P3"><text:span text:style-name="Default_20_Paragraph_20_Font"><text:span text:style-name="T1">28</text:span></text:span><text:span text:style-name="Default_20_Paragraph_20_Font"><text:span text:style-name="T2"> Si bos cornu percusserit virum aut mulierem, et mortui fuerint, lapidibus obruetur: et non comedentur carnes ejus, dominus quoque bovis innocens erit. </text:span></text:span><text:span text:style-name="Default_20_Paragraph_20_Font"><text:span text:style-name="T1">29</text:span></text:span><text:span text:style-name="Default_20_Paragraph_20_Font"><text:span text:style-name="T2"> Quod si bos cornupeta fuerit ab heri et nudiustertius, et contestati sunt dominum ejus, nec recluserit </text:span></text:span><text:soft-page-break/><text:span text:style-name="Default_20_Paragraph_20_Font"><text:span text:style-name="T2">eum, occideritque virum aut mulierem: et bos lapidibus obruetur, et dominum ejus occident. </text:span></text:span><text:span text:style-name="Default_20_Paragraph_20_Font"><text:span text:style-name="T1">30</text:span></text:span><text:span text:style-name="Default_20_Paragraph_20_Font"><text:span text:style-name="T2"> Quod si pretium fuerit ei impositum, dabit pro anima sua quidquid fuerit postulatus. </text:span></text:span><text:span text:style-name="Default_20_Paragraph_20_Font"><text:span text:style-name="T1">31</text:span></text:span><text:span text:style-name="Default_20_Paragraph_20_Font"><text:span text:style-name="T2"> Filium quoque et filiam si cornu percusserit, simili sententiæ subjacebit. </text:span></text:span><text:span text:style-name="Default_20_Paragraph_20_Font"><text:span text:style-name="T1">32</text:span></text:span><text:span text:style-name="Default_20_Paragraph_20_Font"><text:span text:style-name="T2"> Si servum ancillamque invaserit, triginta siclos argenti domino dabit, bos vero lapidibus opprimetur. </text:span></text:span><text:span text:style-name="Default_20_Paragraph_20_Font"><text:span text:style-name="T1">33</text:span></text:span><text:span text:style-name="Default_20_Paragraph_20_Font"><text:span text:style-name="T2"> Si quis aperuerit cisternam, et foderit, et non operuerit eam, cecideritque bos aut asinus in eam, </text:span></text:span><text:span text:style-name="Default_20_Paragraph_20_Font"><text:span text:style-name="T1">34</text:span></text:span><text:span text:style-name="Default_20_Paragraph_20_Font"><text:span text:style-name="T2"> reddet dominus cisternæ pretium jumentorum: quod autem mortuum est, ipsius erit. </text:span></text:span><text:span text:style-name="Default_20_Paragraph_20_Font"><text:span text:style-name="T1">35</text:span></text:span><text:span text:style-name="Default_20_Paragraph_20_Font"><text:span text:style-name="T2"> Si bos alienus bovem alterius vulneraverit, et ille mortuus fuerit: vendent bovem vivum, et divident pretium, cadaver autem mortui inter se dispertient. </text:span></text:span><text:span text:style-name="Default_20_Paragraph_20_Font"><text:span text:style-name="T1">36</text:span></text:span><text:span text:style-name="Default_20_Paragraph_20_Font"><text:span text:style-name="T2"> Sin autem sciebat quod bos cornupeta esset ab heri et nudiustertius, et non custodivit eum dominus suus: reddet bovem pro bove, et cadaver integrum accipiet. </text:span></text:span></text:p>
      </text:section>
      <text:section text:style-name="Sect1" text:name="Sect22">
        <text:p text:style-name="P2">Exodus XXII</text:p>
        <text:p text:style-name="P3"><text:span text:style-name="Default_20_Paragraph_20_Font"><text:span text:style-name="T1">1</text:span></text:span><text:span text:style-name="Default_20_Paragraph_20_Font"><text:span text:style-name="T2"> Si quis furatus fuerit bovem aut ovem, et occiderit vel vendiderit: quinque boves pro uno bove restituet, et quatuor oves pro una ove. </text:span></text:span><text:span text:style-name="Default_20_Paragraph_20_Font"><text:span text:style-name="T1">2</text:span></text:span><text:span text:style-name="Default_20_Paragraph_20_Font"><text:span text:style-name="T2"> Si effringens fur domum sive suffodiens fuerit inventus, et accepto vulnere mortuus fuerit, percussor non erit reus sanguinis. </text:span></text:span><text:span text:style-name="Default_20_Paragraph_20_Font"><text:span text:style-name="T1">3</text:span></text:span><text:span text:style-name="Default_20_Paragraph_20_Font"><text:span text:style-name="T2"> Quod si orto sole hoc fecerit, homicidium perpetravit, et ipse morietur. Si non habuerit quod pro furto reddat, ipse venundabitur. </text:span></text:span><text:span text:style-name="Default_20_Paragraph_20_Font"><text:span text:style-name="T1">4</text:span></text:span><text:span text:style-name="Default_20_Paragraph_20_Font"><text:span text:style-name="T2"> Si inventum fuerit apud eum quod furatus est, vivens: sive bos, sive asinus, sive ovis, duplum restituet.</text:span></text:span></text:p>
        <text:p text:style-name="P3"><text:span text:style-name="Default_20_Paragraph_20_Font"><text:span text:style-name="T1">5</text:span></text:span><text:span text:style-name="Default_20_Paragraph_20_Font"><text:span text:style-name="T2"> Si læserit quispiam agrum vel vineam, et dimiserit jumentum suum ut depascatur aliena: quidquid optimum habuerit in agro suo, vel in vinea, pro damni æstimatione restituet. </text:span></text:span><text:span text:style-name="Default_20_Paragraph_20_Font"><text:span text:style-name="T1">6</text:span></text:span><text:span text:style-name="Default_20_Paragraph_20_Font"><text:span text:style-name="T2"> Si egressus ignis invenerit spinas, et comprehenderit acervos frugum, sive stantes segetes in agris, reddet damnum qui ignem succenderit. </text:span></text:span><text:span text:style-name="Default_20_Paragraph_20_Font"><text:span text:style-name="T1">7</text:span></text:span><text:span text:style-name="Default_20_Paragraph_20_Font"><text:span text:style-name="T2"> Si quis commendaverit amico pecuniam aut vas in custodiam, et ab eo, qui susceperat, furto ablata fuerint: si invenitur fur, duplum reddet: </text:span></text:span><text:span text:style-name="Default_20_Paragraph_20_Font"><text:span text:style-name="T1">8</text:span></text:span><text:span text:style-name="Default_20_Paragraph_20_Font"><text:span text:style-name="T2"> si latet fur, dominus domus applicabitur ad deos, et jurabit quod non extenderit manum in rem proximi sui, </text:span></text:span><text:span text:style-name="Default_20_Paragraph_20_Font"><text:span text:style-name="T1">9</text:span></text:span><text:span text:style-name="Default_20_Paragraph_20_Font"><text:span text:style-name="T2"> ad perpetrandam fraudem, tam in bove quam in asino, et ove ac vestimento, et quidquid damnum inferre potest: ad deos utriusque causa perveniet, et si illi judicaverit, duplum restituet proximo suo. </text:span></text:span><text:span text:style-name="Default_20_Paragraph_20_Font"><text:span text:style-name="T1">10</text:span></text:span><text:span text:style-name="Default_20_Paragraph_20_Font"><text:span text:style-name="T2"> Si quis commendaverit proximo suo asinum, bovem, ovem, et omne jumentum ad custodiam, et mortuum fuerit, aut debilitatum, vel captum ab hostibus, nullusque hoc viderit: </text:span></text:span><text:span text:style-name="Default_20_Paragraph_20_Font"><text:span text:style-name="T1">11</text:span></text:span><text:span text:style-name="Default_20_Paragraph_20_Font"><text:span text:style-name="T2"> jusjurandum erit in medio, quod non extenderit manum ad rem proximi sui: suscipietque dominus juramentum, et ille reddere non cogetur. </text:span></text:span><text:span text:style-name="Default_20_Paragraph_20_Font"><text:span text:style-name="T1">12</text:span></text:span><text:span text:style-name="Default_20_Paragraph_20_Font"><text:span text:style-name="T2"> Quod si furto ablatum fuerit, restituet damnum domino; </text:span></text:span><text:span text:style-name="Default_20_Paragraph_20_Font"><text:span text:style-name="T1">13</text:span></text:span><text:span text:style-name="Default_20_Paragraph_20_Font"><text:span text:style-name="T2"> si comestum a bestia, deferat ad eum quod occisum est, et non restituet. </text:span></text:span><text:span text:style-name="Default_20_Paragraph_20_Font"><text:span text:style-name="T1">14</text:span></text:span><text:span text:style-name="Default_20_Paragraph_20_Font"><text:span text:style-name="T2"> Qui a proximo suo quidquam horum mutuo postulaverit, et debilitatum aut mortuum fuerit domino non præsente, reddere compelletur. </text:span></text:span><text:span text:style-name="Default_20_Paragraph_20_Font"><text:span text:style-name="T1">15</text:span></text:span><text:span text:style-name="Default_20_Paragraph_20_Font"><text:span text:style-name="T2"> Quod si impræsentiarum dominus fuerit, non restituet, maxime si conductum venerat pro mercede operis sui.</text:span></text:span></text:p>
        <text:p text:style-name="P3"><text:soft-page-break/><text:span text:style-name="Default_20_Paragraph_20_Font"><text:span text:style-name="T1">16</text:span></text:span><text:span text:style-name="Default_20_Paragraph_20_Font"><text:span text:style-name="T2"> Si seduxerit quis virginem necdum desponsatam, dormieritque cum ea: dotabit eam, et habebit eam uxorem. </text:span></text:span><text:span text:style-name="Default_20_Paragraph_20_Font"><text:span text:style-name="T1">17</text:span></text:span><text:span text:style-name="Default_20_Paragraph_20_Font"><text:span text:style-name="T2"> Si pater virginis dare noluerit, reddet pecuniam juxta modum dotis, quam virgines accipere consueverunt. </text:span></text:span><text:span text:style-name="Default_20_Paragraph_20_Font"><text:span text:style-name="T1">18</text:span></text:span><text:span text:style-name="Default_20_Paragraph_20_Font"><text:span text:style-name="T2"> Maleficos non patieris vivere. </text:span></text:span><text:span text:style-name="Default_20_Paragraph_20_Font"><text:span text:style-name="T1">19</text:span></text:span><text:span text:style-name="Default_20_Paragraph_20_Font"><text:span text:style-name="T2"> Qui coierit cum jumento, morte moriatur. </text:span></text:span><text:span text:style-name="Default_20_Paragraph_20_Font"><text:span text:style-name="T1">20</text:span></text:span><text:span text:style-name="Default_20_Paragraph_20_Font"><text:span text:style-name="T2"> Qui immolat diis, occidetur, præterquam Domino soli.</text:span></text:span></text:p>
        <text:p text:style-name="P3"><text:span text:style-name="Default_20_Paragraph_20_Font"><text:span text:style-name="T1">21</text:span></text:span><text:span text:style-name="Default_20_Paragraph_20_Font"><text:span text:style-name="T2"> Advenam non contristabis, neque affliges eum: advenæ enim et ipsi fuistis in terra Ægypti. </text:span></text:span><text:span text:style-name="Default_20_Paragraph_20_Font"><text:span text:style-name="T1">22</text:span></text:span><text:span text:style-name="Default_20_Paragraph_20_Font"><text:span text:style-name="T2"> Viduæ et pupillo non nocebitis. </text:span></text:span><text:span text:style-name="Default_20_Paragraph_20_Font"><text:span text:style-name="T1">23</text:span></text:span><text:span text:style-name="Default_20_Paragraph_20_Font"><text:span text:style-name="T2"> Si læseritis eos, vociferabuntur ad me, et ego audiam clamorem eorum: </text:span></text:span><text:span text:style-name="Default_20_Paragraph_20_Font"><text:span text:style-name="T1">24</text:span></text:span><text:span text:style-name="Default_20_Paragraph_20_Font"><text:span text:style-name="T2"> et indignabitur furor meus, percutiamque vos gladio, et erunt uxores vestræ viduæ, et filii vestri pupilli. </text:span></text:span><text:span text:style-name="Default_20_Paragraph_20_Font"><text:span text:style-name="T1">25</text:span></text:span><text:span text:style-name="Default_20_Paragraph_20_Font"><text:span text:style-name="T2"> Si pecuniam mutuam dederis populo meo pauperi qui habitat tecum, non urgebis eum quasi exactor, nec usuris opprimes. </text:span></text:span><text:span text:style-name="Default_20_Paragraph_20_Font"><text:span text:style-name="T1">26</text:span></text:span><text:span text:style-name="Default_20_Paragraph_20_Font"><text:span text:style-name="T2"> Si pignus a proximo tuo acceperis vestimentum, ante solis occasum reddes ei. </text:span></text:span><text:span text:style-name="Default_20_Paragraph_20_Font"><text:span text:style-name="T1">27</text:span></text:span><text:span text:style-name="Default_20_Paragraph_20_Font"><text:span text:style-name="T2"> Ipsum enim est solum, quo operitur, indumentum carnis ejus, nec habet aliud in quo dormiat: si clamaverit ad me, exaudiam eum, quia misericors sum. </text:span></text:span><text:span text:style-name="Default_20_Paragraph_20_Font"><text:span text:style-name="T1">28</text:span></text:span><text:span text:style-name="Default_20_Paragraph_20_Font"><text:span text:style-name="T2"> Diis non detrahes, et principi populi tui non maledices.</text:span></text:span></text:p>
        <text:p text:style-name="P3"><text:span text:style-name="Default_20_Paragraph_20_Font"><text:span text:style-name="T1">29</text:span></text:span><text:span text:style-name="Default_20_Paragraph_20_Font"><text:span text:style-name="T2"> Decimas tuas et primitias tuas non tardabis reddere: primogenitum filiorum tuorum dabis mihi. </text:span></text:span><text:span text:style-name="Default_20_Paragraph_20_Font"><text:span text:style-name="T1">30</text:span></text:span><text:span text:style-name="Default_20_Paragraph_20_Font"><text:span text:style-name="T2"> De bobus quoque, et ovibus similiter facies: septem diebus sit cum matre sua, die octava reddes illum mihi. </text:span></text:span><text:span text:style-name="Default_20_Paragraph_20_Font"><text:span text:style-name="T1">31</text:span></text:span><text:span text:style-name="Default_20_Paragraph_20_Font"><text:span text:style-name="T2"> Viri sancti eritis mihi: carnem, quæ a bestiis fuerit prægustata, non comedetis, sed projicietis canibus. </text:span></text:span></text:p>
      </text:section>
      <text:section text:style-name="Sect1" text:name="Sect23">
        <text:p text:style-name="P2">Exodus XXIII</text:p>
        <text:p text:style-name="P3"><text:span text:style-name="Default_20_Paragraph_20_Font"><text:span text:style-name="T1">1</text:span></text:span><text:span text:style-name="Default_20_Paragraph_20_Font"><text:span text:style-name="T2"> Non suscipies vocem mendacii, nec junges manum tuam ut pro impio dicas falsum testimonium. </text:span></text:span><text:span text:style-name="Default_20_Paragraph_20_Font"><text:span text:style-name="T1">2</text:span></text:span><text:span text:style-name="Default_20_Paragraph_20_Font"><text:span text:style-name="T2"> Non sequeris turbam ad faciendum malum: nec in judicio, plurimorum acquiesces sententiæ, ut a vero devies. </text:span></text:span><text:span text:style-name="Default_20_Paragraph_20_Font"><text:span text:style-name="T1">3</text:span></text:span><text:span text:style-name="Default_20_Paragraph_20_Font"><text:span text:style-name="T2"> Pauperis quoque non misereberis in judicio. </text:span></text:span><text:span text:style-name="Default_20_Paragraph_20_Font"><text:span text:style-name="T1">4</text:span></text:span><text:span text:style-name="Default_20_Paragraph_20_Font"><text:span text:style-name="T2"> Si occurreris bovi inimici tui, aut asino erranti, reduc ad eum. </text:span></text:span><text:span text:style-name="Default_20_Paragraph_20_Font"><text:span text:style-name="T1">5</text:span></text:span><text:span text:style-name="Default_20_Paragraph_20_Font"><text:span text:style-name="T2"> Si videris asinum odientis te jacere sub onere, non pertransibis, sed sublevabis cum eo. </text:span></text:span><text:span text:style-name="Default_20_Paragraph_20_Font"><text:span text:style-name="T1">6</text:span></text:span><text:span text:style-name="Default_20_Paragraph_20_Font"><text:span text:style-name="T2"> Non declinabis in judicium pauperis. </text:span></text:span><text:span text:style-name="Default_20_Paragraph_20_Font"><text:span text:style-name="T1">7</text:span></text:span><text:span text:style-name="Default_20_Paragraph_20_Font"><text:span text:style-name="T2"> Mendacium fugies. Insontem et justum non occides: quia aversor impium. </text:span></text:span><text:span text:style-name="Default_20_Paragraph_20_Font"><text:span text:style-name="T1">8</text:span></text:span><text:span text:style-name="Default_20_Paragraph_20_Font"><text:span text:style-name="T2"> Nec accipies munera, quæ etiam excæcant prudentes, et subvertunt verba justorum. </text:span></text:span><text:span text:style-name="Default_20_Paragraph_20_Font"><text:span text:style-name="T1">9</text:span></text:span><text:span text:style-name="Default_20_Paragraph_20_Font"><text:span text:style-name="T2"> Peregrino molestus non eris. Scitis enim advenarum animas: quia et ipsi peregrini fuistis in terra Ægypti.</text:span></text:span></text:p>
        <text:p text:style-name="P3"><text:span text:style-name="Default_20_Paragraph_20_Font"><text:span text:style-name="T1">10</text:span></text:span><text:span text:style-name="Default_20_Paragraph_20_Font"><text:span text:style-name="T2"> Sex annis seminabis terram tuam, et congregabis fruges ejus: </text:span></text:span><text:span text:style-name="Default_20_Paragraph_20_Font"><text:span text:style-name="T1">11</text:span></text:span><text:span text:style-name="Default_20_Paragraph_20_Font"><text:span text:style-name="T2"> anno autem septimo dimittes eam, et requiescere facies, ut comedant pauperes populi tui: et quidquid reliquum fuerit, edant bestiæ agri: ita facies in vinea et in oliveto tuo. </text:span></text:span><text:span text:style-name="Default_20_Paragraph_20_Font"><text:span text:style-name="T1">12</text:span></text:span><text:span text:style-name="Default_20_Paragraph_20_Font"><text:span text:style-name="T2"> Sex diebus operaberis: septimo die cessabis, ut requiescat bos et asinus tuus, et refrigeretur filius ancillæ tuæ, et advena. </text:span></text:span><text:span text:style-name="Default_20_Paragraph_20_Font"><text:span text:style-name="T1">13</text:span></text:span><text:span text:style-name="Default_20_Paragraph_20_Font"><text:span text:style-name="T2"> Omnia quæ dixi vobis, custodite. Et per nomen externorum deorum non jurabitis, neque audietur ex ore vestro.</text:span></text:span></text:p>
        <text:p text:style-name="P3"><text:soft-page-break/><text:span text:style-name="Default_20_Paragraph_20_Font"><text:span text:style-name="T1">14</text:span></text:span><text:span text:style-name="Default_20_Paragraph_20_Font"><text:span text:style-name="T2"> Tribus vicibus per singulos annos mihi festa celebrabitis. </text:span></text:span><text:span text:style-name="Default_20_Paragraph_20_Font"><text:span text:style-name="T1">15</text:span></text:span><text:span text:style-name="Default_20_Paragraph_20_Font"><text:span text:style-name="T2"> Solemnitatem azymorum custodies. Septem diebus comedes azyma, sicut præcepi tibi, tempore mensis novorum, quando egressus es de Ægypto: non apparebis in conspectu meo vacuus. </text:span></text:span><text:span text:style-name="Default_20_Paragraph_20_Font"><text:span text:style-name="T1">16</text:span></text:span><text:span text:style-name="Default_20_Paragraph_20_Font"><text:span text:style-name="T2"> Et solemnitatem messis primitivorum operis tui, quæcumque seminaveris in agro: solemnitatem quoque in exitu anni, quando congregaveris omnes fruges tuas de agro. </text:span></text:span><text:span text:style-name="Default_20_Paragraph_20_Font"><text:span text:style-name="T1">17</text:span></text:span><text:span text:style-name="Default_20_Paragraph_20_Font"><text:span text:style-name="T2"> Ter in anno apparebit omne masculinum tuum coram Domino Deo tuo. </text:span></text:span><text:span text:style-name="Default_20_Paragraph_20_Font"><text:span text:style-name="T1">18</text:span></text:span><text:span text:style-name="Default_20_Paragraph_20_Font"><text:span text:style-name="T2"> Non immolabis super fermento sanguinem victimæ meæ, nec remanebit adeps solemnitatis meæ usque mane. </text:span></text:span><text:span text:style-name="Default_20_Paragraph_20_Font"><text:span text:style-name="T1">19</text:span></text:span><text:span text:style-name="Default_20_Paragraph_20_Font"><text:span text:style-name="T2"> Primitias frugum terræ tuæ deferes in domum Domini Dei tui. Non coques hædum in lacte matris suæ.</text:span></text:span></text:p>
        <text:p text:style-name="P3"><text:span text:style-name="Default_20_Paragraph_20_Font"><text:span text:style-name="T1">20</text:span></text:span><text:span text:style-name="Default_20_Paragraph_20_Font"><text:span text:style-name="T2"> Ecce ego mittam angelum meum, qui præcedat te, et custodiat in via, et introducat in locum quem paravi. </text:span></text:span><text:span text:style-name="Default_20_Paragraph_20_Font"><text:span text:style-name="T1">21</text:span></text:span><text:span text:style-name="Default_20_Paragraph_20_Font"><text:span text:style-name="T2"> Observa eum, et audi vocem ejus, nec contemnendum putes: quia non dimittet cum peccaveris, et est nomen meum in illo. </text:span></text:span><text:span text:style-name="Default_20_Paragraph_20_Font"><text:span text:style-name="T1">22</text:span></text:span><text:span text:style-name="Default_20_Paragraph_20_Font"><text:span text:style-name="T2"> Quod si audieris vocem ejus, et feceris omnia quæ loquor, inimicus ero inimicis tuis, et affligam affligentes te.</text:span></text:span></text:p>
        <text:p text:style-name="P3"><text:span text:style-name="Default_20_Paragraph_20_Font"><text:span text:style-name="T1">23</text:span></text:span><text:span text:style-name="Default_20_Paragraph_20_Font"><text:span text:style-name="T2"> Præcedetque te angelus meus, et introducet te ad Amorrhæum, et Hethæum, et Pherezæum, Chananæumque, et Hevæum, et Jebusæum, quos ego conteram. </text:span></text:span><text:span text:style-name="Default_20_Paragraph_20_Font"><text:span text:style-name="T1">24</text:span></text:span><text:span text:style-name="Default_20_Paragraph_20_Font"><text:span text:style-name="T2"> Non adorabis deos eorum, nec coles eos: non facies opera eorum, sed destrues eos, et confringes statuas eorum. </text:span></text:span><text:span text:style-name="Default_20_Paragraph_20_Font"><text:span text:style-name="T1">25</text:span></text:span><text:span text:style-name="Default_20_Paragraph_20_Font"><text:span text:style-name="T2"> Servietisque Domino Deo vestro, ut benedicam panibus tuis et aquis, et auferam infirmitatem de medio tui. </text:span></text:span><text:span text:style-name="Default_20_Paragraph_20_Font"><text:span text:style-name="T1">26</text:span></text:span><text:span text:style-name="Default_20_Paragraph_20_Font"><text:span text:style-name="T2"> Non erit infœcunda, nec sterilis in terra tua: numerum dierum tuorum implebo. </text:span></text:span><text:span text:style-name="Default_20_Paragraph_20_Font"><text:span text:style-name="T1">27</text:span></text:span><text:span text:style-name="Default_20_Paragraph_20_Font"><text:span text:style-name="T2"> Terrorem meum mittam in præcursum tuum, et occidam omnem populum, ad quem ingredieris: cunctorumque inimicorum tuorum coram te terga vertam: </text:span></text:span><text:span text:style-name="Default_20_Paragraph_20_Font"><text:span text:style-name="T1">28</text:span></text:span><text:span text:style-name="Default_20_Paragraph_20_Font"><text:span text:style-name="T2"> emittens crabrones prius, qui fugabunt Hevæum, et Chananæum, et Hethæum, antequam introëas. </text:span></text:span><text:span text:style-name="Default_20_Paragraph_20_Font"><text:span text:style-name="T1">29</text:span></text:span><text:span text:style-name="Default_20_Paragraph_20_Font"><text:span text:style-name="T2"> Non ejiciam eos a facie tua anno uno: ne terra in solitudinem redigatur, et crescant contra te bestiæ. </text:span></text:span><text:span text:style-name="Default_20_Paragraph_20_Font"><text:span text:style-name="T1">30</text:span></text:span><text:span text:style-name="Default_20_Paragraph_20_Font"><text:span text:style-name="T2"> Paulatim expellam eos de conspectu tuo, donec augearis, et possideas terram. </text:span></text:span><text:span text:style-name="Default_20_Paragraph_20_Font"><text:span text:style-name="T1">31</text:span></text:span><text:span text:style-name="Default_20_Paragraph_20_Font"><text:span text:style-name="T2"> Ponam autem terminos tuos a mari Rubro usque ad mare Palæstinorum, et a deserto usque ad fluvium: tradam in manibus vestris habitatores terræ, et ejiciam eos de conspectu vestro. </text:span></text:span><text:span text:style-name="Default_20_Paragraph_20_Font"><text:span text:style-name="T1">32</text:span></text:span><text:span text:style-name="Default_20_Paragraph_20_Font"><text:span text:style-name="T2"> Non inibis cum eis fœdus, nec cum diis eorum. </text:span></text:span><text:span text:style-name="Default_20_Paragraph_20_Font"><text:span text:style-name="T1">33</text:span></text:span><text:span text:style-name="Default_20_Paragraph_20_Font"><text:span text:style-name="T2"> Non habitent in terra tua, ne forte peccare te faciant in me, si servieris diis eorum: quod tibi certe erit in scandalum. </text:span></text:span></text:p>
      </text:section>
      <text:section text:style-name="Sect1" text:name="Sect24">
        <text:p text:style-name="P2">Exodus XXIV</text:p>
        <text:p text:style-name="P3"><text:span text:style-name="Default_20_Paragraph_20_Font"><text:span text:style-name="T1">1</text:span></text:span><text:span text:style-name="Default_20_Paragraph_20_Font"><text:span text:style-name="T2"> Moysi quoque dixit: Ascende ad Dominum tu, et Aaron, Nadab et Abiu, et septuaginta senes ex Israël, et adorabitis procul. </text:span></text:span><text:span text:style-name="Default_20_Paragraph_20_Font"><text:span text:style-name="T1">2</text:span></text:span><text:span text:style-name="Default_20_Paragraph_20_Font"><text:span text:style-name="T2"> Solusque Moyses ascendet ad Dominum, et illi non appropinquabunt: nec populus ascendet cum eo. </text:span></text:span><text:span text:style-name="Default_20_Paragraph_20_Font"><text:span text:style-name="T1">3</text:span></text:span><text:span text:style-name="Default_20_Paragraph_20_Font"><text:span text:style-name="T2"> Venit ergo Moyses et narravit plebi omnia verba Domini, atque judicia: responditque omnis populus una voce: Omnia verba Domini, quæ locutus est, faciemus. </text:span></text:span><text:span text:style-name="Default_20_Paragraph_20_Font"><text:span text:style-name="T1">4</text:span></text:span><text:span text:style-name="Default_20_Paragraph_20_Font"><text:span text:style-name="T2"> Scripsit autem Moyses universos sermones Domini: et mane consurgens, ædificavit altare ad radices montis, et duodecim titulos per duodecim tribus Israël. </text:span></text:span><text:span text:style-name="Default_20_Paragraph_20_Font"><text:span text:style-name="T1">5</text:span></text:span><text:span text:style-name="Default_20_Paragraph_20_Font"><text:span text:style-name="T2"> Misitque juvenes de filiis Israël, et obtulerunt holocausta, immolaveruntque victimas </text:span></text:span><text:soft-page-break/><text:span text:style-name="Default_20_Paragraph_20_Font"><text:span text:style-name="T2">pacificas Domino, vitulos. </text:span></text:span><text:span text:style-name="Default_20_Paragraph_20_Font"><text:span text:style-name="T1">6</text:span></text:span><text:span text:style-name="Default_20_Paragraph_20_Font"><text:span text:style-name="T2"> Tulit itaque Moyses dimidiam partem sanguinis, et misit in crateras: partem autem residuam fudit super altare. </text:span></text:span><text:span text:style-name="Default_20_Paragraph_20_Font"><text:span text:style-name="T1">7</text:span></text:span><text:span text:style-name="Default_20_Paragraph_20_Font"><text:span text:style-name="T2"> Assumensque volumen fœderis, legit audiente populo: qui dixerunt: Omnia quæ locutus est Dominus, faciemus, et erimus obedientes. </text:span></text:span><text:span text:style-name="Default_20_Paragraph_20_Font"><text:span text:style-name="T1">8</text:span></text:span><text:span text:style-name="Default_20_Paragraph_20_Font"><text:span text:style-name="T2"> Ille vero sumptum sanguinem respersit in populum, et ait: Hic est sanguis fœderis quod pepigit Dominus vobiscum super cunctis sermonibus his.</text:span></text:span></text:p>
        <text:p text:style-name="P3"><text:span text:style-name="Default_20_Paragraph_20_Font"><text:span text:style-name="T1">9</text:span></text:span><text:span text:style-name="Default_20_Paragraph_20_Font"><text:span text:style-name="T2"> Ascenderuntque Moyses et Aaron, Nadab et Abiu, et septuaginta de senioribus Israël: </text:span></text:span><text:span text:style-name="Default_20_Paragraph_20_Font"><text:span text:style-name="T1">10</text:span></text:span><text:span text:style-name="Default_20_Paragraph_20_Font"><text:span text:style-name="T2"> et viderunt Deum Israël: et sub pedibus ejus quasi opus lapidis sapphirini, et quasi cælum, cum serenum est. </text:span></text:span><text:span text:style-name="Default_20_Paragraph_20_Font"><text:span text:style-name="T1">11</text:span></text:span><text:span text:style-name="Default_20_Paragraph_20_Font"><text:span text:style-name="T2"> Nec super eos qui procul recesserant de filiis Israël, misit manum suam, videruntque Deum, et comederunt, ac biberunt. </text:span></text:span><text:span text:style-name="Default_20_Paragraph_20_Font"><text:span text:style-name="T1">12</text:span></text:span><text:span text:style-name="Default_20_Paragraph_20_Font"><text:span text:style-name="T2"> Dixit autem Dominus ad Moysen: Ascende ad me in montem, et esto ibi: daboque tibi tabulas lapideas, et legem, ac mandata quæ scripsi: ut doceas eos. </text:span></text:span><text:span text:style-name="Default_20_Paragraph_20_Font"><text:span text:style-name="T1">13</text:span></text:span><text:span text:style-name="Default_20_Paragraph_20_Font"><text:span text:style-name="T2"> Surrexerunt Moyses et Josue minister ejus: ascendensque Moyses in montem Dei, </text:span></text:span><text:span text:style-name="Default_20_Paragraph_20_Font"><text:span text:style-name="T1">14</text:span></text:span><text:span text:style-name="Default_20_Paragraph_20_Font"><text:span text:style-name="T2"> senioribus ait: Expectate hic donec revertamur ad vos. Habetis Aaron et Hur vobiscum: si quid natum fuerit quæstionis, referetis ad eos. </text:span></text:span><text:span text:style-name="Default_20_Paragraph_20_Font"><text:span text:style-name="T1">15</text:span></text:span><text:span text:style-name="Default_20_Paragraph_20_Font"><text:span text:style-name="T2"> Cumque ascendisset Moyses, operuit nubes montem, </text:span></text:span><text:span text:style-name="Default_20_Paragraph_20_Font"><text:span text:style-name="T1">16</text:span></text:span><text:span text:style-name="Default_20_Paragraph_20_Font"><text:span text:style-name="T2"> et habitavit gloria Domini super Sinai, tegens illum nube sex diebus: septimo autem die vocavit eum de medio caliginis. </text:span></text:span><text:span text:style-name="Default_20_Paragraph_20_Font"><text:span text:style-name="T1">17</text:span></text:span><text:span text:style-name="Default_20_Paragraph_20_Font"><text:span text:style-name="T2"> Erat autem species gloriæ Domini quasi ignis ardens super verticem montis in conspectu filiorum Israël. </text:span></text:span><text:span text:style-name="Default_20_Paragraph_20_Font"><text:span text:style-name="T1">18</text:span></text:span><text:span text:style-name="Default_20_Paragraph_20_Font"><text:span text:style-name="T2"> Ingressusque Moyses medium nebulæ, ascendit in montem: et fuit ibi quadraginta diebus, et quadraginta noctibus. </text:span></text:span></text:p>
      </text:section>
      <text:section text:style-name="Sect1" text:name="Sect25">
        <text:p text:style-name="P2">Exodus XXV</text:p>
        <text:p text:style-name="P3"><text:span text:style-name="Default_20_Paragraph_20_Font"><text:span text:style-name="T1">1</text:span></text:span><text:span text:style-name="Default_20_Paragraph_20_Font"><text:span text:style-name="T2"> Locutusque est Dominus ad Moysen, dicens: </text:span></text:span><text:span text:style-name="Default_20_Paragraph_20_Font"><text:span text:style-name="T1">2</text:span></text:span><text:span text:style-name="Default_20_Paragraph_20_Font"><text:span text:style-name="T2"> Loquere filiis Israël, ut tollant mihi primitias: ab omni homine qui offeret ultroneus, accipietis eas. </text:span></text:span><text:span text:style-name="Default_20_Paragraph_20_Font"><text:span text:style-name="T1">3</text:span></text:span><text:span text:style-name="Default_20_Paragraph_20_Font"><text:span text:style-name="T2"> Hæc sunt autem quæ accipere debeatis: aurum, et argentum, et æs, </text:span></text:span><text:span text:style-name="Default_20_Paragraph_20_Font"><text:span text:style-name="T1">4</text:span></text:span><text:span text:style-name="Default_20_Paragraph_20_Font"><text:span text:style-name="T2"> hyacinthum et purpuram, coccumque bis tinctum, et byssum, pilos caprarum, </text:span></text:span><text:span text:style-name="Default_20_Paragraph_20_Font"><text:span text:style-name="T1">5</text:span></text:span><text:span text:style-name="Default_20_Paragraph_20_Font"><text:span text:style-name="T2"> et pelles arietum rubricatas, pellesque janthinas, et ligna setim: </text:span></text:span><text:span text:style-name="Default_20_Paragraph_20_Font"><text:span text:style-name="T1">6</text:span></text:span><text:span text:style-name="Default_20_Paragraph_20_Font"><text:span text:style-name="T2"> oleum ad luminaria concinnanda: aromata in unguentum, et thymiamata boni odoris: </text:span></text:span><text:span text:style-name="Default_20_Paragraph_20_Font"><text:span text:style-name="T1">7</text:span></text:span><text:span text:style-name="Default_20_Paragraph_20_Font"><text:span text:style-name="T2"> lapides onychinos, et gemmas ad ornandum ephod, ac rationale. </text:span></text:span><text:span text:style-name="Default_20_Paragraph_20_Font"><text:span text:style-name="T1">8</text:span></text:span><text:span text:style-name="Default_20_Paragraph_20_Font"><text:span text:style-name="T2"> Facientque mihi sanctuarium, et habitabo in medio eorum: </text:span></text:span><text:span text:style-name="Default_20_Paragraph_20_Font"><text:span text:style-name="T1">9</text:span></text:span><text:span text:style-name="Default_20_Paragraph_20_Font"><text:span text:style-name="T2"> juxta omnem similitudinem tabernaculi quod ostendam tibi, et omnium vasorum in cultum ejus.</text:span></text:span></text:p>
        <text:p text:style-name="P3"><text:span text:style-name="Default_20_Paragraph_20_Font"><text:span text:style-name="T2">Sicque facietis illud: </text:span></text:span><text:span text:style-name="Default_20_Paragraph_20_Font"><text:span text:style-name="T1">10</text:span></text:span><text:span text:style-name="Default_20_Paragraph_20_Font"><text:span text:style-name="T2"> arcam de lignis setim compingite, cujus longitudo habeat duos et semis cubitos: latitudo, cubitum et dimidium: altitudo, cubitum similiter ac semissem. </text:span></text:span><text:span text:style-name="Default_20_Paragraph_20_Font"><text:span text:style-name="T1">11</text:span></text:span><text:span text:style-name="Default_20_Paragraph_20_Font"><text:span text:style-name="T2"> Et deaurabis eam auro mundissimo intus et foris: faciesque supra, coronam auream per circuitum: </text:span></text:span><text:span text:style-name="Default_20_Paragraph_20_Font"><text:span text:style-name="T1">12</text:span></text:span><text:span text:style-name="Default_20_Paragraph_20_Font"><text:span text:style-name="T2"> et quatuor circulos aureos, quos pones per quatuor arcæ angulos: duo circuli sint in latere uno, et duo in altero. </text:span></text:span><text:span text:style-name="Default_20_Paragraph_20_Font"><text:span text:style-name="T1">13</text:span></text:span><text:span text:style-name="Default_20_Paragraph_20_Font"><text:span text:style-name="T2"> Facies quoque vectes de lignis setim, et operies eos auro. </text:span></text:span><text:span text:style-name="Default_20_Paragraph_20_Font"><text:span text:style-name="T1">14</text:span></text:span><text:span text:style-name="Default_20_Paragraph_20_Font"><text:span text:style-name="T2"> Inducesque per circulos qui sunt in arcæ lateribus, ut portetur in eis: </text:span></text:span><text:span text:style-name="Default_20_Paragraph_20_Font"><text:span text:style-name="T1">15</text:span></text:span><text:span text:style-name="Default_20_Paragraph_20_Font"><text:span text:style-name="T2"> qui semper erunt in circulis, nec umquam extrahentur ab eis. </text:span></text:span><text:span text:style-name="Default_20_Paragraph_20_Font"><text:span text:style-name="T1">16</text:span></text:span><text:span text:style-name="Default_20_Paragraph_20_Font"><text:span text:style-name="T2"> Ponesque in arca testificationem quam dabo tibi. </text:span></text:span><text:soft-page-break/><text:span text:style-name="Default_20_Paragraph_20_Font"><text:span text:style-name="T1">17</text:span></text:span><text:span text:style-name="Default_20_Paragraph_20_Font"><text:span text:style-name="T2"> Facies et propitiatorium de auro mundissimo: duos cubitos et dimidium tenebit longitudo ejus, et cubitum ac semissem latitudo. </text:span></text:span><text:span text:style-name="Default_20_Paragraph_20_Font"><text:span text:style-name="T1">18</text:span></text:span><text:span text:style-name="Default_20_Paragraph_20_Font"><text:span text:style-name="T2"> Duos quoque cherubim aureos et productiles facies, ex utraque parte oraculi. </text:span></text:span><text:span text:style-name="Default_20_Paragraph_20_Font"><text:span text:style-name="T1">19</text:span></text:span><text:span text:style-name="Default_20_Paragraph_20_Font"><text:span text:style-name="T2"> Cherub unus sit in latere uno, et alter in altero. </text:span></text:span><text:span text:style-name="Default_20_Paragraph_20_Font"><text:span text:style-name="T1">20</text:span></text:span><text:span text:style-name="Default_20_Paragraph_20_Font"><text:span text:style-name="T2"> Utrumque latus propitiatorii tegant expandentes alas, et operientes oraculum, respiciantque se mutuo versis vultibus in propitiatorium quo operienda est arca, </text:span></text:span><text:span text:style-name="Default_20_Paragraph_20_Font"><text:span text:style-name="T1">21</text:span></text:span><text:span text:style-name="Default_20_Paragraph_20_Font"><text:span text:style-name="T2"> in qua pones testimonium quod dabo tibi. </text:span></text:span><text:span text:style-name="Default_20_Paragraph_20_Font"><text:span text:style-name="T1">22</text:span></text:span><text:span text:style-name="Default_20_Paragraph_20_Font"><text:span text:style-name="T2"> Inde præcipiam, et loquar ad te supra propitiatorium, ac de medio duorum cherubim, qui erunt super arcam testimonii, cuncta quæ mandabo per te filiis Israël.</text:span></text:span></text:p>
        <text:p text:style-name="P3"><text:span text:style-name="Default_20_Paragraph_20_Font"><text:span text:style-name="T1">23</text:span></text:span><text:span text:style-name="Default_20_Paragraph_20_Font"><text:span text:style-name="T2"> Facies et mensam de lignis setim, habentem duos cubitos longitudinis, et in latitudine cubitum, et in altitudine cubitum et semissem. </text:span></text:span><text:span text:style-name="Default_20_Paragraph_20_Font"><text:span text:style-name="T1">24</text:span></text:span><text:span text:style-name="Default_20_Paragraph_20_Font"><text:span text:style-name="T2"> Et inaurabis eam auro purissimo: faciesque illi labium aureum per circuitum, </text:span></text:span><text:span text:style-name="Default_20_Paragraph_20_Font"><text:span text:style-name="T1">25</text:span></text:span><text:span text:style-name="Default_20_Paragraph_20_Font"><text:span text:style-name="T2"> et ipsi labio coronam interrasilem altam quatuor digitis: et super illam, alteram coronam aureolam. </text:span></text:span><text:span text:style-name="Default_20_Paragraph_20_Font"><text:span text:style-name="T1">26</text:span></text:span><text:span text:style-name="Default_20_Paragraph_20_Font"><text:span text:style-name="T2"> Quatuor quoque circulos aureos præparabis, et pones eis in quatuor angulis ejusdem mensæ per singulos pedes. </text:span></text:span><text:span text:style-name="Default_20_Paragraph_20_Font"><text:span text:style-name="T1">27</text:span></text:span><text:span text:style-name="Default_20_Paragraph_20_Font"><text:span text:style-name="T2"> Subter coronam erunt circuli aurei, ut mittantur vectes per eos, et possit mensa portari. </text:span></text:span><text:span text:style-name="Default_20_Paragraph_20_Font"><text:span text:style-name="T1">28</text:span></text:span><text:span text:style-name="Default_20_Paragraph_20_Font"><text:span text:style-name="T2"> Ipsos quoque vectes facies de lignis setim, et circumdabis auro ad subvehendam mensam. </text:span></text:span><text:span text:style-name="Default_20_Paragraph_20_Font"><text:span text:style-name="T1">29</text:span></text:span><text:span text:style-name="Default_20_Paragraph_20_Font"><text:span text:style-name="T2"> Parabis et acetabula, ac phialas, thuribula, et cyathos, in quibus offerenda sunt libamina, ex auro purissimo. </text:span></text:span><text:span text:style-name="Default_20_Paragraph_20_Font"><text:span text:style-name="T1">30</text:span></text:span><text:span text:style-name="Default_20_Paragraph_20_Font"><text:span text:style-name="T2"> Et pones super mensam panes propositionis in conspectu meo semper.</text:span></text:span></text:p>
        <text:p text:style-name="P3"><text:span text:style-name="Default_20_Paragraph_20_Font"><text:span text:style-name="T1">31</text:span></text:span><text:span text:style-name="Default_20_Paragraph_20_Font"><text:span text:style-name="T2"> Facies et candelabrum ductile de auro mundissimo, hastile ejus, et calamos, scyphos, et sphærulas, ac lilia ex ipso procedentia. </text:span></text:span><text:span text:style-name="Default_20_Paragraph_20_Font"><text:span text:style-name="T1">32</text:span></text:span><text:span text:style-name="Default_20_Paragraph_20_Font"><text:span text:style-name="T2"> Sex calami egredientur de lateribus, tres ex uno latere, et tres ex altero. </text:span></text:span><text:span text:style-name="Default_20_Paragraph_20_Font"><text:span text:style-name="T1">33</text:span></text:span><text:span text:style-name="Default_20_Paragraph_20_Font"><text:span text:style-name="T2"> Tres scyphi quasi in nucis modum per calamos singulos, sphærulaque simul, et lilium: et tres similiter scyphi instar nucis in calamo altero, sphærulaque simul et lilium. Hoc erit opus sex calamorum, qui producendi sunt de hastili: </text:span></text:span><text:span text:style-name="Default_20_Paragraph_20_Font"><text:span text:style-name="T1">34</text:span></text:span><text:span text:style-name="Default_20_Paragraph_20_Font"><text:span text:style-name="T2"> in ipso autem candelabro erunt quatuor scyphi in nucis modum, sphærulæque per singulos, et lilia. </text:span></text:span><text:span text:style-name="Default_20_Paragraph_20_Font"><text:span text:style-name="T1">35</text:span></text:span><text:span text:style-name="Default_20_Paragraph_20_Font"><text:span text:style-name="T2"> Sphærulæ sub duobus calamis per tria loca, qui simul sex fiunt procedentes de hastili uno. </text:span></text:span><text:span text:style-name="Default_20_Paragraph_20_Font"><text:span text:style-name="T1">36</text:span></text:span><text:span text:style-name="Default_20_Paragraph_20_Font"><text:span text:style-name="T2"> Et sphærulæ igitur et calami ex ipso erunt, universa ductilia de auro purissimo. </text:span></text:span><text:span text:style-name="Default_20_Paragraph_20_Font"><text:span text:style-name="T1">37</text:span></text:span><text:span text:style-name="Default_20_Paragraph_20_Font"><text:span text:style-name="T2"> Facies et lucernas septem, et pones eas super candelabrum, ut luceant ex adverso. </text:span></text:span><text:span text:style-name="Default_20_Paragraph_20_Font"><text:span text:style-name="T1">38</text:span></text:span><text:span text:style-name="Default_20_Paragraph_20_Font"><text:span text:style-name="T2"> Emunctoria quoque, et ubi quæ emuncta sunt extinguantur, fiant de auro purissimo. </text:span></text:span><text:span text:style-name="Default_20_Paragraph_20_Font"><text:span text:style-name="T1">39</text:span></text:span><text:span text:style-name="Default_20_Paragraph_20_Font"><text:span text:style-name="T2"> Omne pondus candelabri cum universis vasis suis habebit talentum auri purissimi. </text:span></text:span><text:span text:style-name="Default_20_Paragraph_20_Font"><text:span text:style-name="T1">40</text:span></text:span><text:span text:style-name="Default_20_Paragraph_20_Font"><text:span text:style-name="T2"> Inspice, et fac secundum exemplar quod tibi in monte monstratum est. </text:span></text:span></text:p>
      </text:section>
      <text:section text:style-name="Sect1" text:name="Sect26">
        <text:p text:style-name="P2">Exodus XXVI</text:p>
        <text:p text:style-name="P3"><text:span text:style-name="Default_20_Paragraph_20_Font"><text:span text:style-name="T1">1</text:span></text:span><text:span text:style-name="Default_20_Paragraph_20_Font"><text:span text:style-name="T2"> Tabernaculum vero ita facies: decem cortinas de bysso retorta, et hyacintho, ac purpura, coccoque bis tincto, variatas opere plumario facies. </text:span></text:span><text:span text:style-name="Default_20_Paragraph_20_Font"><text:span text:style-name="T1">2</text:span></text:span><text:span text:style-name="Default_20_Paragraph_20_Font"><text:span text:style-name="T2"> Longitudo cortinæ unius habebit viginti octo cubitos: latitudo, quatuor cubitorum erit. Unius mensuræ fient universa tentoria. </text:span></text:span><text:span text:style-name="Default_20_Paragraph_20_Font"><text:span text:style-name="T1">3</text:span></text:span><text:span text:style-name="Default_20_Paragraph_20_Font"><text:span text:style-name="T2"> Quinque cortinæ sibi jungentur mutuo, et aliæ quinque nexu simili cohærebunt. </text:span></text:span><text:span text:style-name="Default_20_Paragraph_20_Font"><text:span text:style-name="T1">4</text:span></text:span><text:span text:style-name="Default_20_Paragraph_20_Font"><text:span text:style-name="T2"> Ansulas hyacinthinas in </text:span></text:span><text:soft-page-break/><text:span text:style-name="Default_20_Paragraph_20_Font"><text:span text:style-name="T2">lateribus ac summitatibus facies cortinarum, ut possint invicem copulari. </text:span></text:span><text:span text:style-name="Default_20_Paragraph_20_Font"><text:span text:style-name="T1">5</text:span></text:span><text:span text:style-name="Default_20_Paragraph_20_Font"><text:span text:style-name="T2"> Quinquagenas ansulas cortina habebit in utraque parte, ita insertas ut ansa contra ansam veniat, et altera alteri possit aptari. </text:span></text:span><text:span text:style-name="Default_20_Paragraph_20_Font"><text:span text:style-name="T1">6</text:span></text:span><text:span text:style-name="Default_20_Paragraph_20_Font"><text:span text:style-name="T2"> Facies et quinquaginta circulos aureos quibus cortinarum vela jungenda sunt, ut unum tabernaculum fiat. </text:span></text:span><text:span text:style-name="Default_20_Paragraph_20_Font"><text:span text:style-name="T1">7</text:span></text:span><text:span text:style-name="Default_20_Paragraph_20_Font"><text:span text:style-name="T2"> Facies et saga cilicina undecim, ad operiendum tectum tabernaculi. </text:span></text:span><text:span text:style-name="Default_20_Paragraph_20_Font"><text:span text:style-name="T1">8</text:span></text:span><text:span text:style-name="Default_20_Paragraph_20_Font"><text:span text:style-name="T2"> Longitudo sagi unius habebit triginta cubitos, et latitudo, quatuor: æqua erit mensura sagorum omnium. </text:span></text:span><text:span text:style-name="Default_20_Paragraph_20_Font"><text:span text:style-name="T1">9</text:span></text:span><text:span text:style-name="Default_20_Paragraph_20_Font"><text:span text:style-name="T2"> E quibus quinque junges seorsum, et sex sibi mutuo copulabis, ita ut sextum sagum in fronte tecti duplices. </text:span></text:span><text:span text:style-name="Default_20_Paragraph_20_Font"><text:span text:style-name="T1">10</text:span></text:span><text:span text:style-name="Default_20_Paragraph_20_Font"><text:span text:style-name="T2"> Facies et quinquaginta ansas in ora sagi unius, ut conjungi cum altero queat, et quinquaginta ansas in ora sagi alterius, ut cum altero copuletur. </text:span></text:span><text:span text:style-name="Default_20_Paragraph_20_Font"><text:span text:style-name="T1">11</text:span></text:span><text:span text:style-name="Default_20_Paragraph_20_Font"><text:span text:style-name="T2"> Facies et quinquaginta fibulas æneas quibus jungantur ansæ, ut unum ex omnibus operimentum fiat. </text:span></text:span><text:span text:style-name="Default_20_Paragraph_20_Font"><text:span text:style-name="T1">12</text:span></text:span><text:span text:style-name="Default_20_Paragraph_20_Font"><text:span text:style-name="T2"> Quod autem superfuerit in sagis quæ parantur tecto, id est unum sagum quod amplius est, ex medietate ejus operies posteriora tabernaculi. </text:span></text:span><text:span text:style-name="Default_20_Paragraph_20_Font"><text:span text:style-name="T1">13</text:span></text:span><text:span text:style-name="Default_20_Paragraph_20_Font"><text:span text:style-name="T2"> Et cubitus ex una parte pendebit, et alter ex altera qui plus est in sagorum longitudine, utrumque latus tabernaculi protegens. </text:span></text:span><text:span text:style-name="Default_20_Paragraph_20_Font"><text:span text:style-name="T1">14</text:span></text:span><text:span text:style-name="Default_20_Paragraph_20_Font"><text:span text:style-name="T2"> Facies et operimentum aliud tecto de pellibus arietum rubricatis: et super hoc rursum aliud operimentum de janthinis pellibus. </text:span></text:span><text:span text:style-name="Default_20_Paragraph_20_Font"><text:span text:style-name="T1">15</text:span></text:span><text:span text:style-name="Default_20_Paragraph_20_Font"><text:span text:style-name="T2"> Facies et tabulas stantes tabernaculi de lignis setim, </text:span></text:span><text:span text:style-name="Default_20_Paragraph_20_Font"><text:span text:style-name="T1">16</text:span></text:span><text:span text:style-name="Default_20_Paragraph_20_Font"><text:span text:style-name="T2"> quæ singulæ denos cubitos in longitudine habeant, et in latitudine singulos ac semissem. </text:span></text:span><text:span text:style-name="Default_20_Paragraph_20_Font"><text:span text:style-name="T1">17</text:span></text:span><text:span text:style-name="Default_20_Paragraph_20_Font"><text:span text:style-name="T2"> In lateribus tabulæ, duæ incastraturæ fient, quibus tabula alteri tabulæ connectatur: atque in hunc modum cunctæ tabulæ parabuntur. </text:span></text:span><text:span text:style-name="Default_20_Paragraph_20_Font"><text:span text:style-name="T1">18</text:span></text:span><text:span text:style-name="Default_20_Paragraph_20_Font"><text:span text:style-name="T2"> Quarum viginti erunt in latere meridiano quod vergit ad austrum. </text:span></text:span><text:span text:style-name="Default_20_Paragraph_20_Font"><text:span text:style-name="T1">19</text:span></text:span><text:span text:style-name="Default_20_Paragraph_20_Font"><text:span text:style-name="T2"> Quibus quadraginta bases argenteas fundes, ut binæ bases singulis tabulis per duos angulos subjiciantur. </text:span></text:span><text:span text:style-name="Default_20_Paragraph_20_Font"><text:span text:style-name="T1">20</text:span></text:span><text:span text:style-name="Default_20_Paragraph_20_Font"><text:span text:style-name="T2"> In latere quoque secundo tabernaculi quod vergit ad aquilonem, viginti tabulæ erunt, </text:span></text:span><text:span text:style-name="Default_20_Paragraph_20_Font"><text:span text:style-name="T1">21</text:span></text:span><text:span text:style-name="Default_20_Paragraph_20_Font"><text:span text:style-name="T2"> quadraginta habentes bases argenteas, binæ bases singulis tabulis supponentur. </text:span></text:span><text:span text:style-name="Default_20_Paragraph_20_Font"><text:span text:style-name="T1">22</text:span></text:span><text:span text:style-name="Default_20_Paragraph_20_Font"><text:span text:style-name="T2"> Ad occidentalem vero plagam tabernaculi facies sex tabulas, </text:span></text:span><text:span text:style-name="Default_20_Paragraph_20_Font"><text:span text:style-name="T1">23</text:span></text:span><text:span text:style-name="Default_20_Paragraph_20_Font"><text:span text:style-name="T2"> et rursum alias duas quæ in angulis erigantur post tergum tabernaculi. </text:span></text:span><text:span text:style-name="Default_20_Paragraph_20_Font"><text:span text:style-name="T1">24</text:span></text:span><text:span text:style-name="Default_20_Paragraph_20_Font"><text:span text:style-name="T2"> Eruntque conjunctæ a deorsum usque sursum, et una omnes compago retinebit. Duabus quoque tabulis quæ in angulis ponendæ sunt, similis junctura servabitur. </text:span></text:span><text:span text:style-name="Default_20_Paragraph_20_Font"><text:span text:style-name="T1">25</text:span></text:span><text:span text:style-name="Default_20_Paragraph_20_Font"><text:span text:style-name="T2"> Et erunt simul tabulæ octo, bases earum argenteæ sedecim, duabus basibus per unam tabulam supputatis. </text:span></text:span><text:span text:style-name="Default_20_Paragraph_20_Font"><text:span text:style-name="T1">26</text:span></text:span><text:span text:style-name="Default_20_Paragraph_20_Font"><text:span text:style-name="T2"> Facies et vectes de lignis setim quinque ad continendas tabulas in uno latere tabernaculi, </text:span></text:span><text:span text:style-name="Default_20_Paragraph_20_Font"><text:span text:style-name="T1">27</text:span></text:span><text:span text:style-name="Default_20_Paragraph_20_Font"><text:span text:style-name="T2"> et quinque alios in altero, et ejusdem numeri ad occidentalem plagam: </text:span></text:span><text:span text:style-name="Default_20_Paragraph_20_Font"><text:span text:style-name="T1">28</text:span></text:span><text:span text:style-name="Default_20_Paragraph_20_Font"><text:span text:style-name="T2"> qui mittentur per medias tabulas a summo usque ad summum. </text:span></text:span><text:span text:style-name="Default_20_Paragraph_20_Font"><text:span text:style-name="T1">29</text:span></text:span><text:span text:style-name="Default_20_Paragraph_20_Font"><text:span text:style-name="T2"> Ipsas quoque tabulas deaurabis, et fundes in eis annulos aureos per quos vectes tabulata contineant: quos operies laminis aureis. </text:span></text:span><text:span text:style-name="Default_20_Paragraph_20_Font"><text:span text:style-name="T1">30</text:span></text:span><text:span text:style-name="Default_20_Paragraph_20_Font"><text:span text:style-name="T2"> Et eriges tabernaculum juxta exemplar quod tibi in monte monstratum est.</text:span></text:span></text:p>
        <text:p text:style-name="P3"><text:span text:style-name="Default_20_Paragraph_20_Font"><text:span text:style-name="T1">31</text:span></text:span><text:span text:style-name="Default_20_Paragraph_20_Font"><text:span text:style-name="T2"> Facies et velum de hyacintho, et purpura, coccoque bis tincto, et bysso retorta, opere plumario et pulchra varietate contextum: </text:span></text:span><text:span text:style-name="Default_20_Paragraph_20_Font"><text:span text:style-name="T1">32</text:span></text:span><text:span text:style-name="Default_20_Paragraph_20_Font"><text:span text:style-name="T2"> quod appendes ante quatuor columnas de lignis setim, quæ ipsæ quidem deauratæ erunt, et habebunt capita aurea, sed bases argenteas. </text:span></text:span><text:span text:style-name="Default_20_Paragraph_20_Font"><text:span text:style-name="T1">33</text:span></text:span><text:span text:style-name="Default_20_Paragraph_20_Font"><text:span text:style-name="T2"> Inseretur autem velum per circulos, intra quod pones arcam testimonii, quo et sanctuarium, et sanctuarii sanctuaria dividentur. </text:span></text:span><text:span text:style-name="Default_20_Paragraph_20_Font"><text:span text:style-name="T1">34</text:span></text:span><text:span text:style-name="Default_20_Paragraph_20_Font"><text:span text:style-name="T2"> Pones et propitiatorium super arcam testimonii in Sancto sanctorum, </text:span></text:span><text:span text:style-name="Default_20_Paragraph_20_Font"><text:span text:style-name="T1">35</text:span></text:span><text:span text:style-name="Default_20_Paragraph_20_Font"><text:span text:style-name="T2"> mensamque extra velum, et contra mensam candelabrum in latere tabernaculi meridiano: mensa enim stabit in parte aquilonis. </text:span></text:span><text:span text:style-name="Default_20_Paragraph_20_Font"><text:span text:style-name="T1">36</text:span></text:span><text:span text:style-name="Default_20_Paragraph_20_Font"><text:span text:style-name="T2"> Facies et tentorium in introitu tabernaculi de hyacintho, et purpura, coccoque bis tincto, et bysso retorta, opere plumarii. </text:span></text:span><text:span text:style-name="Default_20_Paragraph_20_Font"><text:span text:style-name="T1">37</text:span></text:span><text:span text:style-name="Default_20_Paragraph_20_Font"><text:span text:style-name="T2"> Et quinque columnas deaurabis lignorum setim, ante quas ducetur tentorium: quarum erunt capita aurea, et bases æneæ. </text:span></text:span></text:p>
      </text:section>
      <text:section text:style-name="Sect1" text:name="Sect27">
        <text:p text:style-name="P2"><text:soft-page-break/>Exodus XXVII</text:p>
        <text:p text:style-name="P3"><text:span text:style-name="Default_20_Paragraph_20_Font"><text:span text:style-name="T1">1</text:span></text:span><text:span text:style-name="Default_20_Paragraph_20_Font"><text:span text:style-name="T2"> Facies et altare de lignis setim, quod habebit quinque cubitus in longitudine, et totidem in latitudine, id est, quadrum, et tres cubitos in altitudine. </text:span></text:span><text:span text:style-name="Default_20_Paragraph_20_Font"><text:span text:style-name="T1">2</text:span></text:span><text:span text:style-name="Default_20_Paragraph_20_Font"><text:span text:style-name="T2"> Cornua autem per quatuor angulos ex ipso erunt: et operies illud ære. </text:span></text:span><text:span text:style-name="Default_20_Paragraph_20_Font"><text:span text:style-name="T1">3</text:span></text:span><text:span text:style-name="Default_20_Paragraph_20_Font"><text:span text:style-name="T2"> Faciesque in usus ejus lebetes ad suscipiendos cineres, et forcipes atque fuscinulas, et ignium receptacula; omnia vasa ex ære fabricabis. </text:span></text:span><text:span text:style-name="Default_20_Paragraph_20_Font"><text:span text:style-name="T1">4</text:span></text:span><text:span text:style-name="Default_20_Paragraph_20_Font"><text:span text:style-name="T2"> Craticulamque in modum retis æneam: per cujus quatuor angulos erunt quatuor annuli ænei. </text:span></text:span><text:span text:style-name="Default_20_Paragraph_20_Font"><text:span text:style-name="T1">5</text:span></text:span><text:span text:style-name="Default_20_Paragraph_20_Font"><text:span text:style-name="T2"> Quos pones subter arulam altaris: eritque craticula usque ad altaris medium. </text:span></text:span><text:span text:style-name="Default_20_Paragraph_20_Font"><text:span text:style-name="T1">6</text:span></text:span><text:span text:style-name="Default_20_Paragraph_20_Font"><text:span text:style-name="T2"> Facies et vectes altaris de lignis setim duos, quos operies laminis æneis: </text:span></text:span><text:span text:style-name="Default_20_Paragraph_20_Font"><text:span text:style-name="T1">7</text:span></text:span><text:span text:style-name="Default_20_Paragraph_20_Font"><text:span text:style-name="T2"> et induces per circulos, eruntque ex utroque latere altaris ad portandum. </text:span></text:span><text:span text:style-name="Default_20_Paragraph_20_Font"><text:span text:style-name="T1">8</text:span></text:span><text:span text:style-name="Default_20_Paragraph_20_Font"><text:span text:style-name="T2"> Non solidum, sed inane et cavum intrinsecus facies illud, sicut tibi in monte monstratum est.</text:span></text:span></text:p>
        <text:p text:style-name="P3"><text:span text:style-name="Default_20_Paragraph_20_Font"><text:span text:style-name="T1">9</text:span></text:span><text:span text:style-name="Default_20_Paragraph_20_Font"><text:span text:style-name="T2"> Facies et atrium tabernaculi, in cujus australi plaga contra meridiem erunt tentoria de bysso retorta: centum cubitos unum latus tenebit in longitudine. </text:span></text:span><text:span text:style-name="Default_20_Paragraph_20_Font"><text:span text:style-name="T1">10</text:span></text:span><text:span text:style-name="Default_20_Paragraph_20_Font"><text:span text:style-name="T2"> Et columnas viginti cum basibus totidem æneis, quæ capita cum cælaturis suis habebunt argentea. </text:span></text:span><text:span text:style-name="Default_20_Paragraph_20_Font"><text:span text:style-name="T1">11</text:span></text:span><text:span text:style-name="Default_20_Paragraph_20_Font"><text:span text:style-name="T2"> Similiter et in latere aquilonis per longum erunt tentoria centum cubitorum, columnæ viginti, et bases æneæ ejusdem numeri, et capita earum cum cælaturis suis argentea. </text:span></text:span><text:span text:style-name="Default_20_Paragraph_20_Font"><text:span text:style-name="T1">12</text:span></text:span><text:span text:style-name="Default_20_Paragraph_20_Font"><text:span text:style-name="T2"> In latitudine vero atrii, quod respicit ad occidentem, erunt tentoria per quinquaginta cubitos, et columnæ decem, basesque totidem. </text:span></text:span><text:span text:style-name="Default_20_Paragraph_20_Font"><text:span text:style-name="T1">13</text:span></text:span><text:span text:style-name="Default_20_Paragraph_20_Font"><text:span text:style-name="T2"> In ea quoque atrii latitudine, quæ respicit ad orientem, quinquaginta cubiti erunt. </text:span></text:span><text:span text:style-name="Default_20_Paragraph_20_Font"><text:span text:style-name="T1">14</text:span></text:span><text:span text:style-name="Default_20_Paragraph_20_Font"><text:span text:style-name="T2"> In quibus quindecim cubitorum tentoria lateri uno deputabuntur, columnæque tres et bases totidem: </text:span></text:span><text:span text:style-name="Default_20_Paragraph_20_Font"><text:span text:style-name="T1">15</text:span></text:span><text:span text:style-name="Default_20_Paragraph_20_Font"><text:span text:style-name="T2"> et in latere altero erunt tentoria cubitos obtinentia quindecim, columnæ tres, et bases totidem. </text:span></text:span><text:span text:style-name="Default_20_Paragraph_20_Font"><text:span text:style-name="T1">16</text:span></text:span><text:span text:style-name="Default_20_Paragraph_20_Font"><text:span text:style-name="T2"> In introitu vero atrii fiet tentorium cubitorum viginti ex hyacintho et purpura, coccoque bis tincto, et bysso retorta, opere plumarii: columnas habebit quatuor, cum basibus totidem. </text:span></text:span><text:span text:style-name="Default_20_Paragraph_20_Font"><text:span text:style-name="T1">17</text:span></text:span><text:span text:style-name="Default_20_Paragraph_20_Font"><text:span text:style-name="T2"> Omnes columnæ atrii per circuitum vestitæ erunt argenteis laminis, capitibus argenteis, et basibus æneis. </text:span></text:span><text:span text:style-name="Default_20_Paragraph_20_Font"><text:span text:style-name="T1">18</text:span></text:span><text:span text:style-name="Default_20_Paragraph_20_Font"><text:span text:style-name="T2"> In longitudine occupabit atrium cubitos centum, in latitudine quinquaginta, altitudo quinque cubitorum erit: fietque de bysso retorta, et habebit bases æneas. </text:span></text:span><text:span text:style-name="Default_20_Paragraph_20_Font"><text:span text:style-name="T1">19</text:span></text:span><text:span text:style-name="Default_20_Paragraph_20_Font"><text:span text:style-name="T2"> Cuncta vasa tabernaculi in omnes usus et cæremonias, tam paxillos ejus quam atrii, ex ære facies. </text:span></text:span><text:span text:style-name="Default_20_Paragraph_20_Font"><text:span text:style-name="T1">20</text:span></text:span><text:span text:style-name="Default_20_Paragraph_20_Font"><text:span text:style-name="T2"> Præcipe filiis Israël ut afferant tibi oleum de arboribus olivarum purissimum, piloque contusum, ut ardeat lucerna semper </text:span></text:span><text:span text:style-name="Default_20_Paragraph_20_Font"><text:span text:style-name="T1">21</text:span></text:span><text:span text:style-name="Default_20_Paragraph_20_Font"><text:span text:style-name="T2"> in tabernaculo testimonii, extra velum quod oppansum est testimonio. Et collocabunt eam Aaron et filii ejus, ut usque mane luceat coram Domino. Perpetuus erit cultus per successiones eorum a filiis Israël. </text:span></text:span></text:p>
      </text:section>
      <text:section text:style-name="Sect1" text:name="Sect28">
        <text:p text:style-name="P2">Exodus XXVIII</text:p>
        <text:p text:style-name="P3"><text:span text:style-name="Default_20_Paragraph_20_Font"><text:span text:style-name="T1">1</text:span></text:span><text:span text:style-name="Default_20_Paragraph_20_Font"><text:span text:style-name="T2"> Applica quoque ad te Aaron fratrem tuum cum filiis suis de medio filiorum Israël, ut sacerdotio fungantur mihi: Aaron, Nadab, et Abiu, Eleazar, et Ithamar. </text:span></text:span><text:span text:style-name="Default_20_Paragraph_20_Font"><text:span text:style-name="T1">2</text:span></text:span><text:span text:style-name="Default_20_Paragraph_20_Font"><text:span text:style-name="T2"> Faciesque vestem sanctam Aaron fratri tuo in gloriam et decorem. </text:span></text:span><text:span text:style-name="Default_20_Paragraph_20_Font"><text:span text:style-name="T1">3</text:span></text:span><text:span text:style-name="Default_20_Paragraph_20_Font"><text:span text:style-name="T2"> Et loqueris cunctis </text:span></text:span><text:soft-page-break/><text:span text:style-name="Default_20_Paragraph_20_Font"><text:span text:style-name="T2">sapientibus corde quos replevi spiritu prudentiæ, ut faciant vestes Aaron, in quibus sanctificatus ministret mihi. </text:span></text:span><text:span text:style-name="Default_20_Paragraph_20_Font"><text:span text:style-name="T1">4</text:span></text:span><text:span text:style-name="Default_20_Paragraph_20_Font"><text:span text:style-name="T2"> Hæc autem erunt vestimenta quæ faciet: rationale et superhumerale, tunicam et lineam strictam, cidarim et balteum. Facient vestimenta sancta fratri tuo Aaron et filiis ejus, ut sacerdotio fungantur mihi. </text:span></text:span><text:span text:style-name="Default_20_Paragraph_20_Font"><text:span text:style-name="T1">5</text:span></text:span><text:span text:style-name="Default_20_Paragraph_20_Font"><text:span text:style-name="T2"> Accipientque aurum, et hyacinthum, et purpuram, coccumque bis tinctum, et byssum.</text:span></text:span></text:p>
        <text:p text:style-name="P3"><text:span text:style-name="Default_20_Paragraph_20_Font"><text:span text:style-name="T1">6</text:span></text:span><text:span text:style-name="Default_20_Paragraph_20_Font"><text:span text:style-name="T2"> Facient autem superhumerale de auro et hyacintho et purpura, coccoque bis tincto, et bysso retorta, opere polymito. </text:span></text:span><text:span text:style-name="Default_20_Paragraph_20_Font"><text:span text:style-name="T1">7</text:span></text:span><text:span text:style-name="Default_20_Paragraph_20_Font"><text:span text:style-name="T2"> Duas oras junctas habebit in utroque latere summitatum, ut in unum redeant. </text:span></text:span><text:span text:style-name="Default_20_Paragraph_20_Font"><text:span text:style-name="T1">8</text:span></text:span><text:span text:style-name="Default_20_Paragraph_20_Font"><text:span text:style-name="T2"> Ipsa quoque textura et cuncta operis varietas erit ex auro et hyacintho, et purpura, coccoque bis tincto, et bysso retorta. </text:span></text:span><text:span text:style-name="Default_20_Paragraph_20_Font"><text:span text:style-name="T1">9</text:span></text:span><text:span text:style-name="Default_20_Paragraph_20_Font"><text:span text:style-name="T2"> Sumesque duos lapides onychinos, et sculpes in eis nomina filiorum Israël: </text:span></text:span><text:span text:style-name="Default_20_Paragraph_20_Font"><text:span text:style-name="T1">10</text:span></text:span><text:span text:style-name="Default_20_Paragraph_20_Font"><text:span text:style-name="T2"> sex nomina in lapide uno, et sex reliqua in altero, juxta ordinem nativitatis eorum. </text:span></text:span><text:span text:style-name="Default_20_Paragraph_20_Font"><text:span text:style-name="T1">11</text:span></text:span><text:span text:style-name="Default_20_Paragraph_20_Font"><text:span text:style-name="T2"> Opere sculptoris et cælatura gemmarii, sculpes eos nominibus filiorum Israël, inclusos auro atque circumdatos: </text:span></text:span><text:span text:style-name="Default_20_Paragraph_20_Font"><text:span text:style-name="T1">12</text:span></text:span><text:span text:style-name="Default_20_Paragraph_20_Font"><text:span text:style-name="T2"> et pones in utroque latere superhumeralis, memoriale filiis Israël. Portabitque Aaron nomina eorum coram Domino super utrumque humerum, ob recordationem. </text:span></text:span><text:span text:style-name="Default_20_Paragraph_20_Font"><text:span text:style-name="T1">13</text:span></text:span><text:span text:style-name="Default_20_Paragraph_20_Font"><text:span text:style-name="T2"> Facies et uncinos ex auro, </text:span></text:span><text:span text:style-name="Default_20_Paragraph_20_Font"><text:span text:style-name="T1">14</text:span></text:span><text:span text:style-name="Default_20_Paragraph_20_Font"><text:span text:style-name="T2"> et duas catenulas ex auro purissimo sibi invicem cohærentes, quas inseres uncinis.</text:span></text:span></text:p>
        <text:p text:style-name="P3"><text:span text:style-name="Default_20_Paragraph_20_Font"><text:span text:style-name="T1">15</text:span></text:span><text:span text:style-name="Default_20_Paragraph_20_Font"><text:span text:style-name="T2"> Rationale quoque judicii facies opere polymito juxta texturam superhumeralis, ex auro, hyacintho, et purpura, coccoque bis tincto, et bysso retorta. </text:span></text:span><text:span text:style-name="Default_20_Paragraph_20_Font"><text:span text:style-name="T1">16</text:span></text:span><text:span text:style-name="Default_20_Paragraph_20_Font"><text:span text:style-name="T2"> Quadrangulum erit et duplex: mensuram palmi habebit tam in longitudine quam in latitudine. </text:span></text:span><text:span text:style-name="Default_20_Paragraph_20_Font"><text:span text:style-name="T1">17</text:span></text:span><text:span text:style-name="Default_20_Paragraph_20_Font"><text:span text:style-name="T2"> Ponesque in eo quatuor ordines lapidum: in primo versu erit lapis sardius, et topazius, et smaragdus: </text:span></text:span><text:span text:style-name="Default_20_Paragraph_20_Font"><text:span text:style-name="T1">18</text:span></text:span><text:span text:style-name="Default_20_Paragraph_20_Font"><text:span text:style-name="T2"> in secundo carbunculus, sapphirus, et jaspis: </text:span></text:span><text:span text:style-name="Default_20_Paragraph_20_Font"><text:span text:style-name="T1">19</text:span></text:span><text:span text:style-name="Default_20_Paragraph_20_Font"><text:span text:style-name="T2"> in tertio ligurius, achates, et amethystus: </text:span></text:span><text:span text:style-name="Default_20_Paragraph_20_Font"><text:span text:style-name="T1">20</text:span></text:span><text:span text:style-name="Default_20_Paragraph_20_Font"><text:span text:style-name="T2"> in quarto chrysolithus, onychinus, et beryllus. Inclusi auro erunt per ordines suos. </text:span></text:span><text:span text:style-name="Default_20_Paragraph_20_Font"><text:span text:style-name="T1">21</text:span></text:span><text:span text:style-name="Default_20_Paragraph_20_Font"><text:span text:style-name="T2"> Habebuntque nomina filiorum Israël: duodecim nominibus cælabuntur, singuli lapides nominibus singulorum per duodecim tribus. </text:span></text:span><text:span text:style-name="Default_20_Paragraph_20_Font"><text:span text:style-name="T1">22</text:span></text:span><text:span text:style-name="Default_20_Paragraph_20_Font"><text:span text:style-name="T2"> Facies in rationali catenas sibi invicem cohærentes ex auro purissimo, </text:span></text:span><text:span text:style-name="Default_20_Paragraph_20_Font"><text:span text:style-name="T1">23</text:span></text:span><text:span text:style-name="Default_20_Paragraph_20_Font"><text:span text:style-name="T2"> et duos annulos aureos, quos pones in utraque rationalis summitate: </text:span></text:span><text:span text:style-name="Default_20_Paragraph_20_Font"><text:span text:style-name="T1">24</text:span></text:span><text:span text:style-name="Default_20_Paragraph_20_Font"><text:span text:style-name="T2"> catenasque aureas junges annulis, qui sunt in marginibus ejus, </text:span></text:span><text:span text:style-name="Default_20_Paragraph_20_Font"><text:span text:style-name="T1">25</text:span></text:span><text:span text:style-name="Default_20_Paragraph_20_Font"><text:span text:style-name="T2"> et ipsarum catenarum extrema duobus copulabis uncinis in utroque latere superhumeralis quod rationale respicit. </text:span></text:span><text:span text:style-name="Default_20_Paragraph_20_Font"><text:span text:style-name="T1">26</text:span></text:span><text:span text:style-name="Default_20_Paragraph_20_Font"><text:span text:style-name="T2"> Facies et duos annulos aureos, quos pones in summitatibus rationalis, in oris, quæ e regione sunt superhumeralis, et posteriora ejus aspiciunt. </text:span></text:span><text:span text:style-name="Default_20_Paragraph_20_Font"><text:span text:style-name="T1">27</text:span></text:span><text:span text:style-name="Default_20_Paragraph_20_Font"><text:span text:style-name="T2"> Necnon et alios duos annulos aureos, qui ponendi sunt in utroque latere superhumeralis deorsum, quod respicit contra faciem juncturæ inferioris, ut aptari possit cum superhumerali, </text:span></text:span><text:span text:style-name="Default_20_Paragraph_20_Font"><text:span text:style-name="T1">28</text:span></text:span><text:span text:style-name="Default_20_Paragraph_20_Font"><text:span text:style-name="T2"> et stringatur rationale annulis suis cum annulis superhumeralis vitta hyacinthina, ut maneat junctura fabrefacta, et a se invicem rationale et superhumerale nequeant separari. </text:span></text:span><text:span text:style-name="Default_20_Paragraph_20_Font"><text:span text:style-name="T1">29</text:span></text:span><text:span text:style-name="Default_20_Paragraph_20_Font"><text:span text:style-name="T2"> Portabitque Aaron nomina filiorum Israël in rationali judicii super pectus suum, quando ingredietur Sanctuarium, memoriale coram Domino in æternum. </text:span></text:span><text:span text:style-name="Default_20_Paragraph_20_Font"><text:span text:style-name="T1">30</text:span></text:span><text:span text:style-name="Default_20_Paragraph_20_Font"><text:span text:style-name="T2"> Pones autem in rationali judicii Doctrinam et Veritatem, quæ erunt in pectore Aaron, quando ingredietur coram Domino: et gestabit judicium filiorum Israël in pectore suo, in conspectu Domini semper.</text:span></text:span></text:p>
        <text:p text:style-name="P3"><text:soft-page-break/><text:span text:style-name="Default_20_Paragraph_20_Font"><text:span text:style-name="T1">31</text:span></text:span><text:span text:style-name="Default_20_Paragraph_20_Font"><text:span text:style-name="T2"> Facies et tunicam superhumeralis totam hyacinthinam, </text:span></text:span><text:span text:style-name="Default_20_Paragraph_20_Font"><text:span text:style-name="T1">32</text:span></text:span><text:span text:style-name="Default_20_Paragraph_20_Font"><text:span text:style-name="T2"> in cujus medio supra erit capitium, et ora per gyrum ejus textilis, sicut fieri solet in extremis vestium partibus, ne facile rumpatur. </text:span></text:span><text:span text:style-name="Default_20_Paragraph_20_Font"><text:span text:style-name="T1">33</text:span></text:span><text:span text:style-name="Default_20_Paragraph_20_Font"><text:span text:style-name="T2"> Deorsum vero, ad pedes ejusdem tunicæ, per circuitum, quasi mala punica facies, ex hyacintho, et purpura, et cocco bis tincto, mistis in medio tintinnabulis, </text:span></text:span><text:span text:style-name="Default_20_Paragraph_20_Font"><text:span text:style-name="T1">34</text:span></text:span><text:span text:style-name="Default_20_Paragraph_20_Font"><text:span text:style-name="T2"> ita ut tintinnabulum sit aureum et malum punicum: rursumque tintinnabulum aliud aureum et malum punicum. </text:span></text:span><text:span text:style-name="Default_20_Paragraph_20_Font"><text:span text:style-name="T1">35</text:span></text:span><text:span text:style-name="Default_20_Paragraph_20_Font"><text:span text:style-name="T2"> Et vestietur ea Aaron in officio ministerii, ut audiatur sonitus quando ingreditur et egreditur sanctuarium in conspectu Domini, et non moriatur.</text:span></text:span></text:p>
        <text:p text:style-name="P3"><text:span text:style-name="Default_20_Paragraph_20_Font"><text:span text:style-name="T1">36</text:span></text:span><text:span text:style-name="Default_20_Paragraph_20_Font"><text:span text:style-name="T2"> Facies et laminam de auro purissimo, in qua sculpes opere cælatoris, Sanctum Domino. </text:span></text:span><text:span text:style-name="Default_20_Paragraph_20_Font"><text:span text:style-name="T1">37</text:span></text:span><text:span text:style-name="Default_20_Paragraph_20_Font"><text:span text:style-name="T2"> Ligabisque eam vitta hyacinthina, et erit super tiaram, </text:span></text:span><text:span text:style-name="Default_20_Paragraph_20_Font"><text:span text:style-name="T1">38</text:span></text:span><text:span text:style-name="Default_20_Paragraph_20_Font"><text:span text:style-name="T2"> imminens fronti pontificis. Portabitque Aaron iniquitates eorum, quæ obtulerunt et sanctificaverunt filii Israël, in cunctis muneribus et donariis suis. Erit autem lamina semper in fronte ejus, ut placatus sit eis Dominus. </text:span></text:span><text:span text:style-name="Default_20_Paragraph_20_Font"><text:span text:style-name="T1">39</text:span></text:span><text:span text:style-name="Default_20_Paragraph_20_Font"><text:span text:style-name="T2"> Stringesque tunicam bysso, et tiaram byssinam facies, et balteum opere plumarii.</text:span></text:span></text:p>
        <text:p text:style-name="P3"><text:span text:style-name="Default_20_Paragraph_20_Font"><text:span text:style-name="T1">40</text:span></text:span><text:span text:style-name="Default_20_Paragraph_20_Font"><text:span text:style-name="T2"> Porro filiis Aaron tunicas lineas parabis et balteos ac tiaras in gloriam et decorem: </text:span></text:span><text:span text:style-name="Default_20_Paragraph_20_Font"><text:span text:style-name="T1">41</text:span></text:span><text:span text:style-name="Default_20_Paragraph_20_Font"><text:span text:style-name="T2"> vestiesque his omnibus Aaron fratrem tuum et filios ejus cum eo. Et cunctorum consecrabis manus, sanctificabisque illos, ut sacerdotio fungantur mihi. </text:span></text:span><text:span text:style-name="Default_20_Paragraph_20_Font"><text:span text:style-name="T1">42</text:span></text:span><text:span text:style-name="Default_20_Paragraph_20_Font"><text:span text:style-name="T2"> Facies et feminalia linea, ut operiant carnem turpitudinis suæ, a renibus usque ad femora: </text:span></text:span><text:span text:style-name="Default_20_Paragraph_20_Font"><text:span text:style-name="T1">43</text:span></text:span><text:span text:style-name="Default_20_Paragraph_20_Font"><text:span text:style-name="T2"> et utentur eis Aaron et filii ejus quando ingredientur tabernaculum testimonii, vel quando appropinquant ad altare ut ministrent in sanctuario, ne iniquitatis rei moriantur. Legitimum sempiternum erit Aaron, et semini ejus post eum. </text:span></text:span></text:p>
      </text:section>
      <text:section text:style-name="Sect1" text:name="Sect29">
        <text:p text:style-name="P2">Exodus XXIX</text:p>
        <text:p text:style-name="P3"><text:span text:style-name="Default_20_Paragraph_20_Font"><text:span text:style-name="T1">1</text:span></text:span><text:span text:style-name="Default_20_Paragraph_20_Font"><text:span text:style-name="T2"> Sed et hoc facies, ut mihi in sacerdotio consecrentur. Tolle vitulum de armento, et arietes duos immaculatos, </text:span></text:span><text:span text:style-name="Default_20_Paragraph_20_Font"><text:span text:style-name="T1">2</text:span></text:span><text:span text:style-name="Default_20_Paragraph_20_Font"><text:span text:style-name="T2"> panesque azymos, et crustulam absque fermento, quæ conspersa sit oleo, lagana quoque azyma oleo lita: de simila triticea cuncta facies. </text:span></text:span><text:span text:style-name="Default_20_Paragraph_20_Font"><text:span text:style-name="T1">3</text:span></text:span><text:span text:style-name="Default_20_Paragraph_20_Font"><text:span text:style-name="T2"> Et posita in canistro offeres: vitulum autem et duos arietes. </text:span></text:span><text:span text:style-name="Default_20_Paragraph_20_Font"><text:span text:style-name="T1">4</text:span></text:span><text:span text:style-name="Default_20_Paragraph_20_Font"><text:span text:style-name="T2"> Et Aaron ac filios ejus applicabis ad ostium tabernaculi testimonii. Cumque laveris patrem cum filiis suis aqua, </text:span></text:span><text:span text:style-name="Default_20_Paragraph_20_Font"><text:span text:style-name="T1">5</text:span></text:span><text:span text:style-name="Default_20_Paragraph_20_Font"><text:span text:style-name="T2"> indues Aaron vestimentis suis, id est, linea et tunica, et superhumerali et rationali, quod constringes balteo. </text:span></text:span><text:span text:style-name="Default_20_Paragraph_20_Font"><text:span text:style-name="T1">6</text:span></text:span><text:span text:style-name="Default_20_Paragraph_20_Font"><text:span text:style-name="T2"> Et pones tiaram in capite ejus, et laminam sanctam super tiaram, </text:span></text:span><text:span text:style-name="Default_20_Paragraph_20_Font"><text:span text:style-name="T1">7</text:span></text:span><text:span text:style-name="Default_20_Paragraph_20_Font"><text:span text:style-name="T2"> et oleum unctionis fundes super caput ejus: atque hoc ritu consecrabitur. </text:span></text:span><text:span text:style-name="Default_20_Paragraph_20_Font"><text:span text:style-name="T1">8</text:span></text:span><text:span text:style-name="Default_20_Paragraph_20_Font"><text:span text:style-name="T2"> Filios quoque illius applicabis, et indues tunicis lineis, cingesque balteo, </text:span></text:span><text:span text:style-name="Default_20_Paragraph_20_Font"><text:span text:style-name="T1">9</text:span></text:span><text:span text:style-name="Default_20_Paragraph_20_Font"><text:span text:style-name="T2"> Aaron scilicet et liberos ejus, et impones eis mitras: eruntque sacerdotes mihi religione perpetua. Postquam initiaveris manus eorum, </text:span></text:span><text:span text:style-name="Default_20_Paragraph_20_Font"><text:span text:style-name="T1">10</text:span></text:span><text:span text:style-name="Default_20_Paragraph_20_Font"><text:span text:style-name="T2"> applicabis et vitulum coram tabernaculo testimonii. Imponentque Aaron et filii ejus manus super caput illius, </text:span></text:span><text:span text:style-name="Default_20_Paragraph_20_Font"><text:span text:style-name="T1">11</text:span></text:span><text:span text:style-name="Default_20_Paragraph_20_Font"><text:span text:style-name="T2"> et mactabis eum in conspectu Domini, juxta ostium tabernaculi testimonii. </text:span></text:span><text:span text:style-name="Default_20_Paragraph_20_Font"><text:span text:style-name="T1">12</text:span></text:span><text:span text:style-name="Default_20_Paragraph_20_Font"><text:span text:style-name="T2"> Sumptumque de sanguine vituli, pones super cornua altaris digito tuo, reliquum autem sanguinem fundes juxta basim ejus. </text:span></text:span><text:span text:style-name="Default_20_Paragraph_20_Font"><text:span text:style-name="T1">13</text:span></text:span><text:span text:style-name="Default_20_Paragraph_20_Font"><text:span text:style-name="T2"> Sumes et adipem totum qui operit intestina, et reticulum jecoris, ac duos renes, et </text:span></text:span><text:soft-page-break/><text:span text:style-name="Default_20_Paragraph_20_Font"><text:span text:style-name="T2">adipem qui super eos est, et offeres incensum super altare: </text:span></text:span><text:span text:style-name="Default_20_Paragraph_20_Font"><text:span text:style-name="T1">14</text:span></text:span><text:span text:style-name="Default_20_Paragraph_20_Font"><text:span text:style-name="T2"> carnes vero vituli et corium et fimum combures foris extra castra, eo quod pro peccato sit.</text:span></text:span></text:p>
        <text:p text:style-name="P3"><text:span text:style-name="Default_20_Paragraph_20_Font"><text:span text:style-name="T1">15</text:span></text:span><text:span text:style-name="Default_20_Paragraph_20_Font"><text:span text:style-name="T2"> Unum quoque arietem sumes, super cujus caput ponent Aaron et filii ejus manus. </text:span></text:span><text:span text:style-name="Default_20_Paragraph_20_Font"><text:span text:style-name="T1">16</text:span></text:span><text:span text:style-name="Default_20_Paragraph_20_Font"><text:span text:style-name="T2"> Quem cum mactaveris, tolles de sanguine ejus, et fundes circa altare. </text:span></text:span><text:span text:style-name="Default_20_Paragraph_20_Font"><text:span text:style-name="T1">17</text:span></text:span><text:span text:style-name="Default_20_Paragraph_20_Font"><text:span text:style-name="T2"> Ipsum autem arietem secabis in frustra: lotaque intestina ejus ac pedes, pones super concisas carnes, et super caput illius. </text:span></text:span><text:span text:style-name="Default_20_Paragraph_20_Font"><text:span text:style-name="T1">18</text:span></text:span><text:span text:style-name="Default_20_Paragraph_20_Font"><text:span text:style-name="T2"> Et offeres totum arietem in incensum super altare: oblatio est Domino, odor suavissimus victimæ Domini.</text:span></text:span></text:p>
        <text:p text:style-name="P3"><text:span text:style-name="Default_20_Paragraph_20_Font"><text:span text:style-name="T1">19</text:span></text:span><text:span text:style-name="Default_20_Paragraph_20_Font"><text:span text:style-name="T2"> Tolles quoque arietem alterum, super cujus caput Aaron et filii ejus ponent manus. </text:span></text:span><text:span text:style-name="Default_20_Paragraph_20_Font"><text:span text:style-name="T1">20</text:span></text:span><text:span text:style-name="Default_20_Paragraph_20_Font"><text:span text:style-name="T2"> Quem cum immolaveris, sumes de sanguine ejus, et pones super extremum auriculæ dextræ Aaron et filiorum ejus, et super pollices manus eorum ac pedis dextri, fundesque sanguinem super altare per circuitum. </text:span></text:span><text:span text:style-name="Default_20_Paragraph_20_Font"><text:span text:style-name="T1">21</text:span></text:span><text:span text:style-name="Default_20_Paragraph_20_Font"><text:span text:style-name="T2"> Cumque tuleris de sanguine qui est super altare, et de oleo unctionis, asperges Aaron et vestes ejus, filios et vestimenta eorum. Consecratisque ipsis et vestibus, </text:span></text:span><text:span text:style-name="Default_20_Paragraph_20_Font"><text:span text:style-name="T1">22</text:span></text:span><text:span text:style-name="Default_20_Paragraph_20_Font"><text:span text:style-name="T2"> tolles adipem de ariete, et caudam et arvinam, quæ operit vitalia, ac reticulum jecoris, et duos tenes, atque adipem, qui super eos est, armumque dextrum, eo quod sit aries consecrationis: </text:span></text:span><text:span text:style-name="Default_20_Paragraph_20_Font"><text:span text:style-name="T1">23</text:span></text:span><text:span text:style-name="Default_20_Paragraph_20_Font"><text:span text:style-name="T2"> tortamque panis unius, crustulam conspersam oleo, laganum de canistro azymorum, quod positum est in conspectu Domini: </text:span></text:span><text:span text:style-name="Default_20_Paragraph_20_Font"><text:span text:style-name="T1">24</text:span></text:span><text:span text:style-name="Default_20_Paragraph_20_Font"><text:span text:style-name="T2"> ponesque omnia super manus Aaron et filiorum ejus, et sanctificabis eos elevans coram Domino. </text:span></text:span><text:span text:style-name="Default_20_Paragraph_20_Font"><text:span text:style-name="T1">25</text:span></text:span><text:span text:style-name="Default_20_Paragraph_20_Font"><text:span text:style-name="T2"> Suscipiesque universa de manibus eorum: et incendes super altare in holocaustum, odorem suavissimum in conspectu Domini, quia oblatio ejus est. </text:span></text:span><text:span text:style-name="Default_20_Paragraph_20_Font"><text:span text:style-name="T1">26</text:span></text:span><text:span text:style-name="Default_20_Paragraph_20_Font"><text:span text:style-name="T2"> Sumes quoque pectusculum de ariete, quo initiatus est Aaron, sanctificabisque illud elevatum coram Domino, et cedet in partem tuam. </text:span></text:span><text:span text:style-name="Default_20_Paragraph_20_Font"><text:span text:style-name="T1">27</text:span></text:span><text:span text:style-name="Default_20_Paragraph_20_Font"><text:span text:style-name="T2"> Sanctificabisque et pectusculum consecratum, et armum quem de ariete separasti, </text:span></text:span><text:span text:style-name="Default_20_Paragraph_20_Font"><text:span text:style-name="T1">28</text:span></text:span><text:span text:style-name="Default_20_Paragraph_20_Font"><text:span text:style-name="T2"> quo initiatus est Aaron et filii ejus, cedentque in partem Aaron et filiorum ejus jure perpetuo a filiis Israël: quia primitiva sunt et initia de victimis eorum pacificis quæ offerunt Domino.</text:span></text:span></text:p>
        <text:p text:style-name="P3"><text:span text:style-name="Default_20_Paragraph_20_Font"><text:span text:style-name="T1">29</text:span></text:span><text:span text:style-name="Default_20_Paragraph_20_Font"><text:span text:style-name="T2"> Vestem autem sanctam, qua utetur Aaron, habebunt filii ejus post eum, ut ungantur in ea, et consecrantur manus eorum. </text:span></text:span><text:span text:style-name="Default_20_Paragraph_20_Font"><text:span text:style-name="T1">30</text:span></text:span><text:span text:style-name="Default_20_Paragraph_20_Font"><text:span text:style-name="T2"> Septem diebus utetur illa qui pontifex pro eo fuerit constitutus de filiis ejus, et qui ingredietur tabernaculum testimonii ut ministret in sanctuario.</text:span></text:span></text:p>
        <text:p text:style-name="P3"><text:span text:style-name="Default_20_Paragraph_20_Font"><text:span text:style-name="T1">31</text:span></text:span><text:span text:style-name="Default_20_Paragraph_20_Font"><text:span text:style-name="T2"> Arietem autem consecrationis tolles, et coques carnes ejus in loco sancto: </text:span></text:span><text:span text:style-name="Default_20_Paragraph_20_Font"><text:span text:style-name="T1">32</text:span></text:span><text:span text:style-name="Default_20_Paragraph_20_Font"><text:span text:style-name="T2"> quibus vescetur Aaron et filii ejus. Panes quoque, qui sunt in canistro, in vestibulo tabernaculi testimonii comedent, </text:span></text:span><text:span text:style-name="Default_20_Paragraph_20_Font"><text:span text:style-name="T1">33</text:span></text:span><text:span text:style-name="Default_20_Paragraph_20_Font"><text:span text:style-name="T2"> ut sit placabile sacrificium, et sanctificentur offerentium manus. Alienigena non vescetur ex eis, quia sancti sunt. </text:span></text:span><text:span text:style-name="Default_20_Paragraph_20_Font"><text:span text:style-name="T1">34</text:span></text:span><text:span text:style-name="Default_20_Paragraph_20_Font"><text:span text:style-name="T2"> Quod si remanserit de carnibus consecratis, sive de panibus usque mane, combures reliquias igni: non comedentur, quia sanctificata sunt.</text:span></text:span></text:p>
        <text:p text:style-name="P3"><text:soft-page-break/><text:span text:style-name="Default_20_Paragraph_20_Font"><text:span text:style-name="T1">35</text:span></text:span><text:span text:style-name="Default_20_Paragraph_20_Font"><text:span text:style-name="T2"> Omnia, quæ præcepi tibi, facies super Aaron et filiis ejus. Septem diebus consecrabis manus eorum: </text:span></text:span><text:span text:style-name="Default_20_Paragraph_20_Font"><text:span text:style-name="T1">36</text:span></text:span><text:span text:style-name="Default_20_Paragraph_20_Font"><text:span text:style-name="T2"> et vitulum pro peccato offeres per singulos dies ad expiandum. Mundabisque altare cum immolaveris expiationis hostiam, et unges illud in sanctificationem. </text:span></text:span><text:span text:style-name="Default_20_Paragraph_20_Font"><text:span text:style-name="T1">37</text:span></text:span><text:span text:style-name="Default_20_Paragraph_20_Font"><text:span text:style-name="T2"> Septem diebus expiabis altare, et sanctificabis, et erit Sanctum sanctorum: omnis, qui tetigerit illud, sanctificabitur.</text:span></text:span></text:p>
        <text:p text:style-name="P3"><text:span text:style-name="Default_20_Paragraph_20_Font"><text:span text:style-name="T1">38</text:span></text:span><text:span text:style-name="Default_20_Paragraph_20_Font"><text:span text:style-name="T2"> Hoc est quod facies in altari: agnos anniculos duos per singulos dies jugiter, </text:span></text:span><text:span text:style-name="Default_20_Paragraph_20_Font"><text:span text:style-name="T1">39</text:span></text:span><text:span text:style-name="Default_20_Paragraph_20_Font"><text:span text:style-name="T2"> unum agnum mane, et alterum vespere, </text:span></text:span><text:span text:style-name="Default_20_Paragraph_20_Font"><text:span text:style-name="T1">40</text:span></text:span><text:span text:style-name="Default_20_Paragraph_20_Font"><text:span text:style-name="T2"> decimam partem similæ conspersæ oleo tuso, quod habeat mensuram quartam partem hin, et vinum ad libandum ejusdem mensuræ in agno uno. </text:span></text:span><text:span text:style-name="Default_20_Paragraph_20_Font"><text:span text:style-name="T1">41</text:span></text:span><text:span text:style-name="Default_20_Paragraph_20_Font"><text:span text:style-name="T2"> Alterum vero agnum offeres ad vesperam juxta ritum matutinæ oblationis, et juxta ea quæ diximus, in odorem suavitatis: </text:span></text:span><text:span text:style-name="Default_20_Paragraph_20_Font"><text:span text:style-name="T1">42</text:span></text:span><text:span text:style-name="Default_20_Paragraph_20_Font"><text:span text:style-name="T2"> sacrificium est Domino, oblatione perpetua in generationes vestras, ad ostium tabernaculi testimonii coram Domino, ubi constituam ut loquar ad te. </text:span></text:span><text:span text:style-name="Default_20_Paragraph_20_Font"><text:span text:style-name="T1">43</text:span></text:span><text:span text:style-name="Default_20_Paragraph_20_Font"><text:span text:style-name="T2"> Ibique præcipiam filiis Israël, et sanctificabitur altare in gloria mea. </text:span></text:span><text:span text:style-name="Default_20_Paragraph_20_Font"><text:span text:style-name="T1">44</text:span></text:span><text:span text:style-name="Default_20_Paragraph_20_Font"><text:span text:style-name="T2"> Sanctificabo et tabernaculum testimonii cum altari, et Aaron cum filiis suis, ut sacerdotio fungantur mihi. </text:span></text:span><text:span text:style-name="Default_20_Paragraph_20_Font"><text:span text:style-name="T1">45</text:span></text:span><text:span text:style-name="Default_20_Paragraph_20_Font"><text:span text:style-name="T2"> Et habitabo in medio filiorum Israël, eroque eis Deus, </text:span></text:span><text:span text:style-name="Default_20_Paragraph_20_Font"><text:span text:style-name="T1">46</text:span></text:span><text:span text:style-name="Default_20_Paragraph_20_Font"><text:span text:style-name="T2"> et scient quia ego Dominus Deus eorum, qui eduxi eos de terra Ægypti, ut manerem inter illos, ego Dominus Deus ipsorum. </text:span></text:span></text:p>
      </text:section>
      <text:section text:style-name="Sect1" text:name="Sect30">
        <text:p text:style-name="P2">Exodus XXX</text:p>
        <text:p text:style-name="P3"><text:span text:style-name="Default_20_Paragraph_20_Font"><text:span text:style-name="T1">1</text:span></text:span><text:span text:style-name="Default_20_Paragraph_20_Font"><text:span text:style-name="T2"> Facies quoque altare ad adolendum thymiama, de lignis setim, </text:span></text:span><text:span text:style-name="Default_20_Paragraph_20_Font"><text:span text:style-name="T1">2</text:span></text:span><text:span text:style-name="Default_20_Paragraph_20_Font"><text:span text:style-name="T2"> habens cubitum longitudinis, et alterum latitudinis, id est, quadrangulum, et duos cubitos in altitudine. Cornua ex ipso procedent. </text:span></text:span><text:span text:style-name="Default_20_Paragraph_20_Font"><text:span text:style-name="T1">3</text:span></text:span><text:span text:style-name="Default_20_Paragraph_20_Font"><text:span text:style-name="T2"> Vestiesque illud auro purissimo, tam craticulam ejus, quam parietes per circuitum, et cornua. Faciesque ei coronam aureolam per gyrum, </text:span></text:span><text:span text:style-name="Default_20_Paragraph_20_Font"><text:span text:style-name="T1">4</text:span></text:span><text:span text:style-name="Default_20_Paragraph_20_Font"><text:span text:style-name="T2"> et duos annulos aureos sub corona per singula latera, ut mittantur in eos vectes, et altare portetur. </text:span></text:span><text:span text:style-name="Default_20_Paragraph_20_Font"><text:span text:style-name="T1">5</text:span></text:span><text:span text:style-name="Default_20_Paragraph_20_Font"><text:span text:style-name="T2"> Ipsos quoque vectes facies de lignis setim, et inaurabis. </text:span></text:span><text:span text:style-name="Default_20_Paragraph_20_Font"><text:span text:style-name="T1">6</text:span></text:span><text:span text:style-name="Default_20_Paragraph_20_Font"><text:span text:style-name="T2"> Ponesque altare contra velum, quod ante arcum pendet testimonii coram propitiatorio quo tegitur testimonium, ubi loquar tibi. </text:span></text:span><text:span text:style-name="Default_20_Paragraph_20_Font"><text:span text:style-name="T1">7</text:span></text:span><text:span text:style-name="Default_20_Paragraph_20_Font"><text:span text:style-name="T2"> Et adolebit incensum super eo Aaron, suave fragrans, mane. Quando componet lucernas, incendet illud: </text:span></text:span><text:span text:style-name="Default_20_Paragraph_20_Font"><text:span text:style-name="T1">8</text:span></text:span><text:span text:style-name="Default_20_Paragraph_20_Font"><text:span text:style-name="T2"> et quando collocabit eas ad vesperum, uret thymiama sempiternum coram Domino in generationes vestras. </text:span></text:span><text:span text:style-name="Default_20_Paragraph_20_Font"><text:span text:style-name="T1">9</text:span></text:span><text:span text:style-name="Default_20_Paragraph_20_Font"><text:span text:style-name="T2"> Non offeretis super eo thymiama compositionis alterius, nec oblationem, et victimam, nec libabitis libamina. </text:span></text:span><text:span text:style-name="Default_20_Paragraph_20_Font"><text:span text:style-name="T1">10</text:span></text:span><text:span text:style-name="Default_20_Paragraph_20_Font"><text:span text:style-name="T2"> Et deprecabitur Aaron super cornua ejus semel per annum, in sanguine quod oblatum est pro peccato, et placabit super eo in generationibus vestris. Sanctum sanctorum erit Domino.</text:span></text:span></text:p>
        <text:p text:style-name="P3"><text:span text:style-name="Default_20_Paragraph_20_Font"><text:span text:style-name="T1">11</text:span></text:span><text:span text:style-name="Default_20_Paragraph_20_Font"><text:span text:style-name="T2"> Locutusque est Dominus ad Moysen, dicens: </text:span></text:span><text:span text:style-name="Default_20_Paragraph_20_Font"><text:span text:style-name="T1">12</text:span></text:span><text:span text:style-name="Default_20_Paragraph_20_Font"><text:span text:style-name="T2"> Quando tuleris summam filiorum Israël juxta numerum, dabunt singuli pretium pro animabus suis Domino, et non erit plaga in eis, cum fuerint recensiti. </text:span></text:span><text:span text:style-name="Default_20_Paragraph_20_Font"><text:span text:style-name="T1">13</text:span></text:span><text:span text:style-name="Default_20_Paragraph_20_Font"><text:span text:style-name="T2"> Hoc autem dabit omnis qui transit ad nomen, dimidium sicli juxta mensuram templi (siclus viginti obolos habet); media pars sicli offeretur Domino. </text:span></text:span><text:span text:style-name="Default_20_Paragraph_20_Font"><text:span text:style-name="T1">14</text:span></text:span><text:span text:style-name="Default_20_Paragraph_20_Font"><text:span text:style-name="T2"> Qui habetur in numero, </text:span></text:span><text:soft-page-break/><text:span text:style-name="Default_20_Paragraph_20_Font"><text:span text:style-name="T2">a viginti annis et supra, dabit pretium. </text:span></text:span><text:span text:style-name="Default_20_Paragraph_20_Font"><text:span text:style-name="T1">15</text:span></text:span><text:span text:style-name="Default_20_Paragraph_20_Font"><text:span text:style-name="T2"> Dives non addet ad medium sicli, et pauper nihil minuet. </text:span></text:span><text:span text:style-name="Default_20_Paragraph_20_Font"><text:span text:style-name="T1">16</text:span></text:span><text:span text:style-name="Default_20_Paragraph_20_Font"><text:span text:style-name="T2"> Susceptamque pecuniam, quæ collata est a filiis Israël, trades in usus tabernaculi testimonii, ut sit monimentum eorum coram Domino, et propitietur animabus eorum.</text:span></text:span></text:p>
        <text:p text:style-name="P3"><text:span text:style-name="Default_20_Paragraph_20_Font"><text:span text:style-name="T1">17</text:span></text:span><text:span text:style-name="Default_20_Paragraph_20_Font"><text:span text:style-name="T2"> Locutusque est Dominus ad Moysen, dicens: </text:span></text:span><text:span text:style-name="Default_20_Paragraph_20_Font"><text:span text:style-name="T1">18</text:span></text:span><text:span text:style-name="Default_20_Paragraph_20_Font"><text:span text:style-name="T2"> Facies et labrum æneum cum basi sua ad lavandum: ponesque illud inter tabernaculum testimonii et altare. Et missa aqua, </text:span></text:span><text:span text:style-name="Default_20_Paragraph_20_Font"><text:span text:style-name="T1">19</text:span></text:span><text:span text:style-name="Default_20_Paragraph_20_Font"><text:span text:style-name="T2"> lavabunt in ea Aaron et filii ejus manus suas ac pedes, </text:span></text:span><text:span text:style-name="Default_20_Paragraph_20_Font"><text:span text:style-name="T1">20</text:span></text:span><text:span text:style-name="Default_20_Paragraph_20_Font"><text:span text:style-name="T2"> quando ingressuri sunt tabernaculum testimonii, et quando accessuri sunt ad altare, ut offerant in eo thymiama Domino, </text:span></text:span><text:span text:style-name="Default_20_Paragraph_20_Font"><text:span text:style-name="T1">21</text:span></text:span><text:span text:style-name="Default_20_Paragraph_20_Font"><text:span text:style-name="T2"> ne forte moriantur; legitimum sempiternum erit ipsi, et semini ejus per successiones.</text:span></text:span></text:p>
        <text:p text:style-name="P3"><text:span text:style-name="Default_20_Paragraph_20_Font"><text:span text:style-name="T1">22</text:span></text:span><text:span text:style-name="Default_20_Paragraph_20_Font"><text:span text:style-name="T2"> Locutusque est Dominus ad Moysen, </text:span></text:span><text:span text:style-name="Default_20_Paragraph_20_Font"><text:span text:style-name="T1">23</text:span></text:span><text:span text:style-name="Default_20_Paragraph_20_Font"><text:span text:style-name="T2"> dicens: Sume tibi aromata, primæ myrrhæ et electæ quingentos siclos, et cinnamomi medium, id est, ducentos quinquaginta siclos, calami similiter ducentos quinquaginta, </text:span></text:span><text:span text:style-name="Default_20_Paragraph_20_Font"><text:span text:style-name="T1">24</text:span></text:span><text:span text:style-name="Default_20_Paragraph_20_Font"><text:span text:style-name="T2"> casiæ autem quingentos siclos, in pondere sanctuarii, olei de olivetis mensuram hin: </text:span></text:span><text:span text:style-name="Default_20_Paragraph_20_Font"><text:span text:style-name="T1">25</text:span></text:span><text:span text:style-name="Default_20_Paragraph_20_Font"><text:span text:style-name="T2"> faciesque unctionis oleum sanctum, unguentum compositum opere unguentarii, </text:span></text:span><text:span text:style-name="Default_20_Paragraph_20_Font"><text:span text:style-name="T1">26</text:span></text:span><text:span text:style-name="Default_20_Paragraph_20_Font"><text:span text:style-name="T2"> et unges ex eo tabernaculum testimonii, et arcam testamenti, </text:span></text:span><text:span text:style-name="Default_20_Paragraph_20_Font"><text:span text:style-name="T1">27</text:span></text:span><text:span text:style-name="Default_20_Paragraph_20_Font"><text:span text:style-name="T2"> mensamque cum vasis suis, et candelabrum, et utensilia ejus, altaria thymiamatis, </text:span></text:span><text:span text:style-name="Default_20_Paragraph_20_Font"><text:span text:style-name="T1">28</text:span></text:span><text:span text:style-name="Default_20_Paragraph_20_Font"><text:span text:style-name="T2"> et holocausti, et universam supellectilem quæ ad cultum eorum pertinet. </text:span></text:span><text:span text:style-name="Default_20_Paragraph_20_Font"><text:span text:style-name="T1">29</text:span></text:span><text:span text:style-name="Default_20_Paragraph_20_Font"><text:span text:style-name="T2"> Sanctificabisque omnia, et erunt Sancta sanctorum; qui tetigerit ea, sanctificabitur. </text:span></text:span><text:span text:style-name="Default_20_Paragraph_20_Font"><text:span text:style-name="T1">30</text:span></text:span><text:span text:style-name="Default_20_Paragraph_20_Font"><text:span text:style-name="T2"> Aaron et filios ejus unges, sanctificabisque eos, ut sacerdotio fungantur mihi. </text:span></text:span><text:span text:style-name="Default_20_Paragraph_20_Font"><text:span text:style-name="T1">31</text:span></text:span><text:span text:style-name="Default_20_Paragraph_20_Font"><text:span text:style-name="T2"> Filiis quoque Israël dices: Hoc oleum unctionis sanctum erit mihi in generationes vestras. </text:span></text:span><text:span text:style-name="Default_20_Paragraph_20_Font"><text:span text:style-name="T1">32</text:span></text:span><text:span text:style-name="Default_20_Paragraph_20_Font"><text:span text:style-name="T2"> Caro hominis non ungetur ex eo, et juxta compositionem ejus non facietis aliud, quia sanctificatum est, et sanctum erit vobis. </text:span></text:span><text:span text:style-name="Default_20_Paragraph_20_Font"><text:span text:style-name="T1">33</text:span></text:span><text:span text:style-name="Default_20_Paragraph_20_Font"><text:span text:style-name="T2"> Homo quicumque tale composuerit, et dederit ex eo alieno, exterminabitur de populo suo. </text:span></text:span><text:span text:style-name="Default_20_Paragraph_20_Font"><text:span text:style-name="T1">34</text:span></text:span><text:span text:style-name="Default_20_Paragraph_20_Font"><text:span text:style-name="T2"> Dixitque Dominus ad Moysen: Sume tibi aromata, stacten et onycha, galbanum boni odoris, et thus lucidissimum; æqualis ponderis erunt omnia: </text:span></text:span><text:span text:style-name="Default_20_Paragraph_20_Font"><text:span text:style-name="T1">35</text:span></text:span><text:span text:style-name="Default_20_Paragraph_20_Font"><text:span text:style-name="T2"> faciesque thymiama compositum opere unguentarii, mistum diligenter, et purum, et sanctificatione dignissimum. </text:span></text:span><text:span text:style-name="Default_20_Paragraph_20_Font"><text:span text:style-name="T1">36</text:span></text:span><text:span text:style-name="Default_20_Paragraph_20_Font"><text:span text:style-name="T2"> Cumque in tenuissimum pulverem universa contuderis, pones ex eo coram tabernaculo testimonii, in quo loco apparebo tibi. Sanctum sanctorum erit vobis thymiama. </text:span></text:span><text:span text:style-name="Default_20_Paragraph_20_Font"><text:span text:style-name="T1">37</text:span></text:span><text:span text:style-name="Default_20_Paragraph_20_Font"><text:span text:style-name="T2"> Talem compositionem non facietis in usus vestros, quia sanctum est Domino. </text:span></text:span><text:span text:style-name="Default_20_Paragraph_20_Font"><text:span text:style-name="T1">38</text:span></text:span><text:span text:style-name="Default_20_Paragraph_20_Font"><text:span text:style-name="T2"> Homo quicumque fecerit simile, ut odore illius perfruatur, peribit de populis suis. </text:span></text:span></text:p>
      </text:section>
      <text:section text:style-name="Sect1" text:name="Sect31">
        <text:p text:style-name="P2">Exodus XXXI</text:p>
        <text:p text:style-name="P3"><text:span text:style-name="Default_20_Paragraph_20_Font"><text:span text:style-name="T1">1</text:span></text:span><text:span text:style-name="Default_20_Paragraph_20_Font"><text:span text:style-name="T2"> Locutusque est Dominus ad Moysen, dicens: </text:span></text:span><text:span text:style-name="Default_20_Paragraph_20_Font"><text:span text:style-name="T1">2</text:span></text:span><text:span text:style-name="Default_20_Paragraph_20_Font"><text:span text:style-name="T2"> Ecce, vocavi ex nomine Beseleel filium Uri filii Hur de tribu Juda, </text:span></text:span><text:span text:style-name="Default_20_Paragraph_20_Font"><text:span text:style-name="T1">3</text:span></text:span><text:span text:style-name="Default_20_Paragraph_20_Font"><text:span text:style-name="T2"> et implevi spiritu Dei, sapientia, et intelligentia et scientia in omni opere, </text:span></text:span><text:span text:style-name="Default_20_Paragraph_20_Font"><text:span text:style-name="T1">4</text:span></text:span><text:span text:style-name="Default_20_Paragraph_20_Font"><text:span text:style-name="T2"> ad excogitandum quidquid fabrefieri potest ex auro, et argento, et ære, </text:span></text:span><text:span text:style-name="Default_20_Paragraph_20_Font"><text:span text:style-name="T1">5</text:span></text:span><text:span text:style-name="Default_20_Paragraph_20_Font"><text:span text:style-name="T2"> marmore, et gemmis, et diversitate lignorum. </text:span></text:span><text:span text:style-name="Default_20_Paragraph_20_Font"><text:span text:style-name="T1">6</text:span></text:span><text:span text:style-name="Default_20_Paragraph_20_Font"><text:span text:style-name="T2"> Dedique ei socium Ooliab filium Achisamech de tribu Dan. Et in corde </text:span></text:span><text:soft-page-break/><text:span text:style-name="Default_20_Paragraph_20_Font"><text:span text:style-name="T2">omnis eruditi posui sapientiam: ut faciant cuncta quæ præcepi tibi, </text:span></text:span><text:span text:style-name="Default_20_Paragraph_20_Font"><text:span text:style-name="T1">7</text:span></text:span><text:span text:style-name="Default_20_Paragraph_20_Font"><text:span text:style-name="T2"> tabernaculum fœderis, et arcam testimonii, et propitiatorium, quod super eam est, et cuncta vasa tabernaculi, </text:span></text:span><text:span text:style-name="Default_20_Paragraph_20_Font"><text:span text:style-name="T1">8</text:span></text:span><text:span text:style-name="Default_20_Paragraph_20_Font"><text:span text:style-name="T2"> mensamque et vasa ejus, candelabrum purissimum cum vasis suis, et altaris thymiamatis, </text:span></text:span><text:span text:style-name="Default_20_Paragraph_20_Font"><text:span text:style-name="T1">9</text:span></text:span><text:span text:style-name="Default_20_Paragraph_20_Font"><text:span text:style-name="T2"> et holocausti, et omnia vasa eorum, labrum cum basi sua, </text:span></text:span><text:span text:style-name="Default_20_Paragraph_20_Font"><text:span text:style-name="T1">10</text:span></text:span><text:span text:style-name="Default_20_Paragraph_20_Font"><text:span text:style-name="T2"> vestes sanctas in ministerio Aaron sacerdoti, et filiis ejus, ut fungantur officio suo in sacris: </text:span></text:span><text:span text:style-name="Default_20_Paragraph_20_Font"><text:span text:style-name="T1">11</text:span></text:span><text:span text:style-name="Default_20_Paragraph_20_Font"><text:span text:style-name="T2"> oleum unctionis, et thymiama aromatum in sanctuario, omnia quæ præcepi tibi, facient.</text:span></text:span></text:p>
        <text:p text:style-name="P3"><text:span text:style-name="Default_20_Paragraph_20_Font"><text:span text:style-name="T1">12</text:span></text:span><text:span text:style-name="Default_20_Paragraph_20_Font"><text:span text:style-name="T2"> Et locutus est Dominus ad Moysen, dicens: </text:span></text:span><text:span text:style-name="Default_20_Paragraph_20_Font"><text:span text:style-name="T1">13</text:span></text:span><text:span text:style-name="Default_20_Paragraph_20_Font"><text:span text:style-name="T2"> Loquere filiis Israël, et dices ad eos: Videte ut sabbatum meum custodiatis: quia signum est inter me et vos in generationibus vestris: ut sciatis quia ego Dominus, qui sanctifico vos. </text:span></text:span><text:span text:style-name="Default_20_Paragraph_20_Font"><text:span text:style-name="T1">14</text:span></text:span><text:span text:style-name="Default_20_Paragraph_20_Font"><text:span text:style-name="T2"> Custodite sabbatum meum, sanctum est enim vobis: qui polluerit illud, morte morietur; qui fecerit in eo opus, peribit anima illius de medio populi sui. </text:span></text:span><text:span text:style-name="Default_20_Paragraph_20_Font"><text:span text:style-name="T1">15</text:span></text:span><text:span text:style-name="Default_20_Paragraph_20_Font"><text:span text:style-name="T2"> Sex diebus facietis opus: in die septimo sabbatum est, requies sancta Domino; omnis qui fecerit opus in hac die, morietur. </text:span></text:span><text:span text:style-name="Default_20_Paragraph_20_Font"><text:span text:style-name="T1">16</text:span></text:span><text:span text:style-name="Default_20_Paragraph_20_Font"><text:span text:style-name="T2"> Custodiant filii Israël sabbatum, et celebrent illud in generationibus suis. Pactum est sempiternum </text:span></text:span><text:span text:style-name="Default_20_Paragraph_20_Font"><text:span text:style-name="T1">17</text:span></text:span><text:span text:style-name="Default_20_Paragraph_20_Font"><text:span text:style-name="T2"> inter me et filios Israël, signumque perpetuum; sex enim diebus fecit Dominus cælum et terram, et in septimo ab opere cessavit. </text:span></text:span><text:span text:style-name="Default_20_Paragraph_20_Font"><text:span text:style-name="T1">18</text:span></text:span><text:span text:style-name="Default_20_Paragraph_20_Font"><text:span text:style-name="T2"> Deditque Dominus Moysi, completis hujuscemodi sermonibus in monte Sinai, duas tabulas testimonii lapideas, scriptas digito Dei. </text:span></text:span></text:p>
      </text:section>
      <text:section text:style-name="Sect1" text:name="Sect32">
        <text:p text:style-name="P2">Exodus XXXII</text:p>
        <text:p text:style-name="P3"><text:span text:style-name="Default_20_Paragraph_20_Font"><text:span text:style-name="T1">1</text:span></text:span><text:span text:style-name="Default_20_Paragraph_20_Font"><text:span text:style-name="T2"> Videns autem populus quod moram faceret descendendi de monte Moyses, congregatus adversus Aaron, dixit: Surge, fac nobis deos, qui nos præcedant: Moysi enim huic viro, qui nos eduxit de terra Ægypti, ignoramus quid acciderit. </text:span></text:span><text:span text:style-name="Default_20_Paragraph_20_Font"><text:span text:style-name="T1">2</text:span></text:span><text:span text:style-name="Default_20_Paragraph_20_Font"><text:span text:style-name="T2"> Dixitque ad eos Aaron: Tollite inaures aureas de uxorum, filiorumque et filiarum vestrarum auribus, et afferte ad me. </text:span></text:span><text:span text:style-name="Default_20_Paragraph_20_Font"><text:span text:style-name="T1">3</text:span></text:span><text:span text:style-name="Default_20_Paragraph_20_Font"><text:span text:style-name="T2"> Fecitque populus quæ jusserat, deferens inaures ad Aaron. </text:span></text:span><text:span text:style-name="Default_20_Paragraph_20_Font"><text:span text:style-name="T1">4</text:span></text:span><text:span text:style-name="Default_20_Paragraph_20_Font"><text:span text:style-name="T2"> Quas cum ille accepisset, formavit opere fusorio, et fecit ex eis vitulum conflatilem: dixeruntque: Hi sunt dii tui Israël, qui te eduxerunt de terra Ægypti. </text:span></text:span><text:span text:style-name="Default_20_Paragraph_20_Font"><text:span text:style-name="T1">5</text:span></text:span><text:span text:style-name="Default_20_Paragraph_20_Font"><text:span text:style-name="T2"> Quod cum vidisset Aaron, ædificavit altare coram eo, et præconis voce clamavit dicens: Cras solemnitas Domini est. </text:span></text:span><text:span text:style-name="Default_20_Paragraph_20_Font"><text:span text:style-name="T1">6</text:span></text:span><text:span text:style-name="Default_20_Paragraph_20_Font"><text:span text:style-name="T2"> Surgentesque mane, obtulerunt holocausta, et hostias pacificas, et sedit populus manducare, et bibere, et surrexerunt ludere.</text:span></text:span></text:p>
        <text:p text:style-name="P3"><text:span text:style-name="Default_20_Paragraph_20_Font"><text:span text:style-name="T1">7</text:span></text:span><text:span text:style-name="Default_20_Paragraph_20_Font"><text:span text:style-name="T2"> Locutus est autem Dominus ad Moysen, dicens: Vade, descende: peccavit populus tuus, quem eduxisti de terra Ægypti. </text:span></text:span><text:span text:style-name="Default_20_Paragraph_20_Font"><text:span text:style-name="T1">8</text:span></text:span><text:span text:style-name="Default_20_Paragraph_20_Font"><text:span text:style-name="T2"> Recesserunt cito de via, quam ostendisti eis: feceruntque sibi vitulum conflatilem, et adoraverunt, atque immolantes ei hostias, dixerunt: Isti sunt dii tui Israël, qui te eduxerunt de terra Ægypti. </text:span></text:span><text:span text:style-name="Default_20_Paragraph_20_Font"><text:span text:style-name="T1">9</text:span></text:span><text:span text:style-name="Default_20_Paragraph_20_Font"><text:span text:style-name="T2"> Rursumque ait Dominus ad Moysen: Cerno quod populus iste duræ cervicis sit: </text:span></text:span><text:span text:style-name="Default_20_Paragraph_20_Font"><text:span text:style-name="T1">10</text:span></text:span><text:span text:style-name="Default_20_Paragraph_20_Font"><text:span text:style-name="T2"> dimitte me, ut irascatur furor meus contra eos, et deleam eos, faciamque te in gentem magnam. </text:span></text:span><text:span text:style-name="Default_20_Paragraph_20_Font"><text:span text:style-name="T1">11</text:span></text:span><text:span text:style-name="Default_20_Paragraph_20_Font"><text:span text:style-name="T2"> Moyses autem orabat Dominum Deum suum, dicens: Cur, Domine, irascitur furor tuus contra populum tuum, quem eduxisti de terra Ægypti, in fortitudine magna, et in manu robusta? </text:span></text:span><text:span text:style-name="Default_20_Paragraph_20_Font"><text:span text:style-name="T1">12</text:span></text:span><text:span text:style-name="Default_20_Paragraph_20_Font"><text:span text:style-name="T2"> Ne quæso dicant Ægyptii: Callide eduxit eos, ut interficeret in montibus, et </text:span></text:span><text:soft-page-break/><text:span text:style-name="Default_20_Paragraph_20_Font"><text:span text:style-name="T2">deleret e terra: quiescat ira tua, et esto placabilis super nequitia populi tui. </text:span></text:span><text:span text:style-name="Default_20_Paragraph_20_Font"><text:span text:style-name="T1">13</text:span></text:span><text:span text:style-name="Default_20_Paragraph_20_Font"><text:span text:style-name="T2"> Recordare Abraham, Isaac, et Israël servorum tuorum, quibus jurasti per temetipsum, dicens: Multiplicabo semen vestrum sicut stellas cæli; et universam terram hanc, de qua locutus sum, dabo semini vestro, et possidebitis eam semper. </text:span></text:span><text:span text:style-name="Default_20_Paragraph_20_Font"><text:span text:style-name="T1">14</text:span></text:span><text:span text:style-name="Default_20_Paragraph_20_Font"><text:span text:style-name="T2"> Placatusque est Dominus ne faceret malum quod locutus fuerat adversus populum suum.</text:span></text:span></text:p>
        <text:p text:style-name="P3"><text:span text:style-name="Default_20_Paragraph_20_Font"><text:span text:style-name="T1">15</text:span></text:span><text:span text:style-name="Default_20_Paragraph_20_Font"><text:span text:style-name="T2"> Et reversus est Moyses de monte, portans duas tabulas testimonii in manu sua, scriptas ex utraque parte, </text:span></text:span><text:span text:style-name="Default_20_Paragraph_20_Font"><text:span text:style-name="T1">16</text:span></text:span><text:span text:style-name="Default_20_Paragraph_20_Font"><text:span text:style-name="T2"> et factas opere Dei: scriptura quoque Dei erat sculpta in tabulis. </text:span></text:span><text:span text:style-name="Default_20_Paragraph_20_Font"><text:span text:style-name="T1">17</text:span></text:span><text:span text:style-name="Default_20_Paragraph_20_Font"><text:span text:style-name="T2"> Audiens autem Josue tumultum populi vociferantis, dixit ad Moysen: Ululatus pugnæ auditur in castris. </text:span></text:span><text:span text:style-name="Default_20_Paragraph_20_Font"><text:span text:style-name="T1">18</text:span></text:span><text:span text:style-name="Default_20_Paragraph_20_Font"><text:span text:style-name="T2"> Qui respondit: Non est clamor adhortantium ad pugnam, neque vociferatio compellentium ad fugam: sed vocem cantantium ego audio. </text:span></text:span><text:span text:style-name="Default_20_Paragraph_20_Font"><text:span text:style-name="T1">19</text:span></text:span><text:span text:style-name="Default_20_Paragraph_20_Font"><text:span text:style-name="T2"> Cumque appropinquasset ad castra, vidit vitulum, et choros: iratusque valde, projecit de manu tabulas, et confregit eas ad radicem montis: </text:span></text:span><text:span text:style-name="Default_20_Paragraph_20_Font"><text:span text:style-name="T1">20</text:span></text:span><text:span text:style-name="Default_20_Paragraph_20_Font"><text:span text:style-name="T2"> arripiensque vitulum quem fecerant, combussit, et contrivit usque ad pulverem, quem sparsit in aquam, et dedit ex eo potum filiis Israël. </text:span></text:span><text:span text:style-name="Default_20_Paragraph_20_Font"><text:span text:style-name="T1">21</text:span></text:span><text:span text:style-name="Default_20_Paragraph_20_Font"><text:span text:style-name="T2"> Dixitque ad Aaron: Quid tibi fecit hic populus, ut induceres super eum peccatum maximum? </text:span></text:span><text:span text:style-name="Default_20_Paragraph_20_Font"><text:span text:style-name="T1">22</text:span></text:span><text:span text:style-name="Default_20_Paragraph_20_Font"><text:span text:style-name="T2"> Cui ille respondit: Ne indignetur dominus meus: tu enim nosti populum istum, quod pronus sit ad malum: </text:span></text:span><text:span text:style-name="Default_20_Paragraph_20_Font"><text:span text:style-name="T1">23</text:span></text:span><text:span text:style-name="Default_20_Paragraph_20_Font"><text:span text:style-name="T2"> dixerunt mihi: Fac nobis deos, qui nos præcedant: huic enim Moysi, qui nos eduxit de terra Ægypti, nescimus quid acciderit. </text:span></text:span><text:span text:style-name="Default_20_Paragraph_20_Font"><text:span text:style-name="T1">24</text:span></text:span><text:span text:style-name="Default_20_Paragraph_20_Font"><text:span text:style-name="T2"> Quibus ego dixi: Quis vestrum habet aurum? Tulerunt, et dederunt mihi: et projeci illud in ignem, egressusque est hic vitulus.</text:span></text:span></text:p>
        <text:p text:style-name="P3"><text:span text:style-name="Default_20_Paragraph_20_Font"><text:span text:style-name="T1">25</text:span></text:span><text:span text:style-name="Default_20_Paragraph_20_Font"><text:span text:style-name="T2"> Videns ergo Moyses populum quod esset nudatus (spoliaverat enim eum Aaron propter ignominiam sordis, et inter hostes nudum constituerat), </text:span></text:span><text:span text:style-name="Default_20_Paragraph_20_Font"><text:span text:style-name="T1">26</text:span></text:span><text:span text:style-name="Default_20_Paragraph_20_Font"><text:span text:style-name="T2"> et stans in porta castrorum, ait: Si quis est Domini, jungatur mihi. Congregatique sunt ad eum omnes filii Levi: </text:span></text:span><text:span text:style-name="Default_20_Paragraph_20_Font"><text:span text:style-name="T1">27</text:span></text:span><text:span text:style-name="Default_20_Paragraph_20_Font"><text:span text:style-name="T2"> quibus ait: Hæc dicit Dominus Deus Israël: Ponat vir gladium super femur suum: ite, et redite de porta usque ad portam per medium castrorum, et occidat unusquisque fratrem, et amicum, et proximum suum. </text:span></text:span><text:span text:style-name="Default_20_Paragraph_20_Font"><text:span text:style-name="T1">28</text:span></text:span><text:span text:style-name="Default_20_Paragraph_20_Font"><text:span text:style-name="T2"> Feceruntque filii juxta sermonem Moysi, cecideruntque in die illa quasi viginti tria millia hominum. </text:span></text:span><text:span text:style-name="Default_20_Paragraph_20_Font"><text:span text:style-name="T1">29</text:span></text:span><text:span text:style-name="Default_20_Paragraph_20_Font"><text:span text:style-name="T2"> Et ait Moyses: Consecrastis manus vestras hodie Domino, unusquisque in filio, et in fratre suo, ut detur vobis benedictio. </text:span></text:span><text:span text:style-name="Default_20_Paragraph_20_Font"><text:span text:style-name="T1">30</text:span></text:span><text:span text:style-name="Default_20_Paragraph_20_Font"><text:span text:style-name="T2"> Facto autem altero die, locutus est Moyses ad populum: Peccastis peccatum maximum: ascendam ad Dominum, si quomodo quivero eum deprecari pro scelere vestro. </text:span></text:span><text:span text:style-name="Default_20_Paragraph_20_Font"><text:span text:style-name="T1">31</text:span></text:span><text:span text:style-name="Default_20_Paragraph_20_Font"><text:span text:style-name="T2"> Reversusque ad Dominum, ait: Obsecro, peccavit populus iste peccatum maximum, feceruntque sibi deos aureos: aut dimitte eis hanc noxam, </text:span></text:span><text:span text:style-name="Default_20_Paragraph_20_Font"><text:span text:style-name="T1">32</text:span></text:span><text:span text:style-name="Default_20_Paragraph_20_Font"><text:span text:style-name="T2"> aut si non facis, dele me de libro tuo quem scripsisti. </text:span></text:span><text:span text:style-name="Default_20_Paragraph_20_Font"><text:span text:style-name="T1">33</text:span></text:span><text:span text:style-name="Default_20_Paragraph_20_Font"><text:span text:style-name="T2"> Cui respondit Dominus: Qui peccaverit mihi, delebo eum de libro meo: </text:span></text:span><text:span text:style-name="Default_20_Paragraph_20_Font"><text:span text:style-name="T1">34</text:span></text:span><text:span text:style-name="Default_20_Paragraph_20_Font"><text:span text:style-name="T2"> tu autem vade, et duc populum istum quo locutus sum tibi: angelus meus præcedet te. Ego autem in die ultionis visitabo et hoc peccatum eorum. </text:span></text:span><text:span text:style-name="Default_20_Paragraph_20_Font"><text:span text:style-name="T1">35</text:span></text:span><text:span text:style-name="Default_20_Paragraph_20_Font"><text:span text:style-name="T2"> Percussit ergo Dominus populum pro reatu vituli, quem fecerat Aaron. </text:span></text:span></text:p>
      </text:section>
      <text:section text:style-name="Sect1" text:name="Sect33">
        <text:p text:style-name="P2"><text:soft-page-break/>Exodus XXXIII</text:p>
        <text:p text:style-name="P3"><text:span text:style-name="Default_20_Paragraph_20_Font"><text:span text:style-name="T1">1</text:span></text:span><text:span text:style-name="Default_20_Paragraph_20_Font"><text:span text:style-name="T2"> Locutusque est Dominus ad Moysen, dicens: Vade, ascende de loco isto tu, et populus tuus quem eduxisti de terra Ægypti, in terram quam juravi Abraham, Isaac et Jacob, dicens: Semini tuo dabo eam: </text:span></text:span><text:span text:style-name="Default_20_Paragraph_20_Font"><text:span text:style-name="T1">2</text:span></text:span><text:span text:style-name="Default_20_Paragraph_20_Font"><text:span text:style-name="T2"> mittam præcursorem tui angelum, ut ejiciam Chananæum, et Amorrhæum, et Hethæum, et Pherezæum, et Hevæum, et Jebusæum, </text:span></text:span><text:span text:style-name="Default_20_Paragraph_20_Font"><text:span text:style-name="T1">3</text:span></text:span><text:span text:style-name="Default_20_Paragraph_20_Font"><text:span text:style-name="T2"> et intres in terram fluentem lacte et melle. Non enim ascendam tecum, quia populus duræ cervicis es: ne forte disperdam te in via. </text:span></text:span><text:span text:style-name="Default_20_Paragraph_20_Font"><text:span text:style-name="T1">4</text:span></text:span><text:span text:style-name="Default_20_Paragraph_20_Font"><text:span text:style-name="T2"> Audiensque populus sermonem hunc pessimum, luxit: et nullus ex more indutus est cultu suo. </text:span></text:span><text:span text:style-name="Default_20_Paragraph_20_Font"><text:span text:style-name="T1">5</text:span></text:span><text:span text:style-name="Default_20_Paragraph_20_Font"><text:span text:style-name="T2"> Dixitque Dominus ad Moysen: Loquere filiis Israël: Populus duræ cervicis es: semel ascendam in medio tui, et delebo te. Jam nunc depone ornatum tuum, ut sciam quid faciam tibi. </text:span></text:span><text:span text:style-name="Default_20_Paragraph_20_Font"><text:span text:style-name="T1">6</text:span></text:span><text:span text:style-name="Default_20_Paragraph_20_Font"><text:span text:style-name="T2"> Deposuerunt ergo filii Israël ornatum suum a monte Horeb.</text:span></text:span></text:p>
        <text:p text:style-name="P3"><text:span text:style-name="Default_20_Paragraph_20_Font"><text:span text:style-name="T1">7</text:span></text:span><text:span text:style-name="Default_20_Paragraph_20_Font"><text:span text:style-name="T2"> Moyses quoque tollens tabernaculum, tetendit extra castra procul, vocavitque nomen ejus, Tabernaculum fœderis. Et omnis populus, qui habebat aliquam quæstionem, egrediebatur ad tabernaculum fœderis, extra castra. </text:span></text:span><text:span text:style-name="Default_20_Paragraph_20_Font"><text:span text:style-name="T1">8</text:span></text:span><text:span text:style-name="Default_20_Paragraph_20_Font"><text:span text:style-name="T2"> Cumque egrederetur Moyses ad tabernaculum, surgebat universa plebs, et stabat unusquisque in ostio papilionis sui, aspiciebantque tergum Moysi, donec ingrederetur tentorium. </text:span></text:span><text:span text:style-name="Default_20_Paragraph_20_Font"><text:span text:style-name="T1">9</text:span></text:span><text:span text:style-name="Default_20_Paragraph_20_Font"><text:span text:style-name="T2"> Ingresso autem illo tabernaculum fœderis, descendebat columna nubis, et stabat ad ostium, loquebaturque cum Moyse, </text:span></text:span><text:span text:style-name="Default_20_Paragraph_20_Font"><text:span text:style-name="T1">10</text:span></text:span><text:span text:style-name="Default_20_Paragraph_20_Font"><text:span text:style-name="T2"> cernentibus universis quod columna nubis staret ad ostium tabernaculi. Stabantque ipsi, et adorabant per fores tabernaculorum suorum. </text:span></text:span><text:span text:style-name="Default_20_Paragraph_20_Font"><text:span text:style-name="T1">11</text:span></text:span><text:span text:style-name="Default_20_Paragraph_20_Font"><text:span text:style-name="T2"> Loquebatur autem Dominus ad Moysen facie ad faciem, sicut solet loqui homo ad amicum suum. Cumque ille reverteretur in castra, minister ejus Josue filius Nun, puer, non recedebat de tabernaculo.</text:span></text:span></text:p>
        <text:p text:style-name="P3"><text:span text:style-name="Default_20_Paragraph_20_Font"><text:span text:style-name="T1">12</text:span></text:span><text:span text:style-name="Default_20_Paragraph_20_Font"><text:span text:style-name="T2"> Dixit autem Moyses ad Dominum: Præcipis ut educam populum istum: et non indicas mihi quem missurus es mecum, præsertim cum dixeris: Novi te ex nomine, et invenisti gratiam coram me. </text:span></text:span><text:span text:style-name="Default_20_Paragraph_20_Font"><text:span text:style-name="T1">13</text:span></text:span><text:span text:style-name="Default_20_Paragraph_20_Font"><text:span text:style-name="T2"> Si ergo inveni gratiam in conspectu tuo, ostende mihi faciem tuam, ut sciam te, et inveniam gratiam ante oculos tuos: respice populum tuum gentem hanc. </text:span></text:span><text:span text:style-name="Default_20_Paragraph_20_Font"><text:span text:style-name="T1">14</text:span></text:span><text:span text:style-name="Default_20_Paragraph_20_Font"><text:span text:style-name="T2"> Dixitque Dominus: Facies mea præcedet te, et requiem dabo tibi. </text:span></text:span><text:span text:style-name="Default_20_Paragraph_20_Font"><text:span text:style-name="T1">15</text:span></text:span><text:span text:style-name="Default_20_Paragraph_20_Font"><text:span text:style-name="T2"> Et ait Moyses: Si non tu ipse præcedas, ne educas nos de loco isto. </text:span></text:span><text:span text:style-name="Default_20_Paragraph_20_Font"><text:span text:style-name="T1">16</text:span></text:span><text:span text:style-name="Default_20_Paragraph_20_Font"><text:span text:style-name="T2"> In quo enim scire poterimus ego et populus tuus invenisse nos gratiam in conspectu tuo, nisi ambulaveris nobiscum, ut glorificemur ab omnibus populis qui habitant super terram? </text:span></text:span><text:span text:style-name="Default_20_Paragraph_20_Font"><text:span text:style-name="T1">17</text:span></text:span><text:span text:style-name="Default_20_Paragraph_20_Font"><text:span text:style-name="T2"> Dixit autem Dominus ad Moysen: Et verbum istud, quod locutus es, faciam: invenisti enim gratiam coram me, et teipsum novi ex nomine.</text:span></text:span></text:p>
        <text:p text:style-name="P3"><text:span text:style-name="Default_20_Paragraph_20_Font"><text:span text:style-name="T1">18</text:span></text:span><text:span text:style-name="Default_20_Paragraph_20_Font"><text:span text:style-name="T2"> Qui ait: Ostende mihi gloriam tuam. </text:span></text:span><text:span text:style-name="Default_20_Paragraph_20_Font"><text:span text:style-name="T1">19</text:span></text:span><text:span text:style-name="Default_20_Paragraph_20_Font"><text:span text:style-name="T2"> Respondit: Ego ostendam omne bonum tibi, et vocabo in nomine Domini coram te: et miserebor cui voluero, et clemens ero in quem mihi placuerit. </text:span></text:span><text:span text:style-name="Default_20_Paragraph_20_Font"><text:span text:style-name="T1">20</text:span></text:span><text:span text:style-name="Default_20_Paragraph_20_Font"><text:span text:style-name="T2"> Rursumque ait: Non poteris videre faciem meam: non enim videbit me homo et vivet. </text:span></text:span><text:span text:style-name="Default_20_Paragraph_20_Font"><text:span text:style-name="T1">21</text:span></text:span><text:span text:style-name="Default_20_Paragraph_20_Font"><text:span text:style-name="T2"> Et iterum: Ecce, inquit, est locus apud me, et stabis supra petram. </text:span></text:span><text:span text:style-name="Default_20_Paragraph_20_Font"><text:span text:style-name="T1">22</text:span></text:span><text:span text:style-name="Default_20_Paragraph_20_Font"><text:span text:style-name="T2"> Cumque transibit gloria mea, ponam te </text:span></text:span><text:soft-page-break/><text:span text:style-name="Default_20_Paragraph_20_Font"><text:span text:style-name="T2">in foramine petræ, et protegam dextera mea, donec transeam: </text:span></text:span><text:span text:style-name="Default_20_Paragraph_20_Font"><text:span text:style-name="T1">23</text:span></text:span><text:span text:style-name="Default_20_Paragraph_20_Font"><text:span text:style-name="T2"> tollamque manum meam, et videbis posteriora mea: faciem autem meam videre non poteris. </text:span></text:span></text:p>
      </text:section>
      <text:section text:style-name="Sect1" text:name="Sect34">
        <text:p text:style-name="P2">Exodus XXXIV</text:p>
        <text:p text:style-name="P3"><text:span text:style-name="Default_20_Paragraph_20_Font"><text:span text:style-name="T1">1</text:span></text:span><text:span text:style-name="Default_20_Paragraph_20_Font"><text:span text:style-name="T2"> Ac deinceps: Præcide, ait, tibi duas tabulas lapideas instar priorum, et scribam super eas verba, quæ habuerunt tabulæ quas fregisti. </text:span></text:span><text:span text:style-name="Default_20_Paragraph_20_Font"><text:span text:style-name="T1">2</text:span></text:span><text:span text:style-name="Default_20_Paragraph_20_Font"><text:span text:style-name="T2"> Esto paratus mane, ut ascendas statim in montem Sinai, stabisque mecum super verticem montis. </text:span></text:span><text:span text:style-name="Default_20_Paragraph_20_Font"><text:span text:style-name="T1">3</text:span></text:span><text:span text:style-name="Default_20_Paragraph_20_Font"><text:span text:style-name="T2"> Nullus ascendat tecum, nec videatur quispiam per totum montem: boves quoque et oves non pascantur e contra. </text:span></text:span><text:span text:style-name="Default_20_Paragraph_20_Font"><text:span text:style-name="T1">4</text:span></text:span><text:span text:style-name="Default_20_Paragraph_20_Font"><text:span text:style-name="T2"> Excidit ergo duas tabulas lapideas, quales antea fuerant: et de nocte consurgens ascendit in montem Sinai, sicut præceperat ei Dominus, portans secum tabulas. </text:span></text:span><text:span text:style-name="Default_20_Paragraph_20_Font"><text:span text:style-name="T1">5</text:span></text:span><text:span text:style-name="Default_20_Paragraph_20_Font"><text:span text:style-name="T2"> Cumque descendisset Dominus per nubem, stetit Moyses cum eo, invocans nomen Domini. </text:span></text:span><text:span text:style-name="Default_20_Paragraph_20_Font"><text:span text:style-name="T1">6</text:span></text:span><text:span text:style-name="Default_20_Paragraph_20_Font"><text:span text:style-name="T2"> Quo transeunte coram eo, ait: Dominator Domine Deus, misericors et clemens, patiens et multæ miserationis, ac verax, </text:span></text:span><text:span text:style-name="Default_20_Paragraph_20_Font"><text:span text:style-name="T1">7</text:span></text:span><text:span text:style-name="Default_20_Paragraph_20_Font"><text:span text:style-name="T2"> qui custodis misericordiam in millia; qui aufers iniquitatem, et scelera, atque peccata, nullusque apud te per se innocens est; qui reddis iniquitatem patrum filiis, ac nepotibus in tertiam et quartam progeniem. </text:span></text:span><text:span text:style-name="Default_20_Paragraph_20_Font"><text:span text:style-name="T1">8</text:span></text:span><text:span text:style-name="Default_20_Paragraph_20_Font"><text:span text:style-name="T2"> Festinusque Moyses, curvatus est pronus in terram, et adorans </text:span></text:span><text:span text:style-name="Default_20_Paragraph_20_Font"><text:span text:style-name="T1">9</text:span></text:span><text:span text:style-name="Default_20_Paragraph_20_Font"><text:span text:style-name="T2"> ait: Si inveni gratiam in conspectu tuo, Domine, obsecro ut gradiaris nobiscum (populus enim duræ cervicis est) et auferas iniquitates nostras atque peccata, nosque possideas.</text:span></text:span></text:p>
        <text:p text:style-name="P3"><text:span text:style-name="Default_20_Paragraph_20_Font"><text:span text:style-name="T1">10</text:span></text:span><text:span text:style-name="Default_20_Paragraph_20_Font"><text:span text:style-name="T2"> Respondit Dominus: Ego inibo pactum videntibus cunctis: signa faciam quæ numquam visa sunt super terram, nec in ullis gentibus, ut cernat populus iste, in cujus es medio, opus Domini terribile quod facturus sum. </text:span></text:span><text:span text:style-name="Default_20_Paragraph_20_Font"><text:span text:style-name="T1">11</text:span></text:span><text:span text:style-name="Default_20_Paragraph_20_Font"><text:span text:style-name="T2"> Observa cuncta quæ hodie mando tibi: ego ipse ejiciam ante faciem tuam Amorrhæum, et Chananæum, et Hethæum, Pherezæum quoque, et Hevæum, et Jebusæum. </text:span></text:span><text:span text:style-name="Default_20_Paragraph_20_Font"><text:span text:style-name="T1">12</text:span></text:span><text:span text:style-name="Default_20_Paragraph_20_Font"><text:span text:style-name="T2"> Cave ne umquam cum habitatoribus terræ illius jungas amicitias, quæ sint tibi in ruinam: </text:span></text:span><text:span text:style-name="Default_20_Paragraph_20_Font"><text:span text:style-name="T1">13</text:span></text:span><text:span text:style-name="Default_20_Paragraph_20_Font"><text:span text:style-name="T2"> sed aras eorum destrue, confringe statuas, lucosque succide: </text:span></text:span><text:span text:style-name="Default_20_Paragraph_20_Font"><text:span text:style-name="T1">14</text:span></text:span><text:span text:style-name="Default_20_Paragraph_20_Font"><text:span text:style-name="T2"> noli adorare deum alienum. Dominus zelotes nomen ejus; Deus est æmulator. </text:span></text:span><text:span text:style-name="Default_20_Paragraph_20_Font"><text:span text:style-name="T1">15</text:span></text:span><text:span text:style-name="Default_20_Paragraph_20_Font"><text:span text:style-name="T2"> Ne ineas pactum cum hominibus illarum regionum: ne, cum fornicati fuerint cum diis suis, et adoraverint simulacra eorum, vocet te quispiam ut comedas de immolatis. </text:span></text:span><text:span text:style-name="Default_20_Paragraph_20_Font"><text:span text:style-name="T1">16</text:span></text:span><text:span text:style-name="Default_20_Paragraph_20_Font"><text:span text:style-name="T2"> Nec uxorem de filiabus eorum accipies filiis tuis: ne, postquam ipsæ fuerint fornicatæ, fornicari faciant et filios tuos in deos suos. </text:span></text:span><text:span text:style-name="Default_20_Paragraph_20_Font"><text:span text:style-name="T1">17</text:span></text:span><text:span text:style-name="Default_20_Paragraph_20_Font"><text:span text:style-name="T2"> Deos conflatiles non facies tibi. </text:span></text:span><text:span text:style-name="Default_20_Paragraph_20_Font"><text:span text:style-name="T1">18</text:span></text:span><text:span text:style-name="Default_20_Paragraph_20_Font"><text:span text:style-name="T2"> Solemnitatem azymorum custodies. Septem diebus vesceris azymis, sicut præcepi tibi, in tempore mensis novorum: mense enim verni temporis egressus es de Ægypto. </text:span></text:span><text:span text:style-name="Default_20_Paragraph_20_Font"><text:span text:style-name="T1">19</text:span></text:span><text:span text:style-name="Default_20_Paragraph_20_Font"><text:span text:style-name="T2"> Omne quod aperit vulvam generis masculini, meum erit. De cunctis animantibus, tam de bobus, quam de ovibus, meum erit. </text:span></text:span><text:span text:style-name="Default_20_Paragraph_20_Font"><text:span text:style-name="T1">20</text:span></text:span><text:span text:style-name="Default_20_Paragraph_20_Font"><text:span text:style-name="T2"> Primogenitum asini redimes ove: sin autem nec pretium pro eo dederis, occidetur. Primogenitum filiorum tuorum redimes: nec apparebis in conspectu meo vacuus. </text:span></text:span><text:span text:style-name="Default_20_Paragraph_20_Font"><text:span text:style-name="T1">21</text:span></text:span><text:span text:style-name="Default_20_Paragraph_20_Font"><text:span text:style-name="T2"> Sex diebus operaberis; die septimo cessabis arare et metere. </text:span></text:span><text:span text:style-name="Default_20_Paragraph_20_Font"><text:span text:style-name="T1">22</text:span></text:span><text:span text:style-name="Default_20_Paragraph_20_Font"><text:span text:style-name="T2"> Solemnitatem hebdomadarum facies tibi in primitiis frugum messis tuæ triticeæ, et solemnitatem, quando redeunte anni tempore cuncta conduntur. </text:span></text:span><text:span text:style-name="Default_20_Paragraph_20_Font"><text:span text:style-name="T1">23</text:span></text:span><text:span text:style-name="Default_20_Paragraph_20_Font"><text:span text:style-name="T2"> Tribus temporibus anni apparebit omne </text:span></text:span><text:soft-page-break/><text:span text:style-name="Default_20_Paragraph_20_Font"><text:span text:style-name="T2">masculinum tuum in conspectu omnipotentis Domini Dei Israël. </text:span></text:span><text:span text:style-name="Default_20_Paragraph_20_Font"><text:span text:style-name="T1">24</text:span></text:span><text:span text:style-name="Default_20_Paragraph_20_Font"><text:span text:style-name="T2"> Cum enim tulero gentes a facie tua, et dilatavero terminos tuos, nullus insidiabitur terræ tuæ, ascendente te, et apparente in conspectu Domini Dei tui ter in anno. </text:span></text:span><text:span text:style-name="Default_20_Paragraph_20_Font"><text:span text:style-name="T1">25</text:span></text:span><text:span text:style-name="Default_20_Paragraph_20_Font"><text:span text:style-name="T2"> Non immolabis super fermento sanguinem hostiæ meæ: neque residebit mane de victima solemnitatis Phase. </text:span></text:span><text:span text:style-name="Default_20_Paragraph_20_Font"><text:span text:style-name="T1">26</text:span></text:span><text:span text:style-name="Default_20_Paragraph_20_Font"><text:span text:style-name="T2"> Primitias frugum terræ tuæ offeres in domo Domini Dei tui. Non coques hædum in lacte matris suæ. </text:span></text:span><text:span text:style-name="Default_20_Paragraph_20_Font"><text:span text:style-name="T1">27</text:span></text:span><text:span text:style-name="Default_20_Paragraph_20_Font"><text:span text:style-name="T2"> Dixitque Dominus ad Moysen: Scribe tibi verba hæc, quibus et tecum et cum Israël pepigi fœdus.</text:span></text:span></text:p>
        <text:p text:style-name="P3"><text:span text:style-name="Default_20_Paragraph_20_Font"><text:span text:style-name="T1">28</text:span></text:span><text:span text:style-name="Default_20_Paragraph_20_Font"><text:span text:style-name="T2"> Fuit ergo ibi cum Domino quadraginta dies et quadraginta noctes: panem non comedit, et aquam non bibit, et scripsit in tabulis verba fœderis decem. </text:span></text:span><text:span text:style-name="Default_20_Paragraph_20_Font"><text:span text:style-name="T1">29</text:span></text:span><text:span text:style-name="Default_20_Paragraph_20_Font"><text:span text:style-name="T2"> Cumque descenderet Moyses de monte Sinai, tenebat duas tabulas testimonii, et ignorabat quod cornuta esset facies sua ex consortio sermonis Domini. </text:span></text:span><text:span text:style-name="Default_20_Paragraph_20_Font"><text:span text:style-name="T1">30</text:span></text:span><text:span text:style-name="Default_20_Paragraph_20_Font"><text:span text:style-name="T2"> Videntes autem Aaron et filii Israël cornutam Moysi faciem, timuerunt prope accedere. </text:span></text:span><text:span text:style-name="Default_20_Paragraph_20_Font"><text:span text:style-name="T1">31</text:span></text:span><text:span text:style-name="Default_20_Paragraph_20_Font"><text:span text:style-name="T2"> Vocatique ab eo, reversi sunt tam Aaron, quam principes synagogæ. Et postquam locutus est ad eos, </text:span></text:span><text:span text:style-name="Default_20_Paragraph_20_Font"><text:span text:style-name="T1">32</text:span></text:span><text:span text:style-name="Default_20_Paragraph_20_Font"><text:span text:style-name="T2"> venerunt ad eum etiam omnes filii Israël: quibus præcepit cuncta quæ audierat a Domino in monte Sinai. </text:span></text:span><text:span text:style-name="Default_20_Paragraph_20_Font"><text:span text:style-name="T1">33</text:span></text:span><text:span text:style-name="Default_20_Paragraph_20_Font"><text:span text:style-name="T2"> Impletisque sermonibus, posuit velamen super faciem suam. </text:span></text:span><text:span text:style-name="Default_20_Paragraph_20_Font"><text:span text:style-name="T1">34</text:span></text:span><text:span text:style-name="Default_20_Paragraph_20_Font"><text:span text:style-name="T2"> Quod ingressus ad Dominum, et loquens cum eo, auferebat donec exiret, et tunc loquebatur ad filios Israël omnia quæ sibi fuerant imperata. </text:span></text:span><text:span text:style-name="Default_20_Paragraph_20_Font"><text:span text:style-name="T1">35</text:span></text:span><text:span text:style-name="Default_20_Paragraph_20_Font"><text:span text:style-name="T2"> Qui videbant faciem egredientis Moysi esse cornutam, sed operiebat ille rursus faciem suam, siquando loquebatur ad eos. </text:span></text:span></text:p>
      </text:section>
      <text:section text:style-name="Sect1" text:name="Sect35">
        <text:p text:style-name="P2">Exodus XXXV</text:p>
        <text:p text:style-name="P3"><text:span text:style-name="Default_20_Paragraph_20_Font"><text:span text:style-name="T1">1</text:span></text:span><text:span text:style-name="Default_20_Paragraph_20_Font"><text:span text:style-name="T2"> Igitur congregata omni turba filiorum Israël, dixit ad eos: Hæc sunt quæ jussit Dominus fieri. </text:span></text:span><text:span text:style-name="Default_20_Paragraph_20_Font"><text:span text:style-name="T1">2</text:span></text:span><text:span text:style-name="Default_20_Paragraph_20_Font"><text:span text:style-name="T2"> Sex diebus facietis opus: septimus dies erit vobis sanctus, sabbatum, et requies Domini: qui fecerit opus in eo, occidetur. </text:span></text:span><text:span text:style-name="Default_20_Paragraph_20_Font"><text:span text:style-name="T1">3</text:span></text:span><text:span text:style-name="Default_20_Paragraph_20_Font"><text:span text:style-name="T2"> Non succendetis ignem in omnibus habitaculis vestris per diem sabbati. </text:span></text:span><text:span text:style-name="Default_20_Paragraph_20_Font"><text:span text:style-name="T1">4</text:span></text:span><text:span text:style-name="Default_20_Paragraph_20_Font"><text:span text:style-name="T2"> Et ait Moyses ad omnem catervam filiorum Israël: Iste est sermo quem præcepit Dominus, dicens: </text:span></text:span><text:span text:style-name="Default_20_Paragraph_20_Font"><text:span text:style-name="T1">5</text:span></text:span><text:span text:style-name="Default_20_Paragraph_20_Font"><text:span text:style-name="T2"> Separate apud vos primitias Domino. Omnis voluntarius et prono animo offerat eas Domino: aurum et argentum, et æs, </text:span></text:span><text:span text:style-name="Default_20_Paragraph_20_Font"><text:span text:style-name="T1">6</text:span></text:span><text:span text:style-name="Default_20_Paragraph_20_Font"><text:span text:style-name="T2"> hyacinthum et purpuram, coccumque bis tinctum, et byssum, pilos caprarum, </text:span></text:span><text:span text:style-name="Default_20_Paragraph_20_Font"><text:span text:style-name="T1">7</text:span></text:span><text:span text:style-name="Default_20_Paragraph_20_Font"><text:span text:style-name="T2"> pellesque arietum rubricatas, et janthinas, ligna setim, </text:span></text:span><text:span text:style-name="Default_20_Paragraph_20_Font"><text:span text:style-name="T1">8</text:span></text:span><text:span text:style-name="Default_20_Paragraph_20_Font"><text:span text:style-name="T2"> et oleum ad luminaria concinnanda, et ut conficiatur unguentum, et thymiama suavissimum, </text:span></text:span><text:span text:style-name="Default_20_Paragraph_20_Font"><text:span text:style-name="T1">9</text:span></text:span><text:span text:style-name="Default_20_Paragraph_20_Font"><text:span text:style-name="T2"> lapides onychinos, et gemmas ad ornatum superhumeralis et rationalis. </text:span></text:span><text:span text:style-name="Default_20_Paragraph_20_Font"><text:span text:style-name="T1">10</text:span></text:span><text:span text:style-name="Default_20_Paragraph_20_Font"><text:span text:style-name="T2"> Quisque vestrum sapiens est, veniat, et faciat quod Dominus imperavit: </text:span></text:span><text:span text:style-name="Default_20_Paragraph_20_Font"><text:span text:style-name="T1">11</text:span></text:span><text:span text:style-name="Default_20_Paragraph_20_Font"><text:span text:style-name="T2"> tabernaculum scilicet, et tectum ejus, atque operimentum, annulos, et tabulata cum vectibus, paxillos, et bases: </text:span></text:span><text:span text:style-name="Default_20_Paragraph_20_Font"><text:span text:style-name="T1">12</text:span></text:span><text:span text:style-name="Default_20_Paragraph_20_Font"><text:span text:style-name="T2"> arcam et vectes, propitiatorium, et velum, quod ante illud oppanditur: </text:span></text:span><text:span text:style-name="Default_20_Paragraph_20_Font"><text:span text:style-name="T1">13</text:span></text:span><text:span text:style-name="Default_20_Paragraph_20_Font"><text:span text:style-name="T2"> mensam cum vectibus et vasis, et propositionis panibus: </text:span></text:span><text:span text:style-name="Default_20_Paragraph_20_Font"><text:span text:style-name="T1">14</text:span></text:span><text:span text:style-name="Default_20_Paragraph_20_Font"><text:span text:style-name="T2"> candelabrum ad luminaria sustentanda, vasa illius et lucernas, et oleum ad nutrimenta ignium: </text:span></text:span><text:span text:style-name="Default_20_Paragraph_20_Font"><text:span text:style-name="T1">15</text:span></text:span><text:span text:style-name="Default_20_Paragraph_20_Font"><text:span text:style-name="T2"> altare thymiamatis, et vectes, et oleum unctionis et thymiama ex aromatibus: tentorium ad ostium tabernaculi: </text:span></text:span><text:span text:style-name="Default_20_Paragraph_20_Font"><text:span text:style-name="T1">16</text:span></text:span><text:span text:style-name="Default_20_Paragraph_20_Font"><text:span text:style-name="T2"> altare holocausti, et craticulam ejus æneam cum vectibus et vasis suis: labrum et basim ejus: </text:span></text:span><text:span text:style-name="Default_20_Paragraph_20_Font"><text:span text:style-name="T1">17</text:span></text:span><text:span text:style-name="Default_20_Paragraph_20_Font"><text:span text:style-name="T2"> cortinas atrii cum columnis et basibus, tentorium in foribus vestibuli, </text:span></text:span><text:soft-page-break/><text:span text:style-name="Default_20_Paragraph_20_Font"><text:span text:style-name="T1">18</text:span></text:span><text:span text:style-name="Default_20_Paragraph_20_Font"><text:span text:style-name="T2"> paxillos tabernaculi et atrii cum funiculis suis: </text:span></text:span><text:span text:style-name="Default_20_Paragraph_20_Font"><text:span text:style-name="T1">19</text:span></text:span><text:span text:style-name="Default_20_Paragraph_20_Font"><text:span text:style-name="T2"> vestimenta, quorum usus est in ministerio sanctuarii, vestes Aaron pontificis ac filiorum ejus, ut sacerdotio fungantur mihi. </text:span></text:span><text:span text:style-name="Default_20_Paragraph_20_Font"><text:span text:style-name="T1">20</text:span></text:span><text:span text:style-name="Default_20_Paragraph_20_Font"><text:span text:style-name="T2"> Egressaque omnis multitudo filiorum Israël de conspectu Moysi, </text:span></text:span><text:span text:style-name="Default_20_Paragraph_20_Font"><text:span text:style-name="T1">21</text:span></text:span><text:span text:style-name="Default_20_Paragraph_20_Font"><text:span text:style-name="T2"> obtulerunt mente promptissima atque devota primitias Domino, ad faciendum opus tabernaculi testimonii. Quidquid ad cultum et ad vestes sanctas necessarium erat, </text:span></text:span><text:span text:style-name="Default_20_Paragraph_20_Font"><text:span text:style-name="T1">22</text:span></text:span><text:span text:style-name="Default_20_Paragraph_20_Font"><text:span text:style-name="T2"> viri cum mulieribus præbuerunt, armillas et inaures, annulos et dextralia: omne vas aureum in donaria Domini separatum est. </text:span></text:span><text:span text:style-name="Default_20_Paragraph_20_Font"><text:span text:style-name="T1">23</text:span></text:span><text:span text:style-name="Default_20_Paragraph_20_Font"><text:span text:style-name="T2"> Si quis habebat hyacinthum, et purpuram, coccumque bis tinctum, byssum et pilos caprarum, pelles arietum rubricatas, et janthinas, </text:span></text:span><text:span text:style-name="Default_20_Paragraph_20_Font"><text:span text:style-name="T1">24</text:span></text:span><text:span text:style-name="Default_20_Paragraph_20_Font"><text:span text:style-name="T2"> argenti, ærisque metalla, obtulerunt Domino, lignaque setim in varios usus. </text:span></text:span><text:span text:style-name="Default_20_Paragraph_20_Font"><text:span text:style-name="T1">25</text:span></text:span><text:span text:style-name="Default_20_Paragraph_20_Font"><text:span text:style-name="T2"> Sed et mulieres doctæ, quæ neverant, dederunt hyacinthum, purpuram, et vermiculum, ac byssum, </text:span></text:span><text:span text:style-name="Default_20_Paragraph_20_Font"><text:span text:style-name="T1">26</text:span></text:span><text:span text:style-name="Default_20_Paragraph_20_Font"><text:span text:style-name="T2"> et pilos caprarum, sponte propria cuncta tribuentes. </text:span></text:span><text:span text:style-name="Default_20_Paragraph_20_Font"><text:span text:style-name="T1">27</text:span></text:span><text:span text:style-name="Default_20_Paragraph_20_Font"><text:span text:style-name="T2"> Principes vero obtulerunt lapides onychinos, et gemmas ad superhumerale et rationale, </text:span></text:span><text:span text:style-name="Default_20_Paragraph_20_Font"><text:span text:style-name="T1">28</text:span></text:span><text:span text:style-name="Default_20_Paragraph_20_Font"><text:span text:style-name="T2"> aromataque et oleum ad luminaria concinnanda, et ad præparandum unguentum, ac thymiama odoris suavissimi componendum. </text:span></text:span><text:span text:style-name="Default_20_Paragraph_20_Font"><text:span text:style-name="T1">29</text:span></text:span><text:span text:style-name="Default_20_Paragraph_20_Font"><text:span text:style-name="T2"> Omnes viri et mulieres mente devota obtulerunt donaria, ut fierent opera, quæ jusserat Dominus per manum Moysi. Cuncti filii Israël voluntaria Domino dedicaverunt.</text:span></text:span></text:p>
        <text:p text:style-name="P3"><text:span text:style-name="Default_20_Paragraph_20_Font"><text:span text:style-name="T1">30</text:span></text:span><text:span text:style-name="Default_20_Paragraph_20_Font"><text:span text:style-name="T2"> Dixitque Moyses ad filios Israël: Ecce, vocavit Dominus ex nomine Beseleel filium Uri, filii Hur de tribu Juda, </text:span></text:span><text:span text:style-name="Default_20_Paragraph_20_Font"><text:span text:style-name="T1">31</text:span></text:span><text:span text:style-name="Default_20_Paragraph_20_Font"><text:span text:style-name="T2"> implevitque eum spiritu Dei, sapientia et intelligentia, et scientia et omni doctrina, </text:span></text:span><text:span text:style-name="Default_20_Paragraph_20_Font"><text:span text:style-name="T1">32</text:span></text:span><text:span text:style-name="Default_20_Paragraph_20_Font"><text:span text:style-name="T2"> ad excogitandum, et faciendum opus in auro, et argento, et ære, </text:span></text:span><text:span text:style-name="Default_20_Paragraph_20_Font"><text:span text:style-name="T1">33</text:span></text:span><text:span text:style-name="Default_20_Paragraph_20_Font"><text:span text:style-name="T2"> sculpendisque lapidibus, et opere carpentario, quidquid fabre adinveniri potest, </text:span></text:span><text:span text:style-name="Default_20_Paragraph_20_Font"><text:span text:style-name="T1">34</text:span></text:span><text:span text:style-name="Default_20_Paragraph_20_Font"><text:span text:style-name="T2"> dedit in corde ejus: Ooliab quoque filium Achisamech de tribu Dan: </text:span></text:span><text:span text:style-name="Default_20_Paragraph_20_Font"><text:span text:style-name="T1">35</text:span></text:span><text:span text:style-name="Default_20_Paragraph_20_Font"><text:span text:style-name="T2"> ambos erudivit sapientia, ut faciant opera abietarii, polymitarii, ac plumarii, de hyacintho ac purpura, coccoque bis tincto, et bysso, et texant omnia, ac nova quæque reperiant. </text:span></text:span></text:p>
      </text:section>
      <text:section text:style-name="Sect1" text:name="Sect36">
        <text:p text:style-name="P2">Exodus XXXVI</text:p>
        <text:p text:style-name="P3"><text:span text:style-name="Default_20_Paragraph_20_Font"><text:span text:style-name="T1">1</text:span></text:span><text:span text:style-name="Default_20_Paragraph_20_Font"><text:span text:style-name="T2"> Fecit ergo Beseleel, et Ooliab, et omnis vir sapiens, quibus dedit Dominus sapientiam et intellectum, ut scirent fabre operari quæ in usus sanctuarii necessaria sunt, et quæ præcepit Dominus. </text:span></text:span><text:span text:style-name="Default_20_Paragraph_20_Font"><text:span text:style-name="T1">2</text:span></text:span><text:span text:style-name="Default_20_Paragraph_20_Font"><text:span text:style-name="T2"> Cumque vocasset eos Moyses et omnem eruditum virum, cui dederat Dominus sapientiam, et qui sponte sua obtulerant se ad faciendum opus, </text:span></text:span><text:span text:style-name="Default_20_Paragraph_20_Font"><text:span text:style-name="T1">3</text:span></text:span><text:span text:style-name="Default_20_Paragraph_20_Font"><text:span text:style-name="T2"> tradidit eis universa donaria filiorum Israël. Qui cum instarent operi, quotidie mane vota populus offerebat. </text:span></text:span><text:span text:style-name="Default_20_Paragraph_20_Font"><text:span text:style-name="T1">4</text:span></text:span><text:span text:style-name="Default_20_Paragraph_20_Font"><text:span text:style-name="T2"> Unde artifices venire compulsi, </text:span></text:span><text:span text:style-name="Default_20_Paragraph_20_Font"><text:span text:style-name="T1">5</text:span></text:span><text:span text:style-name="Default_20_Paragraph_20_Font"><text:span text:style-name="T2"> dixerunt Moysi: Plus offert populus quam necessarium est. </text:span></text:span><text:span text:style-name="Default_20_Paragraph_20_Font"><text:span text:style-name="T1">6</text:span></text:span><text:span text:style-name="Default_20_Paragraph_20_Font"><text:span text:style-name="T2"> Jussit ergo Moyses præconis voce cantari: Nec vir, nec mulier quidquam offerat ultra in opere sanctuarii. Sicque cessatum est a muneribus offerendis, </text:span></text:span><text:span text:style-name="Default_20_Paragraph_20_Font"><text:span text:style-name="T1">7</text:span></text:span><text:span text:style-name="Default_20_Paragraph_20_Font"><text:span text:style-name="T2"> eo quod oblata sufficerent et superabundarent.</text:span></text:span></text:p>
        <text:p text:style-name="P3"><text:span text:style-name="Default_20_Paragraph_20_Font"><text:span text:style-name="T1">8</text:span></text:span><text:span text:style-name="Default_20_Paragraph_20_Font"><text:span text:style-name="T2"> Feceruntque omnes corde sapientes ad explendum opus tabernaculi, cortinas decem de bysso retorta, et hyacintho, et purpura, coccoque bis tincto, opere vario, et arte polymita: </text:span></text:span><text:span text:style-name="Default_20_Paragraph_20_Font"><text:span text:style-name="T1">9</text:span></text:span><text:span text:style-name="Default_20_Paragraph_20_Font"><text:span text:style-name="T2"> quarum una habebat in longitudine viginti octo cubitos, et in latitudine </text:span></text:span><text:soft-page-break/><text:span text:style-name="Default_20_Paragraph_20_Font"><text:span text:style-name="T2">quatuor; una mensura erat omnium cortinarum. </text:span></text:span><text:span text:style-name="Default_20_Paragraph_20_Font"><text:span text:style-name="T1">10</text:span></text:span><text:span text:style-name="Default_20_Paragraph_20_Font"><text:span text:style-name="T2"> Conjunxitque cortinas quinque, alteram alteri, et alias quinque sibi invicem copulavit. </text:span></text:span><text:span text:style-name="Default_20_Paragraph_20_Font"><text:span text:style-name="T1">11</text:span></text:span><text:span text:style-name="Default_20_Paragraph_20_Font"><text:span text:style-name="T2"> Fecit et ansas hyacinthinas in ora cortinæ unius ex utroque latere, et in ora cortinæ alterius similiter, </text:span></text:span><text:span text:style-name="Default_20_Paragraph_20_Font"><text:span text:style-name="T1">12</text:span></text:span><text:span text:style-name="Default_20_Paragraph_20_Font"><text:span text:style-name="T2"> ut contra se invicem venirent ansæ, et mutuo jungerentur. </text:span></text:span><text:span text:style-name="Default_20_Paragraph_20_Font"><text:span text:style-name="T1">13</text:span></text:span><text:span text:style-name="Default_20_Paragraph_20_Font"><text:span text:style-name="T2"> Unde et quinquaginta fudit circulos aureos, qui morderent cortinarum ansas, et fieret unum tabernaculum. </text:span></text:span><text:span text:style-name="Default_20_Paragraph_20_Font"><text:span text:style-name="T1">14</text:span></text:span><text:span text:style-name="Default_20_Paragraph_20_Font"><text:span text:style-name="T2"> Fecit et saga undecim de pilis caprarum ad operiendum tectum tabernaculi: </text:span></text:span><text:span text:style-name="Default_20_Paragraph_20_Font"><text:span text:style-name="T1">15</text:span></text:span><text:span text:style-name="Default_20_Paragraph_20_Font"><text:span text:style-name="T2"> unum sagum in longitudine habebat cubitos triginta, et in latitudine cubitos quatuor: unius mensuræ erant omnia saga: </text:span></text:span><text:span text:style-name="Default_20_Paragraph_20_Font"><text:span text:style-name="T1">16</text:span></text:span><text:span text:style-name="Default_20_Paragraph_20_Font"><text:span text:style-name="T2"> quorum quinque junxit seorsum, et sex alia separatim. </text:span></text:span><text:span text:style-name="Default_20_Paragraph_20_Font"><text:span text:style-name="T1">17</text:span></text:span><text:span text:style-name="Default_20_Paragraph_20_Font"><text:span text:style-name="T2"> Fecitque ansas quinquaginta in ora sagi unius, et quinquaginta in ora sagi alterius, ut sibi invicem jungerentur. </text:span></text:span><text:span text:style-name="Default_20_Paragraph_20_Font"><text:span text:style-name="T1">18</text:span></text:span><text:span text:style-name="Default_20_Paragraph_20_Font"><text:span text:style-name="T2"> Et fibulas æneas quinquaginta, quibus necteretur tectum, ut unum pallium ex omnibus sagis fieret. </text:span></text:span><text:span text:style-name="Default_20_Paragraph_20_Font"><text:span text:style-name="T1">19</text:span></text:span><text:span text:style-name="Default_20_Paragraph_20_Font"><text:span text:style-name="T2"> Fecit et opertorium tabernaculi de pellibus arietum rubricatis: aliudque desuper velamentum de pellibus janthinis. </text:span></text:span><text:span text:style-name="Default_20_Paragraph_20_Font"><text:span text:style-name="T1">20</text:span></text:span><text:span text:style-name="Default_20_Paragraph_20_Font"><text:span text:style-name="T2"> Fecit et tabulas tabernaculi de lignis setim stantes. </text:span></text:span><text:span text:style-name="Default_20_Paragraph_20_Font"><text:span text:style-name="T1">21</text:span></text:span><text:span text:style-name="Default_20_Paragraph_20_Font"><text:span text:style-name="T2"> Decem cubitorum erat longitudo tabulæ unius: et unum ac semis cubitum latitudo retinebat. </text:span></text:span><text:span text:style-name="Default_20_Paragraph_20_Font"><text:span text:style-name="T1">22</text:span></text:span><text:span text:style-name="Default_20_Paragraph_20_Font"><text:span text:style-name="T2"> Binæ incastraturæ erant per singulas tabulas, ut altera alteri jungeretur. Sic fecit in omnibus tabernaculi tabulis. </text:span></text:span><text:span text:style-name="Default_20_Paragraph_20_Font"><text:span text:style-name="T1">23</text:span></text:span><text:span text:style-name="Default_20_Paragraph_20_Font"><text:span text:style-name="T2"> E quibus viginti ad plagam meridianam erant contra austrum, </text:span></text:span><text:span text:style-name="Default_20_Paragraph_20_Font"><text:span text:style-name="T1">24</text:span></text:span><text:span text:style-name="Default_20_Paragraph_20_Font"><text:span text:style-name="T2"> cum quadraginta basibus argenteis. Duæ bases sub una tabula ponebantur ex utraque parte angulorum, ubi incastraturæ laterum in angulis terminantur. </text:span></text:span><text:span text:style-name="Default_20_Paragraph_20_Font"><text:span text:style-name="T1">25</text:span></text:span><text:span text:style-name="Default_20_Paragraph_20_Font"><text:span text:style-name="T2"> Ad plagam quoque tabernaculi, quæ respicit ad aquilonem, fecit viginti tabulas, </text:span></text:span><text:span text:style-name="Default_20_Paragraph_20_Font"><text:span text:style-name="T1">26</text:span></text:span><text:span text:style-name="Default_20_Paragraph_20_Font"><text:span text:style-name="T2"> cum quadraginta basibus argenteis, duas bases per singulas tabulas. </text:span></text:span><text:span text:style-name="Default_20_Paragraph_20_Font"><text:span text:style-name="T1">27</text:span></text:span><text:span text:style-name="Default_20_Paragraph_20_Font"><text:span text:style-name="T2"> Contra occidentem vero, id est, ad eam partem tabernaculi quæ mare respicit, fecit sex tabulas, </text:span></text:span><text:span text:style-name="Default_20_Paragraph_20_Font"><text:span text:style-name="T1">28</text:span></text:span><text:span text:style-name="Default_20_Paragraph_20_Font"><text:span text:style-name="T2"> et duas alias per singulos angulos tabernaculi retro: </text:span></text:span><text:span text:style-name="Default_20_Paragraph_20_Font"><text:span text:style-name="T1">29</text:span></text:span><text:span text:style-name="Default_20_Paragraph_20_Font"><text:span text:style-name="T2"> quæ junctæ erant a deorsum usque sursum, et in unam compaginem pariter ferebantur. Ita fecit ex utraque parte per angulos: </text:span></text:span><text:span text:style-name="Default_20_Paragraph_20_Font"><text:span text:style-name="T1">30</text:span></text:span><text:span text:style-name="Default_20_Paragraph_20_Font"><text:span text:style-name="T2"> ut octo essent simul tabulæ, et haberent bases argenteas sedecim, binas scilicet bases sub singulis tabulis. </text:span></text:span><text:span text:style-name="Default_20_Paragraph_20_Font"><text:span text:style-name="T1">31</text:span></text:span><text:span text:style-name="Default_20_Paragraph_20_Font"><text:span text:style-name="T2"> Fecit et vectes de lignis setim, quinque ad continendas tabulas unius lateris tabernaculi, </text:span></text:span><text:span text:style-name="Default_20_Paragraph_20_Font"><text:span text:style-name="T1">32</text:span></text:span><text:span text:style-name="Default_20_Paragraph_20_Font"><text:span text:style-name="T2"> et quinque alios ad alterius lateris coaptandas tabulas: et extra hos, quinque alios vectes ad occidentalem plagam tabernaculi contra mare. </text:span></text:span><text:span text:style-name="Default_20_Paragraph_20_Font"><text:span text:style-name="T1">33</text:span></text:span><text:span text:style-name="Default_20_Paragraph_20_Font"><text:span text:style-name="T2"> Fecit quoque vectem alium, qui per medias tabulas ab angulo usque ad angulum perveniret. </text:span></text:span><text:span text:style-name="Default_20_Paragraph_20_Font"><text:span text:style-name="T1">34</text:span></text:span><text:span text:style-name="Default_20_Paragraph_20_Font"><text:span text:style-name="T2"> Ipsa autem tabulata deauravit, fusis basibus earum argenteis. Et circulos eorum fecit aureos, per quos vectes induci possent: quos et ipsos laminis aureis operuit. </text:span></text:span><text:span text:style-name="Default_20_Paragraph_20_Font"><text:span text:style-name="T1">35</text:span></text:span><text:span text:style-name="Default_20_Paragraph_20_Font"><text:span text:style-name="T2"> Fecit et velum de hyacintho, et purpura, vermiculo, ac bysso retorta, opere polymitario, varium atque distinctum: </text:span></text:span><text:span text:style-name="Default_20_Paragraph_20_Font"><text:span text:style-name="T1">36</text:span></text:span><text:span text:style-name="Default_20_Paragraph_20_Font"><text:span text:style-name="T2"> et quatuor columnas de lignis setim, quas cum capitibus deauravit, fusis basibus earum argenteis. </text:span></text:span><text:span text:style-name="Default_20_Paragraph_20_Font"><text:span text:style-name="T1">37</text:span></text:span><text:span text:style-name="Default_20_Paragraph_20_Font"><text:span text:style-name="T2"> Fecit et tentorium in introitu tabernaculi ex hyacintho, purpura, vermiculo, byssoque retorta, opere plumarii: </text:span></text:span><text:span text:style-name="Default_20_Paragraph_20_Font"><text:span text:style-name="T1">38</text:span></text:span><text:span text:style-name="Default_20_Paragraph_20_Font"><text:span text:style-name="T2"> et columnas quinque cum capitibus suis, quas operuit auro, basesque earum fudit æneas. </text:span></text:span></text:p>
      </text:section>
      <text:section text:style-name="Sect1" text:name="Sect37">
        <text:p text:style-name="P2">Exodus XXXVII</text:p>
        <text:p text:style-name="P3"><text:span text:style-name="Default_20_Paragraph_20_Font"><text:span text:style-name="T1">1</text:span></text:span><text:span text:style-name="Default_20_Paragraph_20_Font"><text:span text:style-name="T2"> Fecit autem Beseleel et arcam de lignis setim, habentem duos semis cubitos in longitudine, et cubitum ac semissem in latitudine, altitudo quoque unius cubiti fuit et dimidii: vestivitque eam auro purissimo intus ac foris. </text:span></text:span><text:span text:style-name="Default_20_Paragraph_20_Font"><text:span text:style-name="T1">2</text:span></text:span><text:span text:style-name="Default_20_Paragraph_20_Font"><text:span text:style-name="T2"> Et fecit illi coronam auream per gyrum, </text:span></text:span><text:span text:style-name="Default_20_Paragraph_20_Font"><text:span text:style-name="T1">3</text:span></text:span><text:span text:style-name="Default_20_Paragraph_20_Font"><text:span text:style-name="T2"> conflans quatuor annulos aureos per quatuor angulos ejus: duos annulos in latere uno, et duos in altero. </text:span></text:span><text:span text:style-name="Default_20_Paragraph_20_Font"><text:span text:style-name="T1">4</text:span></text:span><text:span text:style-name="Default_20_Paragraph_20_Font"><text:span text:style-name="T2"> Vectes quoque </text:span></text:span><text:soft-page-break/><text:span text:style-name="Default_20_Paragraph_20_Font"><text:span text:style-name="T2">fecit de lignis setim, quos vestivit auro, </text:span></text:span><text:span text:style-name="Default_20_Paragraph_20_Font"><text:span text:style-name="T1">5</text:span></text:span><text:span text:style-name="Default_20_Paragraph_20_Font"><text:span text:style-name="T2"> et quos misit in annulos, qui erant in lateribus arcæ ad portandum eam. </text:span></text:span><text:span text:style-name="Default_20_Paragraph_20_Font"><text:span text:style-name="T1">6</text:span></text:span><text:span text:style-name="Default_20_Paragraph_20_Font"><text:span text:style-name="T2"> Fecit et propitiatorium, id est, oraculum, de auro mundissimo, duorum cubitorum et dimidii in longitudine, et cubiti ac semis in latitudine. </text:span></text:span><text:span text:style-name="Default_20_Paragraph_20_Font"><text:span text:style-name="T1">7</text:span></text:span><text:span text:style-name="Default_20_Paragraph_20_Font"><text:span text:style-name="T2"> Duos etiam cherubim ex auro ductili, quos posuit ex utraque parte propitiatorii: </text:span></text:span><text:span text:style-name="Default_20_Paragraph_20_Font"><text:span text:style-name="T1">8</text:span></text:span><text:span text:style-name="Default_20_Paragraph_20_Font"><text:span text:style-name="T2"> cherub unum in summitate unius partis, et cherub alterum in summitate partis alterius: duos cherubim in singulis summitatibus propitiatorii, </text:span></text:span><text:span text:style-name="Default_20_Paragraph_20_Font"><text:span text:style-name="T1">9</text:span></text:span><text:span text:style-name="Default_20_Paragraph_20_Font"><text:span text:style-name="T2"> extendentes alas, et tegentes propitiatorium, seque mutuo et illud respicientes.</text:span></text:span></text:p>
        <text:p text:style-name="P3"><text:span text:style-name="Default_20_Paragraph_20_Font"><text:span text:style-name="T1">10</text:span></text:span><text:span text:style-name="Default_20_Paragraph_20_Font"><text:span text:style-name="T2"> Fecit et mensam de lignis setim in longitudine duorum cubitorum, et in latitudine unius cubiti, quæ habebat in altitudine cubitum ac semissem. </text:span></text:span><text:span text:style-name="Default_20_Paragraph_20_Font"><text:span text:style-name="T1">11</text:span></text:span><text:span text:style-name="Default_20_Paragraph_20_Font"><text:span text:style-name="T2"> Circumdeditque eam auro mundissimo, et fecit illi labium aureum per gyrum, </text:span></text:span><text:span text:style-name="Default_20_Paragraph_20_Font"><text:span text:style-name="T1">12</text:span></text:span><text:span text:style-name="Default_20_Paragraph_20_Font"><text:span text:style-name="T2"> ipsique labio coronam auream interrasilem quatuor digitorum, et super eamdem, alteram coronam auream. </text:span></text:span><text:span text:style-name="Default_20_Paragraph_20_Font"><text:span text:style-name="T1">13</text:span></text:span><text:span text:style-name="Default_20_Paragraph_20_Font"><text:span text:style-name="T2"> Fudit et quatuor circulos aureos, quos posuit in quatuor angulis per singulos pedes mensæ </text:span></text:span><text:span text:style-name="Default_20_Paragraph_20_Font"><text:span text:style-name="T1">14</text:span></text:span><text:span text:style-name="Default_20_Paragraph_20_Font"><text:span text:style-name="T2"> contra coronam: misitque in eos vectes, ut possit mensa portari. </text:span></text:span><text:span text:style-name="Default_20_Paragraph_20_Font"><text:span text:style-name="T1">15</text:span></text:span><text:span text:style-name="Default_20_Paragraph_20_Font"><text:span text:style-name="T2"> Ipsos quoque vectes fecit de lignis setim, et circumdedit eos auro. </text:span></text:span><text:span text:style-name="Default_20_Paragraph_20_Font"><text:span text:style-name="T1">16</text:span></text:span><text:span text:style-name="Default_20_Paragraph_20_Font"><text:span text:style-name="T2"> Et vasa ad diversos usus mensæ, acetabula, phialas, et cyathos, et thuribula, ex auro puro, in quibus offerenda sunt libamina.</text:span></text:span></text:p>
        <text:p text:style-name="P3"><text:span text:style-name="Default_20_Paragraph_20_Font"><text:span text:style-name="T1">17</text:span></text:span><text:span text:style-name="Default_20_Paragraph_20_Font"><text:span text:style-name="T2"> Fecit et candelabrum ductile de auro mundissimo, de cujus vecte calami, scyphi, sphærulæque, ac lilia procedebant: </text:span></text:span><text:span text:style-name="Default_20_Paragraph_20_Font"><text:span text:style-name="T1">18</text:span></text:span><text:span text:style-name="Default_20_Paragraph_20_Font"><text:span text:style-name="T2"> sex in utroque latere, tres calami ex parte una, et tres ex altera: </text:span></text:span><text:span text:style-name="Default_20_Paragraph_20_Font"><text:span text:style-name="T1">19</text:span></text:span><text:span text:style-name="Default_20_Paragraph_20_Font"><text:span text:style-name="T2"> tres scyphi in nucis modum per calamos singulos, sphærulæque simul et lilia: et tres scyphi instar nucis in calamo altero, sphærulæque simul et lilia. Æquum erat opus sex calamorum, qui procedebant de stipite candelabri. </text:span></text:span><text:span text:style-name="Default_20_Paragraph_20_Font"><text:span text:style-name="T1">20</text:span></text:span><text:span text:style-name="Default_20_Paragraph_20_Font"><text:span text:style-name="T2"> In ipso autem vecte erant quatuor scyphi in nucis modum, sphærulæque per singulos simul et lilia: </text:span></text:span><text:span text:style-name="Default_20_Paragraph_20_Font"><text:span text:style-name="T1">21</text:span></text:span><text:span text:style-name="Default_20_Paragraph_20_Font"><text:span text:style-name="T2"> et sphærulæ sub duobus calamis per loca tria, qui simul sex fiunt calami procedentes de vecte uno. </text:span></text:span><text:span text:style-name="Default_20_Paragraph_20_Font"><text:span text:style-name="T1">22</text:span></text:span><text:span text:style-name="Default_20_Paragraph_20_Font"><text:span text:style-name="T2"> Et sphærulæ igitur, et calami ex ipso erant, universa ductilia ex auro purissimo. </text:span></text:span><text:span text:style-name="Default_20_Paragraph_20_Font"><text:span text:style-name="T1">23</text:span></text:span><text:span text:style-name="Default_20_Paragraph_20_Font"><text:span text:style-name="T2"> Fecit et lucernas septem cum emunctoriis suis, et vasa ubi ea, quæ emuncta sunt, extinguantur, de auro mundissimo. </text:span></text:span><text:span text:style-name="Default_20_Paragraph_20_Font"><text:span text:style-name="T1">24</text:span></text:span><text:span text:style-name="Default_20_Paragraph_20_Font"><text:span text:style-name="T2"> Talentum auri appendebat candelabrum cum omnibus vasis suis.</text:span></text:span></text:p>
        <text:p text:style-name="P3"><text:span text:style-name="Default_20_Paragraph_20_Font"><text:span text:style-name="T1">25</text:span></text:span><text:span text:style-name="Default_20_Paragraph_20_Font"><text:span text:style-name="T2"> Fecit et altare thymiamatis de lignis setim, per quadrum singulos habens cubitos, et in altitudine duos: e cujus angulis procedebant cornua. </text:span></text:span><text:span text:style-name="Default_20_Paragraph_20_Font"><text:span text:style-name="T1">26</text:span></text:span><text:span text:style-name="Default_20_Paragraph_20_Font"><text:span text:style-name="T2"> Vestivitque illud auro purissimo cum craticula ac parietibus et cornibus. </text:span></text:span><text:span text:style-name="Default_20_Paragraph_20_Font"><text:span text:style-name="T1">27</text:span></text:span><text:span text:style-name="Default_20_Paragraph_20_Font"><text:span text:style-name="T2"> Fecitque ei coronam aureolam per gyrum, et duos annulos aureos sub corona per singula latera, ut mittantur in eos vectes, et possit altare portari. </text:span></text:span><text:span text:style-name="Default_20_Paragraph_20_Font"><text:span text:style-name="T1">28</text:span></text:span><text:span text:style-name="Default_20_Paragraph_20_Font"><text:span text:style-name="T2"> Ipsos autem vectes fecit de lignis setim, et operuit laminis aureis. </text:span></text:span><text:span text:style-name="Default_20_Paragraph_20_Font"><text:span text:style-name="T1">29</text:span></text:span><text:span text:style-name="Default_20_Paragraph_20_Font"><text:span text:style-name="T2"> Composuit et oleum ad sanctificationis unguentum, et thymiama de aromatibus mundissimis opere pigmentarii. </text:span></text:span></text:p>
      </text:section>
      <text:section text:style-name="Sect1" text:name="Sect38">
        <text:p text:style-name="P2"><text:soft-page-break/>Exodus XXXVIII</text:p>
        <text:p text:style-name="P3"><text:span text:style-name="Default_20_Paragraph_20_Font"><text:span text:style-name="T1">1</text:span></text:span><text:span text:style-name="Default_20_Paragraph_20_Font"><text:span text:style-name="T2"> Fecit et altare holocausti de lignis setim, quinque cubitorum per quadrum, et trium in altitudine: </text:span></text:span><text:span text:style-name="Default_20_Paragraph_20_Font"><text:span text:style-name="T1">2</text:span></text:span><text:span text:style-name="Default_20_Paragraph_20_Font"><text:span text:style-name="T2"> cujus cornua de angulis procedebant, operuitque illum laminis æneis. </text:span></text:span><text:span text:style-name="Default_20_Paragraph_20_Font"><text:span text:style-name="T1">3</text:span></text:span><text:span text:style-name="Default_20_Paragraph_20_Font"><text:span text:style-name="T2"> Et in usus ejus paravit ex ære vasa diversa, lebetes, forcipes, fuscinulas, uncinos, et ignium receptacula. </text:span></text:span><text:span text:style-name="Default_20_Paragraph_20_Font"><text:span text:style-name="T1">4</text:span></text:span><text:span text:style-name="Default_20_Paragraph_20_Font"><text:span text:style-name="T2"> Craticulamque ejus in modum retis fecit æneam, et subter eam in altaris medio arulam, </text:span></text:span><text:span text:style-name="Default_20_Paragraph_20_Font"><text:span text:style-name="T1">5</text:span></text:span><text:span text:style-name="Default_20_Paragraph_20_Font"><text:span text:style-name="T2"> fusis quatuor annulis per totidem retiaculi summitates, ad immittendos vectes ad portandum: </text:span></text:span><text:span text:style-name="Default_20_Paragraph_20_Font"><text:span text:style-name="T1">6</text:span></text:span><text:span text:style-name="Default_20_Paragraph_20_Font"><text:span text:style-name="T2"> quos et ipsos fecit de lignis setim, et operuit laminis æneis: </text:span></text:span><text:span text:style-name="Default_20_Paragraph_20_Font"><text:span text:style-name="T1">7</text:span></text:span><text:span text:style-name="Default_20_Paragraph_20_Font"><text:span text:style-name="T2"> induxitque in circulos, qui in lateribus altaris eminebant. Ipsum autem altare non erat solidum, sed cavum ex tabulis, et intus vacuum.</text:span></text:span></text:p>
        <text:p text:style-name="P3"><text:span text:style-name="Default_20_Paragraph_20_Font"><text:span text:style-name="T1">8</text:span></text:span><text:span text:style-name="Default_20_Paragraph_20_Font"><text:span text:style-name="T2"> Fecit et labrum æneum cum basi sua de speculis mulierum, quæ excubabant in ostio tabernaculi. </text:span></text:span><text:span text:style-name="Default_20_Paragraph_20_Font"><text:span text:style-name="T1">9</text:span></text:span><text:span text:style-name="Default_20_Paragraph_20_Font"><text:span text:style-name="T2"> Fecit et atrium, in cujus australi plaga erant tentoria de bysso retorta, cubitorum centum, </text:span></text:span><text:span text:style-name="Default_20_Paragraph_20_Font"><text:span text:style-name="T1">10</text:span></text:span><text:span text:style-name="Default_20_Paragraph_20_Font"><text:span text:style-name="T2"> columnæ æneæ viginti cum basibus suis, capita columnarum, et tota operis cælatura, argentea. </text:span></text:span><text:span text:style-name="Default_20_Paragraph_20_Font"><text:span text:style-name="T1">11</text:span></text:span><text:span text:style-name="Default_20_Paragraph_20_Font"><text:span text:style-name="T2"> Æque ad septentrionalem plagam tentoria columnæ, basesque et capita columnarum ejusdem mensuræ, et operis ac metalli, erant. </text:span></text:span><text:span text:style-name="Default_20_Paragraph_20_Font"><text:span text:style-name="T1">12</text:span></text:span><text:span text:style-name="Default_20_Paragraph_20_Font"><text:span text:style-name="T2"> In ea vero plaga, quæ ad occidentem respicit, fuerunt tentoria cubitorum quinquaginta, columnæ decem cum basibus suis æneæ, et capita columnarum, et tota operis cælatura, argentea. </text:span></text:span><text:span text:style-name="Default_20_Paragraph_20_Font"><text:span text:style-name="T1">13</text:span></text:span><text:span text:style-name="Default_20_Paragraph_20_Font"><text:span text:style-name="T2"> Porro contra orientem quinquaginta cubitorum paravit tentoria: </text:span></text:span><text:span text:style-name="Default_20_Paragraph_20_Font"><text:span text:style-name="T1">14</text:span></text:span><text:span text:style-name="Default_20_Paragraph_20_Font"><text:span text:style-name="T2"> e quibus, quindecim cubitos columnarum trium, cum basibus suis, unum tenebat latus: </text:span></text:span><text:span text:style-name="Default_20_Paragraph_20_Font"><text:span text:style-name="T1">15</text:span></text:span><text:span text:style-name="Default_20_Paragraph_20_Font"><text:span text:style-name="T2"> et in parte altera (quia inter utraque introitum tabernaculi fecit) quindecim æque cubitorum erant tentoria, columnæque tres, et bases totidem. </text:span></text:span><text:span text:style-name="Default_20_Paragraph_20_Font"><text:span text:style-name="T1">16</text:span></text:span><text:span text:style-name="Default_20_Paragraph_20_Font"><text:span text:style-name="T2"> Cuncta atrii tentoria byssus retorta texuerat. </text:span></text:span><text:span text:style-name="Default_20_Paragraph_20_Font"><text:span text:style-name="T1">17</text:span></text:span><text:span text:style-name="Default_20_Paragraph_20_Font"><text:span text:style-name="T2"> Bases columnarum fuere æneæ, capita autem earum cum cunctis cælaturis suis argentea: sed et ipsas columnas atrii vestivit argento. </text:span></text:span><text:span text:style-name="Default_20_Paragraph_20_Font"><text:span text:style-name="T1">18</text:span></text:span><text:span text:style-name="Default_20_Paragraph_20_Font"><text:span text:style-name="T2"> Et in introitu ejus opere plumario fecit tentorium ex hyacintho, purpura, vermiculo, ac bysso retorta, quod habebat viginti cubitos in longitudine, altitudo vero quinque cubitorum erat juxta mensuram, quam cuncta atrii tentoria habebant. </text:span></text:span><text:span text:style-name="Default_20_Paragraph_20_Font"><text:span text:style-name="T1">19</text:span></text:span><text:span text:style-name="Default_20_Paragraph_20_Font"><text:span text:style-name="T2"> Columnæ autem in ingressu fuere quatuor cum basibus æneis, capitaque earum et cælaturæ argenteæ. </text:span></text:span><text:span text:style-name="Default_20_Paragraph_20_Font"><text:span text:style-name="T1">20</text:span></text:span><text:span text:style-name="Default_20_Paragraph_20_Font"><text:span text:style-name="T2"> Paxillos quoque tabernaculi et atrii per gyrum fecit æneos.</text:span></text:span></text:p>
        <text:p text:style-name="P3"><text:span text:style-name="Default_20_Paragraph_20_Font"><text:span text:style-name="T1">21</text:span></text:span><text:span text:style-name="Default_20_Paragraph_20_Font"><text:span text:style-name="T2"> Hæc sunt instrumenta tabernaculi testimonii, quæ enumerata sunt juxta præceptum Moysi in cæremoniis Levitarum per manum Ithamar filii Aaron sacerdotis: </text:span></text:span><text:span text:style-name="Default_20_Paragraph_20_Font"><text:span text:style-name="T1">22</text:span></text:span><text:span text:style-name="Default_20_Paragraph_20_Font"><text:span text:style-name="T2"> quæ Beseleel filius Uri filii Hur de tribu Juda, Domino per Moysen jubente, compleverat, </text:span></text:span><text:span text:style-name="Default_20_Paragraph_20_Font"><text:span text:style-name="T1">23</text:span></text:span><text:span text:style-name="Default_20_Paragraph_20_Font"><text:span text:style-name="T2"> juncto sibi socio Ooliab filio Achisamech de tribu Dan: qui et ipse artifex lignorum egregius fuit, et polymitarius atque plumarius ex hyacintho, purpura, vermiculo et bysso. </text:span></text:span><text:span text:style-name="Default_20_Paragraph_20_Font"><text:span text:style-name="T1">24</text:span></text:span><text:span text:style-name="Default_20_Paragraph_20_Font"><text:span text:style-name="T2"> Omne aurum quod expensum est in opere sanctuarii, et quod oblatum est in donariis, viginti novem talentorum fuit, et septingentorum triginta siclorum ad mensuram sanctuarii. </text:span></text:span><text:span text:style-name="Default_20_Paragraph_20_Font"><text:span text:style-name="T1">25</text:span></text:span><text:span text:style-name="Default_20_Paragraph_20_Font"><text:span text:style-name="T2"> Oblatum est autem ab his qui transierunt ad numerum a viginti annis et supra, de sexcentis tribus millibus et quingentis quinquaginta armatorum. </text:span></text:span><text:span text:style-name="Default_20_Paragraph_20_Font"><text:span text:style-name="T1">26</text:span></text:span><text:span text:style-name="Default_20_Paragraph_20_Font"><text:span text:style-name="T2"> Fuerunt præterea centum talenta argenti e quibus conflatæ sunt bases sanctuarii, et introitus, ubi velum pendet. </text:span></text:span><text:span text:style-name="Default_20_Paragraph_20_Font"><text:span text:style-name="T1">27</text:span></text:span><text:span text:style-name="Default_20_Paragraph_20_Font"><text:span text:style-name="T2"> Centum </text:span></text:span><text:soft-page-break/><text:span text:style-name="Default_20_Paragraph_20_Font"><text:span text:style-name="T2">bases factæ sunt de talentis centum, singulis talentis per bases singulas supputatis. </text:span></text:span><text:span text:style-name="Default_20_Paragraph_20_Font"><text:span text:style-name="T1">28</text:span></text:span><text:span text:style-name="Default_20_Paragraph_20_Font"><text:span text:style-name="T2"> De mille autem septingentis et septuaginta quinque, fecit capita columnarum, quas et ipsas vestivit argento. </text:span></text:span><text:span text:style-name="Default_20_Paragraph_20_Font"><text:span text:style-name="T1">29</text:span></text:span><text:span text:style-name="Default_20_Paragraph_20_Font"><text:span text:style-name="T2"> Æris quoque oblata sunt talenta septuaginta duo millia, et quadringenti supra sicli, </text:span></text:span><text:span text:style-name="Default_20_Paragraph_20_Font"><text:span text:style-name="T1">30</text:span></text:span><text:span text:style-name="Default_20_Paragraph_20_Font"><text:span text:style-name="T2"> ex quibus fusæ sunt bases in introitu tabernaculi testimonii, et altare æneum cum craticula sua, omniaque vasa quæ ad usum ejus pertinent, </text:span></text:span><text:span text:style-name="Default_20_Paragraph_20_Font"><text:span text:style-name="T1">31</text:span></text:span><text:span text:style-name="Default_20_Paragraph_20_Font"><text:span text:style-name="T2"> et bases atrii tam in circuitu quam in ingressu ejus, et paxilli tabernaculi atque atrii per gyrum. </text:span></text:span></text:p>
      </text:section>
      <text:section text:style-name="Sect1" text:name="Sect39">
        <text:p text:style-name="P2">Exodus XXXIX</text:p>
        <text:p text:style-name="P3"><text:span text:style-name="Default_20_Paragraph_20_Font"><text:span text:style-name="T1">1</text:span></text:span><text:span text:style-name="Default_20_Paragraph_20_Font"><text:span text:style-name="T2"> De hyacintho vero et purpura, vermiculo ac bysso, fecit vestes, quibus indueretur Aaron quando ministrabat in sanctis, sicut præcepit Dominus Moysi. </text:span></text:span><text:span text:style-name="Default_20_Paragraph_20_Font"><text:span text:style-name="T1">2</text:span></text:span><text:span text:style-name="Default_20_Paragraph_20_Font"><text:span text:style-name="T2"> Fecit igitur superhumerale de auro, hyacintho, et purpura, coccoque bis tincto, et bysso retorta, </text:span></text:span><text:span text:style-name="Default_20_Paragraph_20_Font"><text:span text:style-name="T1">3</text:span></text:span><text:span text:style-name="Default_20_Paragraph_20_Font"><text:span text:style-name="T2"> opere polymitario: inciditque bracteas aureas, et extenuavit in fila, ut possent torqueri cum priorum colorum subtegmine, </text:span></text:span><text:span text:style-name="Default_20_Paragraph_20_Font"><text:span text:style-name="T1">4</text:span></text:span><text:span text:style-name="Default_20_Paragraph_20_Font"><text:span text:style-name="T2"> duasque oras sibi invicem copulatas in utroque latere summitatum, </text:span></text:span><text:span text:style-name="Default_20_Paragraph_20_Font"><text:span text:style-name="T1">5</text:span></text:span><text:span text:style-name="Default_20_Paragraph_20_Font"><text:span text:style-name="T2"> et balteum ex eisdem coloribus, sicut præceperat Dominus Moysi. </text:span></text:span><text:span text:style-name="Default_20_Paragraph_20_Font"><text:span text:style-name="T1">6</text:span></text:span><text:span text:style-name="Default_20_Paragraph_20_Font"><text:span text:style-name="T2"> Paravit et duos lapides onychinos, astrictos et inclusos auro, et sculptos arte gemmaria nominibus filiorum Israël: </text:span></text:span><text:span text:style-name="Default_20_Paragraph_20_Font"><text:span text:style-name="T1">7</text:span></text:span><text:span text:style-name="Default_20_Paragraph_20_Font"><text:span text:style-name="T2"> posuitque eos in lateribus superhumeralis in monimentum filiorum Israël, sicut præceperat Dominus Moysi. </text:span></text:span><text:span text:style-name="Default_20_Paragraph_20_Font"><text:span text:style-name="T1">8</text:span></text:span><text:span text:style-name="Default_20_Paragraph_20_Font"><text:span text:style-name="T2"> Fecit et rationale opere polymito juxta opus superhumeralis, ex auro, hyacintho, purpura, coccoque bis tincto, et bysso retorta: </text:span></text:span><text:span text:style-name="Default_20_Paragraph_20_Font"><text:span text:style-name="T1">9</text:span></text:span><text:span text:style-name="Default_20_Paragraph_20_Font"><text:span text:style-name="T2"> quadrangulum, duplex, mensuræ palmi. </text:span></text:span><text:span text:style-name="Default_20_Paragraph_20_Font"><text:span text:style-name="T1">10</text:span></text:span><text:span text:style-name="Default_20_Paragraph_20_Font"><text:span text:style-name="T2"> Et posuit in eo gemmarum ordines quatuor. In primo versu erat sardius, topazius, smaragdus. </text:span></text:span><text:span text:style-name="Default_20_Paragraph_20_Font"><text:span text:style-name="T1">11</text:span></text:span><text:span text:style-name="Default_20_Paragraph_20_Font"><text:span text:style-name="T2"> In secundo, carbunculus, sapphirus, et jaspis. </text:span></text:span><text:span text:style-name="Default_20_Paragraph_20_Font"><text:span text:style-name="T1">12</text:span></text:span><text:span text:style-name="Default_20_Paragraph_20_Font"><text:span text:style-name="T2"> In tertio, ligurius, achates, et amethystus. </text:span></text:span><text:span text:style-name="Default_20_Paragraph_20_Font"><text:span text:style-name="T1">13</text:span></text:span><text:span text:style-name="Default_20_Paragraph_20_Font"><text:span text:style-name="T2"> In quarto, chrysolithus, onychinus, et beryllus, circumdati et inclusi auro per ordines suos. </text:span></text:span><text:span text:style-name="Default_20_Paragraph_20_Font"><text:span text:style-name="T1">14</text:span></text:span><text:span text:style-name="Default_20_Paragraph_20_Font"><text:span text:style-name="T2"> Ipsique lapides duodecim sculpti erant nominibus duodecim tribuum Israël, singuli per nomina singulorum. </text:span></text:span><text:span text:style-name="Default_20_Paragraph_20_Font"><text:span text:style-name="T1">15</text:span></text:span><text:span text:style-name="Default_20_Paragraph_20_Font"><text:span text:style-name="T2"> Fecerunt in rationali et catenulas sibi invicem cohærentes, de auro purissimo: </text:span></text:span><text:span text:style-name="Default_20_Paragraph_20_Font"><text:span text:style-name="T1">16</text:span></text:span><text:span text:style-name="Default_20_Paragraph_20_Font"><text:span text:style-name="T2"> et duos uncinos, totidemque annulos aureos. Porro annulos posuerunt in utroque latere rationalis, </text:span></text:span><text:span text:style-name="Default_20_Paragraph_20_Font"><text:span text:style-name="T1">17</text:span></text:span><text:span text:style-name="Default_20_Paragraph_20_Font"><text:span text:style-name="T2"> e quibus penderent duæ catenæ aureæ, quas inseruerunt uncinis, qui in superhumeralis angulis eminebant. </text:span></text:span><text:span text:style-name="Default_20_Paragraph_20_Font"><text:span text:style-name="T1">18</text:span></text:span><text:span text:style-name="Default_20_Paragraph_20_Font"><text:span text:style-name="T2"> Hæc et ante et retro ita conveniebant sibi, ut superhumerale et rationale mutuo necterentur, </text:span></text:span><text:span text:style-name="Default_20_Paragraph_20_Font"><text:span text:style-name="T1">19</text:span></text:span><text:span text:style-name="Default_20_Paragraph_20_Font"><text:span text:style-name="T2"> stricta ad balteum et annulis fortius copulata, quos jungebat vitta hyacinthina, ne laxa fluerent, et a se invicem moverentur, sicut præcepit Dominus Moysi. </text:span></text:span><text:span text:style-name="Default_20_Paragraph_20_Font"><text:span text:style-name="T1">20</text:span></text:span><text:span text:style-name="Default_20_Paragraph_20_Font"><text:span text:style-name="T2"> Feceruntque quoque tunicam superhumeralis totam hyacinthinam, </text:span></text:span><text:span text:style-name="Default_20_Paragraph_20_Font"><text:span text:style-name="T1">21</text:span></text:span><text:span text:style-name="Default_20_Paragraph_20_Font"><text:span text:style-name="T2"> et capitium in superiori parte contra medium, oramque per gyrum capitii textilem: </text:span></text:span><text:span text:style-name="Default_20_Paragraph_20_Font"><text:span text:style-name="T1">22</text:span></text:span><text:span text:style-name="Default_20_Paragraph_20_Font"><text:span text:style-name="T2"> deorsum autem ad pedes mala punica ex hyacintho, purpura, vermiculo, ac bysso retorta: </text:span></text:span><text:span text:style-name="Default_20_Paragraph_20_Font"><text:span text:style-name="T1">23</text:span></text:span><text:span text:style-name="Default_20_Paragraph_20_Font"><text:span text:style-name="T2"> et tintinnabula de auro purissimo, quæ posuerunt inter malogranata, in extrema parte tunicæ per gyrum: </text:span></text:span><text:span text:style-name="Default_20_Paragraph_20_Font"><text:span text:style-name="T1">24</text:span></text:span><text:span text:style-name="Default_20_Paragraph_20_Font"><text:span text:style-name="T2"> tintinnabulum autem aureum, et malum punicum, quibus ornatus incedebat pontifex quando ministerio fungebatur, sicut præceperat Dominus Moysi. </text:span></text:span><text:span text:style-name="Default_20_Paragraph_20_Font"><text:span text:style-name="T1">25</text:span></text:span><text:span text:style-name="Default_20_Paragraph_20_Font"><text:span text:style-name="T2"> Fecerunt et tunicas byssinas opere textili Aaron et filiis ejus: </text:span></text:span><text:span text:style-name="Default_20_Paragraph_20_Font"><text:span text:style-name="T1">26</text:span></text:span><text:span text:style-name="Default_20_Paragraph_20_Font"><text:span text:style-name="T2"> et mitras cum coronulis suis ex bysso: </text:span></text:span><text:span text:style-name="Default_20_Paragraph_20_Font"><text:span text:style-name="T1">27</text:span></text:span><text:span text:style-name="Default_20_Paragraph_20_Font"><text:span text:style-name="T2"> feminalia quoque linea, byssina: </text:span></text:span><text:span text:style-name="Default_20_Paragraph_20_Font"><text:span text:style-name="T1">28</text:span></text:span><text:span text:style-name="Default_20_Paragraph_20_Font"><text:span text:style-name="T2"> cingulum vero de bysso retorta, hyacintho, purpura, ac vermiculo bis tincto, arte plumaria, sicut præceperat Dominus Moysi. </text:span></text:span><text:span text:style-name="Default_20_Paragraph_20_Font"><text:span text:style-name="T1">29</text:span></text:span><text:span text:style-name="Default_20_Paragraph_20_Font"><text:span text:style-name="T2"> Fecerunt et laminam sacræ venerationis de auro </text:span></text:span><text:soft-page-break/><text:span text:style-name="Default_20_Paragraph_20_Font"><text:span text:style-name="T2">purissimo, scripseruntque in ea opere gemmario, Sanctum Domini: </text:span></text:span><text:span text:style-name="Default_20_Paragraph_20_Font"><text:span text:style-name="T1">30</text:span></text:span><text:span text:style-name="Default_20_Paragraph_20_Font"><text:span text:style-name="T2"> et strinxerunt eam cum mitra vitta hyacinthina, sicut præceperat Dominus Moysi.</text:span></text:span></text:p>
        <text:p text:style-name="P3"><text:span text:style-name="Default_20_Paragraph_20_Font"><text:span text:style-name="T1">31</text:span></text:span><text:span text:style-name="Default_20_Paragraph_20_Font"><text:span text:style-name="T2"> Perfectum est igitur omne opus tabernaculi et tecti testimonii: feceruntque filii Israël cuncta quæ præceperat Dominus Moysi. </text:span></text:span><text:span text:style-name="Default_20_Paragraph_20_Font"><text:span text:style-name="T1">32</text:span></text:span><text:span text:style-name="Default_20_Paragraph_20_Font"><text:span text:style-name="T2"> Et obtulerunt tabernaculum et tectum et universam supellectilem, annulos, tabulas, vectes, columnas ac bases, </text:span></text:span><text:span text:style-name="Default_20_Paragraph_20_Font"><text:span text:style-name="T1">33</text:span></text:span><text:span text:style-name="Default_20_Paragraph_20_Font"><text:span text:style-name="T2"> opertorium de pellibus arietum rubricatis, et aliud operimentum de janthinis pellibus, </text:span></text:span><text:span text:style-name="Default_20_Paragraph_20_Font"><text:span text:style-name="T1">34</text:span></text:span><text:span text:style-name="Default_20_Paragraph_20_Font"><text:span text:style-name="T2"> velum; arcam, vectes, propitiatorium, </text:span></text:span><text:span text:style-name="Default_20_Paragraph_20_Font"><text:span text:style-name="T1">35</text:span></text:span><text:span text:style-name="Default_20_Paragraph_20_Font"><text:span text:style-name="T2"> mensam cum vasis suis et propositionis panibus; </text:span></text:span><text:span text:style-name="Default_20_Paragraph_20_Font"><text:span text:style-name="T1">36</text:span></text:span><text:span text:style-name="Default_20_Paragraph_20_Font"><text:span text:style-name="T2"> candelabrum, lucernas, et utensilia earum cum oleo; </text:span></text:span><text:span text:style-name="Default_20_Paragraph_20_Font"><text:span text:style-name="T1">37</text:span></text:span><text:span text:style-name="Default_20_Paragraph_20_Font"><text:span text:style-name="T2"> altare aureum, et unguentum, et thymiama ex aromatibus, </text:span></text:span><text:span text:style-name="Default_20_Paragraph_20_Font"><text:span text:style-name="T1">38</text:span></text:span><text:span text:style-name="Default_20_Paragraph_20_Font"><text:span text:style-name="T2"> et tentorium in introitu tabernaculi; </text:span></text:span><text:span text:style-name="Default_20_Paragraph_20_Font"><text:span text:style-name="T1">39</text:span></text:span><text:span text:style-name="Default_20_Paragraph_20_Font"><text:span text:style-name="T2"> altare æneum, retiaculum, vectes, et vasa ejus omnia; labrum cum basi sua; tentoria atrii, et columnas cum basibus suis; </text:span></text:span><text:span text:style-name="Default_20_Paragraph_20_Font"><text:span text:style-name="T1">40</text:span></text:span><text:span text:style-name="Default_20_Paragraph_20_Font"><text:span text:style-name="T2"> tentorium in introitu atrii, funiculosque illius et paxillos. Nihil ex vasis defuit, quæ in ministerium tabernaculi, et in tectum fœderis jussa sunt fieri. </text:span></text:span><text:span text:style-name="Default_20_Paragraph_20_Font"><text:span text:style-name="T1">41</text:span></text:span><text:span text:style-name="Default_20_Paragraph_20_Font"><text:span text:style-name="T2"> Vestes quoque, quibus sacerdotes utuntur in sanctuario, Aaron scilicet et filii ejus, </text:span></text:span><text:span text:style-name="Default_20_Paragraph_20_Font"><text:span text:style-name="T1">42</text:span></text:span><text:span text:style-name="Default_20_Paragraph_20_Font"><text:span text:style-name="T2"> obtulerunt filii Israël, sicut præceperat Dominus. </text:span></text:span><text:span text:style-name="Default_20_Paragraph_20_Font"><text:span text:style-name="T1">43</text:span></text:span><text:span text:style-name="Default_20_Paragraph_20_Font"><text:span text:style-name="T2"> Quæ postquam Moyses cuncta vidit completa, benedixit eis. </text:span></text:span></text:p>
      </text:section>
      <text:section text:style-name="Sect1" text:name="Sect40">
        <text:p text:style-name="P2">Exodus XL</text:p>
        <text:p text:style-name="P3"><text:span text:style-name="Default_20_Paragraph_20_Font"><text:span text:style-name="T1">1</text:span></text:span><text:span text:style-name="Default_20_Paragraph_20_Font"><text:span text:style-name="T2"> Locutusque est Dominus ad Moysen, dicens: </text:span></text:span><text:span text:style-name="Default_20_Paragraph_20_Font"><text:span text:style-name="T1">2</text:span></text:span><text:span text:style-name="Default_20_Paragraph_20_Font"><text:span text:style-name="T2"> Mense primo, prima die mensis, eriges tabernaculum testimonii, </text:span></text:span><text:span text:style-name="Default_20_Paragraph_20_Font"><text:span text:style-name="T1">3</text:span></text:span><text:span text:style-name="Default_20_Paragraph_20_Font"><text:span text:style-name="T2"> et pones in eo arcam, dimittesque ante illam velum: </text:span></text:span><text:span text:style-name="Default_20_Paragraph_20_Font"><text:span text:style-name="T1">4</text:span></text:span><text:span text:style-name="Default_20_Paragraph_20_Font"><text:span text:style-name="T2"> et illata mensa, pones super eam quæ rite præcepta sunt. Candelabrum stabit cum lucernis suis, </text:span></text:span><text:span text:style-name="Default_20_Paragraph_20_Font"><text:span text:style-name="T1">5</text:span></text:span><text:span text:style-name="Default_20_Paragraph_20_Font"><text:span text:style-name="T2"> et altare aureum, in quo adoletur incensum, coram arca testimonii. Tentorium in introitu tabernaculi pones, </text:span></text:span><text:span text:style-name="Default_20_Paragraph_20_Font"><text:span text:style-name="T1">6</text:span></text:span><text:span text:style-name="Default_20_Paragraph_20_Font"><text:span text:style-name="T2"> et ante illud altare holocausti: </text:span></text:span><text:span text:style-name="Default_20_Paragraph_20_Font"><text:span text:style-name="T1">7</text:span></text:span><text:span text:style-name="Default_20_Paragraph_20_Font"><text:span text:style-name="T2"> labrum inter altare et tabernaculum, quod implebis aqua. </text:span></text:span><text:span text:style-name="Default_20_Paragraph_20_Font"><text:span text:style-name="T1">8</text:span></text:span><text:span text:style-name="Default_20_Paragraph_20_Font"><text:span text:style-name="T2"> Circumdabisque atrium tentoriis, et ingressum ejus. </text:span></text:span><text:span text:style-name="Default_20_Paragraph_20_Font"><text:span text:style-name="T1">9</text:span></text:span><text:span text:style-name="Default_20_Paragraph_20_Font"><text:span text:style-name="T2"> Et assumpto unctionis oleo unges tabernaculum cum vasis suis, ut sanctificentur: </text:span></text:span><text:span text:style-name="Default_20_Paragraph_20_Font"><text:span text:style-name="T1">10</text:span></text:span><text:span text:style-name="Default_20_Paragraph_20_Font"><text:span text:style-name="T2"> altare holocausti et omnia vasa ejus, </text:span></text:span><text:span text:style-name="Default_20_Paragraph_20_Font"><text:span text:style-name="T1">11</text:span></text:span><text:span text:style-name="Default_20_Paragraph_20_Font"><text:span text:style-name="T2"> labrum cum basi sua: omnia unctionis oleo consecrabis, ut sint Sancta sanctorum. </text:span></text:span><text:span text:style-name="Default_20_Paragraph_20_Font"><text:span text:style-name="T1">12</text:span></text:span><text:span text:style-name="Default_20_Paragraph_20_Font"><text:span text:style-name="T2"> Applicabisque Aaron et filios ejus ad fores tabernaculi testimonii, et lotos aqua </text:span></text:span><text:span text:style-name="Default_20_Paragraph_20_Font"><text:span text:style-name="T1">13</text:span></text:span><text:span text:style-name="Default_20_Paragraph_20_Font"><text:span text:style-name="T2"> indues sanctis vestibus, ut ministrent mihi, et unctio eorum in sacerdotium sempiternum proficiat. </text:span></text:span><text:span text:style-name="Default_20_Paragraph_20_Font"><text:span text:style-name="T1">14</text:span></text:span><text:span text:style-name="Default_20_Paragraph_20_Font"><text:span text:style-name="T2"> Fecitque Moyses omnia quæ præceperat Dominus. </text:span></text:span><text:span text:style-name="Default_20_Paragraph_20_Font"><text:span text:style-name="T1">15</text:span></text:span><text:span text:style-name="Default_20_Paragraph_20_Font"><text:span text:style-name="T2"> Igitur mense primo anni secundi, prima die mensis, collocatum est tabernaculum. </text:span></text:span><text:span text:style-name="Default_20_Paragraph_20_Font"><text:span text:style-name="T1">16</text:span></text:span><text:span text:style-name="Default_20_Paragraph_20_Font"><text:span text:style-name="T2"> Erexitque Moyses illud, et posuit tabulas ac bases et vectes, statuitque columnas, </text:span></text:span><text:span text:style-name="Default_20_Paragraph_20_Font"><text:span text:style-name="T1">17</text:span></text:span><text:span text:style-name="Default_20_Paragraph_20_Font"><text:span text:style-name="T2"> et expandit tectum super tabernaculum, imposito desuper operimento, sicut Dominus imperaverat. </text:span></text:span><text:span text:style-name="Default_20_Paragraph_20_Font"><text:span text:style-name="T1">18</text:span></text:span><text:span text:style-name="Default_20_Paragraph_20_Font"><text:span text:style-name="T2"> Posuit et testimonium in arca, subditis infra vectibus, et oraculum desuper. </text:span></text:span><text:span text:style-name="Default_20_Paragraph_20_Font"><text:span text:style-name="T1">19</text:span></text:span><text:span text:style-name="Default_20_Paragraph_20_Font"><text:span text:style-name="T2"> Cumque intulisset arcam in tabernaculum, appendit ante eam velum ut expleret Domini jussionem. </text:span></text:span><text:span text:style-name="Default_20_Paragraph_20_Font"><text:span text:style-name="T1">20</text:span></text:span><text:span text:style-name="Default_20_Paragraph_20_Font"><text:span text:style-name="T2"> Posuit et mensam in tabernaculo testimonii ad plagam septentrionalem extra velum, </text:span></text:span><text:span text:style-name="Default_20_Paragraph_20_Font"><text:span text:style-name="T1">21</text:span></text:span><text:span text:style-name="Default_20_Paragraph_20_Font"><text:span text:style-name="T2"> ordinatis coram propositionis panibus, sicut præceperat Dominus Moysi. </text:span></text:span><text:span text:style-name="Default_20_Paragraph_20_Font"><text:span text:style-name="T1">22</text:span></text:span><text:span text:style-name="Default_20_Paragraph_20_Font"><text:span text:style-name="T2"> Posuit et candelabrum in tabernaculo testimonii e regione mensæ in parte australi, </text:span></text:span><text:span text:style-name="Default_20_Paragraph_20_Font"><text:span text:style-name="T1">23</text:span></text:span><text:span text:style-name="Default_20_Paragraph_20_Font"><text:span text:style-name="T2"> locatis per ordinem lucernis, juxta præceptum Domini. </text:span></text:span><text:span text:style-name="Default_20_Paragraph_20_Font"><text:span text:style-name="T1">24</text:span></text:span><text:span text:style-name="Default_20_Paragraph_20_Font"><text:span text:style-name="T2"> Posuit et altare aureum sub tecto testimonii contra velum, </text:span></text:span><text:span text:style-name="Default_20_Paragraph_20_Font"><text:span text:style-name="T1">25</text:span></text:span><text:span text:style-name="Default_20_Paragraph_20_Font"><text:span text:style-name="T2"> et adolevit super </text:span></text:span><text:soft-page-break/><text:span text:style-name="Default_20_Paragraph_20_Font"><text:span text:style-name="T2">eo incensum aromatum, sicut jusserat Dominus Moysi. </text:span></text:span><text:span text:style-name="Default_20_Paragraph_20_Font"><text:span text:style-name="T1">26</text:span></text:span><text:span text:style-name="Default_20_Paragraph_20_Font"><text:span text:style-name="T2"> Posuit et tentorium in introitu tabernaculi testimonii, </text:span></text:span><text:span text:style-name="Default_20_Paragraph_20_Font"><text:span text:style-name="T1">27</text:span></text:span><text:span text:style-name="Default_20_Paragraph_20_Font"><text:span text:style-name="T2"> et altare holocausti in vestibulo testimonii, offerens in eo holocaustum, et sacrificia, ut Dominus imperaverat. </text:span></text:span><text:span text:style-name="Default_20_Paragraph_20_Font"><text:span text:style-name="T1">28</text:span></text:span><text:span text:style-name="Default_20_Paragraph_20_Font"><text:span text:style-name="T2"> Labrum quoque statuit inter tabernaculum testimonii et altare, implens illud aqua. </text:span></text:span><text:span text:style-name="Default_20_Paragraph_20_Font"><text:span text:style-name="T1">29</text:span></text:span><text:span text:style-name="Default_20_Paragraph_20_Font"><text:span text:style-name="T2"> Laveruntque Moyses et Aaron ac filii ejus manus suas et pedes, </text:span></text:span><text:span text:style-name="Default_20_Paragraph_20_Font"><text:span text:style-name="T1">30</text:span></text:span><text:span text:style-name="Default_20_Paragraph_20_Font"><text:span text:style-name="T2"> cum ingrederentur tectum fœderis, et accederent ad altare, sicut præceperat Dominus Moysi. </text:span></text:span><text:span text:style-name="Default_20_Paragraph_20_Font"><text:span text:style-name="T1">31</text:span></text:span><text:span text:style-name="Default_20_Paragraph_20_Font"><text:span text:style-name="T2"> Erexit et atrium per gyrum tabernaculi et altaris, ducto in introitu ejus tentorio.</text:span></text:span></text:p>
        <text:p text:style-name="P3"><text:span text:style-name="Default_20_Paragraph_20_Font"><text:span text:style-name="T2">Postquam omnia perfecta sunt, </text:span></text:span><text:span text:style-name="Default_20_Paragraph_20_Font"><text:span text:style-name="T1">32</text:span></text:span><text:span text:style-name="Default_20_Paragraph_20_Font"><text:span text:style-name="T2"> operuit nubes tabernaculum testimonii, et gloria Domini implevit illud. </text:span></text:span><text:span text:style-name="Default_20_Paragraph_20_Font"><text:span text:style-name="T1">33</text:span></text:span><text:span text:style-name="Default_20_Paragraph_20_Font"><text:span text:style-name="T2"> Nec poterat Moyses ingredi tectum fœderis, nube operiente omnia, et majestate Domini coruscante, quia cuncta nubes operuerat. </text:span></text:span><text:span text:style-name="Default_20_Paragraph_20_Font"><text:span text:style-name="T1">34</text:span></text:span><text:span text:style-name="Default_20_Paragraph_20_Font"><text:span text:style-name="T2"> Siquando nubes tabernaculum deserebat, proficiscebantur filii Israël per turmas suas: </text:span></text:span><text:span text:style-name="Default_20_Paragraph_20_Font"><text:span text:style-name="T1">35</text:span></text:span><text:span text:style-name="Default_20_Paragraph_20_Font"><text:span text:style-name="T2"> si pendebat desuper, manebant in eodem loco. </text:span></text:span><text:span text:style-name="Default_20_Paragraph_20_Font"><text:span text:style-name="T1">36</text:span></text:span><text:span text:style-name="Default_20_Paragraph_20_Font"><text:span text:style-name="T2"> Nubes quippe Domini incubabat per diem tabernaculo, et ignis in nocte, videntibus cunctis populis Israël per cunctas mansiones suas.</text:span></text:span></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Cambria" svg:font-family="Cambria" style:font-family-generic="roman" style:font-pitch="variable"/>
    <style:font-face style:name="Liberation Sans" svg:font-family="'Liberation Sans'" style:font-family-generic="swiss" style:font-pitch="variable"/>
    <style:font-face style:name="MS Gothic" svg:font-family="'MS Gothic'" style:font-family-generic="system" style:font-pitch="variable"/>
    <style:font-face style:name="Nachlieli CLM" svg:font-family="'Nachlieli CLM'" style:font-family-generic="system" style:font-pitch="variable"/>
    <style:font-face style:name="Times New Roman" svg:font-family="'Times New Roman'" style:font-family-generic="roman" style:font-pitch="variable"/>
    <style:font-face style:name="Vusillus" svg:font-family="Vusillus" style:font-family-generic="roman" style:font-pitch="variable"/>
    <style:font-face style:name="Vusillus Old Face" svg:font-family="'Vusillus Old Face'" style:font-family-generic="roman" style:font-pitch="variable"/>
  </office:font-face-decls>
  <office:styles>
    <style:default-style style:family="graphic">
      <style:graphic-properties draw:stroke="solid" svg:stroke-width="0.071cm" svg:stroke-color="#1c334e" svg:stroke-linecap="butt" draw:fill-color="#4f81bd"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15%"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Times New Roman" style:font-size-asian="11pt" style:language-asian="en" style:country-asian="GB" style:font-style-asian="normal" style:font-weight-asian="normal" style:font-name-complex="Times New Roman" style:font-size-complex="11pt" style:language-complex="he" style:country-complex="IL"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Times New Roman" style:font-size-asian="11pt" style:language-asian="en" style:country-asian="GB" style:font-style-asian="normal" style:font-weight-asian="normal" style:font-name-complex="Times New Roman" style:font-size-complex="11pt" style:language-complex="he" style:country-complex="IL"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chapter">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Normal" style:family="paragraph">
      <style:paragraph-properties fo:margin-top="0cm" fo:margin-bottom="0cm" style:contextual-spacing="false" fo:line-height="100%" fo:orphans="0" fo:widows="0" fo:hyphenation-ladder-count="no-limit" fo:hyphenation-keep="auto" loext:hyphenation-keep-type="column" style:text-autospace="none"/>
      <style:text-properties style:font-name="Vusillus Old Face" fo:font-family="'Vusillus Old Face'" style:font-family-generic="roman" style:font-pitch="variable" fo:font-size="12pt" style:font-size-asian="12pt" style:font-name-complex="Vusillus Old Face" style:font-family-complex="'Vusillus Old Face'" style:font-family-generic-complex="roman" style:font-pitch-complex="variable" style:font-size-complex="12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02cm" fo:page-height="21.003cm" style:num-format="1" style:print-orientation="landscape" fo:margin-top="2.501cm" fo:margin-bottom="2.50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4.3$Windows_X86_64 LibreOffice_project/33e196637044ead23f5c3226cde09b47731f7e27</meta:generator>
    <dc:title>The Book of Exodus</dc:title>
    <dc:description/>
    <dc:subject/>
    <dc:creator>Adrian Hills</dc:creator>
    <meta:creation-date>2025-07-15T09:12:00Z</meta:creation-date>
    <dc:date>2025-07-15T09:12:00Z</dc:date>
    <meta:editing-cycles>2</meta:editing-cycles>
    <meta:editing-duration>PT60S</meta:editing-duration>
    <meta:document-statistic meta:table-count="0" meta:image-count="0" meta:object-count="0" meta:page-count="49" meta:paragraph-count="186" meta:word-count="21495" meta:character-count="138229" meta:non-whitespace-character-count="116855"/>
    <meta:template xlink:type="simple" xlink:actuate="onRequest" xlink:title="" xlink:href="Normal.dotm"/>
  </office:meta>
</office:document-meta>
</file>